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36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/>
      <style:text-properties fo:color="#70AD47" style:font-name="Arial" style:font-name-asian="Arial" style:font-name-complex="Arial"/>
    </style:style>
    <style:style style:name="ce6" style:family="table-cell" style:parent-style-name="Default" style:data-style-name="N37">
      <style:table-cell-properties style:vertical-align="top" fo:wrap-option="wrap"/>
    </style:style>
    <style:style style:name="ce7" style:family="table-cell" style:parent-style-name="Default" style:data-style-name="N0">
      <style:table-cell-properties style:vertical-align="top"/>
      <style:text-properties fo:color="#00B050" style:font-name="Arial" style:font-name-asian="Arial" style:font-name-complex="Arial"/>
    </style:style>
    <style:style style:name="ce8" style:family="table-cell" style:parent-style-name="Default" style:data-style-name="N0">
      <style:text-properties fo:color="#00B050" style:font-name="Arial" style:font-name-asian="Arial" style:font-name-complex="Arial"/>
    </style:style>
    <style:style style:name="ce9" style:family="table-cell" style:parent-style-name="Default" style:data-style-name="N19">
      <style:table-cell-properties style:vertical-align="top" fo:wrap-option="wrap"/>
    </style:style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16.7005cm"/>
    </style:style>
    <style:style style:name="co3" style:family="table-column">
      <style:table-column-properties fo:break-before="auto" style:column-width="12.4671666666667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3.429cm" style:use-optimal-column-width="true"/>
    </style:style>
    <style:style style:name="ro1" style:family="table-row">
      <style:table-row-properties style:row-height="15.6pt" style:use-optimal-row-height="false" fo:break-before="auto"/>
    </style:style>
    <style:style style:name="ro2" style:family="table-row">
      <style:table-row-properties style:row-height="28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is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sira</text:p>
          </table:table-cell>
          <table:table-cell office:value-type="string" table:style-name="ce2">
            <text:p>frage</text:p>
          </table:table-cell>
          <table:table-cell office:value-type="string" table:style-name="ce3">
            <text:p>antwort</text:p>
          </table:table-cell>
          <table:table-cell office:value-type="string" table:style-name="ce1">
            <text:p>jahr</text:p>
          </table:table-cell>
          <table:table-cell office:value-type="string" table:style-name="ce1">
            <text:p>prufung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usgangssituation</text:p>
            <text:p>Die MarSi-IT GmbH ist ein mittelständisches Unternehmen im IT-Bereich. Die folgenden</text:p>
            <text:p>Aufgaben beziehen sich auf dieses Unternehmen.</text:p>
            <text:p/>
            <text:p>1. Aufgabe</text:p>
            <text:p>Daniel Koroki macht eine Ausbildung bei der MarSi-IT GmbH. Ein Ausbilder begleitet Herrn</text:p>
            <text:p>Koroki durch seine Ausbildung. Um als Ausbilder tätig sein zu dürfen, muss er bestimmte</text:p>
            <text:p>Voraussetzungen erfüllen.</text:p>
            <text:p/>
            <text:p>Welche der folgenden Anforderungen muss ein Mitarbeiter erfüllen, um als Ausbilder tätig</text:p>
            <text:p>sein zu können?</text:p>
            <text:p/>
            <text:p>Tragen Sie die Ziffer vor der zutreffenden Anforderung in das Kästchen ein.</text:p>
            <text:p>Der Ausbilder muss...</text:p>
            <text:p/>
            <text:p>1) eine Berufsausbildung vorweisen.</text:p>
            <text:p>2) sicherstellen, dass bei der MarSi-IT GmbH eine angemessene Anzahl von</text:p>
            <text:p>Mitarbeitern tätig ist.</text:p>
            <text:p>3) fachlich und persönlich geeignet sein.</text:p>
            <text:p>4) persönlich die notwendigen Räumlichkeiten und Gerätschaften besitzen.</text:p>
            <text:p>5) seit 2009 keinen Nachweis über eine Ausbildereignungsprüfung mehr vorlegen.</text:p>
          </table:table-cell>
          <table:table-cell office:value-type="string" table:style-name="ce3">
            <text:p>3) fachlich und persönlich geeignet sei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Die MarSi-IT GmbH ist als Gesellschaft mit beschränkter Haftung organisiert.</text:p>
            <text:p>Welche der folgenden Angaben trifft auf eine GmbH zu?</text:p>
            <text:p/>
            <text:p>Tragen Sie die Ziffer vor der zutreffenden Angabe in das Kästchen ein.</text:p>
            <text:p/>
            <text:p>Eine GmbH ist...</text:p>
            <text:p>1) eine Kapitalgesellschaft.</text:p>
            <text:p>2) ein Monopolist in der jeweiligen Region und Branche.</text:p>
            <text:p>3) eine juristische Person des öffentlichen Rechts.</text:p>
            <text:p>4) eine Körperschaft des öffentlichen Rechts.</text:p>
            <text:p>5) ein legales Kartell.</text:p>
          </table:table-cell>
          <table:table-cell office:value-type="string" table:style-name="ce3">
            <text:p>1) eine Kapitalgesellschaft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Der Gesellschafter Achim Klausen der MarSi-IT GmbH hat eine Stammeinlage von 375.000</text:p>
            <text:p>EUR in die GmbH eingebracht. Laut Beschluss der Gesel schafterversammlung erhielt er im</text:p>
            <text:p>Geschäftsjahr 2021 einen Gewinnanteil von 28.125 EUR.</text:p>
            <text:p/>
            <text:p>Ermitteln Sie die Eigenkapitalrentabilität von Herrn Klausen im Jahr 2021 in Prozent.</text:p>
            <text:p>Tragen Sie das Ergebnis in die Kästchen ein.</text:p>
          </table:table-cell>
          <table:table-cell office:value-type="string" table:style-name="ce3">
            <text:p>(28.125*100)/ 375.000=7,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Noch vor dem Ende der Ausbildung wird Herrn Koroki von der MarSi-IT GmbH ein befristeter</text:p>
            <text:p>Arbeitsvertrag angeboten.</text:p>
            <text:p/>
            <text:p>Welche der folgenden Aussagen zu befristeten Arbeitsverhältnissen ist zutreffend?</text:p>
            <text:p>Tragen Sie die Ziffer vor der zutreffenden Aussage in das Kästchen ein.</text:p>
            <text:p/>
            <text:p>1) Befristete Arbeitsverhältnisse sind immer unzulässig.</text:p>
            <text:p>2) Eine befristete Einstellung ist höchstens für eine Dauer von zwei Monaten zulässig.</text:p>
            <text:p>3) Die Befristung eines Arbeitsvertrages ist auch dann zulässig, wenn sie durch keinen</text:p>
            <text:p>sachlichen Grund gerechtfertigt ist und länger als drei Jahre andauert.</text:p>
            <text:p>4) Die Befristung eines Arbeitsvertrages ist nur wirksam, wenn sie schriftlich vereinbart</text:p>
            <text:p>wurde.</text:p>
            <text:p>5) Befristete Arbeitsverhältnisse sollen Arbeitssuchende schützen.</text:p>
          </table:table-cell>
          <table:table-cell office:value-type="string" table:style-name="ce3">
            <text:p>4) Die Befristung eines Arbeitsvertrages ist nur wirksam, wenn sie schriftlich vereinbart</text:p>
            <text:p>wurde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Die MarSi-IT GmbH schließt mit Herrn Koroki einen Arbeitsvertrag als Fachinformatiker</text:p>
            <text:p>Anwendungsentwicklung ab. Mit diesem Arbeitsvertrag geht Herr Koroki bestimmte Pflichten</text:p>
            <text:p>gegenüber seinem Arbeitgeber ein.</text:p>
            <text:p/>
            <text:p>Welche der folgenden Pflichten übernimmt ein Arbeitnehmer mit der Unterzeichnung des</text:p>
            <text:p>Arbeitsvertrages?</text:p>
            <text:p/>
            <text:p>Tragen Sie die Ziffer vor der zutreffenden Pflicht in das Kästchen ein.</text:p>
            <text:p>1) Pflicht zur Übernahme jeder Haftung</text:p>
            <text:p>2) Fürsorgepflicht</text:p>
            <text:p>3) Beschäftigungspflicht</text:p>
            <text:p>4) Verschwiegenheitspflicht</text:p>
            <text:p>5) Gleichbehandlungspflicht</text:p>
          </table:table-cell>
          <table:table-cell office:value-type="string" table:style-name="ce3">
            <text:p>4) Verschwiegenheitspflicht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In den ersten Monaten nach Antritt der Beschäftigung von Herrn Koroki bei der MarSi-IT</text:p>
            <text:p>GmbH findet ein Umbau der Verkaufsräume statt. Dazu hat die Unternehmensleitung</text:p>
            <text:p>entschieden, Zeitarbeitnehmer (Arbeitnehmerüberlassung) für das Ein- und Ausräumen der</text:p>
            <text:p>Ware zu beschäftigen. Eine Auszubildende aus dem ersten Lehrjahr fragt Herrn Koroki, was</text:p>
            <text:p>es mit Arbeitnehmerüberlassung auf sich hat.</text:p>
            <text:p/>
            <text:p>Welche der folgenden Aussagen zur Arbeitnehmerüberlassung ist zutreffend?</text:p>
            <text:p/>
            <text:p>Tragen Sie die Ziffer vor der zutreffenden Aussage in das Kästchen ein.</text:p>
            <text:p/>
            <text:p>1) Die Entlohnung eines Zeitarbeitnehmers erfolgt ausschließlich für das erbrachte Werk.</text:p>
            <text:p>2) Die Entlohnung eines Zeitarbeitnehmers bestimmt der Verleiher.</text:p>
            <text:p>3) Die Entlohnung eines Zeitarbeitnehmers bestimmt der Betrieb, in dem der Zeitarbeitnehmer tätig ist.</text:p>
            <text:p>4) Zeitarbeitnehmer haben keinen Urlaubsanspruch.</text:p>
            <text:p>5) Zeitarbeitnehmer werden ausschließlich unbefristet eing</text:p>
          </table:table-cell>
          <table:table-cell office:value-type="string" table:style-name="ce3">
            <text:p>2) Die Entlohnung eines Zeitarbeitnehmers bestimmt der Verleiher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Für die MarSi-IT GmbH gelten als Arbeitgeber verschiedene arbeitsrechtliche</text:p>
            <text:p>Bestimmungen. Das Arbeitsrecht kann in verschiedene Bereiche gegliedert werden.</text:p>
            <text:p/>
            <text:p>Welche der folgenden Regelungen gehört zum Individualarbeitsrecht?</text:p>
            <text:p>Tragen Sie die Ziffer vor der zutreffenden Regelung in das Kästchen ein.</text:p>
            <text:p/>
            <text:p>1) Betriebsvereinbarungen</text:p>
            <text:p>2) Unfallverhütungsvorschriften</text:p>
            <text:p>3) Übertarifliche Gehaltsvereinbarungen</text:p>
            <text:p>4) Betriebliche Überstundenregelungen</text:p>
            <text:p>5) Urlaubsregelungen nach dem Bundesurlaubsgesetz</text:p>
          </table:table-cell>
          <table:table-cell office:value-type="string" table:style-name="ce3">
            <text:p>3) Übertarifliche Gehaltsvereinbarunge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Herr Koroki hat Fragen zu seinem Urlaubsanspruch. Die Urlaubsdauer ist u. a. im</text:p>
            <text:p>Bundesurlaubsgesetz geregelt. Welche der folgenden Aussagen zum Bundesurlaubsgesetz</text:p>
            <text:p>ist zutreffend?</text:p>
            <text:p/>
            <text:p>Tragen Sie die Ziffer vor der zutreffenden Aussage in das Kästchen ein.</text:p>
            <text:p/>
            <text:p>1) Erkrankt ein Arbeitnehmer in seinem Urlaub, verfällt sein Urlaubsanspruch.</text:p>
            <text:p>2) Der volle Urlaubsanspruch besteht erst nach sechsmonatigem Bestehen des</text:p>
            <text:p>Arbeitsverhältnisses.</text:p>
            <text:p>3) Nicht beanspruchter Urlaub kann bis zu sechs Monate lang in das nächste</text:p>
            <text:p>Kalenderjahr übertragen werden.</text:p>
            <text:p>4) Jeder Arbeitnehmer hat Anspruch auf 30 Werktage Urlaub.</text:p>
            <text:p>5) Alleinerziehende Mütter haben einen Anspruch auf Urlaub in den Schulferien.</text:p>
          </table:table-cell>
          <table:table-cell office:value-type="string" table:style-name="ce3">
            <text:p>2) Der volle Urlaubsanspruch besteht erst nach sechsmonatigem Bestehen des</text:p>
            <text:p>Arbeitsverhältnisses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Die Anwendungsentwicklerin Frau Menedi ist schwanger. Für sie gilt das</text:p>
            <text:p>Mutterschutzgesetz, dieses soll Mutter und Kind vor Risiken beschützen.</text:p>
            <text:p>Welche der folgenden Regelungen findet sich im Mutterschutzgesetz?</text:p>
            <text:p/>
            <text:p>Tragen Sie die Ziffer vor der zutreffenden Regelung in das Kästchen ein.</text:p>
            <text:p/>
            <text:p>1) Erforderliche Untersuchungen während der Schwangerschaft müssen außerhalb der</text:p>
            <text:p>Arbeitszeit stattfinden.</text:p>
            <text:p>2) Das Mutterschaftsgeld wird während der gesamten Schwangerschaft gezahlt.</text:p>
            <text:p>3) Im Normalfall dürfen Frauen zehn Wochen vor und fünfzehn Wochen nach der</text:p>
            <text:p>Entbindung nicht beschäftigt werden.</text:p>
            <text:p>4) Mütter haben bis zur Vollendung des sechsten Lebensjahres des Kindes einen</text:p>
            <text:p>Rechtsanspruch auf Elternzeit.</text:p>
            <text:p>5) Es besteht Kündigungsschutz während der gesamten Schwangerschaft und bis zum</text:p>
            <text:p>Ablauf von vier Monaten nach der Entbindung</text:p>
          </table:table-cell>
          <table:table-cell office:value-type="string" table:style-name="ce3">
            <text:p>5) Es besteht Kündigungsschutz während der gesamten Schwangerschaft und bis zum</text:p>
            <text:p>Ablauf von vier Monaten nach der Entbindung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Einem Arbeitnehmer der MarSi-IT GmbH soll gekündigt werden. Erforderlich ist ein</text:p>
            <text:p>Kündigungsgrund.</text:p>
            <text:p/>
            <text:p>Welche der folgenden Kündigungsgründe sind den nachstehenden Beispielen zuzuordnen?</text:p>
            <text:p>Tragen Sie die Ziffer vor dem jeweiligen zutreffenden Kündigungsgrund in das Kästchen ein.</text:p>
            <text:p/>
            <text:p>Kündigungsgründe</text:p>
            <text:p>1) Personenbedingte Kündigung</text:p>
            <text:p>2) Verhaltensbedingte Kündigung</text:p>
            <text:p>3) Betriebsbedingte Kündigung</text:p>
            <text:p>Beispiele</text:p>
            <text:p>a) Wiederholte Nichtbeachtung des Alkoholverbotes während der Arbeitszeit (2)</text:p>
            <text:p>b) Krankheit über langen Zeitraum (1)</text:p>
            <text:p>c) Gewinnrückgang im Unternehmen (3)</text:p>
            <text:p>d) Wiederholter Verstoß gegen das strenge Rauchverbot auf dem Betriebsgelände (2)</text:p>
            <text:p>e) Schließung einer Abteilung (3)</text:p>
          </table:table-cell>
          <table:table-cell table:style-name="ce3"/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office:value-type="string" table:style-name="ce1">
            <text:p>*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Ulrich Schossauer hat seine Ausbildung bei der MarSi-IT GmbH beendet und wird nach der</text:p>
            <text:p>Ausbildung nicht weiter beschäftigt. Er möchte ein qualifiziertes Zeugnis seines</text:p>
            <text:p>Ausbildungsbetriebs erhalten.</text:p>
            <text:p/>
            <text:p>Welche der folgenden Formulierungen in einem Arbeitszeugnis entspricht einer sehr guten</text:p>
            <text:p>Beurteilung?</text:p>
            <text:p/>
            <text:p>Tragen Sie die Ziffer vor der zutreffenden Formulierung in das Kästchen ein.</text:p>
            <text:p/>
            <text:p>„Er hat...</text:p>
            <text:p>1) die übertragenen Arbeiten zu unserer Zufriedenheit erledigt."</text:p>
            <text:p>2) die übertragenen Arbeiten stets zu unserer vollsten Zufriedenheit erledigt."</text:p>
            <text:p>3) sich bemüht, die übertragenen Arbeiten zu unserer Zufriedenheit zu erledigen."</text:p>
            <text:p>4) die übertragenen Arbeiten stets zu unserer vollen Zufriedenheit erledigt."</text:p>
            <text:p>5) die übertragenen Arbeiten im Großen und Ganzen zu unserer Zufriedenheit erledigt."</text:p>
          </table:table-cell>
          <table:table-cell office:value-type="string" table:style-name="ce3">
            <text:p>2) die übertragenen Arbeiten stets zu unserer vollsten Zufriedenheit erledigt."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Bei der MarSi-IT GmbH stehen Betriebsratswahlen an. Die Anzahl der zu wählenden</text:p>
            <text:p>Betriebsräte hängt jeweils von der Anzahl der Wahlberechtigten Arbeitnehmer ab.</text:p>
            <text:p/>
            <text:p>Herr Koroki ist im Wahlvorstand der MarSi-IT GmbH und soll mithilfe des untenstehenden</text:p>
            <text:p>Auszugs aus dem Betriebsverfassungsgesetz ermitteln, wie viele Betriebsratsmitglieder</text:p>
            <text:p>gewählt werden können.</text:p>
            <text:p>Bei der MarSi-IT GmbH gibt es:</text:p>
            <text:p>• 537 Arbeitnehmer, die das 18. Lebensjahr vollendet haben, hiervon sind 250</text:p>
            <text:p>Mitarbeiter seit einem halben Jahr befristet eingestellt.</text:p>
            <text:p>• 17 volljährige und 2 minderjährige Auszubildende.</text:p>
            <text:p/>
            <text:p>Ermitteln Sie, wie viele Betriebsratsmitglieder gewählt werden können.</text:p>
            <text:p>Tragen Sie das Ergebnis in die Kästchen ein.</text:p>
            <text:p/>
            <text:p>Auszug aus dem Betriebsverfassungsgesetz:</text:p>
            <text:p>§9</text:p>
            <text:p>Der Betriebsrat besteht in Betrieben mit in der Regel</text:p>
            <text:p>5 bis 20 wahlberechtigten Arbeitnehmern aus einer Person,</text:p>
            <text:p>21 bis 50 wahlberechtigten Arbeitnehmern aus 3 Mitgliedern,</text:p>
            <text:p>51 wahlberechtigten Arbeitnehmern</text:p>
            <text:p>bis 100 Arbeitnehmern aus 5 Mitgliedern,</text:p>
            <text:p>101 bis 200 Arbeitnehmern aus 7 Mitgliedern,</text:p>
            <text:p>201 bis 400 Arbeitnehmern aus 9 Mitgliedern,</text:p>
            <text:p>401 bis 700 Arbeitnehmern aus 11 Mitgliedern,</text:p>
            <text:p>701 bis 1.000 Arbeitnehmern aus 13 Mitgliedern,</text:p>
            <text:p>1.01 bis 1.500 Arbeitnehmern aus 15 Mitgliedern,</text:p>
            <text:p>…</text:p>
            <text:p>§ 7 Wahlberechtigung</text:p>
            <text:p>Wahlberechtigt sind alle Arbeitnehmer des Betriebs, die das 16. Lebensjahr vollendet haben.</text:p>
            <text:p>Werden Arbeitnehmer eines anderen Arbeitgebers zur Arbeitsleistung überlassen, so sind</text:p>
            <text:p>diese wahlberechtigt, wenn sie länger als drei Monate im Betrieb eingesetzt werden.</text:p>
          </table:table-cell>
          <table:table-cell office:value-type="float" office:value="11" table:style-name="ce3">
            <text:p>11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Nach dem Betriebsverfassungsgesetz hat der Betriebsrat der MarSi-IT GmbH je nach</text:p>
            <text:p>Angelegenheit unterschiedliche Beteiligungsrechte. Bei welcher der folgenden</text:p>
            <text:p>Angelegenheiten hat der Betriebsrat ein Mitbestimmungsrecht?</text:p>
            <text:p/>
            <text:p>Tragen Sie die Ziffer vor der zutreffenden Angelegenheit in das Kästchen ein.</text:p>
            <text:p/>
            <text:p>1) Umbaupläne des Betriebsgeländes</text:p>
            <text:p>2) Personalbedarf des Betriebs</text:p>
            <text:p>3) Betriebsferien</text:p>
            <text:p>4) Umweltschutz</text:p>
            <text:p>5) Einstellung von leitenden Mitarbeitern</text:p>
          </table:table-cell>
          <table:table-cell office:value-type="string" table:style-name="ce3">
            <text:p>3) Betriebsferie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Für besondere Interessengruppen können bei der MarSi-IT GmbH spezielle Vertretungen</text:p>
            <text:p>gewählt werden, z. B. die Jugend- und Auszubildendenvertretung (JAV).</text:p>
            <text:p>Welche der folgenden Aussagen zur JAV ist zutreffend?</text:p>
            <text:p/>
            <text:p>Tragen Sie die Ziffer vor der zutreffenden Aussage in das Kästchen ein.</text:p>
            <text:p/>
            <text:p>1) In einem Betrieb kann eine JAV gewählt werden, wenn mindestens zehn jugendliche</text:p>
            <text:p>Arbeitnehmer unter 18 Jahren dort beschäftigt sind.</text:p>
            <text:p>2) Die JAV wird gegenüber der Geschäftsleitung selbstständig tätig.</text:p>
            <text:p>3) Auszubildende bis zu einem Alter von 27 Jahren dürfen die JAV wählen.</text:p>
            <text:p>4) Nur in einem Betrieb mit Betriebsrat kann auch eine JAV gewählt werden.</text:p>
            <text:p>5) Wer in die JAV gewählt wird, wird nach der Ausbildung automatisch übernommen.</text:p>
          </table:table-cell>
          <table:table-cell office:value-type="string" table:style-name="ce3">
            <text:p>4) Nur in einem Betrieb mit Betriebsrat kann auch eine JAV gewählt werde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3">
            <text:p>Nicht alle beruflichen Bildungsmaßnahmen finden innerhalb eines bestehenden</text:p>
            <text:p>Arbeitsverhältnisses statt. Außerbetriebliche Fort- und Weiterbildungen oder Umschulungen</text:p>
            <text:p>können von bestimmten Stellen finanziell gefördert werden.</text:p>
            <text:p/>
            <text:p>Bei welchen der folgenden Stellen kann eine arbeitssuchende Anwendungsentwicklerin</text:p>
            <text:p>finanzielle Förderung für eine Fort- und Weiterbildungsmaß nähme bzw. eine Umschulung</text:p>
            <text:p>erhalten?</text:p>
            <text:p/>
            <text:p>Tragen Sie die Ziffer vor den zutreffenden Stellen in das Kästchen ein.</text:p>
            <text:p>1) IHK und Krankenkassen</text:p>
            <text:p>2) IHK und Handwerkskammern</text:p>
            <text:p>3) Rentenversicherungsträger und Krankenkassen</text:p>
            <text:p>4) Arbeitsagenturen und Rentenversicherungsträger</text:p>
            <text:p>5) Arbeitsagenturen und IHK</text:p>
          </table:table-cell>
          <table:table-cell office:value-type="string" table:style-name="ce3">
            <text:p>4) Arbeitsagenturen und Rentenversicherungsträger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Die gesetzliche Sozialversicherung ist in Deutschland die wichtigste Institution der sozialen</text:p>
            <text:p>Sicherung. Sie folgt dem Solidarprinzip.</text:p>
            <text:p>Welche der folgenden Aussagen zur Sozialversicherung ist zutreffend?</text:p>
            <text:p/>
            <text:p>Tragen Sie die Ziffer vor der zutreffenden Aussage in das Kästchen ein.</text:p>
            <text:p>1) Nur Arbeitnehmer werden zur Zahlung der Sozialversicherungsbeiträge</text:p>
            <text:p>herangezogen.</text:p>
            <text:p>2) Bei geringfügig Beschäftigten zahlt der Arbeitgeber in der Regel alle Beiträge.</text:p>
            <text:p>3) Die Gemeinschaft sichert dem Einzelnen ein Tarifgehalt.</text:p>
            <text:p>4) Nur Arbeitgeber werden zur Zahlung der Sozialversicherungsbeiträge herangezogen.</text:p>
            <text:p>5) Wer sehr gut verdient, ist nicht mehr zur Solidarität verpflichtet und wird nicht mehr</text:p>
            <text:p>zur Zahlung von Sozialversicherungsbeiträgen herangezogene</text:p>
          </table:table-cell>
          <table:table-cell office:value-type="string" table:style-name="ce3">
            <text:p>2) Bei geringfügig Beschäftigten zahlt der Arbeitgeber in der Regel alle Beiträge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Die MarSi-IT GmbH ist Mitglied der örtlich zuständigen Industrie- und Handelskammer (IHK).</text:p>
            <text:p>Welche der folgenden Aufgaben wird von der IHK u. a. wahrgenommen?</text:p>
            <text:p/>
            <text:p>Tragen Sie die Ziffer vor der zutreffenden Aufgabe in das Kästchen ein.</text:p>
            <text:p>Die IHK...</text:p>
            <text:p>1) wird zur Überwachung der verschiedenen Schutzgesetze eingesetzt. Ihre Zuordnung</text:p>
            <text:p>ist länderspezifisch.</text:p>
            <text:p>2) nimmt Meldungen von Betriebsunfällen entgegen und leitet sie an die zuständigen</text:p>
            <text:p>Stellen weiter.</text:p>
            <text:p>3) nimmt als Interessenvertretung der Arbeitnehmer beratende Aufgaben für ihre</text:p>
            <text:p>Mitglieder wahr. Ihre Stimme ist beim Abschluss von Tarifvertrag entscheidend.</text:p>
            <text:p>4) ist als eingetragener Verein organisiert und hat das Ziel, die beruflichen,</text:p>
            <text:p>wirtschaftlichen und sozialen Belange ihrer Mitglieder zu fordern.</text:p>
            <text:p>5) nimmt als Interessenvertreter der gewerblichen Wirtschaft/des Handels Aufgaben in</text:p>
            <text:p>der Beratung und der Aus- und Weiterbildung wahr.</text:p>
          </table:table-cell>
          <table:table-cell office:value-type="string" table:style-name="ce3">
            <text:p>5) nimmt als Interessenvertreter der gewerblichen Wirtschaft/des Handels Aufgaben in</text:p>
            <text:p>der Beratung und der Aus- und Weiterbildung wahr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3">
            <text:p>Eine Praktikantin der MarSi-IT GmbH hat in einer Zeitung von der gesetzlichen</text:p>
            <text:p>Unfallversicherung gelesen. Sie hatte vorher noch nie davon gehör und fragt Herrn Koroki</text:p>
            <text:p>dazu einige Dinge.</text:p>
            <text:p/>
            <text:p>Welche der folgenden Aussagen über die gesetzliche Unfallversicherung ist zutreffend?</text:p>
            <text:p/>
            <text:p>Tragen Sie die Ziffer vor der zutreffenden Aussage in das Kästchen ein.</text:p>
            <text:p>1) In der gesetzlichen Unfallversicherung sind nur leitende Angestellte versichert.</text:p>
            <text:p>2) Wenn ein Arbeitnehmer bei einem Arbeitsunfall Erste Hilfe leistet, ist er nicht</text:p>
            <text:p>versichert.</text:p>
            <text:p>3) Alle Versicherten sind direkt bei der gesetzlichen Unfallversicherung versichert.</text:p>
            <text:p>4) Träger der gesetzlichen Unfallversicherung sind die zuständigen</text:p>
            <text:p>Berufsgenossenschaften.</text:p>
            <text:p>5) Die gesetzliche Unfallversicherung bietet auch einen Schutz bei Unfällen in der</text:p>
            <text:p>Freizeit.</text:p>
          </table:table-cell>
          <table:table-cell office:value-type="string" table:style-name="ce3">
            <text:p>4) Träger der gesetzlichen Unfallversicherung sind die zuständigen</text:p>
            <text:p>Berufsgenossenschafte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Ein Freund von Herrn Koroki ist kurzfristig arbeitslos geworden und möchte nun</text:p>
            <text:p>Arbeitslosengeld beantragen. Er hat einige Fragen und bittet Herrn Koroki um Hilfe.</text:p>
            <text:p>Welche der folgenden Aussagen über das Arbeitslosengeld ist zutreffend?</text:p>
            <text:p/>
            <text:p>Tragen Sie die Ziffer vor der zutreffenden Aussage in das Kästchen ein.</text:p>
            <text:p>1) Die Höhe des Arbeitslosengeldes ist unabhängig von dem vorherigen Arbeitsentgelt</text:p>
            <text:p>immer gleich.</text:p>
            <text:p>2) Das Arbeitslosengeld wird nur an diejenigen ausgezahlt, die bedürftig und</text:p>
            <text:p>arbeitsunfähig sind.</text:p>
            <text:p>3) Zur Berechnung des Arbeitslosengeldes wird das Bruttoentgelt der vergangenen</text:p>
            <text:p>zwölf Monate zugrunde gelegt.</text:p>
            <text:p>4) Die Höhe des Arbeitslosengeldes berechnet sich ausschließlich aus dem</text:p>
            <text:p>Arbeitsentgelt, das in den letzten drei Monaten vor dem Eintritt der Arbeitslosigkeit</text:p>
            <text:p>erzielt wurde.</text:p>
            <text:p>5) Bevor ein Anspruch auf Arbeitslosengeld besteht, müssen erst alle Ersparnisse</text:p>
            <text:p>aufgebraucht werden.</text:p>
          </table:table-cell>
          <table:table-cell office:value-type="string" table:style-name="ce3">
            <text:p>3) Zur Berechnung des Arbeitslosengeldes wird das Bruttoentgelt der vergangenen</text:p>
            <text:p>zwölf Monate zugrunde gelegt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Herrn Koroki fällt bei der Kontrolle seiner Lohnabrechnung der Beitrag zur</text:p>
            <text:p>Pflegeversicherung auf.</text:p>
            <text:p>Welche der folgenden Aussagen über die Pflegeversicherung ist zutreffend?</text:p>
            <text:p/>
            <text:p>Tragen Sie die Ziffer vor der zutreffenden Aussage in das Kästchen ein.</text:p>
            <text:p>1) Die Pflegeversicherungsträger sind eigenständige staatliche Institutionen.</text:p>
            <text:p>2) Rentner, Studenten und Arbeitslosengeldempfänger sind nicht versichert.</text:p>
            <text:p>3) Die Pflegeversicherung wird allein vom Arbeitnehmer gezahlt.</text:p>
            <text:p>4) Kinderlose Arbeitnehmer über 23 Jahre zahlen einen höheren Beitrag als</text:p>
            <text:p>Arbeitnehmer mit Kindern.</text:p>
            <text:p>5) Die Pflegeversicherung zahlt nur ambulante Pflege durch Angehörige.</text:p>
          </table:table-cell>
          <table:table-cell office:value-type="string" table:style-name="ce3">
            <text:p>4) Kinderlose Arbeitnehmer über 23 Jahre zahlen einen höheren Beitrag als</text:p>
            <text:p>Arbeitnehmer mit Kinder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3">
            <text:p>Beim Aufbau eines neuen Serverschrankes hat sich ein Kollege von Herrn Koroki einen</text:p>
            <text:p>Finger eingeklemmt. Die Quetschung ist so stark, dass der Finger ärztlich versorgt werden</text:p>
            <text:p>muss. Welcher der folgenden Stellen muss die MarSi-IT GmbH die entsprechende</text:p>
            <text:p>Unfallmeldung unverzüglich zustellen?</text:p>
            <text:p/>
            <text:p>Tragen Sie die Ziffer vor der zutreffenden Stelle in das Kästchen ein.</text:p>
            <text:p>1) Haftpflichtversicherung</text:p>
            <text:p>2) Berufsgenossenschaft</text:p>
            <text:p>3) Gewerbeaufsichtsbehörde</text:p>
            <text:p>4) Krankenkasse</text:p>
            <text:p>5) Private Unfallversicherung</text:p>
          </table:table-cell>
          <table:table-cell office:value-type="string" table:style-name="ce3">
            <text:p>2) Berufsgenossenschaft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In der Tageszeitung sehen Sie die folgende Statistik.</text:p>
            <text:p>Welche unten aufgeführten Aussagen lassen sich mit der Statistik belegen?</text:p>
            <text:p>Tragen Sie die Ziffern vor den zwei zutreffenden Aussagen in die Kästchen ein.</text:p>
            <text:p/>
            <text:p>1) Die Zahl der meldepflichtigen Arbeitsunfälle hat im Jahresvergleich vom Vorjahr zum</text:p>
            <text:p>aktuellen Jahr zugenommen.</text:p>
            <text:p>2) Im Vorjahr gab es mehr meldepflichtige Wegeunfälle als im aktuellen Jahr.</text:p>
            <text:p>3) Die Zahl der tödlichen Arbeitsunfälle hat zugenommen.</text:p>
            <text:p>4) Die Gesamtzahl der tödlichen Unfälle hat abgenommen.</text:p>
            <text:p>5) Je 1.000 Versicherungsverhältnisse hat die Zahl der meldepflichtigen Wegeunfälle im</text:p>
            <text:p>aktuellen Jahr zugenommen.</text:p>
            <text:p>6) Die Anzahl der tödlichen Wegeunfälle ist im aktuellen Jahr gestiegen.</text:p>
          </table:table-cell>
          <table:table-cell table:style-name="ce3"/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office:value-type="string" table:style-name="ce1">
            <text:p>*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3">
            <text:p>Nils Singer überlegt, sich nach seiner Berufsausbildung zum Fachinformatiker</text:p>
            <text:p>Systemintegration bei der MarSi-IT GmbH selbstständig zu machen. Bei einer</text:p>
            <text:p>Existenzgründung muss er bestimmte Dinge beachten.</text:p>
            <text:p>Welche der folgenden Aussagen zur Existenzgründung ist zutreffend?</text:p>
            <text:p/>
            <text:p>Tragen Sie die Ziffer vor der zutreffenden Aussage in das Kästchen ein.</text:p>
            <text:p>1) Sich in der heutigen Zeit selbstständig zu machen, bedeutet kein großes finanzielles</text:p>
            <text:p>Risiko.</text:p>
            <text:p>2) Für den Erfolg der Existenzgründung sind Kenntnisse über den Markt und die</text:p>
            <text:p>Kundenwunsche wichtig.</text:p>
            <text:p>3) Für den Erfolg der Existenzgründung ist ausschlaggebend, dass höchstens</text:p>
            <text:p>durchschnittliche Markt- und Fachkenntnisse Vorhände sind.</text:p>
            <text:p>4) In der Gründungsphase kann der Gründer immer von einem „guten Verdienst"</text:p>
            <text:p>ausgehen.</text:p>
            <text:p>5) Gegen Risiken wie Krankheit und Alter ist ein Existenzgründer automatisch durch die</text:p>
            <text:p>Sozialversicherung abgesichert.</text:p>
          </table:table-cell>
          <table:table-cell office:value-type="string" table:style-name="ce3">
            <text:p>2) Für den Erfolg der Existenzgründung sind Kenntnisse über den Markt und die</text:p>
            <text:p>Kundenwunsche wichtig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Herr Singer überlegt, sein Unternehmen als Ist-Kaufmann zu betreiben.</text:p>
            <text:p>Welche der folgenden Aussagen zum angedachten Unternehmen ist zutreffend?</text:p>
            <text:p/>
            <text:p>Tragen Sie die Ziffer vor der zutreffenden Aussage in das Kästchen ein.</text:p>
            <text:p>1) Zur Absicherung von Krediten muss Herr Singer zwingend die Unternehmensform der</text:p>
            <text:p>GmbH wählen.</text:p>
            <text:p>2) Die zuständige IHK verlangt von Herrn Singer vor der Gründung den Nachweis seiner</text:p>
            <text:p>fachlichen Qualifikation zum Betrieb eines kaufmännisch zu führenden</text:p>
            <text:p>Unternehmens.</text:p>
            <text:p>3) Die Eintragung von Herrn Singer als Ist-Kaufmann im Handelsregister hat rein</text:p>
            <text:p>deklaratorische Wirkung.</text:p>
            <text:p>4) Herr Singer ist im ersten Jahr von der Einkommenssteuerpflicht befreit, wenn er</text:p>
            <text:p>Gewerbesteuer zahlt.</text:p>
            <text:p>5) Als selbstständiger Ist-Kaufmann benötigt Herr Singer keine Krankenversicherung.</text:p>
          </table:table-cell>
          <table:table-cell office:value-type="string" table:style-name="ce3">
            <text:p>3) Die Eintragung von Herrn Singer als Ist-Kaufmann im Handelsregister hat rein</text:p>
            <text:p>deklaratorische Wirkung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Beim Betreten des Lagers der MarSi-IT GmbH stellt Herr Koroki fest, dass</text:p>
            <text:p>Verpackungsmaterialien Feuer gefangen haben Welche der folgenden Aktionen sollte Herr</text:p>
            <text:p>Koroki auf keinen Fall durchführen?</text:p>
            <text:p/>
            <text:p>Tragen Sie die Ziffer vor der Aktion, die er auf keinen Fall durchführen sollte, in das</text:p>
            <text:p>Kästchen ein,</text:p>
            <text:p>1) Ein zweites Fenster öffnen, damit der Rauch besser abziehen kann</text:p>
            <text:p>2) Die Mitarbeitenden durch lautes Rufen warnen.</text:p>
            <text:p>3) Die Tür zum Lager schließen, nachdem Herr Koroki sich sicher ist, dass sich keine</text:p>
            <text:p>weiteren Mitarbeiter im Raum aufhalten.</text:p>
            <text:p>4) Den Brand durch Wahl der Notrufnummer 112 melden.</text:p>
            <text:p>5) Den nächstgelegenen Feuermelder einschlagen und den Meldeknopf drücken.</text:p>
          </table:table-cell>
          <table:table-cell office:value-type="string" table:style-name="ce3">
            <text:p>1) Ein zweites Fenster öffnen, damit der Rauch besser abziehen kan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Im Rahmen eines Schulpraktikums führt Herr Koroki eine Schülerin durch die MarSi-IT</text:p>
            <text:p>GmbH. Diese fragt Herrn Koroki nach der Bedeutung diverser Zeichen und Symbole, die sie</text:p>
            <text:p>im Betrieb sieht.</text:p>
            <text:p/>
            <text:p>Ordnen Sie die folgenden Zeichen den danebenstehenden Begriffen zu. Tragen Sie die Ziffer</text:p>
            <text:p>vor dem jeweils zutreffenden Symbol in das Kästchen ein.</text:p>
            <text:p/>
            <text:p>Begriffe</text:p>
            <text:p>a) Verbotszeichen (6)</text:p>
            <text:p>b) Rettungszeichen (3)</text:p>
            <text:p>c) Brandschutzzeichen (4)</text:p>
            <text:p>d) Gebotszeichen (2)</text:p>
            <text:p>e) Warnzeichen (1)</text:p>
            <text:p>f) Gefahrensymbol/Gefahrenpiktogramm (5)</text:p>
          </table:table-cell>
          <table:table-cell table:style-name="ce3"/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office:value-type="string" table:style-name="ce1">
            <text:p>*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3">
            <text:p>Worauf weist das in der 26. Aufgabe aufgeführte Zeichen Nr. 3 hin?</text:p>
            <text:p/>
            <text:p>Tragen Sie die Ziffer vor der zutreffenden Antwort in das Kästchen ein.</text:p>
            <text:p/>
            <text:p>1) Gemeinschaftsraum</text:p>
            <text:p>2) Belastung bis maximal vier Personen</text:p>
            <text:p>3) Menschenansammlungen vermeiden</text:p>
            <text:p>4) Gendertoilette</text:p>
            <text:p>5) Sammelpunkt im Gefahrenfall</text:p>
          </table:table-cell>
          <table:table-cell office:value-type="string" table:style-name="ce3">
            <text:p>5) Sammelpunkt im Gefahrenfall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Die MarSi-IT GmbH plant, zwei Anwendungsentwickler (m/w/d) einzustellen.</text:p>
            <text:p>Welche der folgenden Formulierungen in einer Stellenanzeige verstößt gegen das</text:p>
            <text:p>Allgemeine Gleichbehandlungsgesetz (AGG).</text:p>
            <text:p/>
            <text:p>Tragen Sie die Ziffer vor der zutreffenden Formulierung in das Kästchen ein.</text:p>
            <text:p>1) Sie verfügen über hervorragende Kenntnisse in JAVA.</text:p>
            <text:p>2) Sie beherrschen die englische Sprache verhandlungssicher in Wort und Schrift.</text:p>
            <text:p>3) Sie sind mobil und bereit, auch längere Reisen ins Ausland zu unternehmen.</text:p>
            <text:p>4) Sie passen in unser junges dynamisches Team, wenn Sie deutscher Herkunft sind.</text:p>
            <text:p>5) Sie sind an flexible Arbeitszeiten gewöhnt und können gelegentlich abends länger</text:p>
            <text:p>arbeiten.</text:p>
          </table:table-cell>
          <table:table-cell office:value-type="string" table:style-name="ce3">
            <text:p>4) Sie passen in unser junges dynamisches Team, wenn Sie deutscher Herkunft sind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3">
            <text:p>Die MarSi-IT GmbH hat festgestellt, dass es bei den Kunden oft zu Änderungswünschen im</text:p>
            <text:p>laufenden Prozess bzw. während der fortgeschrittenen Planungsphase kommt. Um maximal</text:p>
            <text:p>auf die sich ändernden Kundenwünsche eingehen zu können, sollen Daniel Koroki und sein</text:p>
            <text:p>Team im nächsten Projekt “agil“ arbeiten.</text:p>
            <text:p/>
            <text:p>Welcher der folgenden Gesichtspunkte gehört nicht zu einem „agilen Prozess"?</text:p>
            <text:p>Tragen Sie die Ziffer vor dem entsprechenden Gesichtspunkt in das Kästchen ein.</text:p>
            <text:p>1) Transparente Organisation, bei der Wissen offen weitergegeben wird</text:p>
            <text:p>2) Hohe Flexibilität/Agilität durch adaptives Planen</text:p>
            <text:p>3) Transparente Darstellung des Fortschritts mithilfe von sogenannten Boards</text:p>
            <text:p>4) Eigenverantwortliche Selbstorganisation der agil arbeitenden Teams</text:p>
            <text:p>5) Die Lösung und der Weg dahin wird vom Vorgesetzten im Rahmen der Hierarchie</text:p>
            <text:p>vorgegeben</text:p>
          </table:table-cell>
          <table:table-cell office:value-type="string" table:style-name="ce3">
            <text:p>5) Die Lösung und der Weg dahin wird vom Vorgesetzten im Rahmen der Hierarchie</text:p>
            <text:p>vorgegebe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Situation zur 29. und 30. Aufgabe</text:p>
            <text:p>Die MarSi-IT GmbH hat festgestellt, dass es bei den Kunden oft zu Änderungswünschen im</text:p>
            <text:p>laufenden Prozess bzw. während der fortgeschrittenen Planungsphase kommt. Um maximal</text:p>
            <text:p>auf die sich ändernden Kundenwünsche eingehen zu können, sollen Daniel Koroki und sein</text:p>
            <text:p>Team im nächsten Projekt “agil“ arbeiten.</text:p>
            <text:p/>
            <text:p>Bei welchem der folgenden Punkte handelt es sich um einen Vorteil des agilen</text:p>
            <text:p>Projektmanagements?</text:p>
            <text:p>Tragen Sie die Ziffer vor dem zutreffenden Punkt in das Kästchen ein.</text:p>
            <text:p>1) Erschwerte Kommunikation innerhalb des Teams</text:p>
            <text:p>2) Zeitnahe Anpassung neuer Kundenwünsche</text:p>
            <text:p>3) Langfristige Problemidentifikation und Reaktion</text:p>
            <text:p>4) Erschwerter Verbesserungsprozess</text:p>
            <text:p>5) Hoher Kommunikations- und Abstimmungsaufwand</text:p>
          </table:table-cell>
          <table:table-cell office:value-type="string" table:style-name="ce3">
            <text:p>2) Zeitnahe Anpassung neuer Kundenwünsche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int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Die Sachs-IT GmbH ist ein mittelständisches Unternehmen, das IT-Systemleistungen für</text:p>
            <text:p>einen breiten Kundenkreis anbietet. Alle folgenden Aufgaben beziehen sich auf dieses Unternehmen.</text:p>
            <text:p/>
            <text:p>1. Aufgabe</text:p>
            <text:p>Die Sachs-IT GmbH hat mit dem 25-jährigen Harry Petry einen Einzelarbeitsvertrag</text:p>
            <text:p>geschlossen. Welche der folgenden Aussagen ist in diesem Zusammenhang zutreffend?</text:p>
            <text:p>Tragen Sie die Ziffer vor der zutreffenden Aussage in das Kästchen ein.</text:p>
            <text:p>Ein Einzelarbeitsvertrag</text:p>
          </table:table-cell>
          <table:table-cell office:value-type="string" table:style-name="ce3">
            <text:p>ist auch gültig, wenn das vereinbarte Arbeitsentgelt über dem tarifvertraglich</text:p>
            <text:p>geregelten liegt.</text:p>
            <text:p/>
            <text:p/>
            <text:p>Das individuell vereinbarte Arbeitsentgelt darf jederzeit über dem tariflich geregelten</text:p>
            <text:p>Arbeitsentgelt liege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In Herrn Petrys Arbeitsvertrag ist auch eine Angabe zur Probezeit vorgesehen.</text:p>
            <text:p>Welche der folgenden Aussagen dazu sind zutreffend?</text:p>
            <text:p>Tragen Sie die Ziffern vor den zwei zutreffenden Aussagen in die Kästchen ein.</text:p>
            <text:p>Die Probezeit…</text:p>
          </table:table-cell>
          <table:table-cell office:value-type="string" table:style-name="ce3">
            <text:p>könnte ggf. ganz entfallen.</text:p>
            <text:p>kann bis zu sechs Monate betragen.</text:p>
            <text:p/>
            <text:p>Bei Arbeitnehmern kann eine Probezeit von null bis sechs Monate vereinbart werden.</text:p>
            <text:p>Bei Auszubildenden wäre eine minimale Probezeit von einem Monat und eine maximale</text:p>
            <text:p>Probezeit von vier Monaten möglich.</text:p>
            <text:p/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Henry Witting, 17 Jahre, hat am 1. Januar 2021 seine Berufsausbildung als Fachinformatiker</text:p>
            <text:p>Fachrichtung Systemintegration bei der Sachs-IT GmbH begonnen.</text:p>
            <text:p>Da einige Mitarbeitende der IT-Abteilung erkrankt sind, muss der Dienstplan für Herrn Witting</text:p>
            <text:p>geändert werden. Bei der Änderung wird die Pausenregelung entsprechend angepasst.</text:p>
            <text:p>Auszug Jugendarbeitsschutzgesetz - JArbSchG</text:p>
            <text:p>§ 14 Nachtruhe</text:p>
            <text:p>(1) Jugendliche dürfen nur in der Zeit von 6 bis 20 Uhr beschäftigt werden.</text:p>
            <text:p>(2) Jugendliche über 16 Jahre dürfen</text:p>
            <text:p>1. im Gaststätten- und Schaustellergewerbe bis 22 Uhr,</text:p>
            <text:p>2. in mehrschichtigen Betrieben bis 23 Uhr,</text:p>
            <text:p>3. in der Landwirtschaft ab 5 Uhr oder bis 21 Uhr,</text:p>
            <text:p>4. in Bäckereien und Konditoreien ab 5 Uhr</text:p>
            <text:p>beschäftigt werden.</text:p>
            <text:p>Dienstplan (alt) für Henry Witting</text:p>
            <text:p>Montag Dienstag Mittwoch Donnerstag Freitag Samstag Sonntag</text:p>
            <text:p>09:00-13:00 09:00- 13:00 09:00- 13:00 11:00-15:30 09:00- 13:00 frei frei</text:p>
            <text:p>13:00-14:00 13:00-14:00 13:00-14:00 15:30-16:30 13:00-14:00 frei frei</text:p>
            <text:p>14:00-18:00 14:00-18:00 14:00-18:00 16:30- 20:00 14:00-18:00 frei frei</text:p>
            <text:p>Zu welcher Uhrzeit könnte Herr Witting unter Beachtung des JArbSchG frühestens seinen</text:p>
            <text:p>Dienst beginnen?</text:p>
            <text:p>Tragen Sie die zutreffende Uhrzeit (hh:mm) in die Kästchen ein</text:p>
          </table:table-cell>
          <table:table-cell office:value-type="string" table:style-name="ce3">
            <text:p>06:00 (Siehe Auszug des Gesetzestextes)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Welche der folgenden Vorschriften gilt für den 17-jährigen Herrn Witting laut</text:p>
            <text:p>Jugendarbeitsschutzgesetz?</text:p>
            <text:p>Tragen Sie die Ziffer vor der zutreffenden Vorschrift in das Kästchen ein.</text:p>
          </table:table-cell>
          <table:table-cell office:value-type="string" table:style-name="ce3">
            <text:p>1. Jugendliche dürfen nur an fünf Tagen in der Woche beschäftigt werden.</text:p>
            <text:p/>
            <text:p>Siehe § 15 Fünf-Tage-Woche - Jugendarbeitsschutzgesetz (JArbSchG)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Herr Witting möchte wissen, wie viel Urlaub ihm für das Kalenderjahr 2022 zusteht und bittet</text:p>
            <text:p>Sie um Hilfe. Er zeigt Ihnen die beiden unten abgebildeten Unterlagen. Der Auszubildende</text:p>
            <text:p>vollendet am 4. April 2022 das 18. Lebensjahr.</text:p>
            <text:p>Auf wie viele Tage Urlaub hat Herr Witting demnach im Kalenderjahr 2022 Anspruch?</text:p>
            <text:p>Tragen Sie die Anzahl der Urlaubstage in die Kästchen ein.</text:p>
            <text:p>Auszug Jugendarbeitsschutzgesetz – JArbSchG</text:p>
            <text:p>§ 19 Urlaub</text:p>
            <text:p>(1) Der Arbeitgeber hat Jugendlichen für jedes Kalenderjahr einen bezahlten</text:p>
            <text:p>Erholungsurlaub zu gewähren.</text:p>
            <text:p>(2) Der Urlaub beträgt jährlich</text:p>
            <text:p>1. mindestens 30 Werktage, wenn der Jugendliche zu Beginn des Kalenderjahrs noch nicht</text:p>
            <text:p>16 Jahre alt ist,</text:p>
            <text:p>2. mindestens 27 Werktage, wenn der Jugendliche zu Beginn des Kalenderjahrs noch nicht</text:p>
            <text:p>17 Jahre alt ist,</text:p>
            <text:p>3. mindestens 25 Werktage, wenn der Jugendliche zu Beginn des Kalenderjahrs noch nicht</text:p>
            <text:p>18 Jahre alt ist.</text:p>
            <text:p>Jugendliche, die im Bergbau unter Tage beschäftigt werden, erhalten in jeder Altersgruppe</text:p>
            <text:p>einen zusätzlichen Urlaub von drei Werktagen.</text:p>
            <text:p>(3) Der Urlaub soll Berufsschülern in der Zeit der Berufsschulferien gegeben werden. Soweit</text:p>
            <text:p>er nicht in den Berufsschulferien gegeben wird, ist für jeden Berufsschultag, an dem die</text:p>
            <text:p>Berufsschule während des Urlaubs besucht wird, ein weiterer Urlaubstag zu gewähren.</text:p>
            <text:p>Auszug aus dem Tarifvertrag für die Sachs-IT GmbH</text:p>
            <text:p>§ 42 Erholungsurlaub</text:p>
            <text:p>(1) Die Dauer des Erholungsurlaubs beträgt für alle Beschäftigten der Sachs-IT GmbH 30</text:p>
            <text:p>Arbeitstage.</text:p>
            <text:p>(2) Beginnt oder endet das Arbeitsverhältnis im Laufe des Urlaubsjahres, so beträgt der</text:p>
            <text:p>Urlaubsanspruch ein Zwölftel für jeden Beschäftigungsmonat.</text:p>
            <text:p>(3) Arbeitstage sind alle Kalendertage, die nicht Sonnabende, Sonntage oder gesetzliche</text:p>
            <text:p>Feiertage sind (Fünftagewoche). Auszubildenden soll ihr Erholungsurlaub in den</text:p>
            <text:p>Berufsschulferien gewährt werden.</text:p>
          </table:table-cell>
          <table:table-cell office:value-type="string" table:style-name="ce3">
            <text:p>30</text:p>
            <text:p>Die höchste Regelung findet Anwendung. Daher gelten die in § 42 Erholungsurlaub</text:p>
            <text:p>definierten Urlaubstage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Die Ausbildungsleiterin der Sachs-IT GmbH sucht mittelfristig Mitarbeitende, die als</text:p>
            <text:p>Ausbilder tätig werden wollen.</text:p>
            <text:p>Welche der folgenden Voraussetzungen muss ein Ausbilder nach den gesetzlichen</text:p>
            <text:p>Regelungen u. a. erfüllen?</text:p>
            <text:p>Tragen Sie die Ziffer vor der zutreffenden Voraussetzung in das Kästchen ein.</text:p>
            <text:p>Er/Sie muss...</text:p>
            <text:p/>
            <text:p>1. Mitglied im zuständigen Prüfungsausschuss sein.</text:p>
            <text:p>2. über eine notwendige persönliche und fachliche Eignung verfügen.</text:p>
            <text:p>3. jährlich ein Weiterbildungsseminar der IHK besuchen.</text:p>
            <text:p>4. Mitglied der Geschäftsleitung sein.</text:p>
            <text:p>5. Mitglied einer Gewerkschaft sein.</text:p>
          </table:table-cell>
          <table:table-cell office:value-type="string" table:style-name="ce3">
            <text:p>2. über eine notwendige persönliche und fachliche Eignung verfügen.</text:p>
            <text:p/>
            <text:p>Alle übrigen Anforderungen sind optional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3">
            <text:p>Einem Mitarbeiter der Sachs-IT GmbH wurde ohne Anhörung des Betriebsrates gekündigt.</text:p>
            <text:p>Welche der folgenden Aussagen entspricht dem Betriebsverfassungsgesetz?</text:p>
            <text:p>Tragen Sie die Ziffer vor der zutreffenden Aussage in das Kästchen ein.</text:p>
            <text:p>Die Kündigung ...</text:p>
            <text:p>1. ist wirksam, weil eine Zustimmung des Betriebsrates nicht vorgeschrieben ist.</text:p>
            <text:p>2. ist wirksam, weil eine Anhörung des Betriebsrates nicht vorgeschrieben ist.</text:p>
            <text:p>3. ist unwirksam, weil eine Anhörung des Betriebsrates zwingendvorgeschrieben ist.</text:p>
            <text:p>4. ist durch eine nachträgliche Anhörung des Betriebsrates wirksam geworden.</text:p>
            <text:p>5. ist unwirksam, wenn das Arbeitsgericht nicht beteiligt wurde.</text:p>
            <text:p>Siehe § 102 Abs. 1 Betriebsverfassungsgesetz (BetrVG)</text:p>
          </table:table-cell>
          <table:table-cell office:value-type="string" table:style-name="ce3">
            <text:p>3. ist unwirksam, weil eine Anhörung des Betriebsrates zwingendvorgeschrieben ist.</text:p>
            <text:p/>
            <text:p>Siehe § 102 Abs. 1 Betriebsverfassungsgesetz (BetrVG)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Am 12.03.2022 kündigt die 17-jährige Pamela Bommering ihr Ausbildungsverhältnis mit</text:p>
            <text:p>nachstehendem Schreiben. Das Schreiben geht der Sachs-IT GmbH noch am selben Tag</text:p>
            <text:p>zu.</text:p>
            <text:p>Auszug aus dem Schreiben</text:p>
            <text:p>Sehr geehrte Damen und Herren,</text:p>
            <text:p>nach langer Überlegung kündige ich das Ausbildungsverhältnis zum 15. April 2022, weil ich</text:p>
            <text:p>eine Ausbildung in einem anderen Beruf beginnen möchte.</text:p>
            <text:p>Bitte stellen Sie mir ein qualifiziertes Zeugnis aus.</text:p>
            <text:p>MfG</text:p>
            <text:p>Pamela Bommering</text:p>
            <text:p>Hat Frau Bommering wirksam gekündigt?</text:p>
            <text:p>Tragen Sie die Ziffer vor der zutreffenden Antwort in das Kästchen ein.</text:p>
            <text:p>1. Ja, weil das Kündigungsschreiben rechtzeitig übergeben wurde.</text:p>
            <text:p>2. Ja, weil Frau Bommering schriftlich gekündigt und einen Kündigungsgrund</text:p>
            <text:p>angegeben hat.</text:p>
            <text:p>3. Ja, weil Frau Bommering sich noch in der Probezeit befindet.</text:p>
            <text:p>4. Nein, weil die Unterschrift der Erziehungsberechtigten als gesetzliche Vertreter fehlt.</text:p>
            <text:p>5. Nein, weil die Kündigungsfrist von vier Wochen nicht eingehalten wurde.</text:p>
            <text:p>Unter 18 Jahren gilt die beschränkte Geschäftsfähigkeit - daher ist eine Unterschrift der</text:p>
            <text:p>Erziehungsberechtigten notwendig.</text:p>
          </table:table-cell>
          <table:table-cell office:value-type="string" table:style-name="ce3">
            <text:p>4. Nein, weil die Unterschrift der Erziehungsberechtigten als gesetzliche Vertreter fehlt</text:p>
            <text:p>Unter 18 Jahren gilt die beschränkte Geschäftsfähigkeit - daher ist eine Unterschrift der</text:p>
            <text:p>Erziehungsberechtigten notwendig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9. Aufgabe</text:p>
            <text:p>Frau Bommering wünscht nach der Beendigung des Ausbildungsvertrages mit der Sachs-IT</text:p>
            <text:p>GmbH ein qualifiziertes Zeugnis. Welche der folgenden Formulierungen in einem</text:p>
            <text:p>Ausbildungszeugnis macht das Zeugnis zu einem qualifizierten Zeugnis?</text:p>
            <text:p>Tragen Sie die Ziffer vor der zutreffenden Formulierung in das Kästchen ein.</text:p>
            <text:p>1. „Pamela Bommering, geboren am 03.12.2004,..."</text:p>
            <text:p>2. „... wohnhaft in Solingen,..."</text:p>
            <text:p>3. ....wurde seit dem 1. Januar 2021 in unserem Betrieb ausgebildet."</text:p>
            <text:p>4. „Frau Bommering erledigte die ihr übertragenen Aufgaben stets zu unserer vollsten</text:p>
            <text:p>Zufriedenheit."</text:p>
            <text:p>5. „Wir wünschen Frau Bommering für die Zukunft alles Gute."</text:p>
            <text:p>Ein qualifiziertes Arbeitszeugnis enthält Ausführungen über die Leistungen und das</text:p>
            <text:p>Verhalten.</text:p>
          </table:table-cell>
          <table:table-cell office:value-type="string" table:style-name="ce3">
            <text:p>4. „Frau Bommering erledigte die ihr übertragenen Aufgaben stets zu unserer vollsten</text:p>
            <text:p>Zufriedenheit."</text:p>
            <text:p/>
            <text:p>Ein qualifiziertes Arbeitszeugnis enthält Ausführungen über die Leistungen und das</text:p>
            <text:p>Verhalte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In der Sachs-IT GmbH wurde ein Betriebsrat gewählt.</text:p>
            <text:p>Welche der folgenden Aussagen über den Betriebsrat ist zutreffend?</text:p>
            <text:p>Tragen Sie die Ziffer vor der zutreffenden Aussage in das Kästchen ein.</text:p>
            <text:p>Ein Betriebsrat...</text:p>
            <text:p>1. muss in jeder Gesellschaft mit beschränkter Haftung gewählt werden.</text:p>
            <text:p>2. muss paritätisch aus Arbeitnehmern und Arbeitnehmerinnen gebildet werden.</text:p>
            <text:p>3. besitzt umfangreiche Handlungsvollmacht und kann in fast allen Belangen des</text:p>
            <text:p>Unternehmens Rechtsgeschäfte abschließen.</text:p>
            <text:p>4. muss aufgrund der zwingenden Mitbestimmung der Gründung einer Filiale</text:p>
            <text:p>zustimmen.</text:p>
            <text:p>5. besitzt bei der Aufstellung des Urlaubsplans ein Mitbestimmungsrecht</text:p>
          </table:table-cell>
          <table:table-cell office:value-type="string" table:style-name="ce3">
            <text:p>5. besitzt bei der Aufstellung des Urlaubsplans ein Mitbestimmungsrecht.</text:p>
            <text:p>Siehe § 87 Mitbestimmungsrechte (Betriebsverfassungsgesetz)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11. Aufgabe</text:p>
            <text:p>Peter Meyer, Ausbilder bei der Sachs-IT GmbH, informiert seine neuen Auszubildenden über</text:p>
            <text:p>die Anforderungen und Möglichkeiten, sich in die Jugend- und Auszubildendenvertretung</text:p>
            <text:p>(JAV) wählen zu lassen.</text:p>
            <text:p>Welche der folgenden Aussagen zur JAV ist zutreffend?</text:p>
            <text:p>Tragen Sie die Ziffer vor der zutreffenden Aussage in das Kästchen ein.</text:p>
            <text:p>1. „Es ist ausreichend, wenn Sie eine Liste von drei Vorgesetzten vorlegen, die Ihre</text:p>
            <text:p>Wahl unterstützen, um für die Wahl aufgestellt zu werden."</text:p>
            <text:p>2. „Eine eventuelle strafrechtliche Verurteilung ist für die Wahl nicht relevant, da es</text:p>
            <text:p>keinen Bezug zu Ihrer Tätigkeit hat."</text:p>
            <text:p>3. „Als Auszubildende/-r unter 25 sind Sie wahlberechtigt und auch wählbar."</text:p>
            <text:p>4. „Wenn es 20 Wahlberechtigte gibt, können Sie leicht eins der vier JAV-Mitglieder</text:p>
            <text:p>werden."</text:p>
            <text:p>5. „Mit der „Zweitstimme" können Sie als Ersatzmitglied in die JAV gewählt werden."</text:p>
          </table:table-cell>
          <table:table-cell office:value-type="string" table:style-name="ce3">
            <text:p>3. „Als Auszubildende/-r unter 25 sind Sie wahlberechtigt und auch wählbar."</text:p>
            <text:p/>
            <text:p>Gemäß §§ 60 und 61 (Betriebsverfassungsgesetz) sind alle Arbeitnehmer wahlberechtigt,</text:p>
            <text:p>die das 18. Lebensjahr noch nicht vollendet haben oder zu ihrer Berufsausbildung</text:p>
            <text:p>beschäftigt sind. Wählbar sind alle Arbeitnehmer des Betriebs, die das 25. Lebensjahr noch</text:p>
            <text:p>nicht vollendet haben oder die zu ihrer Berufsausbildung beschäftigt sind. [...]</text:p>
            <text:p>Ein JAV-Mitglied, das das 25. Lebensjahr vollendet oder die Ausbildung beendet, bleibt</text:p>
            <text:p>dennoch Mitglied der JAV. Siehe § 64 Zeitpunkt der Wahlen und Amtszeit</text:p>
            <text:p>(Betriebsverfassungsgesetz)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In der Sachs-IT GmbH sind zwei Drittel der Mitarbeiter Mitglied einer Gewerkschaft und an</text:p>
            <text:p>die absolute Friedenspflicht gebunden.</text:p>
            <text:p>Welcher der folgenden Sachverhalte trifft auf die im Tarifrecht genannte absolute</text:p>
            <text:p>Friedenspflicht zu?</text:p>
            <text:p>Tragen Sie die Ziffer vor dem zutreffenden Sachverhalt in das Kästchen ein.</text:p>
            <text:p>1. Erzeugung eines guten Betriebsklimas</text:p>
            <text:p>2. Verbot eines Arbeitskampfes während eines geltenden Tarifvertrages</text:p>
            <text:p>3. Vermeidung von Auseinandersetzungen vor dem Arbeitsgericht</text:p>
            <text:p>4. Einhaltung des Kündigungsschutzes für Betriebsratsmitglieder</text:p>
            <text:p>5. Konstruktive Zusammenarbeit zwischen Arbeitgebern und Arbeitnehmern</text:p>
          </table:table-cell>
          <table:table-cell office:value-type="string" table:style-name="ce3">
            <text:p>2. Verbot eines Arbeitskampfes während eines geltenden Tarifvertrages</text:p>
            <text:p/>
            <text:p>Tarifparteien können eine absolute Friedenspflicht vereinbaren, während der Laufzeit eines</text:p>
            <text:p>Tarifvertrages wird also der Arbeitskampf verbote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Die Sachs-IT GmbH ist tarifgebunden und schließt Arbeitsverträge auf der Grundlage des</text:p>
            <text:p>aktuellen Tarifvertrags. Welche der folgenden Aussagen treffen auf einen Tarifvertrag zu?</text:p>
            <text:p>Tragen Sie die Ziffern vor den zwei zutreffenden Aussagen in die Kästchen ein.</text:p>
            <text:p>Ein Tarifvertrag ...</text:p>
            <text:p>1. kommt durch freie Vereinbarung der Tarifpartner zustande.</text:p>
            <text:p>2. bedarf der Genehmigung eines staatlich bestellten Schlichters.</text:p>
            <text:p>3. schließt günstigere Betriebsvereinbarungen nicht aus.</text:p>
            <text:p>4. darf nur für gewerkschaftlich organisierte Arbeitende angewendet werden.</text:p>
            <text:p>5. darf eine Laufzeit von höchstens drei Jahren haben.</text:p>
            <text:p>6. gibt Höchstg</text:p>
          </table:table-cell>
          <table:table-cell office:value-type="string" table:style-name="ce3">
            <text:p>1. kommt durch freie Vereinbarung der Tarifpartner zustande</text:p>
            <text:p/>
            <text:p>3. schließt günstigere Betriebsvereinbarungen nicht aus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Neben einem neuen Gehaltstarifvertrag wird von den Tarifpartnern auch ein neuer Manteloder Rahmentarifvertrag geschlossen.</text:p>
            <text:p>Welcher der folgenden Sachverhalte wird darin u. a. geregelt?</text:p>
            <text:p>Tragen Sie die Ziffer vor dem zutreffenden Sachverhalt in das Kästchen ein.</text:p>
            <text:p>1. Die Vergütung für Auszubildende</text:p>
            <text:p>2. Die Mindest- und Höchstlohnsätze</text:p>
            <text:p>3. Die Anzahl der Sonderurlaubstage</text:p>
            <text:p>4. Definition der jeweiligen Vergütungsgruppen</text:p>
            <text:p>5. Der Betrag des Ecklohns</text:p>
          </table:table-cell>
          <table:table-cell office:value-type="string" table:style-name="ce3">
            <text:p>3. Die Anzahl der Sonderurlaubstage</text:p>
            <text:p/>
            <text:p>Ein Mantel- oder Rahmentarifvertrag regelt die langfristigen sowie allgemeinen Bedingungen</text:p>
            <text:p>des Arbeitsverhältnisses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Herr Petry bittet in der Personalabteilung der Sachs-IT GmbH um Informationen zur</text:p>
            <text:p>Sozialversicherung.</text:p>
            <text:p>Welche der folgenden Versicherungen sind nicht im Beitragssatz des Arbeitnehmers zur</text:p>
            <text:p>Sozialversicherung enthalten?</text:p>
            <text:p>Tragen Sie die Ziffern vor den zwei zutreffenden Versicherungen in die Kästchen ein.</text:p>
            <text:p>1. Krankenversicherung</text:p>
            <text:p>2. Pflegeversicherung</text:p>
            <text:p>3. Lebensversicherung</text:p>
            <text:p>4. Rentenversicherung</text:p>
            <text:p>5. Arbeitslosenversicherung</text:p>
            <text:p>6. Unfallversicherung</text:p>
          </table:table-cell>
          <table:table-cell office:value-type="string" table:style-name="ce3">
            <text:p>3. Lebensversicherung</text:p>
            <text:p>6. Unfallversicherung</text:p>
            <text:p/>
            <text:p>Lebensversicherungen sind privat abzuschließen und nicht in den Abgaben zur</text:p>
            <text:p>Sozialversicherung enthalten.</text:p>
            <text:p>Die Beträge zur gesetzlichen Unfallversicherung trägt der Arbeitgeber allei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Eine Auszubildende der Sachs-IT GmbH will einen Teil ihrer Berufsausbildung im Ausland</text:p>
            <text:p>durchführen. In Zusammenhang mit diesem Auslandsaufenthalt weist die Sachs-IT GmbH</text:p>
            <text:p>die Auszubildende auf den Europass hin.</text:p>
            <text:p>Welche der folgenden Aussagen zum Europass ist zutreffend?</text:p>
            <text:p>Tragen Sie die Ziffer vor der zutreffenden Aussage in das Kästchen ein.</text:p>
            <text:p>1. Europass ist ein kostenpflichtiger Dienst.</text:p>
            <text:p>2. Der Europass unterstützt Auszubildende, erworbene Qualifikationen, Fähigkeiten und</text:p>
            <text:p>Kompetenzen bei Bewerbungen europaweit verständlich darzustellen.</text:p>
            <text:p>3. Der Europass beglaubigt Ausbildungsabschnitte von Auszubildenden, die im</text:p>
            <text:p>europäischen Ausland durchgeführt wurden, im „Europass-Mobilität".</text:p>
            <text:p>4. Der vom Europass ausgestellte „Europass-Mobilität" ist für eine Berufsausbildung im</text:p>
            <text:p>europäischen Ausland verpflichtend.</text:p>
            <text:p>5. Der Europass zertifiziert Fremdsprachenkenntnisse im „Europass-Sprachkenntnisse".</text:p>
          </table:table-cell>
          <table:table-cell office:value-type="string" table:style-name="ce3">
            <text:p>2. Der Europass unterstützt Auszubildende, erworbene Qualifikationen, Fähigkeiten und</text:p>
            <text:p>Kompetenzen bei Bewerbungen europaweit verständlich darzustelle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Volkswirtschaften werden in Wirtschaftssektoren eingeteilt.</text:p>
            <text:p>Ordnen Sie den nachstehenden Sachverhalten die folgenden Sektoren zu.</text:p>
            <text:p>Tragen Sie die Ziffer vor dem jeweils zutreffenden Sektor in das Kästchen ein.</text:p>
            <text:p>Sektoren</text:p>
            <text:p>1. Primärer Sektor</text:p>
            <text:p>2. Sekundärer Sektor</text:p>
            <text:p>3. Tertiärer Sektor</text:p>
            <text:p>Sachverhalte</text:p>
            <text:p>a) Ein Computerhersteller produziert Laptops. (2)</text:p>
            <text:p>b) Für die Smartphone-Fertigung benötigte Rohstoffe werden von der Mining Co. im</text:p>
            <text:p>Tagebau gefördert. (1)</text:p>
            <text:p>c) Die Altintas KG erstellt Sicherheits-Software. (2)</text:p>
            <text:p>d) Die Sachs-IT GmbH kauft Monitore und verkauft diese einem Kunden. (3)</text:p>
            <text:p>e) Die Sachs-IT GmbH berät Kunden bei deren innerbetrieblichen Sicherheitsproblemen. (3)</text:p>
            <text:p>Primärer Sektor: Gewinnung von Rohstoffen</text:p>
            <text:p>Sekundärer Sektor: Verarbeitung von Rohstoffen</text:p>
            <text:p>Tertiärer Sektor: Dienstleistungen</text:p>
          </table:table-cell>
          <table:table-cell office:value-type="string" table:style-name="ce3">
            <text:p>Primärer Sektor: Gewinnung von Rohstoffen</text:p>
            <text:p>Sekundärer Sektor: Verarbeitung von Rohstoffen</text:p>
            <text:p>Tertiärer Sektor: Dienstleistunge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Bei der Gründung der Sachs-IT GmbH wurde von Gunter Sachs die Rechtsform GmbH</text:p>
            <text:p>gewählt. Welche der folgenden Aussagen trifft auf eine GmbH zu?</text:p>
            <text:p>Tragen Sie die Ziffer vor der zutreffenden Aussage in das Kästchen ein.</text:p>
            <text:p>1. GmbH-Anteile werden an der Börse gehandelt.</text:p>
            <text:p>2. Das Stammkapital der GmbH muss bei Gründung mindestens 100.000 EUR</text:p>
            <text:p>betragen.</text:p>
            <text:p>3. Alle Gesellschafter der GmbH sind jederzeit zur Geschäftsführung berechtigt.</text:p>
            <text:p>4. Die Gesellschafter der GmbH haften für Verbindlichkeiten mit ihrem Privatvermögen.</text:p>
            <text:p>5. Die Gewinnverteilung erfolgt der gesetzlichen Regelung entsprechend nach</text:p>
            <text:p>Geschäftsanteilen.</text:p>
            <text:p/>
          </table:table-cell>
          <table:table-cell office:value-type="string" table:style-name="ce3">
            <text:p>5. Die Gewinnverteilung erfolgt der gesetzlichen Regelung entsprechend nach</text:p>
            <text:p>Geschäftsanteilen.</text:p>
            <text:p>Gehälter werden jedoch vor einer Gewinnausschüttung ausbezahlt. Anschließend werden</text:p>
            <text:p>die überschüssigen Gelder entsprechend der Geschäftsanteile verteilt, wenn im</text:p>
            <text:p>Gesellschaftervertrag nichts Abweichendes vereinbart wurde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Für die folgenden vier durchgeführten Aufträge der Sachs-IT GmbH liegen folgende Zahlen</text:p>
            <text:p>vor:</text:p>
            <text:p>Auftrag Nr. 1 2 3 4</text:p>
            <text:p>Aufwand (EUR) 150.000 40.000 40.000 50.000</text:p>
            <text:p>Ertrag (EUR) 180.000 50.000 52.000 62.000</text:p>
            <text:p>Ermitteln Sie, welcher Auftrag am wirtschaftlichsten abgewickelt wurde.</text:p>
            <text:p>Tragen Sie die Auftragsnummer des wirtschaftlichsten Auftrags in das Kästchen ein.</text:p>
            <text:p>3</text:p>
          </table:table-cell>
          <table:table-cell office:value-type="string" table:style-name="ce3">
            <text:p>3</text:p>
            <text:p>Formel:</text:p>
            <text:p>Wirtschaftlichkeit = Ertrag / Aufwand</text:p>
            <text:p>1. 180.000/150.000 = 1,2</text:p>
            <text:p>2. 50.000/40.000 = 1,25</text:p>
            <text:p>3. 52.000/40.000 = 1,3</text:p>
            <text:p>4. 62.000/50.000 = 1,24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Die Sachs-IT GmbH hat die Bätje GmbH gekauft und betreibt diese unter Beibehaltung der</text:p>
            <text:p>Firma Bätje GmbH weiter.</text:p>
            <text:p>Um welche der folgenden Formen eines Unternehmenszusammenschlusses handelt es</text:p>
            <text:p>sich?</text:p>
            <text:p>Tragen Sie die Ziffer vor der zutreffenden Form des Unternehmenszusammenschlusses in</text:p>
            <text:p>das Kästchen ein.</text:p>
            <text:p>1. Fusion</text:p>
            <text:p>2. Arbeitsgemeinschaft</text:p>
            <text:p>3. Interessengemeinschaft</text:p>
            <text:p>4. Kartell</text:p>
            <text:p>5. Konzern</text:p>
          </table:table-cell>
          <table:table-cell office:value-type="string" table:style-name="ce3">
            <text:p>5. Konzern</text:p>
            <text:p>Die rechtliche Selbstständigkeit der beiden GmbHs bleibt erhalte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Das folgende Schema zeigt das Leitungssystem der Sachs-IT GmbH:</text:p>
            <text:p/>
            <text:p>Nach welchem der folgenden Leitungssysteme arbeitet die Sachs-IT GmbH?</text:p>
            <text:p>Tragen Sie die Ziffer vor dem zutreffenden Leitungssystem in das Kästchen ein.</text:p>
            <text:p>1. Einliniensystem</text:p>
            <text:p>2. Matrixsystem</text:p>
            <text:p>3. Mehrliniensystem</text:p>
            <text:p>4. Stabliniensystem</text:p>
            <text:p>5. Abteilungssystem</text:p>
          </table:table-cell>
          <table:table-cell office:value-type="string" table:style-name="ce3">
            <text:p>2. Matrixsystem</text:p>
            <text:p/>
            <text:p>Es handelt sich hierbei um eine überlappende Organisationsform mit mehreren beteiligten</text:p>
            <text:p>Dimensione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Die Sachs-IT GmbH kauft Waren, die in weltweiter Arbeitsteilung hergestellt werden.</text:p>
            <text:p>Welche der folgenden Auswirkungen hat die weltweite Arbeitsteilung?</text:p>
            <text:p>Tragen Sie die Ziffer vor der zutreffenden Auswirkung in das Kästchen ein.</text:p>
            <text:p>1. Die Produktion erfolgt jeweils in den Ländern mit den ökologisch besten Standards.</text:p>
            <text:p>2. Durch Nutzung der jeweils wirtschaftlich günstigsten Rohstoff- und</text:p>
            <text:p>Produktionsbedingungen nimmt die Menge der transportierten Waren weltweit zu</text:p>
            <text:p>3. Aufgrund internationaler Vereinbarungen müssen die Unternehmen in allen Ländern</text:p>
            <text:p>die gleichen hohen sozialen und ökologischen Standards einhalten.</text:p>
            <text:p>4. Die Volkswirtschaften der Länder spezialisieren sich nicht auf bestimmte</text:p>
            <text:p>Produktionen.</text:p>
            <text:p>5. Auf dem weltweiten Arbeitsmarkt herrscht eine allgemeine Arbeitnehmerfreizügigkeit.</text:p>
          </table:table-cell>
          <table:table-cell office:value-type="string" table:style-name="ce3">
            <text:p>2. Durch Nutzung der jeweils wirtschaftlich günstigsten Rohstoff- und</text:p>
            <text:p>Produktionsbedingungen nimmt die Menge der transportierten Waren weltweit zu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Herr Petry wird von der Sicherheitsfachkraft der Sachs-IT GmbH über Schutzmaßnahmen</text:p>
            <text:p>am Arbeitsplatz informiert. Dabei legt die Sicherheitsfachkraft Wert darauf, dass die</text:p>
            <text:p>Sicherheitskennzeichen bekannt sind.</text:p>
            <text:p>Welche der folgenden Sicherheitskennzeichen sind den danebenstehenden Bedeutungen</text:p>
            <text:p>zuzuordnen?</text:p>
            <text:p>Tragen Sie die Ziffer vor dem jeweils zutreffenden Sicherheitskennzeichen in das Kästchen</text:p>
            <text:p>ein.</text:p>
          </table:table-cell>
          <table:table-cell office:value-type="string" table:style-name="ce3">
            <text:p>a) Warnung vor feuergefährlichen Stoffen (2)</text:p>
            <text:p>b) Gehäuse unter Spannung, nicht berühren (6)</text:p>
            <text:p>c) Manueller Brandmelder (1)</text:p>
            <text:p>d) Richtungsangabe Rettungsweg (5)</text:p>
            <text:p>Die übrigen Symbole:</text:p>
            <text:p>3: Warnung vor gefährlicher elektrischer Spannung</text:p>
            <text:p>4: Zutritt für Unbefugte verboten</text:p>
            <text:p>7: Sammelplatz/Sammelstelle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Die Mitarbeitenden der Sachs-IT GmbH müssen Vorschriften zu Unfallverhütung und zum</text:p>
            <text:p>Arbeits- und zum Gesundheitsschutz am Arbeitsplatz kennen und einhalten.</text:p>
            <text:p>Welche der folgenden Aussagen trifft auf die Informationspflicht über</text:p>
            <text:p>Unfallverhütungsvorschriften zu?</text:p>
            <text:p>Tragen Sie die Ziffer vor der zutreffenden Aussage in das Kästchen ein.</text:p>
            <text:p>Sachs-IT GmbH muss...</text:p>
            <text:p>1. ihre Mitarbeiter schriftlich informieren, dass an den Arbeitsplätzen</text:p>
            <text:p>Unfallverhütungsvorschriften einzuhalten sind, die sie bei der zuständigen</text:p>
            <text:p>Berufsgenossenschaft einsehen können.</text:p>
            <text:p>2. ihre Mitarbeiter zu Beginn ihrer Tätigkeit einmal mündlich, z. B. im</text:p>
            <text:p>Vorstellungsgespräch, über die einzuhaltenden Unfallverhütungsvorschriften</text:p>
            <text:p>informieren.</text:p>
            <text:p>3. die Unfallverhütungsvorschriften im Intranet bereitstellen, sodass alle Mitarbeiter</text:p>
            <text:p>diese jederzeit einsehen und downloaden können.</text:p>
            <text:p>4. die Unfallverhütungsvorschriften im Betrieb gut sichtbar aushängen.</text:p>
            <text:p>5. jeden neuen Mitarbeiter zu einer Informationsveranstaltung über Arbeitssicherheit</text:p>
            <text:p>und Gesundheitsschutz bei der zuständigen Berufsgenossenschaft anmelden.</text:p>
          </table:table-cell>
          <table:table-cell office:value-type="string" table:style-name="ce3">
            <text:p>4. die Unfallverhütungsvorschriften im Betrieb gut sichtbar aushänge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Herrn Petry liegen die folgenden Piktogramme, die das Löschen mithilfe von</text:p>
            <text:p>Feuerlöschgeräten zum Thema haben, vor. Eine Kollegin meint, dass eins der Piktogramme</text:p>
            <text:p>ein unzutreffendes Verhalten darstellt.</text:p>
            <text:p>Welches der folgenden Piktogramme stellt unzutreffendes Verhalten im Löschfall dar?</text:p>
            <text:p>Tragen Sie die Ziffer vor dem zutreffenden Piktogramm in das Kästchen ein</text:p>
            <text:p/>
            <text:p>1) Brandstelle beobachten, auf Wiederentzündung warten, NICHT einfach Weggehen</text:p>
            <text:p>2) Möglichst viele Feuerlöscher gleichzeitig benutzen, NICHT hintereinander</text:p>
            <text:p>3) Tropf- und Fließbrände von unten bekämpfen, NIE von oben löschen</text:p>
            <text:p>4) Von unten und von vorn nach hinten löschen, NICHT andersherum</text:p>
            <text:p>5) Immer in Windrichtung löschen, NICHT gegen den Wind</text:p>
          </table:table-cell>
          <table:table-cell office:value-type="string" table:style-name="ce3">
            <text:p>3) Tropf- und Fließbrände von unten bekämpfen, NIE von oben lösche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Zur Brandbekämpfung verwendet die Sachs-IT GmbH u. a. Feuerlöscher. Herr Petry weist</text:p>
            <text:p>die Auszubildenden in die Handhabung der Feuerlöscher mit Dauerdruck ein.</text:p>
            <text:p/>
          </table:table-cell>
          <table:table-cell office:value-type="string" table:style-name="ce3">
            <text:p>Bringen Sie die folgenden Schritte zur Bedienung eines Feuerlöschers in die richtige</text:p>
            <text:p>Reihenfolge.</text:p>
            <text:p>Tragen Sie für den ersten Schritt die Ziffer 1, für den zweiten Schritt die Ziffer 2 usw. in die</text:p>
            <text:p>entsprechenden Kästchen ein.</text:p>
            <text:p>a) Sicherungsstift/Sicherungslasche ziehen (3)</text:p>
            <text:p>b) Feuerlöscher aus der Wandhalterung entnehmen (2)</text:p>
            <text:p>c) Betätigungshebel ziehen/Betätigungstaste drücken (4)</text:p>
            <text:p>d) Schlauch in Richtung Feuer halten (5)</text:p>
            <text:p>e) Zum Feuerlöschgerät laufen (1)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Im Rahmen des Umweltschutzes soll künftig stärker das Verursacherprinzip berücksichtigt</text:p>
            <text:p>werden.</text:p>
            <text:p>Welche der folgenden Aussagen zum Verursacherprinzip trifft zu?</text:p>
            <text:p>Tragen Sie die Ziffer vor der zutreffenden Aussage in das Kästchen ein.</text:p>
            <text:p>Das Verursacherprinzip bedeutet, dass...</text:p>
            <text:p>1) die Kosten für die Beseitigung von Umweltschäden auf alle Mitglieder der</text:p>
            <text:p>Solidargemeinschaft gleichmäßig aufgeteilt werden</text:p>
            <text:p>2) die Kosten für die Beseitigung von Umweltschäden diejenigen tragen, die für die</text:p>
            <text:p>Schäden verantwortlich sind</text:p>
            <text:p>3) möglichst solche Waren vertrieben werden sollen, deren Verpackung vom</text:p>
            <text:p>Konsumenten leicht fachgerecht entsorgt werden kann</text:p>
            <text:p>4) die Abfallentsorgung wichtiger ist als die Abfallvermeidung.</text:p>
            <text:p>5) ausreichend Verpackungsmaterial eingesetzt wird, damit die Ware nicht beschädigt</text:p>
            <text:p>wird</text:p>
          </table:table-cell>
          <table:table-cell office:value-type="string" table:style-name="ce3">
            <text:p>2) die Kosten für die Beseitigung von Umweltschäden diejenigen tragen, die für die</text:p>
            <text:p>Schäden verantwortlich sind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Zweck des Kreislaufwirtschaftsgesetzes ist es unter anderem, das Recycling von Abfällen zu</text:p>
            <text:p>fördern.</text:p>
            <text:p>Welche der folgenden Handlungen im Betriebsablauf der Sachs-IT GmbH wird als Recycling</text:p>
            <text:p>bezeichnet?</text:p>
            <text:p>Tragen Sie die Ziffer vor der zutreffenden Handlung in das Kästchen ein.</text:p>
            <text:p>1) Die Sachs-IT GmbH verwendet für Verpackungen bei Briefen und Paketen nur</text:p>
            <text:p>Materialien mit dem Umweltsiegel.</text:p>
            <text:p>2) In den Waschräumen werden Papierhandtücher bereitgelegt, die besonders</text:p>
            <text:p>hygienisch sind.</text:p>
            <text:p>3) Anfallende Verpackungen werden erst nach Materialien getrennt und dann dem</text:p>
            <text:p>Dualen System zugeführt.</text:p>
            <text:p>4) Durch den Einbau von Öko-Toiletten-Spülungen wird wertvolles Trinkwasser gespart.</text:p>
            <text:p>5) In der Kantine werden nur Lebensmittel aus biologischer Erzeugung verwendet.</text:p>
          </table:table-cell>
          <table:table-cell office:value-type="string" table:style-name="ce3">
            <text:p>3) Anfallende Verpackungen werden erst nach Materialien getrennt und dann dem</text:p>
            <text:p>Dualen System zugeführt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Die Sachs-IT GmbH möchte ihr „Diversity Management“ neu bewerten und überlegt, der</text:p>
            <text:p>2006 in Leben gerufenen „Charta der Vielfalt" beizutreten. Hierbei handelt es sich um eine</text:p>
            <text:p>Selbstverpflichtung von Unternehmen und anderen Organisationen, ein möglichst</text:p>
            <text:p>vorurteilsfreies Arbeitsumfeld zu schaffen.</text:p>
            <text:p>Welcher der folgenden Punkte wird in der Charta nicht berücksichtigt?</text:p>
            <text:p>Tragen Sie die Ziffer vor dem zutreffenden Punkt in das Kästchen ein.</text:p>
            <text:p>1) Alter</text:p>
            <text:p>2) Religion</text:p>
            <text:p>3) Sexuelle Orientierung/Identität</text:p>
            <text:p>4) Ausbildungsstand/Art des Abschlusses</text:p>
            <text:p>5) Nationalität/ethnische Herkunft</text:p>
          </table:table-cell>
          <table:table-cell office:value-type="string" table:style-name="ce3">
            <text:p>4) Ausbildungsstand/Art des Abschlusses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Ihr Kollege möchte sich näher mit dem Thema beschäftigen und fragt Sie, was das Ziel des</text:p>
            <text:p>Diversity Managements ist. Welche der folgenden Antworten geben Sie ihm?</text:p>
            <text:p>Tragen Sie die Ziffer vor der zutreffenden Antwort in das Kästchen ein.</text:p>
            <text:p>Diversity Management...</text:p>
            <text:p>1) ist ein klassischer Teil des Personalwesens und soll die bestehenden Vorurteile bei</text:p>
            <text:p>Kunden ausnutzen.</text:p>
            <text:p>2) zielt auf eine Gewinnmaximierung durch Personaleinsparung ab.</text:p>
            <text:p>3) umfasst alle Strategien, die es erlauben, Ungleiches gleich und Gleiches ungleich zu</text:p>
            <text:p>behandeln.</text:p>
            <text:p>4) soll helfen, dass Humankapital der Belegschaft dem Management zur Verfügung zu</text:p>
            <text:p>stellen.</text:p>
            <text:p>5) will die in der Vielfalt der Belegschaft liegenden Potenziale für das Unternehmen</text:p>
            <text:p>nutzbar machen.</text:p>
          </table:table-cell>
          <table:table-cell office:value-type="string" table:style-name="ce3">
            <text:p>5) will die in der Vielfalt der Belegschaft liegenden Potenziale für das Unternehmen</text:p>
            <text:p>nutzbar mache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 Teil 2</text:p>
          </table:table-cell>
          <table:table-cell table:number-columns-repeated="16379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Situation</text:p>
            <text:p>Sie sind Mitarbeiter/-in der Data IT GmbH.</text:p>
            <text:p>Die Data IT GmbH ist ein IT-Dienstleister mit Sitz in Berlin, der IT-Serviceleistungen für</text:p>
            <text:p>kleine und mittelständische Unternehmen bietet.</text:p>
            <text:p>Die folgenden Aufgaben beziehen sich auf dieses Unternehmen.</text:p>
            <text:p>1. Aufgabe</text:p>
            <text:p>Die Data IT GmbH hat viele Kunden aus unterschiedlichen Wirtschaftssektoren.</text:p>
            <text:p>Ordnen Sie die folgenden Unternehmen den nachstehenden Wirtschaftssektoren zu.</text:p>
            <text:p>Tragen Sie die Ziffern vor den zwei jeweils zutreffenden Unternehmen in die Kästchen ein.</text:p>
            <text:p>Unternehmen</text:p>
            <text:p>1- Rechtsanwaltskanzlei Siegmann &amp; Partner</text:p>
            <text:p>2- Biolandhof Obstdorf GmbH</text:p>
            <text:p>3- Möbeltischlerei Veltmann GmbH</text:p>
            <text:p>4- Sand- und Kieswerke Siegel GmbH</text:p>
            <text:p>5- Fahrzeugbau Peters AG</text:p>
            <text:p>6- Computerhandel Bit e. K.</text:p>
          </table:table-cell>
          <table:table-cell office:value-type="string" table:style-name="ce3">
            <text:p>Wirtschaftssektoren</text:p>
            <text:p>a) Primärer Sektor(2;4)</text:p>
            <text:p>b) Sekundärer Sektor(3;5)</text:p>
            <text:p>c) Tertiärer Sektor(1;6)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office:value-type="string" table:style-name="ce1">
            <text:p>*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Die Data IT GmbH will eine Stelle neu besetzen. Mit einer Bewerberin soll ein</text:p>
            <text:p>Einstellungsgespräch geführt werden.</text:p>
            <text:p>Auf Fragen nach welcher der folgenden Eigenschaften muss die Bewerberin in einem</text:p>
            <text:p>Einstellungsgespräch nicht wahrheitsgemäß antworten?</text:p>
            <text:p>Tragen Sie die Ziffer vor der zutreffenden Eigenschaft in das Kästchen ein.</text:p>
            <text:p>1- schulischer Werdegang</text:p>
            <text:p>2- berufliche Qualifikationen</text:p>
            <text:p>3- Familienstand</text:p>
            <text:p>4- Krankenkassenzugehörigkeit</text:p>
            <text:p>5- Religionszugehörigkeit</text:p>
          </table:table-cell>
          <table:table-cell office:value-type="string" table:style-name="ce3">
            <text:p>5- Religionszugehörigkeit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Die Data IT GmbH schließt mit der Bewerberin Diana Maier einen befristeten Arbeitsvertrag</text:p>
            <text:p>auf der Grundlage des aktuellen Tarifvertrages. Die Data IT GmbH ist an einen Tarifvertrag gebunden.</text:p>
            <text:p>Welche der folgenden Vereinbarungen ist in einem befristeten Arbeitsvertrag zulässig?</text:p>
            <text:p>Tragen Sie die Ziffer vor der zutreffenden Vereinbarung in das Kästchen ein.</text:p>
            <text:p/>
            <text:p>1- Die Data IT GmbH kann bei befristeten Arbeitsverträgen eine längere Wochenarbeitszeit</text:p>
            <text:p>festlegen als im Tarifvertrag vereinbart.</text:p>
            <text:p>2- Diana Maier hat bei Befristung nur Anspruch auf Mindesturlaub nach</text:p>
            <text:p>Bundesurlaubsgesetz.</text:p>
            <text:p>3- Befristete Arbeitsverträge sind in tarifgebunden Betrieben gesetzlich nicht zulässig.</text:p>
            <text:p>4- Diana Maier erhält als außertarifliche Leistung einen Zuschuss zum Jobticket für den</text:p>
            <text:p>ÖPNV.</text:p>
            <text:p>5- Die tarifvertraglichen Regelungen dürfen nur auf gewerkschaftlich organisierte</text:p>
            <text:p>Arbeitnehmer der Data IT GmbH angewendet werden.</text:p>
          </table:table-cell>
          <table:table-cell office:value-type="string" table:style-name="ce3">
            <text:p>4- Diana Maier erhält als außertarifliche Leistung einen Zuschuss zum Jobticket für den</text:p>
            <text:p>ÖPNV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3">
            <text:p>Der Mitarbeiter der Data IT GmbH Paul Schmitz hat sich bei Arbeiten im heimischen Garten</text:p>
            <text:p>verletzt und ist laut Arbeitsunfähigkeitsbescheinigung seiner Hausärztin für zwei Wochen arbeitsunfähig.</text:p>
            <text:p>Welche der folgenden Aussagen über die Entgeltfortzahlung im Krankheitsfall trifft zu?</text:p>
            <text:p>Tragen Sie die Ziffer vor der zutreffenden Aussage in das Kästchen ein.</text:p>
            <text:p>1- Paul Schmitz muss ab dem ersten Tag der Arbeitsunfähigkeit Krankengeld bei seiner</text:p>
            <text:p>Krankenkasse beantragen.</text:p>
            <text:p>2- Paul Schmitz hat während der Arbeitsunfähigkeit einen Anspruch auf Entgeltfortzahlung</text:p>
            <text:p>gegen die Data IT GmbH.</text:p>
            <text:p>3- Für die Entgeltfortzahlung bei Arbeitsunfähigkeit im Krankheitsfall muss Paul Schmitz eine</text:p>
            <text:p>private Zusatzversicherung abschließen.</text:p>
            <text:p>4- Die Data IT GmbH muss erst ab einer Dauer der Arbeitsunfähigkeit von mindestens vier</text:p>
            <text:p>Wochen den Lohn fortzahlen.</text:p>
            <text:p>5- Für die Dauer der Arbeitsunfähigkeit hat Paul Schmitz einen Anspruch auf</text:p>
            <text:p>Grundsicherung</text:p>
          </table:table-cell>
          <table:table-cell office:value-type="string" table:style-name="ce3">
            <text:p>2- Paul Schmitz hat während der Arbeitsunfähigkeit einen Anspruch auf Entgeltfortzahlung</text:p>
            <text:p>gegen die Data IT GmbH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3">
            <text:p>Aufgabe</text:p>
            <text:p>Im Zuge einer Umstrukturierung will die Data IT GmbH den Arbeitsvertrag mit einem</text:p>
            <text:p>Mitarbeiter zum 31. Dezember 2022 fristgerecht kündigen. Der Mitarbeiter ist 42 Jahre alt</text:p>
            <text:p>und seit dem 1. Juli 2015 bei der Data IT GmbH beschäftigt.</text:p>
            <text:p>Ermitteln Sie das Datum, an dem die Kündigung zum 31. Dezember 2022 dem Mitarbeiter</text:p>
            <text:p>spätestens zugegangen sein muss, damit die Kündigung wirksam ist.</text:p>
            <text:p>Tragen Sie das Datum in das Kästchen ein.</text:p>
            <text:p>Auszug aus dem Bürgerlichen Gesetzbuch (BGB)</text:p>
            <text:p>§ 622 Kündigungsfristen bei Arbeitsverhältnissen</text:p>
            <text:p>(1)Das Arbeitsverhältnis eines Arbeiters oder eines Angestellten (Arbeitnehmers) kann mit</text:p>
            <text:p>einer Frist von vier Wochen zum Fünfzehnten oder zum Ende eines Kalendermonats</text:p>
            <text:p>gekündigt werden.</text:p>
            <text:p>(2)Für eine Kündigung durch den Arbeitgeber beträgt die Kündigungsfrist, wenn das</text:p>
            <text:p>Arbeitsverhältnis in dem Betrieb oder Unternehmen</text:p>
            <text:p>1.zwei Jahre bestanden hat, einen Monat zum Ende eines Kalendermonats,</text:p>
            <text:p>2.fünf Jahre bestanden hat, zwei Monate zum Ende eines Kalendermonats,</text:p>
            <text:p>3.acht Jahre bestanden hat, drei Monate zum Ende eines Kalendermonats,</text:p>
            <text:p>4.zehn Jahre bestanden hat, vier Monate zum Ende eines Kalendermonats,</text:p>
            <text:p>5.zwölf Jahre bestanden hat, fünf Monate zum Ende eines Kalendermonats,</text:p>
            <text:p>6.15 Jahre bestanden hat, sechs Monate zum Ende eines Kalendermonats,</text:p>
            <text:p>7.20 Jahre bestanden hat, sieben Monate zum Ende eines Kalendermonats.</text:p>
          </table:table-cell>
          <table:table-cell office:value-type="date" office:date-value="2022-10-31T00:00:00" table:style-name="ce4">
            <text:p>31.10.202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Der Betriebsrat der Data IT GmbH will mit dem Arbeitgeber eine Betriebsvereinbarung</text:p>
            <text:p>abschließen.</text:p>
            <text:p>Welche der folgenden Sachverhalte können durch eine entsprechende Betriebsvereinbarung</text:p>
            <text:p>geregelt werden?</text:p>
            <text:p>Tragen Sie die Ziffern vor den zwei zutreffenden Sachverhalten in die Kästchen ein.</text:p>
            <text:p>1- Die Dauer der Entgeltfortzahlung im Krankheitsfall</text:p>
            <text:p>2- Aufstellung des Urlaubsplans</text:p>
            <text:p>3- Einführung einer neuen Pausenregelung</text:p>
            <text:p>4- Die Höhe der Arbeitsentgelte nach Gehaltsgruppen</text:p>
            <text:p>5- Die Reduzierung der Urlaubstage gemäß Tarifvertrag</text:p>
            <text:p>6- Erhöhung der regelmäßigen täglichen Arbeitszeit auf 12 Stunden</text:p>
          </table:table-cell>
          <table:table-cell office:value-type="string" table:style-name="ce3">
            <text:p>2- Aufstellung des Urlaubsplans</text:p>
            <text:p>3- Einführung einer neuen Pausenregelung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In der IT-Solutions GmbH, einem Kunden der Data IT GmbH, arbeiten der Arbeitgeber und</text:p>
            <text:p>der Betriebsrat einen Sozialplan aus.</text:p>
            <text:p>In welchem der folgenden Fälle ist ein Sozialplan auszuarbeiten?</text:p>
            <text:p>Tragen Sie die Ziffer vor dem zutreffenden Fall in das Kästchen ein.</text:p>
            <text:p>1- Massenentlassungen</text:p>
            <text:p>2- Regelungen für mobiles Arbeiten</text:p>
            <text:p>3- Einführung von Sozialmaßnahmen</text:p>
            <text:p>4- Betriebserweiterung</text:p>
            <text:p>5- Kurzarbeit</text:p>
          </table:table-cell>
          <table:table-cell office:value-type="string" table:style-name="ce3">
            <text:p>1- Massenentlassunge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Arbeitgeberverbände und Gewerkschaften werden in der Wirtschaftsordnung der sozialen</text:p>
            <text:p>Marktwirtschaft in der Bundesrepublik Deutschland als Sozialpartner bezeichnet.</text:p>
            <text:p>Welches der folgenden Rechte steht den beiden Sozialpartnern zu?</text:p>
            <text:p>Tragen Sie die Ziffer vor dem zutreffenden Recht in das Kästchen ein.</text:p>
            <text:p>1- Festlegung der Versicherungspflichtgrenze in der gesetzlichen Krankenversicherung</text:p>
            <text:p>2- Verabschiedung von Änderungen des Berufsbildungsgesetzes</text:p>
            <text:p>3- Festlegung der Anzahl der Betriebsratsmitglieder</text:p>
            <text:p>4- Entgeltfortzahlung im Krankheitsfall</text:p>
            <text:p>5- Abschluss von Tarifverträgen</text:p>
          </table:table-cell>
          <table:table-cell office:value-type="string" table:style-name="ce3">
            <text:p>5- Abschluss von Tarifverträge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In der Data IT GmbH werden die Interessen der Mitarbeiter durch den gewählten Betriebsrat</text:p>
            <text:p>vertreten.</text:p>
            <text:p>In welcher der folgenden Angelegenheiten hat der Betriebsrat laut</text:p>
            <text:p>Betriebsverfassungsgesetz ein Mitbestimmungsrecht?</text:p>
            <text:p>Tragen Sie die Ziffer vor der zutreffenden Angelegenheit in das Kästchen ein.</text:p>
            <text:p>1- Einführung eines elektronischen Zeiterfassungssystems</text:p>
            <text:p>2- Aufnahme eines neuen Gesellschafters in die GmbH</text:p>
            <text:p>3- Einführung eines neuen Warenwirtschaftssystems</text:p>
            <text:p>4- Errichten einer neuen Lagerhalle</text:p>
            <text:p>5- Erhöhung des Stammkapitals der GmbH</text:p>
          </table:table-cell>
          <table:table-cell office:value-type="string" table:style-name="ce3">
            <text:p>1- Einführung eines elektronischen Zeiterfassungssystems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Im Rahmen der Tarifverhandlungen wird zwischen Lohn- und Gehaltstarifvertrag und dem</text:p>
            <text:p>normalerweise längerfristig geltenden Manteltarifvertrag unterschieden.</text:p>
            <text:p>Welcher der folgenden Inhalte wird typischerweise in einem Lohn- und Gehaltstarifvertrag</text:p>
            <text:p>geregelt?</text:p>
            <text:p>Tragen Sie die Ziffer vor dem typischen Inhalt in das Kästchen ein.</text:p>
            <text:p>1- Kündigungsfristen</text:p>
            <text:p>2- Tägliche und wöchentliche Arbeitszeit</text:p>
            <text:p>3- Mindesturlaubstage</text:p>
            <text:p>4- Zuschlagssätze für Mehrarbeit</text:p>
            <text:p>5- Gleitzeitregelung</text:p>
          </table:table-cell>
          <table:table-cell office:value-type="string" table:style-name="ce3">
            <text:p>4- Zuschlagssätze für Mehrarbeit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Die Data IT GmbH überträgt dem neuen Filialleiter Lukas Winter Prokura.</text:p>
            <text:p>Welche der folgenden Aussagen trifft auf die Prokura zu?</text:p>
            <text:p>Tragen Sie die Ziffer vor der zutreffenden Aussage in das Kästchen ein.</text:p>
            <text:p>Der Prokurist...</text:p>
            <text:p>1- kann ohne besondere Vollmacht Grundstücke verkaufen.</text:p>
            <text:p>2- unterschreibt die Steuererklärung der Data IT GmbH.</text:p>
            <text:p>3- kann das Unternehmen veräußern.</text:p>
            <text:p>4- unterschreibt Geschäftsbriefe mit ppa. Lukas Winter.</text:p>
            <text:p>5- unterschreibt die jährliche Bilanz.</text:p>
          </table:table-cell>
          <table:table-cell office:value-type="string" table:style-name="ce3">
            <text:p>4- unterschreibt Geschäftsbriefe mit ppa. Lukas Winter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3">
            <text:p>Nach der Abschlussprüfung informieren Sie sich über Möglichkeiten der beruflichen</text:p>
            <text:p>Fortbildung.</text:p>
            <text:p>Welcher der folgenden Sachverhalte ist ein Beispiel für eine berufliche Fortbildung?</text:p>
            <text:p>Tragen Sie die Ziffer vor dem zutreffenden Sachverhalt in das Kästchen ein.</text:p>
            <text:p>1- Lars Ruschmeyer besucht nach dem Realschulabschluss (MSA) die Berufsfachschule für</text:p>
            <text:p>Kaufmännische Assistenten.</text:p>
            <text:p>2- Jonas Meffert, Auszubildender der Data IT GmbH, nimmt in einer überbetrieblichen</text:p>
            <text:p>Ausbildungsstätte an einem Lehrgang zum Thema IT-Sicherheit teil.</text:p>
            <text:p>3- Die Mitarbeiterin Lena Hellmers nimmt nach der Ausbildung zur IT-Systemkauffrau an</text:p>
            <text:p>einem Lehrgang für Warenwirtschaftssysteme teil.</text:p>
            <text:p>4- Anna Voss beginnt nach dem Abitur eine Ausbildung zur Fachinformatikerin</text:p>
            <text:p>Anwendungsentwicklung.</text:p>
            <text:p>5- Sie besuchen an der Volkshochschule einen Segelkurs.</text:p>
          </table:table-cell>
          <table:table-cell office:value-type="string" table:style-name="ce3">
            <text:p>3- Die Mitarbeiterin Lena Hellmers nimmt nach der Ausbildung zur IT-Systemkauffrau an</text:p>
            <text:p>einem Lehrgang für Warenwirtschaftssysteme teil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Die Auszubildende Paula Gerster erfährt im Berufsschulunterricht, welche Risiken von der</text:p>
            <text:p>gesetzlichen Sozialversicherung gedeckt werden.</text:p>
            <text:p>Ordnen Sie die folgenden Fälle den nachstehenden Sozialversicherungszweigen zu.</text:p>
            <text:p>Tragen Sie die Ziffern vor den jeweils zutreffenden Fällen in die Kästchen ein.</text:p>
            <text:p>Fälle</text:p>
            <text:p>1- Die Mitarbeiterin Claudia Peters stolpert im Büro und verstaucht sich den Fuß.</text:p>
            <text:p>2- Dem Mitarbeiter Heinz Klein wurde wegen Auftragsmangel zum 1. Oktober 2022</text:p>
            <text:p>gekündigt.</text:p>
            <text:p>3- Der Mitarbeiter Josef Müller geht wegen einer Grippeerkrankung zu seinem Arzt.</text:p>
            <text:p>4- Die an Demenz erkrankte Großmutter von Stefanie Meyer benötigt eine häusliche</text:p>
            <text:p>Pflegekraft.</text:p>
            <text:p>5- Die Buchhalterin Simone Schmitz scheidet zum 1. November 2022 mit Vollendung des 66.</text:p>
            <text:p>Lebensjahres aus dem Berufsleben aus.</text:p>
            <text:p>Sozialversicherungszweige</text:p>
            <text:p>a)Rentenversicherung(5)</text:p>
            <text:p>b)Krankenversicherung(3)</text:p>
            <text:p>c)Arbeitslosenversicherung(2)</text:p>
            <text:p>d)Pflegeversicherung(4)</text:p>
            <text:p>e)Gesetzliche Unfallversicherung(1)</text:p>
          </table:table-cell>
          <table:table-cell table:style-name="ce3"/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office:value-type="string" table:style-name="ce1">
            <text:p>*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3">
            <text:p>Die Data IT GmbH ist gesetzlich verpflichtet, für die Mitarbeiter Einkommensteuer</text:p>
            <text:p>abzuführen.</text:p>
            <text:p>Welche der folgenden Aussagen trifft auf die Einkommensteuer zu?</text:p>
            <text:p>Tragen Sie die Ziffer vor der zutreffenden Aussage in das Kästchen ein.</text:p>
            <text:p>1- Einkommensteuer zahlen nur sozialversicherungspflichtige Arbeitnehmerinnen und</text:p>
            <text:p>Arbeitnehmer.</text:p>
            <text:p>2- Die Einkommenssteuer wird zwischen Bund, Ländern und Gemeinden aufgeteilt.</text:p>
            <text:p>3- Die Einkommensteuer wird unabhängig vom Familienstand berechnet.</text:p>
            <text:p>4- Verheiratete Mitarbeiter werden in die Steuerklasse I eingruppiert.</text:p>
            <text:p>5- Die Einkommensteuersätze sind in jedem Bundesland unterschiedlich.</text:p>
          </table:table-cell>
          <table:table-cell office:value-type="string" table:style-name="ce3">
            <text:p>2- Die Einkommenssteuer wird zwischen Bund, Ländern und Gemeinden aufgeteilt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3">
            <text:p>Eine Mitarbeiterin der Data IT GmbH erwartet in Kürze ihr erstes Kind. Sie möchte Elterngeld</text:p>
            <text:p>beantragen.</text:p>
            <text:p>Welche der folgenden Aussagen stimmt mit dem Bundeselterngeld- und Elternzeitgesetz</text:p>
            <text:p>(BEEG) überein?</text:p>
            <text:p>Tragen Sie die Ziffer vor der zutreffenden Aussage in das Kästchen ein.</text:p>
            <text:p>1- Elternzeit kann nur dann in Anspruch genommen werden, wenn während der Elternzeit</text:p>
            <text:p>Regeln für mobiles Arbeiten mit dem Arbeitgeber vereinbart werden.</text:p>
            <text:p>2- Elternzeit kann nur von Müttern in Anspruch genommen werden.</text:p>
            <text:p>3- Elternzeit kann entweder nur vom Vater oder nur von der Mutter in Anspruch genommen</text:p>
            <text:p>werden.</text:p>
            <text:p>4- Elterngeld kann für maximal 14 Monate beantragt werden.</text:p>
            <text:p>5- Elterngeld wird einheitlich und einkommensunabhängig gewährt.</text:p>
          </table:table-cell>
          <table:table-cell office:value-type="string" table:style-name="ce3">
            <text:p>4- Elterngeld kann für maximal 14 Monate beantragt werde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Kunden der Data IT GmbH sind sowohl öffentlich-rechtliche Unternehmen, die nach dem</text:p>
            <text:p>Kostendeckungsprinzip arbeiten, als auch erwerbswirtschaftliche Unternehmen, die</text:p>
            <text:p>gewinnorientiert arbeiten.</text:p>
            <text:p>Welches der folgenden Unternehmen arbeitet nach dem erwerbswirtschaftlichen Prinzip?</text:p>
            <text:p>Tragen Sie die Ziffer vor dem zutreffenden Unternehmen in das Kästchen ein.</text:p>
            <text:p>1- SAP AG</text:p>
            <text:p>2- Humboldt-Universität zu Berlin</text:p>
            <text:p>3- IHK Potsdam</text:p>
            <text:p>4- Berufliche Schule für Wirtschaft und Verwaltung</text:p>
            <text:p>5- Kassenärztliche Vereinigung</text:p>
          </table:table-cell>
          <table:table-cell office:value-type="string" table:style-name="ce3">
            <text:p>1- SAP AG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3">
            <text:p>Die Data IT GmbH verfolgt unterschiedliche Zielsetzungen. Einige Ziele lassen sich gut</text:p>
            <text:p>miteinander verbinden (komplementäre Ziele). Andere Ziele schließen sich jedoch</text:p>
            <text:p>gegenseitig aus (konkurrierende Ziele).</text:p>
            <text:p>In welcher der folgenden Aussagen handelt es sich um komplementäre Ziele?</text:p>
            <text:p>Tragen Sie die Ziffer vor der zutreffenden Aussage in das Kästchen ein.</text:p>
            <text:p>1- Senkung der Transportkosten und Erhöhung der Exportquote</text:p>
            <text:p>2- Senkung der Gemeinkosten und Verringerung der Bürofläche</text:p>
            <text:p>3- Umsetzung von Rationalisierungsmaßnahmen und Einrichtung einer neuen</text:p>
            <text:p>Betriebskantine</text:p>
            <text:p>4- Abbau von Arbeitsplätzen und Eröffnung einerzweiten Betriebsstätte in München</text:p>
            <text:p>5- Erhöhung der Sozialleistungen und Senkung der Lohnnebenkosten</text:p>
          </table:table-cell>
          <table:table-cell office:value-type="string" table:style-name="ce3">
            <text:p>2- Senkung der Gemeinkosten und Verringerung der Bürofläche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Für die Data IT GmbH liegen zum Geschäftsjahr 2021 folgende Daten vor:</text:p>
            <text:p>Stammkapital: 2.500.000 EUR</text:p>
            <text:p>Gewinn: 225.000 EUR</text:p>
            <text:p>Ein Gesellschafter der Data IT GmbH besitzt eine Stammeinlage von 600.000 EUR. Er erhält</text:p>
            <text:p>für das Geschäftsjahr 2021 einen Gewinnanteil von 75.000 EUR.</text:p>
            <text:p>Ermitteln Sie die Eigenkapitalrentabilität der Stammeinlage des Gesellschafters in Prozent.</text:p>
            <text:p>Runden Sie das Ergebnis gegebenenfalls kaufmännisch auf eine Stelle nach dem Komma.</text:p>
            <text:p>Tragen Sie das Ergebnis in das Kästchen ein.</text:p>
          </table:table-cell>
          <table:table-cell office:value-type="float" office:value="12.5" table:style-name="ce3">
            <text:p>12,5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Die Data IT GmbH will mit der Cashsystems GmbH fusionieren. Die Cashsystems GmbH</text:p>
            <text:p>verliert ihre wirtschaftliche und rechtliche Selbständigkeit. Welchen der folgenden Aussagen</text:p>
            <text:p>trifft auf eine Fusion zu?</text:p>
            <text:p>Tragen Sie die Ziffer vor der zutreffenden Aussage in das Kästchen ein.</text:p>
            <text:p>1- Durch eine Fusion lassen sich immer Preissteigerungen durchsetzen.</text:p>
            <text:p>2- Die Data IT GmbH erhofft sich höhere Gewinne durch Erweiterung des Portfolios.</text:p>
            <text:p>3- Eine Fusion führt immer zur Sicherung der Arbeitsplätze.</text:p>
            <text:p>4- Durch die Fusion wird der internationale Wettbewerb gefördert.</text:p>
            <text:p>5- Die Fusion führt immer zu kostengünstigerer Produktion durch Eröffnung neuer Standorte.</text:p>
          </table:table-cell>
          <table:table-cell office:value-type="string" table:style-name="ce3">
            <text:p>2- Die Data IT GmbH erhofft sich höhere Gewinne durch Erweiterung des Portfolios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Die Data IT GmbH plant, eine Servicegesellschaft in der Rechtsform einer GmbH mit vorerst</text:p>
            <text:p>fünf Mitarbeitern zu gründen.</text:p>
            <text:p>Welche der folgenden Vorschriften sind dabei zu beachten?</text:p>
            <text:p>Tragen Sie die Ziffern vor den zwei zutreffenden Aussagen in die Kästchen ein.</text:p>
            <text:p>1- Die Data IT GmbH kann nicht Gesellschafter einer neu gegründeten GmbH werden.</text:p>
            <text:p>2- Die Gründung der Servicegesellschaft muss vom Kartellamt genehmigt werden.</text:p>
            <text:p>3- Das Stammkapital muss mindestens 25.000 EUR betragen.</text:p>
            <text:p>4- Ein Gesellschafter der Data IT GmbH kann auch Gesellschafter der neu gegründeten</text:p>
            <text:p>GmbH werden.</text:p>
            <text:p>5- Die Gründung darf nur durch den Geschäftsführer der Data IT GmbH erfolgen.</text:p>
            <text:p>6- Die Data IT GmbH haftet unmittelbar, unbeschränkt und solidarisch für das</text:p>
            <text:p>Tochterunternehmen.</text:p>
          </table:table-cell>
          <table:table-cell office:value-type="string" table:style-name="ce3">
            <text:p>3- Das Stammkapital muss mindestens 25.000 EUR betragen.</text:p>
            <text:p>4- Ein Gesellschafter der Data IT GmbH kann auch Gesellschafter der neu gegründeten</text:p>
            <text:p>GmbH werde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Die Geschäftsleitung der Data IT GmbH hat für das neue Geschäftsjahr die</text:p>
            <text:p>Marktentwicklung analysiert. Die Marktentwicklung hängt von verschiedenen Faktoren ab,</text:p>
            <text:p>die das Konsumverhalten beeinflussen.</text:p>
            <text:p>Welche der folgenden Aussagen trifft zu?</text:p>
            <text:p>Tragen Sie die Ziffer vor der zutreffenden Aussage in das Kästchen ein.</text:p>
            <text:p>1- Eine erhöhte Nachfrage führt immer zu Preissenkungen.</text:p>
            <text:p>2- Eine erhöhte Kaufkraft der Konsumenten kann zu einer erhöhten Nachfrage führen.</text:p>
            <text:p>3- Bei einer erhöhten Kaufkraft der Konsumenten muss das Angebot reduziert werden.</text:p>
            <text:p>4- Ein verringertes Angebot führt immer zu Preissenkungen.</text:p>
            <text:p>5- Änderungen der Kaufkraft beeinflussen nicht die Marktsituation.</text:p>
          </table:table-cell>
          <table:table-cell office:value-type="string" table:style-name="ce3">
            <text:p>2- Eine erhöhte Kaufkraft der Konsumenten kann zu einer erhöhten Nachfrage führe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Die folgende Grafik zeigt die Marktsituation auf dem Markt für ein von der Data IT GmbH</text:p>
            <text:p>vertriebenes Karten-Lesegerät:</text:p>
            <text:p/>
            <text:p>Welche der folgenden Aussagen können aus der Grafik abgeleitet werden?</text:p>
            <text:p>Tragen Sie die Ziffern vor den zwei zutreffenden Aussagen in die Kästchen ein.</text:p>
            <text:p>1- Bei einem Preis von 55 EUR beträgt der Nachfrageüberhang 20 Stück.</text:p>
            <text:p>2- Bel einem Preis von 55 EUR beträgt der Angebotsüberhang 20 Stück.</text:p>
            <text:p>3- Bei einem Preis von 50 EUR beträgt die Produzentenrente 50 EUR.</text:p>
            <text:p>4- Bei einem Preis von 45 EUR beträgt der Umsatz 4.050 EUR.</text:p>
            <text:p>5- Der Absatz zum Gleichgewichtspreis beträgt 35 Stück.</text:p>
            <text:p>6- Der Umsatz zum Gleichgewichtspreis beträgt 1.225 EUR.</text:p>
          </table:table-cell>
          <table:table-cell office:value-type="string" table:style-name="ce3">
            <text:p>5- Der Absatz zum Gleichgewichtspreis beträgt 35 Stück.</text:p>
            <text:p>6- Der Umsatz zum Gleichgewichtspreis beträgt 1.225 EUR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office:value-type="string" table:style-name="ce1">
            <text:p>*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In einem Arbeitstreffen analysieren Sie verschiedene Marktsituationen.</text:p>
            <text:p>Welcher der folgenden Indikatoren weist auf einen Käufermarkt hin?</text:p>
            <text:p>Tragen Sie die Ziffer vor dem zutreffenden Indikator in das Kästchen ein.</text:p>
            <text:p>1- Auf dem Markt für USB Sticks gibt es nur noch wenige Anbieter.</text:p>
            <text:p>2- Einem großen Angebot an Laptops steht eine relativ geringe Nachfrage gegenüber.</text:p>
            <text:p>3- In der IT Branche herrscht geringer Wettbewerb.</text:p>
            <text:p>4- Das Nachfrage nach Laptops übersteigt das Angebot.</text:p>
            <text:p>5- Die Nachfrage nach USB Sticks ist größer als das Ang</text:p>
          </table:table-cell>
          <table:table-cell office:value-type="string" table:style-name="ce3">
            <text:p>2- Einem großen Angebot an Laptops steht eine relativ geringe Nachfrage gegenüber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3">
            <text:p>Der Staat möchte durch geeignete wirtschaftspolitische Maßnahmen die Kaufkraft der</text:p>
            <text:p>Verbraucher stärken, um die Konjunktur zu beleben.</text:p>
            <text:p>Welche der folgenden Maßnahmen erhöht die Kaufkraft der Verbraucher?</text:p>
            <text:p>Tragen Sie die Ziffer vor der zutreffenden Maßnahme in das Kästchen ein.</text:p>
            <text:p>1- Der Staat erhöht den steuerfreien Grundbetrag in der Einkommensteuer.</text:p>
            <text:p>2- Die Abschreibungsmöglichkeiten für Unternehmen werden eingeschränkt.</text:p>
            <text:p>3- Die Steuersätze für die Erbschaftssteuer werden erhöht.</text:p>
            <text:p>4- Die Beitragsbemessungsgrenzen in der Sozialversicherung werden erhöht.</text:p>
            <text:p>5- Die Zuschüsse zur Wohnungsbauförderung werden reduziert.</text:p>
          </table:table-cell>
          <table:table-cell office:value-type="string" table:style-name="ce3">
            <text:p>1- Der Staat erhöht den steuerfreien Grundbetrag in der Einkommensteuer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Die Data IT GmbH hat der Fresh GmbH ein Kassensystem verkauft:</text:p>
            <text:p> Rechnungsbetrag: 12.500,00EUR</text:p>
            <text:p> Rechnungsdatum: 24.01.2022</text:p>
            <text:p> Zahlungsziel: 10.02.2022</text:p>
            <text:p> Zahlungsbedingung: fällig ohne Abzug</text:p>
            <text:p> Lieferung am: 24.01.2022</text:p>
            <text:p>Die Fresh GmbH hat das Kassensystem bisher nicht bezahlt.</text:p>
            <text:p>An welchem Tag um 00:00 Uhr verjährt der Anspruch der Data IT GmbH auf die Zahlung der</text:p>
            <text:p>Fresh GmbH?</text:p>
            <text:p>Tragen Sie das Datum des entsprechenden Tages in die Kästchen ein.</text:p>
            <text:p>§ 195 (BGB) Regelmäßige Verjährungsfrist</text:p>
            <text:p>Die regelmäßige Verjährungsfrist beträgt drei Jahre</text:p>
            <text:p>§ 199 (BGB) Beginn der regelmäßigen Verjährungsfrist und</text:p>
            <text:p>Verjährungshöchstfristen(1) Die regelmäßige Verjährungsfrist beginnt, soweit nicht ein</text:p>
            <text:p>anderer Verjährungsbeginn bestimmt ist, mit dem Schluss des Jahres, in dem</text:p>
            <text:p>1.der Anspruch entstanden ist und</text:p>
            <text:p>2.der Gläubiger von den den Anspruch begründenden Umständen und der Person des</text:p>
            <text:p>Schuldners Kenntnis erlangt oder ohne grobe Fahrlässigkeit erlangen müsste.</text:p>
          </table:table-cell>
          <table:table-cell office:value-type="date" office:date-value="2026-01-01T00:00:00" table:style-name="ce4">
            <text:p>01.01.2026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Die 19-jährige Auszubildende Petra Müller kauft einen Motorroller im Wert von 2.299,00</text:p>
            <text:p>EUR. Welche der folgenden Aussagen trifft auf dieses Rechtsgeschäft zu?</text:p>
            <text:p>Tragen Sie die Ziffer vor der zutreffenden Aussage in das Kästchen ein.</text:p>
            <text:p>Das Rechtsgeschäft ist...</text:p>
            <text:p>1- nichtig, weil Petra Müller beschränkt geschäftsfähig ist.</text:p>
            <text:p>2- anfechtbar, weil die Zustimmung der gesetzlichen Vertreter fehlt.</text:p>
            <text:p>3- ungültig, weil Petra Müller nicht rechtsfähig ist.</text:p>
            <text:p>4- gültig, weil Petra Müller unbeschränkt geschäftsfähig ist.</text:p>
            <text:p>5- schwebend unwirksam, solange Petra Müller noch in Ausbildung ist.</text:p>
          </table:table-cell>
          <table:table-cell office:value-type="string" table:style-name="ce3">
            <text:p>4- gültig, weil Petra Müller unbeschränkt geschäftsfähig ist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Heinz Müller und Petra Schmitz, die mehrere Jahre in der Data IT GmbH beschäftigt waren,</text:p>
            <text:p>wollen sich mit einem IT-Unternehmen selbständig machen. Die finanzierende Bank erwartet</text:p>
            <text:p>von den Existenzgründern die Vorlage eines Businessplans.</text:p>
            <text:p>Welche der folgenden Aussagen über einen Businessplan trifft zu?</text:p>
            <text:p>Tragen Sie die Ziffer vor der zutreffenden Aussage in das Kästchen ein.</text:p>
            <text:p>1- Im Businessplan werden die unternehmerischen Ziele festgelegt.</text:p>
            <text:p>2- Ein Businessplan kann nur nach erfolgreicher Gründung einer Kapitalgesellschaft erstellt</text:p>
            <text:p>werden.</text:p>
            <text:p>3- Ein Businessplan muss von der IHK genehmigt werden.</text:p>
            <text:p>4- Ein Businessplan muss notariell beurkundet werden.</text:p>
            <text:p>5- Ein Businessplan ist nur bei der Aufnahme von Darlehen notwendig.</text:p>
          </table:table-cell>
          <table:table-cell office:value-type="string" table:style-name="ce3">
            <text:p>1- Im Businessplan werden die unternehmerischen Ziele festgelegt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Die Data IT GmbH handelt mit Waren, die in weltweiter Arbeitsteilung hergestellt werden.</text:p>
            <text:p>Welche der folgenden Aussagen zur Auswirkung auf die weltweite Arbeitsteilung ist</text:p>
            <text:p>zutreffend?</text:p>
            <text:p>Tragen Sie die Ziffer vor der zutreffenden Aussage in das Kästchen ein.</text:p>
            <text:p>1- Durch die weltweite Arbeitsteilung werden in allen Ländern gleich hohe soziale und</text:p>
            <text:p>ökologische Standards garantiert.</text:p>
            <text:p>2- Die Umweltbelastung durch den Transport der Waren nimmt zu.</text:p>
            <text:p>3- Auf dem weltweiten Arbeitsmarkt herrscht eine allgemeine Arbeitnehmerfreizügigkeit.</text:p>
            <text:p>4- Durch die weltweite Arbeitsteilung nimmt die Menge der transportierten Waren stetig ab.</text:p>
            <text:p>5- Die Produktion erfolgt jeweils in den Ländern mit den ökologisch besten Standards.</text:p>
          </table:table-cell>
          <table:table-cell office:value-type="string" table:style-name="ce3">
            <text:p>2- Die Umweltbelastung durch den Transport der Waren nimmt zu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Die Volkswirtschaft der Bundesrepublik Deutschland profitiert von der Globalisierung.</text:p>
            <text:p>Welche der folgenden Maßnahmen fördert die Globalisierung?</text:p>
            <text:p>Tragen Sie die Ziffer vor der zutreffenden Maßnahme in das Kästchen ein.</text:p>
            <text:p>1- Die Senkung der Importzölle.</text:p>
            <text:p>2- Die Erhöhung von Steuern für Transportdienstleistungen.</text:p>
            <text:p>3- Die Einführung von Exporthemnissen.</text:p>
            <text:p>4- Ein deutsches Unternehmen produziert ausschließlich in Deutschland.</text:p>
            <text:p>5- Ein ausländisches Unternehmen schließt die Fertigung in Deutschland.</text:p>
          </table:table-cell>
          <table:table-cell office:value-type="string" table:style-name="ce3">
            <text:p>1- Die Senkung der Importzölle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Die Soziale Marktwirtschaft ist in Deutschland ein gesellschafts- und wirtschaftspolitisches</text:p>
            <text:p>Leitbild.</text:p>
            <text:p>Welche der folgenden Aussagen zur Sozialen Marktwirtschaft ist zutreffend?</text:p>
            <text:p>Tragen Sie die Ziffer vor der zutreffenden Aussage in das Kästchen ein.</text:p>
            <text:p>1- Der Staat fördert Monopole und Kartelle, um einen Leistungswettbewerb zu verhindern.</text:p>
            <text:p>2- Der Staat greift regulierend in Märkte ein, indem er für Waren Mindest- und Höchstpreise</text:p>
            <text:p>sowie Angebotsmengen festsetzt.</text:p>
            <text:p>3- Alle von Insolvenz bedrohten Unternehmen werden auf Antrag durch staatliche</text:p>
            <text:p>Subventionen gestützt.</text:p>
            <text:p>4- Durch die Gesetzgebung werden alle Wettbewerbshemmnisse vermieden, so dass auf</text:p>
            <text:p>den Märkten eine vollständige Konkurrenz erreicht wird.</text:p>
            <text:p>5- Durch soziale Sicherungssysteme sollen durch marktwirtschaftliche Ereignisse</text:p>
            <text:p>verursachte Härten abgemildert werden.</text:p>
          </table:table-cell>
          <table:table-cell office:value-type="string" table:style-name="ce3">
            <text:p>5- Durch soziale Sicherungssysteme sollen durch marktwirtschaftliche Ereignisse</text:p>
            <text:p>verursachte Härten abgemildert werden.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mmer AP IT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Situation</text:p>
            <text:p>Sie sind Mitarbeiterin/Mitarbeiter der MÖLLER AG.</text:p>
            <text:p>Die MÖLLER AG ist ein IT-Dienstleister.</text:p>
            <text:p>Die folgenden Aufgaben beziehen sich auf dieses Unternehmen.</text:p>
            <text:p>1. Aufgabe</text:p>
            <text:p>Die MÖLLER AG bietet Dienstleistungen für IT-Unternehmen an.</text:p>
            <text:p>Die Aktionäre der MÖLLER AG sind Privatpersonen, die Dividenden erwarten.</text:p>
            <text:p>Welche der folgenden Angaben treffen auf die MÖLLER AG zu?</text:p>
            <text:p>Tragen Sie die Ziffern vor den zwei zutreffenden Angaben in die Kästchen ein.</text:p>
            <text:p>1. Unternehmen des primären Sektors</text:p>
            <text:p>2. Unternehmen des tertiären Sektors</text:p>
            <text:p>3. Erwerbswirtschaftliches Unternehmen</text:p>
            <text:p>4. Gemeinwirtschaftliches Unternehmen</text:p>
            <text:p>5. Personengesellschaft</text:p>
            <text:p>6. Gesellschaft bürgerlichen Rechts</text:p>
          </table:table-cell>
          <table:table-cell office:value-type="string" table:style-name="ce3">
            <text:p>2. Unternehmen des tertiären Sektors</text:p>
            <text:p>3. Erwerbswirtschaftliches Unternehme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2. Aufgabe</text:p>
            <text:p>Die folgende Grafik zeigt einen vereinfachten Wirtschaftskreislauf.</text:p>
            <text:p>Welchem der folgenden Vorgänge lässt sich der Nummer 08 in dem obenstehenden</text:p>
            <text:p>Geldkreislaufschema zuordnen?</text:p>
            <text:p>Tragen Sie die Ziffer vor dem zutreffenden Vorgang in das Kästchen ein.</text:p>
            <text:p>1. Zahlungen für Importe</text:p>
            <text:p>2. Private Ersparnisse</text:p>
            <text:p>3. Subventionen</text:p>
            <text:p>4. Einkommen</text:p>
            <text:p>5. Außenbeitrag</text:p>
          </table:table-cell>
          <table:table-cell office:value-type="string" table:style-name="ce3">
            <text:p>3. Subventione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3. Aufgabe</text:p>
            <text:p>Eine Mitarbeiterin der MÖLLER AG ist schwanger. Für sie gelten die Regelungen des</text:p>
            <text:p>Mutterschutzgesetzes. Welche der folgenden Aussagen zum Mutterschutzgesetz ist</text:p>
            <text:p>zutreffend?</text:p>
            <text:p>Tragen Sie die Ziffer vor der zutreffenden Aussage in das Kästchen ein.</text:p>
            <text:p>Die Arbeitnehmerin ...</text:p>
            <text:p>1. muss dem Arbeitgeber ihre Schwangerschaft mitteilen.</text:p>
            <text:p>2. kann in der Schwangerschaft ihre Arbeitszeiten (Kommen- und Gehenzeiten sowie</text:p>
            <text:p>Dauer) frei wählen.</text:p>
            <text:p>3. muss bei Schwangerschaft mit Lohneinbußen rechnen, da der Lohn während des</text:p>
            <text:p>Mutterschutzes höchstens 75 % des letzten Nettolohns betragen darf.</text:p>
            <text:p>4. besitzt während ihrer Schwangerschaft und nach der Entbindung einen besonderen</text:p>
            <text:p>Kündigungsschutz.</text:p>
            <text:p>5. kann vom Arbeitergeber verlangen, in der Schutzfrist nach der Entbindung</text:p>
            <text:p>beschäftigt zu werden.</text:p>
          </table:table-cell>
          <table:table-cell office:value-type="string" table:style-name="ce3">
            <text:p>4. besitzt während ihrer Schwangerschaft und nach der Entbindung einen besonderen</text:p>
            <text:p>Kündigungsschutz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4. Aufgabe</text:p>
            <text:p>Die MÖLLER AG will eine Stelle neu besetzen. Mit einer Bewerberin soll ein</text:p>
            <text:p>Einstellungsgespräch geführt werden.</text:p>
            <text:p>Zu welcher der folgenden Angelegenheiten muss die Bewerberin keine Auskunft bzw. keine</text:p>
            <text:p>wahrheitsgemäße Antwort geben?</text:p>
            <text:p>Tragen Sie die Ziffer vor der entsprechenden Angelegenheit in das Kästchen ein.</text:p>
            <text:p>1. Über die Staatsangehörigkeit.</text:p>
            <text:p>2. Über ihren exakten beruflichen Werdegang.</text:p>
            <text:p>3. Über ihren Familienstand.</text:p>
            <text:p>4. Über ihre Gewerkschaftszugehörigkeit.</text:p>
            <text:p>5. Über ihre Krankenkassenzugehörigkeit.</text:p>
          </table:table-cell>
          <table:table-cell office:value-type="string" table:style-name="ce3">
            <text:p>4. Über ihre Gewerkschaftszugehörigkeit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5. Aufgabe</text:p>
            <text:p>Die MÖLLER AG schließt mit der Bewerberin Julia Kropp einen unbefristeten Arbeitsvertrag.</text:p>
            <text:p>Welche der folgenden im Arbeitsvertrag aufgeführten Vereinbarungen ist ungültig?</text:p>
            <text:p>Tragen Sie die Ziffer vor der ungültigen Vereinbarung in das Kästchen ein.</text:p>
            <text:p>1. Der vorliegende Arbeitsvertrag unterliegt den geltenden Tarifverträgen und</text:p>
            <text:p>Betriebsvereinbarungen in der jeweils gültigen Fassung.</text:p>
            <text:p>2. Die Arbeitnehmerin erhält mehr Urlaub als im Bundesurlaubsgesetz vorgesehen.</text:p>
            <text:p>3. Die Arbeitnehmerin muss eine Arbeitsunfähigkeitsbescheinigung wegen Krankheit</text:p>
            <text:p>spätestens am kommenden Werktag bei ihrem Arbeitgeber vorlegen.</text:p>
            <text:p>4. Die Arbeitnehmerin erhält als Ausgleich dafür, dass sie nur 16 Werktage Urlaub in</text:p>
            <text:p>einem vollen Kalenderjahr erhält, ein Gehalt, das 200 EUR höher ist als im geltenden</text:p>
            <text:p>Tarifvertrag vorgesehen.</text:p>
            <text:p>5. Die Arbeitnehmerin erhält für ihre Tätigkeit ein Monatsgehalt von 2.600 EUR, das erst</text:p>
            <text:p>am letzten Werktag eines Monats zahlbar ist.</text:p>
          </table:table-cell>
          <table:table-cell office:value-type="string" table:style-name="ce3">
            <text:p>4. Die Arbeitnehmerin erhält als Ausgleich dafür, dass sie nur 16 Werktage Urlaub in</text:p>
            <text:p>einem vollen Kalenderjahr erhält, ein Gehalt, das 200 EUR höher ist als im geltenden</text:p>
            <text:p>Tarifvertrag vorgeseh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6. Aufgabe</text:p>
            <text:p>Herr Vieluf hat seinen Bewerbungsunterlagen ein einfaches Arbeitszeugnis beigefügt.</text:p>
            <text:p>Welche der folgenden Angaben kann einem einfachen Arbeitszeugnis entnommen werden?</text:p>
            <text:p>Tragen Sie die Ziffer vor der zutreffenden Angabe in das Kästchen ein.</text:p>
            <text:p>Angaben über...</text:p>
            <text:p>1. besondere berufsspezifische Kenntnisse.</text:p>
            <text:p>2. Grund des Ausscheidens.</text:p>
            <text:p>3. Art und Dauer der Beschäftigung.</text:p>
            <text:p>4. Staatsangehörigkeit.</text:p>
            <text:p>5. Führung und Leistung während des Beschäftigungsverhältnisses.</text:p>
          </table:table-cell>
          <table:table-cell office:value-type="string" table:style-name="ce3">
            <text:p>3. Art und Dauer der Beschäftigung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7. Aufgabe</text:p>
            <text:p>Die Mitarbeiter der MÖLLER AG müssen die Bedeutung folgender Zeichen kennen.</text:p>
            <text:p>Welche der folgenden Bedeutungen treffen auf die nachstehenden Zeichen zu?</text:p>
            <text:p>Tragen Sie die Ziffer vor der jeweils zutreffenden Bedeutung zweistellig in die Kästchen ein.</text:p>
            <text:p>Bedeutungen</text:p>
            <text:p>1. Tür darf nicht offen stehen</text:p>
            <text:p>2. Verwendung von Infrarot-Fernbedienungen verboten</text:p>
            <text:p>3. Mitführen von magnetischen und elektronischen Datenträgern verboten (d)</text:p>
            <text:p>4. Nicht schalten</text:p>
            <text:p>5. Automatischer Anlauf möglich</text:p>
            <text:p>6. Vor Öffnen Netzstecker ziehen (a)</text:p>
            <text:p>7. Gerät nach Gebrauch vom Netz trennen</text:p>
            <text:p>8. Löschschlauch (b)</text:p>
            <text:p>9. Gefahren durch Batterien (c)</text:p>
            <text:p>10. Starke Magnetfelder</text:p>
            <text:p>11. Säurestand der Batterien prüfen</text:p>
          </table:table-cell>
          <table:table-cell table:style-name="ce3"/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8. Aufgabe</text:p>
            <text:p>Die Geschäftsleitung der MÖLLER AG arbeitet mit dem Betriebsrat vertrauensvoll</text:p>
            <text:p>zusammen.</text:p>
            <text:p>In welcher der folgenden Angelegenheiten hat der Betriebsrat laut</text:p>
            <text:p>Betriebsverfassungsgesetz ein Mitbestimmungsrecht?</text:p>
            <text:p>Tragen Sie die Ziffer vor der zutreffenden Angelegenheit in das Kästchen ein.</text:p>
            <text:p>1. Der Betriebsrat verhandelt mit der Unternehmung über</text:p>
            <text:p>Rationalisierungsmaßnahmen.</text:p>
            <text:p>2. Der Betriebsrat nimmt Stellung zu einer vom Arbeitgeber ausgesprochenen</text:p>
            <text:p>Kündigung eines Arbeitnehmers, die er für sozial ungerechtfertigt hält.</text:p>
            <text:p>3. Der Betriebsrat vereinbart mit dem Arbeitgeber, dass zu besetzende Stellen im</text:p>
            <text:p>Betrieb auszuschreiben sind.</text:p>
            <text:p>4. Arbeitgeber und Betriebsrat vereinbaren, dass die tägliche Arbeitszeit um eine halbe</text:p>
            <text:p>Stunde verlängert wird.</text:p>
            <text:p>5. Der Betriebsrat verlangt vom Arbeitgeber Auskunft über eine geplante neue</text:p>
            <text:p>Zweigniederlassung.</text:p>
          </table:table-cell>
          <table:table-cell office:value-type="string" table:style-name="ce3">
            <text:p>4. Arbeitgeber und Betriebsrat vereinbaren, dass die tägliche Arbeitszeit um eine halbe</text:p>
            <text:p>Stunde verlängert wir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9. Aufgabe</text:p>
            <text:p>Die MÖLLER AG schließt mit dem Betriebsrat eine neue Betriebsvereinbarung ab, die</text:p>
            <text:p>mehrere Änderungen mit sich bringt. Welche der folgenden Vereinbarungen kann nicht</text:p>
            <text:p>Bestandteil dieser Betriebsvereinbarung sein?</text:p>
            <text:p>Tragen Sie die Ziffer vor der Vereinbarung, die nicht Bestandteil dieser</text:p>
            <text:p>Betriebsvereinbarung sein kann, in das Kästchen ein.</text:p>
            <text:p>1. Rauchverbote in der Kantine</text:p>
            <text:p>2. Betriebliche Altersvorsorge</text:p>
            <text:p>3. Einführung der flexiblen Arbeitszeit</text:p>
            <text:p>4. Urlaubsregelungen</text:p>
            <text:p>5. Aufhebung des Kündigungsschutzes für langjährige Mitarbeiter</text:p>
          </table:table-cell>
          <table:table-cell office:value-type="string" table:style-name="ce3">
            <text:p>5. Aufhebung des Kündigungsschutzes für langjährige Mitarbeiter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3">
            <text:p>10. Aufgabe</text:p>
            <text:p>Während eines Arbeitskampfes wird in der örtlichen Tageszeitung über eine Aussperrung</text:p>
            <text:p>berichtet.</text:p>
            <text:p>Welche der folgenden Aussagen trifft auf eine Aussperrung zu.</text:p>
            <text:p>Tragen Sie die Ziffer vor der zutreffenden Aussage in das Kästchen ein.</text:p>
            <text:p>Aussperrung bedeutet...</text:p>
            <text:p>1. die Betriebsbesetzung durch Streikende, die der Betriebsleitung den Zutritt</text:p>
            <text:p>verwehren.</text:p>
            <text:p>2. eine außerordentliche Kündigung der gewerkschaftlich organisierten Arbeitnehmer.</text:p>
            <text:p>3. die gemeinsame und planmäßige Arbeitsniederlegung aller Arbeitnehmer.</text:p>
            <text:p>4. die vorübergehende Aufhebung der Arbeitsverhältnisse aller Mitarbeiter in den</text:p>
            <text:p>betroffenen Betrieben.</text:p>
            <text:p>5. die ordentliche Kündigung von Arbeitnehmern für den Zeitraum eines</text:p>
            <text:p>Arbeitskampfes.</text:p>
          </table:table-cell>
          <table:table-cell office:value-type="string" table:style-name="ce3">
            <text:p>4. die vorübergehende Aufhebung der Arbeitsverhältnisse aller Mitarbeiter in den</text:p>
            <text:p>betroffenen Betrieb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11. Aufgabe</text:p>
            <text:p>Sara Stüven, Auszubildende bei der MÖLLER AG, möchte acht Wochen ihrer</text:p>
            <text:p>Berufsausbildung im Ausland durchführen. In diesem Zusammenhang wurde sie auf den</text:p>
            <text:p>Europass hingewiesen.</text:p>
            <text:p>Zu welchem der folgenden Zwecke wurde der Europass geschaffen?</text:p>
            <text:p>Tragen Sie die Ziffer vor dem zutreffenden Zweck in das Kästchen ein.</text:p>
            <text:p>1. Der Europass ersetzt die Reisepässe der EU-Mitgliedstaaten bei Auszubildenden.</text:p>
            <text:p>2. Der Europass ist ein vereinheitlichtes Dokument, das Qualifikationen und</text:p>
            <text:p>Kompetenzen europaweit verständlich und transparent darstellt.</text:p>
            <text:p>3. Mit dem Europass kann man innerhalb der EU kostenlos Bahn fahren und verreisen,</text:p>
            <text:p>ohne Wartezeiten an den Grenzen zu haben.</text:p>
            <text:p>4. Mit dem Europass kann man innerhalb der EU formlos Unternehmen gründen und</text:p>
            <text:p>Mitarbeiter aus der gesamten EU einstellen.</text:p>
            <text:p>5. Der Europass garantiert die kostenlose medizinische Versorgung innerhalb der EU</text:p>
            <text:p>für Staatsbürger der EU-Mitgliedsstaaten.</text:p>
          </table:table-cell>
          <table:table-cell office:value-type="string" table:style-name="ce3">
            <text:p>2. Der Europass ist ein vereinheitlichtes Dokument, das Qualifikationen und</text:p>
            <text:p>Kompetenzen europaweit verständlich und transparent darstell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12. Aufgabe</text:p>
            <text:p>Arbeitgeber und Arbeitnehmer tragen die Beiträge für die verschiedenen gesetzlichen</text:p>
            <text:p>Sozialversicherungen entweder zu bestimmten Teilen oder aber auch vollständig.</text:p>
            <text:p>Für welche der folgenden gesetzlichen Sozialversicherungen ist die Verteilung der</text:p>
            <text:p>Zahlungen für Arbeitgeber und Arbeitnehmer richtig angegeben?</text:p>
            <text:p>Tragen Sie die Ziffer vor der zutreffenden Sozialversicherung in das Kästchen ein.</text:p>
            <text:p>Zahlung durch</text:p>
            <text:p>Sozialversicherung Arbeitgeber Arbeitnehmer</text:p>
            <text:p>1 Pflegeversicherung 70% 30%</text:p>
            <text:p>2 Krankenversicherung 30% 70%</text:p>
            <text:p>3 Rentenversicherung 20% 80%</text:p>
            <text:p>4 Arbeitslosenversicherung 0% 100%</text:p>
            <text:p>5 Unfallversicherung 100% 0%</text:p>
          </table:table-cell>
          <table:table-cell table:style-name="ce3"/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13. Aufgabe</text:p>
            <text:p>Der Mitarbeiter Niels Janneck hat Fragen zu seinen Sozialversicherungsbeiträgen.</text:p>
            <text:p>Welche der der folgenden Aussagen zur Berechnung der Sozialversicherungsbeiträge ist</text:p>
            <text:p>zutreffend?</text:p>
            <text:p>Tragen Sie die Ziffer vor der zutreffenden Aussage in das Kästchen ein.</text:p>
            <text:p>1. Ein Anstieg der Beitragsbemessungsgrenzen hat keine Auswirkungen auf die</text:p>
            <text:p>Lohnnebenkosten.</text:p>
            <text:p>2. Bis zu der Beitragsbemessungsgrenze wird das Arbeitsentgelt für Beiträge der</text:p>
            <text:p>gesetzlichen Sozialversicherung herangezogen.</text:p>
            <text:p>3. Bei einem Anstieg der Beitragsbemessungsgrenze muss der Arbeitnehmer die</text:p>
            <text:p>Steuerklasse wechseln.</text:p>
            <text:p>4. Bei Überschreiten der Beitragsbemessungsgrenzen ist ein Arbeitnehmer von der</text:p>
            <text:p>Versicherungspflicht in der gesetzlichen Rentenversicherung befreit.</text:p>
            <text:p>5. Die Beitragsbemessungsgrenze gilt auch für die gesetzliche Unfallversicherung.</text:p>
          </table:table-cell>
          <table:table-cell office:value-type="string" table:style-name="ce3">
            <text:p>2. Bis zu der Beitragsbemessungsgrenze wird das Arbeitsentgelt für Beiträge der</text:p>
            <text:p>gesetzlichen Sozialversicherung herangezog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14. Aufgabe</text:p>
            <text:p>Die MÖLLER AG hat einem Angestellten betriebsbedingt ordentlich gekündigt.</text:p>
            <text:p>Er wird unmittelbar nach der Kündigung arbeitslos und muss Arbeitslosengeld (ALG I)</text:p>
            <text:p>beantragen.</text:p>
            <text:p>Welche der folgenden Aussagen trifft auf das Arbeitslosengeld zu?</text:p>
            <text:p>Tragen Sie die Ziffer vor der zutreffenden Aussage in das Kästchen ein.</text:p>
            <text:p>Eine Leistung,...</text:p>
            <text:p>1. die vom Staat gezahlt wird, um den Grundbedarf zu decken.</text:p>
            <text:p>2. deren Höhe unabhängig vom letzten Einkommen ist und die sich an den persönlichen</text:p>
            <text:p>Ansprüchen des Arbeitslosen bemisst.</text:p>
            <text:p>3. die bei betriebsbedingter ordentlicher Kündigung erst nach einer Sperrzeit von zwölf</text:p>
            <text:p>Wochen ausgezahlt wird.</text:p>
            <text:p>4. die nach einem sozialversicherungspflichtigen Arbeitsverhältnis von mindestens zwölf</text:p>
            <text:p>Monaten gezahlt wird.</text:p>
            <text:p>5. auf die kein Anspruch besteht, wenn der Arbeitslose ein Vermögen besitzt, das dieser</text:p>
            <text:p>zur Finanzierung seines Lebensunterhalts nutzen kann.</text:p>
          </table:table-cell>
          <table:table-cell office:value-type="string" table:style-name="ce3">
            <text:p>4. die nach einem sozialversicherungspflichtigen Arbeitsverhältnis von mindestens zwölf</text:p>
            <text:p>Monaten gezahlt wir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15. Aufgabe</text:p>
            <text:p>Die Solidarität ist ein gesellschaftspolitisches Prinzip, das in der Bundesrepublik Deutschland</text:p>
            <text:p>angewendet wird.</text:p>
            <text:p>Welcher der folgenden Sachverhalte entspricht dem Prinzip der Solidarität?</text:p>
            <text:p>Tragen Sie die Ziffer vor dem zutreffenden Sachverhalt in das Kästchen ein.</text:p>
            <text:p>1. Der Staat senkt die Beitragsbemessungsgrenze für die gesetzliche Krankenkasse.</text:p>
            <text:p>2. Der Staat fordert verstärkt Selbstverantwortung bei der Altersvorsorge.</text:p>
            <text:p>3. Der Einkommenssteuersatz steigt progressiv mit dem Einkommen.</text:p>
            <text:p>4. Kindergartenbeiträge sind für alle Eltern, unabhängig vom Einkommen, gleich hoch.</text:p>
            <text:p>5. Der Beitrag zur Krankenversicherung steigt mit individuellem Krankheitsrisiko des</text:p>
            <text:p>Versicherten.</text:p>
          </table:table-cell>
          <table:table-cell office:value-type="string" table:style-name="ce3">
            <text:p>3. Der Einkommenssteuersatz steigt progressiv mit dem Einkomm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16. Aufgabe</text:p>
            <text:p>Die Mitarbeiter der MÖLLER AG diskutieren über die unterschiedlichen Möglichkeiten einer</text:p>
            <text:p>privaten Altersvorsorge.</text:p>
            <text:p>Welcher der folgenden Sachverhalte gefährdet eine private Altersvorsorge?</text:p>
            <text:p>Tragen Sie die Ziffer vor dem zutreffenden Sachverhalt in das Kästchen ein.</text:p>
            <text:p>1. Niedriges Zinsniveau für Spareinlagen</text:p>
            <text:p>2. Konjunkturaufschwung</text:p>
            <text:p>3. Staatliche Zuschüsse zur betrieblichen Altersvorsorge</text:p>
            <text:p>4. Moderate Lohnforderungen</text:p>
            <text:p>5. Senkung der Beiträge für die gesetzliche Rentenversicherung</text:p>
          </table:table-cell>
          <table:table-cell office:value-type="string" table:style-name="ce3">
            <text:p>1. Niedriges Zinsniveau für Spareinlage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17. Aufgabe</text:p>
            <text:p>Die MÖLLER AG ist ein börsennotiertes Unternehmen.</text:p>
            <text:p>Welches der folgenden Ziele verfolgt die MÖLLER AG vorrangig?</text:p>
            <text:p>Tragen Sie die Ziffer vor dem zutreffenden Ziel in das Kästchen ein.</text:p>
            <text:p>Die MÖLLER AG verfolgt primär das Ziel der...</text:p>
            <text:p>1. Kundenzufriedenheit.</text:p>
            <text:p>2. Kostenmaximierung.</text:p>
            <text:p>3. bestmöglichen Versorgung der Bevölkerung.</text:p>
            <text:p>4. Gewinnmaximierung.</text:p>
            <text:p>5. Erhöhung der Bilanzsumme.</text:p>
          </table:table-cell>
          <table:table-cell office:value-type="string" table:style-name="ce3">
            <text:p>4. Gewinnmaximierung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3">
            <text:p>18. Aufgabe</text:p>
            <text:p>Das folgende Schema zeigt das Leitungssystem der MÖLLER AG.</text:p>
            <text:p>Nach welchem der folgenden Leitungssysteme arbeitet die MÖLLER AG?</text:p>
            <text:p>Tragen Sie die Ziffer vor dem zutreffenden Leitungssystem in das Kästchen ein.</text:p>
            <text:p>1. Einliniensystem</text:p>
            <text:p>2. Matrixsystem</text:p>
            <text:p>3. Mehrliniensystem</text:p>
            <text:p>4. Stabliniensystem</text:p>
            <text:p>5. Abteilungssystem</text:p>
          </table:table-cell>
          <table:table-cell table:style-name="ce3"/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19. Aufgabe</text:p>
            <text:p>Die Geschäftsführung der Möller AG möchte überprüfen, ob die Einstellung neuer Mitarbeiter</text:p>
            <text:p>sich positiv auf die Umsatzentwicklung ausgewirkt hat. Folgende Zahlen liegen der</text:p>
            <text:p>Geschäftsführung vor:</text:p>
            <text:p>Umsatz pro Mitarbeiter im Jahr 2019: 98.000 EUR</text:p>
            <text:p>Geschäftsjahr Anzahl Mitarbeiter Umsatz</text:p>
            <text:p>2020 39 4.127.760 EUR</text:p>
            <text:p>Berechnen Sie ...</text:p>
            <text:p>a) den Umsatz pro Mitarbeiter für das Jahr 2020</text:p>
            <text:p>b) die prozentuale Veränderung des Umsatzes pro Mitarbeiter von 2019 auf 2020.</text:p>
            <text:p>Tragen Sie die Ergebnisse in die Kästchen ein.</text:p>
            <text:p>a) 105.840</text:p>
            <text:p>b) 8 oder (105.840-98.000):98.000*100</text:p>
          </table:table-cell>
          <table:table-cell office:value-type="string" table:style-name="ce3">
            <text:p>a) 105.840</text:p>
            <text:p>b) 8 oder (105.840-98.000):98.000*100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3">
            <text:p>20. Aufgabe</text:p>
            <text:p>Sie sollen für das abgelaufene Geschäftsjahr der MÖLLER AG die nachstehenden</text:p>
            <text:p>Kennzahlen ermitteln.</text:p>
            <text:p>Ordnen Sie den folgenden Kennzahlen die Formel zu, nach denen diese berechnet werden.</text:p>
            <text:p>Tragen Sie die Ziffer vor der jeweils zutreffenden Formel in das Kästchen ein.</text:p>
            <text:p>Formeln</text:p>
            <text:p>1. Eigenkapital * 100/Anlagevermögen</text:p>
            <text:p>2. Gewinn * 100/ Eigenkapital (a-Eigenkapitalrentabilität)</text:p>
            <text:p>3. Eigenkapital * 100 / Gesamtkapital</text:p>
            <text:p>4. Gewinn * 100/ Umsatzerlöse</text:p>
            <text:p>5. Umsatzerlöse * 100/Eigenkapital</text:p>
            <text:p>6. Ertrag / Aufwand (b-Wirtschaftlichkeit)</text:p>
            <text:p>Kennzahlen</text:p>
            <text:p>a) Eigenkapitalrentabilität</text:p>
            <text:p>b) Wirtschaftlichkeit</text:p>
          </table:table-cell>
          <table:table-cell table:style-name="ce3"/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3">
            <text:p>21. Aufgabe</text:p>
            <text:p>Die MÖLLER AG und die Mayer&amp;Schulz GmbH wollen gemeinsam einen Auftrag</text:p>
            <text:p>durchführen und haben dazu einen Kooperationsvertrag geschlossen.</text:p>
            <text:p>Welche der folgenden Formen der Kooperation liegt vor?</text:p>
            <text:p>Tragen Sie die Ziffer vor der zutreffenden Form der Kooperation in das Kästchen ein.</text:p>
            <text:p>1. Interessengemeinschaft</text:p>
            <text:p>2. Arbeitsgemeinschaft (Konsortium)</text:p>
            <text:p>3. Konzern</text:p>
            <text:p>4. Kartell</text:p>
            <text:p>5. Franchising</text:p>
          </table:table-cell>
          <table:table-cell office:value-type="string" table:style-name="ce3">
            <text:p>2. Arbeitsgemeinschaft (Konsortium)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22. Aufgabe</text:p>
            <text:p>Die MÖLLER AG ist im Handelsregister beim örtlichen Amtsgericht eingetragen.</text:p>
            <text:p>Welche der folgenden Aussagen über das Handelsregister ist zutreffend?</text:p>
            <text:p>Tragen Sie die Ziffer vor der zutreffenden Aussage in das Kästchen ein.</text:p>
            <text:p>1. Das Handelsregister ist aufgeteilt in Abteilung A (Personengesellschaften) und</text:p>
            <text:p>Abteilung B (Kapitalgesellschaften).</text:p>
            <text:p>2. Einsicht kann nur nehmen, wer ein berechtigtes Interesse nachweisen kann.</text:p>
            <text:p>3. Das Handelsregister ist ein Verzeichnis aller Kaufleute eines Amtsgerichtsbezirks.</text:p>
            <text:p>4. Das Handelsregister informiert über die Gesellschafter aller eingetragenen Firmen.</text:p>
            <text:p>5. Das Handelsregister benennt die rechtsgeschäftlichen Vertreter der Personen- und</text:p>
            <text:p>Kapitalgesellschaften</text:p>
          </table:table-cell>
          <table:table-cell office:value-type="string" table:style-name="ce3">
            <text:p>1. Das Handelsregister ist aufgeteilt in Abteilung A (Personengesellschaften) und</text:p>
            <text:p>Abteilung B (Kapitalgesellschaften)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23. Aufgabe</text:p>
            <text:p>Die Bundesregierung plant, die Lohn-/Einkommensteuer zu erhöhen.</text:p>
            <text:p>Welche der folgenden Auswirkungen ergibt sich durch diese Maßnahme auf die modellhaft</text:p>
            <text:p>dargestellte Marktsituation?</text:p>
            <text:p>Tragen Sie die Ziffer vor der zutreffenden Auswirkung in das Kästchen ein.</text:p>
            <text:p>1. Die Nachfragekurve verschiebt sich nach rechts.</text:p>
            <text:p>2. Die Nachfragekurve verschiebt sich nach links.</text:p>
            <text:p>3. Die Angebotskurve verschiebt sich nach links.</text:p>
            <text:p>4. Die Angebotskurve verschiebt sich nach rechts.</text:p>
            <text:p>5. Es kommt zu keinen Veränderungen der Kurven.</text:p>
          </table:table-cell>
          <table:table-cell table:style-name="ce3"/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24. Aufgabe</text:p>
            <text:p>Auf einem Markt mit vollständiger Konkurrenz besteht für ein gleichartiges Gut folgende</text:p>
            <text:p>Gesamtnachfrage und folgendes Gesamtangebot:</text:p>
            <text:p>Preis je Stück in EUR Gesamte Nachfragemenge in Stück Gesamte Angebotsmenge in Stück</text:p>
            <text:p>100,00 2.000 1.200</text:p>
            <text:p>110,00 1.800 1.400</text:p>
            <text:p>120,00 1.600 1.600</text:p>
            <text:p>130,00 1.400 1.800</text:p>
            <text:p>140,00 1.200 2.000</text:p>
            <text:p>Welche der folgenden Aussagen kann durch obiges Zahlenbeispiel bestätigt werden?</text:p>
            <text:p>Tragen Sie die Ziffer vor der zutreffenden Aussage in das Kästchen ein.</text:p>
            <text:p>1. Bei einem Preis von 100 EUR entsteht ein Angebotsüberhang von 800 Stück.</text:p>
            <text:p>2. Bei einem Preis von 110 EUR besteht ein Nachfrageüberhang von 400 Stück.</text:p>
            <text:p>3. Bei einem Preis von 130 EUR ergibt sich eine Gleichgewichtsmenge von 1.400</text:p>
            <text:p>Stück.</text:p>
            <text:p>4. Bei einem Preis von 140 EUR besteht ein Angebotsüberhang von 1.200 Stück.</text:p>
            <text:p>5. Der Gleichgewichtspreis bildet sich bei einer Nachfragemenge von 1.800 Stück.</text:p>
          </table:table-cell>
          <table:table-cell office:value-type="string" table:style-name="ce3">
            <text:p>2. Bei einem Preis von 110 EUR besteht ein Nachfrageüberhang von 400 Stück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25. Aufgabe</text:p>
            <text:p>Rechtsgeschäfte sind die Grundlage für jede rechtliche Verpflichtung.</text:p>
            <text:p>Welches der folgenden Rechtsgeschäfte darf Amir Demircan als Prokurist der Möller AG</text:p>
            <text:p>vornehmen?</text:p>
            <text:p>Tragen Sie die Ziffer vor dem zutreffenden Rechtsgeschäft in das Kästchen ein.</text:p>
            <text:p>1. Die Unterzeichnung der aktuellen Steuererklärung.</text:p>
            <text:p>2. Unterzeichnung der Bilanz des aktuellen Geschäftsjahres.</text:p>
            <text:p>3. Die Erteilung einer Handlungsvollmacht an einen Mitarbeiter.</text:p>
            <text:p>4. Die Auflösung der Unternehmung.</text:p>
            <text:p>5. Die Aufnahme eines neuen Gesellschafters.</text:p>
          </table:table-cell>
          <table:table-cell office:value-type="string" table:style-name="ce3">
            <text:p>3. Die Erteilung einer Handlung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3">
            <text:p>26. Aufgabe</text:p>
            <text:p>Die Verbraucherzentralen sind Vereine, die im staatlichen Auftrag Verbraucher schützen und</text:p>
            <text:p>beraten sollen.</text:p>
            <text:p>Welche der folgenden Maßnahmen dient unmittelbar dem Verbraucherschutz?</text:p>
            <text:p>Tragen Sie die Ziffer vor der zutreffenden Maßnahme in das Kästchen ein.</text:p>
            <text:p>1. Die Festlegung von Mindestpreisen für landwirtschaftliche Erzeugnisse.</text:p>
            <text:p>2. Die staatliche Förderung für den Erwerb von Wohneigentum.</text:p>
            <text:p>3. Die Verpflichtung, alle zum Verkauf ausgestellten Waren mit Preisschildern zu</text:p>
            <text:p>versehen.</text:p>
            <text:p>4. Die Erhebung von Einfuhrzöllen für ausländische Waren.</text:p>
            <text:p>5. Die Subventionierung ertragsschwacher Betriebe.</text:p>
          </table:table-cell>
          <table:table-cell office:value-type="string" table:style-name="ce8">
            <text:p>3. Die Verpflichtung, alle zum Verkauf ausgestellten Waren mit Preisschildern zu versehe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27. Aufgabe</text:p>
            <text:p>Arbeitnehmer können Maßnahmen zur persönlichen Existenzsicherung treffen.</text:p>
            <text:p>Welche der folgenden Maßnahmen ist zur persönlichen Existenzsicherung geeignet?</text:p>
            <text:p>Tragen Sie die Ziffer vor der zutreffenden Maßnahme in das Kästchen ein.</text:p>
            <text:p>1. Abschluss einer Garantieverlängerung für das neue Smartphone.</text:p>
            <text:p>2. Abschluss einer Versicherung für den Fall der Berufsunfähigkeit.</text:p>
            <text:p>3. Abschluss eines Ratenkaufvertrags aufgrund fehlender Liquidität.</text:p>
            <text:p>4. Abschluss einer Teilkaskoversicherung für den eigenen PKW.</text:p>
            <text:p>5. Abschluss einer privaten Zusatzkrankenversicherung.</text:p>
          </table:table-cell>
          <table:table-cell office:value-type="string" table:style-name="ce8">
            <text:p>2. Abschluss einer Versicherung für den Fall der Berufsunfähigkeit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3">
            <text:p>28. Aufgabe</text:p>
            <text:p>Die MÖLLER AG betreibt innerbetriebliche Arbeitsteilung.</text:p>
            <text:p>Welche der folgenden Aussagen zur innerbetrieblichen Arbeitsteilung ist zutreffend?</text:p>
            <text:p>Tragen Sie die Ziffer vor der zutreffenden Aussage in das Kästchen ein.</text:p>
            <text:p>Innerbetriebliche Arbeitsteilung ...</text:p>
            <text:p>1. steigert in der Regel die Produktivität.</text:p>
            <text:p>2. verhindert eine Spezialisierung der Mitarbeiter.</text:p>
            <text:p>3. führt an den Arbeitsplätzen zu Arbeitserweiterung und Arbeitsbereicherung.</text:p>
            <text:p>4. führt immer zu einer größeren Fluktuation der Mitarbeiter.</text:p>
            <text:p>5. fördert die geistigen und körperlichen Fähigkeiten der Mitarbeiter durch die ständige</text:p>
            <text:p>Wiederholung von wenigen und immer gleichen Detailtätigkeiten.</text:p>
          </table:table-cell>
          <table:table-cell office:value-type="string" table:style-name="ce3">
            <text:p>1. steigert in der Regel die Produktivität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29. Aufgabe</text:p>
            <text:p>Im Rahmen der sozialen Marktwirtschaft betreibt der Staat Konjunkturpolitik. Dabei sollen im</text:p>
            <text:p>zyklischen Konjunkturverlauf Boom- und Depressionsphasen (Hoch- und Tiefphasen)</text:p>
            <text:p>abgeschwächt werden.</text:p>
            <text:p>Mit welcher der folgenden Maßnahmen kann der Staat in einem Boom die Konjunktur</text:p>
            <text:p>dämpfen?</text:p>
            <text:p>Tragen Sie die Ziffer vor der zutreffenden Maßnahme in das Kästchen ein.</text:p>
            <text:p>1. Senkung der Lohn- und Einkommenssteuersätze</text:p>
            <text:p>2. Erhöhung der staatlichen Ausgaben</text:p>
            <text:p>3. Subventionierung von Unternehmen</text:p>
            <text:p>4. Senkung von Investitionszulagen</text:p>
            <text:p>5. Senkung der Erbschaftssteuer</text:p>
          </table:table-cell>
          <table:table-cell office:value-type="string" table:style-name="ce3">
            <text:p>4. Senkung von Investitionszulage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3">
            <text:p>30. Aufgabe</text:p>
            <text:p>Die MÖLLER AG kauft Waren, die in weltweiter Arbeitsteilung hergestellt werden.</text:p>
            <text:p>Welche der folgenden Auswirkungen hat die weltweite Arbeitsteilung?</text:p>
            <text:p>Tragen Sie die Ziffer vor der zutreffenden Auswirkung in das Kästchen ein.</text:p>
            <text:p>1. Die Produktion erfolgt jeweils in den Ländern mit den ökologisch besten Standards.</text:p>
            <text:p>2. Durch Nutzung der jeweils wirtschaftlich günstigsten Rohstoff- und</text:p>
            <text:p>Produktionsbedingungen nimmt die Menge der transportierten Waren weltweit zu.</text:p>
            <text:p>3. Aufgrund internationaler Vereinbarungen müssen die Unternehmen in allen Ländern</text:p>
            <text:p>die gleichen hohen sozialen und ökologischen Standards einhalten.</text:p>
            <text:p>4. Die Volkswirtschaften der Länder spezialisieren sich nicht auf bestimmte</text:p>
            <text:p>Produktionen.</text:p>
            <text:p>5. Auf dem weltweiten Arbeitsmarkt herrscht eine allgemeine Arbeitnehmerfreizügigkeit</text:p>
          </table:table-cell>
          <table:table-cell office:value-type="string" table:style-name="ce3">
            <text:p>2. Durch Nutzung der jeweils wirtschaftlich günstigsten Rohstoff- und</text:p>
            <text:p>Produktionsbedingungen nimmt die Menge der transportierten Waren weltweit zu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Situation</text:p>
            <text:p>Sie sind Mitarbeiterin der GreenByte GmbH.</text:p>
            <text:p>Die GreenByte GmbH ist ein IT-Dienstleistungsunternehmen mit Sitz in Hamburg. Die</text:p>
            <text:p>GreenByte GmbH beschäftigt 110 Mitarbeitende an mehreren Standorten.</text:p>
            <text:p>Die folgenden Aufgaben beziehen sich auf dieses Unternehmen.</text:p>
            <text:p>1. Aufgabe</text:p>
            <text:p>Zur GreenByte GmbH liegen folgende Daten vor:</text:p>
            <text:p>Gesellschaft mit beschränkter Haftung</text:p>
            <text:p>IT-Dienstleister</text:p>
            <text:p>25 % Marktanteil in der Region</text:p>
            <text:p>110 Mitarbeitende</text:p>
            <text:p>1.520.000 EUR Gewinn im Jahr 2020</text:p>
            <text:p>Welche der folgenden Angaben treffen auf die GreenByte GmbH zu?</text:p>
            <text:p>Tragen Sie die Ziffern vor den zwei zutreffenden Angaben in die Kästchen ein.</text:p>
            <text:p>1. Kapitalgesellschaft</text:p>
            <text:p>2. Monopolist in der Region</text:p>
            <text:p>3. Unternehmen des primären Sektors</text:p>
            <text:p>4. Großunternehmen</text:p>
            <text:p>5. Erwerbswirtschaftliches Unternehmen</text:p>
            <text:p>6. Personengesellschaft</text:p>
          </table:table-cell>
          <table:table-cell office:value-type="string" table:style-name="ce3">
            <text:p>1. Kapitalgesellschaft</text:p>
            <text:p>5. Erwerbswirtschaftliches Unternehme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Die GreenByte GmbH plant, zwei Fachinformatiker Anwendungsentwicklung (m/w/d)</text:p>
            <text:p>einzustellen.</text:p>
            <text:p>Welche der folgenden Formulierungen in einer Stellenanzeige verstößt gegen das</text:p>
            <text:p>Allgemeine Gleichbehandlungsgesetz (AGG).</text:p>
            <text:p>Tragen Sie die Ziffer vor der zutreffenden Formulierung in das Kästchen ein.</text:p>
            <text:p>1. Sie verfügen über hervorragende Kenntnisse in Webprogrammierung.</text:p>
            <text:p>2. Sie passen in unser junges dynamisches Team, wenn Sie jünger als 30 Jahre sind.</text:p>
            <text:p>3. Sie sind mobil und bereit, auch mehrtägige Geschäftsreisen zu unternehmen.</text:p>
            <text:p>4. Sie sind an flexible Arbeitszeiten gewöhnt und können gelegentlich abends länger</text:p>
            <text:p>arbeiten.</text:p>
            <text:p>5. Sie beherrschen die englische Sprache verhandlungssicher in Wort und Schrift.</text:p>
          </table:table-cell>
          <table:table-cell office:value-type="string" table:style-name="ce3">
            <text:p>2. Sie passen in unser junges dynamisches Team, wenn Sie jünger als 30 Jahre sind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3">
            <text:p>In der Geschäftsführung der GreenByte GmbH werden Maßnahmen zur Arbeitssicherheit im</text:p>
            <text:p>Unternehmen diskutiert.</text:p>
            <text:p>Welche der folgenden Aussagen trifft auf die Arbeitssicherheit im Unternehmen zu?</text:p>
            <text:p>Tragen Sie die Ziffer vor der zutreffenden Aussage in das Kästchen ein.</text:p>
            <text:p>1. Betriebliche Arbeitsschutzbestimmungen sind eine freiwillige Leistung des</text:p>
            <text:p>Arbeitgebers.</text:p>
            <text:p>2. Betriebliche Arbeitsschutzbestimmungen gelten nur, wenn sie tarifvertraglich</text:p>
            <text:p>vereinbart wurden.</text:p>
            <text:p>3. Der Arbeitgeber muss alle notwendigen Maßnahmen des Arbeitsschutzes treffen und</text:p>
            <text:p>die Einhaltung im Betrieb überwachen.</text:p>
            <text:p>4. Die regelmäßige Unterweisung in Arbeitsschutzbestimmungen erfolgt in</text:p>
            <text:p>Unternehmen durch externe Berater der Industrie- und Handelskammer.</text:p>
            <text:p>5. Die Ergonomie von Arbeitsplätzen ist nicht notwendig, weil die Ergonomie nicht der</text:p>
            <text:p>Arbeitssicherheit dient.</text:p>
          </table:table-cell>
          <table:table-cell office:value-type="string" table:style-name="ce3">
            <text:p>3. Der Arbeitgeber muss alle notwendigen Maßnahmen des Arbeitsschutzes treffen und</text:p>
            <text:p>die Einhaltung im Betrieb überwach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Die GreenByte GmbH möchte zukünftig in den Arbeitsverträgen eine Probezeit von sechs</text:p>
            <text:p>Monaten vereinbaren.</text:p>
            <text:p>Welche der folgenden Aussagen trifft auf die Probezeit zu?</text:p>
            <text:p>Tragen Sie die Ziffer vor der zutreffenden Aussage in das Kästchen ein.</text:p>
            <text:p>1. Eine Probezeit darf nur bei unbefristeten Arbeitsverträgen vereinbart werden.</text:p>
            <text:p>2. Eine Probezeit von sechs Monaten ist gesetzlich zulässig.</text:p>
            <text:p>3. Die Probezeit muss mindestens zwölf Monate betragen.</text:p>
            <text:p>4. Der Arbeitgeber kann die Probezeit beliebig oft verlängern.</text:p>
            <text:p>5. Während der Probezeit kann nur der Arbeitnehmer das Arbeitsverhältnis kündigen.</text:p>
          </table:table-cell>
          <table:table-cell office:value-type="string" table:style-name="ce3">
            <text:p>2. Eine Probezeit von sechs Monaten ist gesetzlich zulässig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3">
            <text:p>Die GreenByte GmbH ist Mitglied des Arbeitgeberverbandes.</text:p>
            <text:p>Bei welcher der folgenden Vereinbarungen des Arbeitsvertrags ist die GreenByte GmbH an</text:p>
            <text:p>kollektives Arbeitsrecht gebunden?</text:p>
            <text:p>Tragen Sie die Ziffer vor der zutreffenden Vereinbarung in das Kästchen ein.</text:p>
            <text:p>1. Die Wochenarbeitszeit beträgt regelmäßig 38 Stunden.</text:p>
            <text:p>2. Das Arbeitsverhältnis beginnt am 1. Juli 2021 und ist unbefristet.</text:p>
            <text:p>3. Der Mitarbeiter erhält einen außertariflichen Fahrgeldzuschuss von 100,00 EUR.</text:p>
            <text:p>4. Der Mitarbeiter arbeitet im IT-Service in der Kundenbetreuung im Außendienst.</text:p>
            <text:p>5. Die GreenByte GmbH bietet dem Mitarbeitenden die Möglichkeit, ein Jobticket für den</text:p>
            <text:p>ÖPNV zu erwerben.</text:p>
          </table:table-cell>
          <table:table-cell office:value-type="string" table:style-name="ce3">
            <text:p>1. Die Wochenarbeitszeit beträgt regelmäßig 38 Stund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In der Unternehmenszentrale der GreenByte GmbH in Hamburg arbeiten insgesamt 110</text:p>
            <text:p>Mitarbeitende. Durch Unterbrechungen in der Lieferkette und Auftragsstornierungen von</text:p>
            <text:p>Kunden können für voraussichtlich zwei Monate die Mitarbeitenden nur zum geringen Teil</text:p>
            <text:p>beschäftigt werden. Das Unternehmen möchte aber den Mitarbeitenden möglichst nicht</text:p>
            <text:p>kündigen, weil sich zum Jahresende die Auftragslage voraussichtlich wieder normalisiert.</text:p>
            <text:p>Welche der folgenden Aussagen trifft zu?</text:p>
            <text:p>Tragen Sie die Ziffer vor der zutreffenden Aussage in das Kästchen ein.</text:p>
            <text:p>1. Die GreenByte GmbH muss allen Mitarbeitenden außerordentlich kündigen.</text:p>
            <text:p>2. Die GreenByte GmbH darf jederzeit die Gehälter der Mitarbeitenden kürzen.</text:p>
            <text:p>3. Die Mitarbeitenden müssen für die Dauer der geringen Beschäftigung unbezahlten</text:p>
            <text:p>Urlaub nehmen.</text:p>
            <text:p>4. Die betroffenen Mitarbeitenden haben Anspruch auf Arbeitslosengeld.</text:p>
            <text:p>5. Die GreenByte GmbH kann bei der Bundesagentur für Arbeit für die Mitarbeitenden</text:p>
            <text:p>Kurzarbeitergeld beantragen.</text:p>
          </table:table-cell>
          <table:table-cell office:value-type="string" table:style-name="ce3">
            <text:p>5. Die GreenByte GmbH kann bei der Bundesagentur für Arbeit für die Mitarbeitenden</text:p>
            <text:p>Kurzarbeitergeld beantrag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In der GreenByte GmbH wurde ein Betriebsrat gewählt.</text:p>
            <text:p>Welche der folgenden Aussagen über den Betriebsrat ist zutreffend?</text:p>
            <text:p>Tragen Sie die Ziffer vor der zutreffenden Aussage in das Kästchen ein.</text:p>
            <text:p>1. Ein Betriebsrat kann in der GreenByte GmbH nicht gewählt werden, weil sie weniger</text:p>
            <text:p>als 200 Mitarbeitende hat.</text:p>
            <text:p>2. Ein Betriebsrat muss je zur Hälfte aus Arbeitnehmern und Arbeitnehmerinnen</text:p>
            <text:p>gebildet werden.</text:p>
            <text:p>3. Ein Betriebsrat kann von allen Arbeitnehmern eines Betriebs gewählt werden, die das</text:p>
            <text:p>18. Lebensjahr vollendet haben.</text:p>
            <text:p>4. In einen Betriebsrat können nur Arbeitnehmer gewählt werden, die mindestens eine</text:p>
            <text:p>zweijährige Betriebszugehörigkeit nachweisen können.</text:p>
            <text:p>5. Ein Betriebsrat kann nur in tarifvertraglich gebundenen Kapitalgesellschaften gewählt</text:p>
            <text:p>werden.</text:p>
          </table:table-cell>
          <table:table-cell office:value-type="string" table:style-name="ce3">
            <text:p>3. Ein Betriebsrat kann von allen Arbeitnehmern eines Betriebs gewählt werden, die das</text:p>
            <text:p>18. Lebensjahr vollendet hab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Die Geschäftsleitung der GreenByte GmbH arbeitet eng mit dem Betriebsrat zusammen.</text:p>
            <text:p>In welchen der folgenden Angelegenheiten hat der Betriebsrat laut</text:p>
            <text:p>Betriebsverfassungsgesetz ein Mitbestimmungsrecht?</text:p>
            <text:p>Tragen Sie die Ziffern vor den zwei zutreffenden Angelegenheiten in die Kästchen ein.</text:p>
            <text:p>1. Errichtung eines neuen Hochregallagers</text:p>
            <text:p>2. Planung des Personalbedarfs für 2022</text:p>
            <text:p>3. Wechsel des Logistikanbieters</text:p>
            <text:p>4. Einführung eines neuen elektronischen Zeiterfassungssystems</text:p>
            <text:p>5. Festlegung von Richtlinien zur gleitenden Arbeitszeit</text:p>
            <text:p>6. Umwandlung der Rechtsform</text:p>
          </table:table-cell>
          <table:table-cell office:value-type="string" table:style-name="ce3">
            <text:p>4. Einführung eines neuen elektronischen Zeiterfassungssystems</text:p>
            <text:p>5. Festlegung von Richtlinien zur gleitenden Arbeitszei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Für Arbeitgeber und Arbeitnehmer ist die Tarifautonomie gesetzlich festgeschrieben.</text:p>
            <text:p>Welche der folgenden Aussagen treffen auf die Tarifautonomie zu?</text:p>
            <text:p>Tragen Sie die Ziffern vor den zwei zutreffenden Aussagen in die Kästchen ein.</text:p>
            <text:p>Die Tarifautonomie ...</text:p>
            <text:p>1. gibt den Vertragsparteien das Recht, die Arbeits- und Wirtschaftsbedingungen</text:p>
            <text:p>unabhängig von staatlicher Einflussnahme zu regeln.</text:p>
            <text:p>2. gibt den Vertragsparteien das Recht zu Vereinbarungen, die von den</text:p>
            <text:p>Vertragspartnern nicht einseitig zu Ungunsten der Arbeitnehmer abgeändert werden</text:p>
            <text:p>dürfen.</text:p>
            <text:p>3. gewährt der Bundesagentur für Arbeit die direkte Eingriffsmöglichkeit in</text:p>
            <text:p>Tarifverhandlungen.</text:p>
            <text:p>4. gibt den Vertragsparteien das Recht, unter Beteiligung des Bundeministeriums für</text:p>
            <text:p>Arbeit und Soziales Vereinbarungen zu treffen.</text:p>
            <text:p>5. ist individuelles Arbeitsrecht zur Regelung der Beziehungen zwischen einem</text:p>
            <text:p>Arbeitgeber und einem Arbeitnehmer.</text:p>
            <text:p>6. gibt den Vertragsparteien das Recht zu Regelungen, die schlechter sind als die in</text:p>
            <text:p>Gesetzen genannten.</text:p>
          </table:table-cell>
          <table:table-cell office:value-type="string" table:style-name="ce3">
            <text:p>1. gibt den Vertragsparteien das Recht, die Arbeits- und Wirtschaftsbedingungen</text:p>
            <text:p>unabhängig von staatlicher Einflussnahme zu regeln.</text:p>
            <text:p>2. gibt den Vertragsparteien das Recht zu Vereinbarungen, die von den</text:p>
            <text:p>Vertragspartnern nicht einseitig zu Ungunsten der Arbeitnehmer abgeändert werden</text:p>
            <text:p>dürf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Die berufliche Weiterbildung wird in der GreenByte GmbH gefördert, um die</text:p>
            <text:p>Wettbewerbsfähigkeit des Unternehmens auch in Zukunft zu gewährleisten. Welche der</text:p>
            <text:p>folgenden Aussagen zur beruflichen Weiterbildung ist zutreffend?</text:p>
            <text:p>Tragen Sie die Ziffer vor der zutreffenden Aussage in das Kästchen ein.</text:p>
            <text:p>Die berufliche Weiterbildung ...</text:p>
            <text:p>1. ist in der IT-Branche zur Vertiefung und Erweiterung von Kenntnissen und</text:p>
            <text:p>Fertigkeiten notwendig.</text:p>
            <text:p>2. ist für Arbeitnehmer grundsätzlich kostenpflichtig, weil die Weiterbildung überwiegend</text:p>
            <text:p>im persönlichen Interesse des Arbeitnehmers liegt.</text:p>
            <text:p>3. darf nur außerbetrieblich in Einrichtungen zertifizierter Bildungsträger erfolgen.</text:p>
            <text:p>4. muss immer als Aufstiegsfortbildung mit einer Abschlussprüfung vor der Industrieund Handelskammer angelegt sein.</text:p>
            <text:p>5. ist nur in einem anerkannten Ausbildungsberuf zulässig.</text:p>
          </table:table-cell>
          <table:table-cell office:value-type="string" table:style-name="ce3">
            <text:p>1. ist in der IT-Branche zur Vertiefung und Erweiterung von Kenntnissen und</text:p>
            <text:p>Fertigkeiten notwendig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3">
            <text:p>Eine Mitarbeiterin der GreenByte GmbH ist arbeitsunfähig, weil sie am Vortag auf dem</text:p>
            <text:p>direkten Weg zur Arbeit bei einem Sturz vom Fahrrad schwer verletzt wurde.</text:p>
            <text:p>Welche der folgenden Aussagen ist in diesem Zusammenhang zutreffend?</text:p>
            <text:p>Tragen Sie die Ziffer vor der zutreffenden Aussage in das Kästchen ein.</text:p>
            <text:p>Die GreenByte GmbH ...</text:p>
            <text:p>1. muss den Unfall der Krankenversicherung der Mitarbeiterin melden.</text:p>
            <text:p>2. darf die Gehaltszahlung ab dem ersten Krankheitstag einstellen.</text:p>
            <text:p>3. darf den Urlaubsanspruch der Mitarbeiterin kürzen.</text:p>
            <text:p>4. muss den Unfall der Gewerbeaufsichtsbehörde melden.</text:p>
            <text:p>5. muss den Unfall der Berufsgenossenschaft melden.</text:p>
          </table:table-cell>
          <table:table-cell office:value-type="string" table:style-name="ce3">
            <text:p>5. muss den Unfall der Berufsgenossenschaft meld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Nach der letzten Gehaltserhöhung übersteigt das Bruttogehalt von Melanie Fuchs die</text:p>
            <text:p>Beitragsbemessungsgrenze für die gesetzliche Rentenversicherung.</text:p>
            <text:p>Welche der folgenden Konsequenzen ergibt sich aus der Gehaltserhöhung für Frau Fuchs?</text:p>
            <text:p>Tragen Sie die Ziffer vor der zutreffenden Konsequenz in das Kästchen ein.</text:p>
            <text:p>Frau Fuchs...</text:p>
            <text:p>1. muss sich nun privat versichern.</text:p>
            <text:p>2. muss nun für einen Teil ihres Gehalts keinen Rentenversicherungsbeitrag mehr</text:p>
            <text:p>leisten.</text:p>
            <text:p>3. erhält für die Sozialversicherung keinen Arbeitgeberanteil mehr.</text:p>
            <text:p>4. ist in der gesetzlichen Rentenversicherung nicht mehr versicherungspflichtig.</text:p>
            <text:p>5. kann die Beiträge an die Rentenversicherung gegen Selbstbehalt reduzieren.</text:p>
          </table:table-cell>
          <table:table-cell office:value-type="string" table:style-name="ce3">
            <text:p>2. muss nun für einen Teil ihres Gehalts keinen Rentenversicherungsbeitrag mehr leiste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Die Solidarität ist ein gesellschaftspolitisches Prinzip, das in der Bundesrepublik Deutschland</text:p>
            <text:p>angewendet wird. Welcher der folgenden Sachverhalte entspricht dem Prinzip der</text:p>
            <text:p>Solidarität?</text:p>
            <text:p>Tragen Sie die Ziffer vor dem zutreffenden Sachverhalt in das Kästchen ein.</text:p>
            <text:p>1. Der Staat hebt die Beitragsbemessungsgrenze für die gesetzliche Krankenkasse an.</text:p>
            <text:p>2. Der Staat fordert verstärkt Selbstverantwortung bei der Altersvorsorge.</text:p>
            <text:p>3. Der Spitzensteuersatz bei der Einkommenssteuer wird gesenkt.</text:p>
            <text:p>4. Kindergartenbeiträge sind für alle Eltern, unabhängig vom Einkommen, gleich hoch.</text:p>
            <text:p>5. Der Beitrag zur Krankenversicherung steigt mit individuellem Krankheitsrisiko des</text:p>
            <text:p>Versicherten.</text:p>
          </table:table-cell>
          <table:table-cell office:value-type="string" table:style-name="ce3">
            <text:p>1. Der Staat hebt die Beitragsbemessungsgrenze für die gesetzliche Krankenkasse a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Die Mitarbeiter der GreenByte GmbH diskutieren über die unterschiedlichen Möglichkeiten</text:p>
            <text:p>einer privaten Altersvorsorge. Welcher der folgenden Sachverhalte gefährdet eine private</text:p>
            <text:p>Altersvorsorge?</text:p>
            <text:p>Tragen Sie die Ziffer vor dem zutreffenden Sachverhalt in das Kästchen ein.</text:p>
            <text:p>1. Steigende Zinsen für Spareinlagen</text:p>
            <text:p>2. Einführung von Kurzarbeitergeld für ein Jahr als Folge der Pandemie</text:p>
            <text:p>3. Steigendes Lohnniveau</text:p>
            <text:p>4. Höhere Beitragssätze in der gesetzlichen Pflegeversicherung</text:p>
            <text:p>5. Anhebung der Beitragsbemessungsgrenze in der gesetzlichen Rentenversicherung</text:p>
          </table:table-cell>
          <table:table-cell office:value-type="string" table:style-name="ce3">
            <text:p>2. Einführung von Kurzarbeitergeld für ein Jahr als Folge der Pandemi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Die GreenByte GmbH ist ein erwerbswirtschaftliches Unternehmen.</text:p>
            <text:p>Welche der folgenden Aussagen treffen auf ein erwerbswirtschaftliches Unternehmen zu?</text:p>
            <text:p>Tragen Sie die Ziffern vor den zwei zutreffenden Aussagen in die Kästchen ein.</text:p>
            <text:p>Die GreenByte GmbH ...</text:p>
            <text:p>1. kann nur Konsumgüter herstellen.</text:p>
            <text:p>2. darf keine Gewinne erzielen.</text:p>
            <text:p>3. arbeitet gewinnorientiert.</text:p>
            <text:p>4. muss jeden Kunden zu staatlich festgelegten Bedingungen und Preisen beliefern.</text:p>
            <text:p>5. wirtschaftet nach einem öffentlichen Wirtschaftsplan mit dem Ziel der</text:p>
            <text:p>Bedarfsdeckung.</text:p>
            <text:p>6. richtet ihr Portfolio am Marktumfeld aus</text:p>
          </table:table-cell>
          <table:table-cell office:value-type="string" table:style-name="ce3">
            <text:p>3. arbeitet gewinnorientiert.</text:p>
            <text:p>6. richtet ihr Portfolio am Marktumfeld aus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3">
            <text:p>Die Gesellschafter der GreenByte GmbH haben insgesamt Stammeinlagen in Höhe von</text:p>
            <text:p>1.375.000 EUR in die GmbH eingebracht. Im Jahr 2019 erzielte die GreenByte GmbH einen</text:p>
            <text:p>Gewinn von 116.875 EUR. Im Geschäftsjahr 2020 ist der Gewinn auf 129.250 EUR bei</text:p>
            <text:p>unveränderten Stammeinlagen gestiegen.</text:p>
            <text:p>a) Ermitteln Sie die Eigenkapitalrentabilität im Jahr 2020 in Prozent.</text:p>
            <text:p>b) Ermitteln Sie, um wie viel Prozentpunkte die Eigenkapitalrentabilität 2020 im Vergleich zu</text:p>
            <text:p>2019 gestiegen ist.</text:p>
            <text:p>Tragen Sie die Ergebnisse in die Kästchen ein.</text:p>
          </table:table-cell>
          <table:table-cell office:value-type="string" table:style-name="ce3">
            <text:p>a) (129.250 /1.375.000)*100= 9,4</text:p>
            <text:p>b) (116.875 /1.375.000)*100= 8,5 9,4-8,5=0,9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Die Geschäftsführung der GreenByte GmbH möchte überprüfen, wie sich der gesunkene</text:p>
            <text:p>Umsatz 2020 im Vergleich zu 2019 auf den Umsatz je Mitarbeiter ausgewirkt hat.</text:p>
            <text:p>Folgende Zahlen liegen der Geschäftsführung vor:</text:p>
            <text:p>Umsatz pro Mitarbeiter im Jahr 2019:112.000 EUR</text:p>
            <text:p>Geschäftsjahr Anzahl Mitarbeiter Umsatz</text:p>
            <text:p>2020 32 3.763.200 EUR</text:p>
            <text:p>Berechnen Sie...</text:p>
            <text:p>a) den Umsatz pro Mitarbeiter für das Jahr 2020.</text:p>
            <text:p>b) die prozentuale Veränderung des Umsatzes pro Mitarbeiter von 2019 auf 2020.</text:p>
            <text:p>Tragen Sie die Ergebnisse in die Kästchen ein.</text:p>
          </table:table-cell>
          <table:table-cell office:value-type="string" table:style-name="ce3">
            <text:p>a) 117.600</text:p>
            <text:p>b) (117.600-112.000)/112.000*100= 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18. Aufgabe</text:p>
            <text:p>In der GreenByte GmbH wird die Zusammenarbeit von Unternehmen in ihrem</text:p>
            <text:p>wirtschaftlichen Umfeld beobachtet.</text:p>
            <text:p>Bei welchem der folgenden Sachverhalte handelt es sich um eine Fusion?</text:p>
            <text:p>Tragen Sie die Ziffer vor dem zutreffenden Sachverhalt in das Kästchen ein.</text:p>
            <text:p>1. Die Lüders KG und die Felder KG führen gemeinsam einen Großauftrag aus.</text:p>
            <text:p>2. Die HIES AG, ein Lieferer der GreenByte GmbH, hat die Aktienmehrheit an der Veit</text:p>
            <text:p>AG übernommen.</text:p>
            <text:p>3. Die Knebel AG, A-Stadt, vereinbart mit Wettbewerbern einheitliche</text:p>
            <text:p>Verkaufskonditionen.</text:p>
            <text:p>4. Zwei Kunden der GreenByte GmbH, die Schmidt GmbH und die Weber KG,</text:p>
            <text:p>schließen sich zur Schmidt GmbH &amp; Co. KG zusammen.</text:p>
            <text:p>5. Die HIES KG nimmt einen neuen Gesellschafter auf.</text:p>
          </table:table-cell>
          <table:table-cell office:value-type="string" table:style-name="ce3">
            <text:p>4. Zwei Kunden der GreenByte GmbH, die Schmidt GmbH und die Weber KG,</text:p>
            <text:p>schließen sich zur Schmidt GmbH &amp; Co. KG zusamme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Die GreenByte GmbH will ein IT-Servicecenter in der Rechtsform einer GmbH gründen.</text:p>
            <text:p>Mit welchem der folgenden Ereignisse wird eine GmbH rechtsfähig?</text:p>
            <text:p>Tragen Sie die Ziffer vor dem zutreffenden Ereignis in das Kästchen ein.</text:p>
            <text:p>Mit...</text:p>
            <text:p>1. der Einzahlung des Stammkapitals</text:p>
            <text:p>2. der notariellen Beurkundung des Gesellschaftsvertrages</text:p>
            <text:p>3. dem Abschluss des ersten Rechtsgeschäfts</text:p>
            <text:p>4. der Eintragung in das Handelsregister</text:p>
            <text:p>5. der Einberufung der ersten Gesellschafterversammlung</text:p>
          </table:table-cell>
          <table:table-cell office:value-type="string" table:style-name="ce3">
            <text:p>4. der Eintragung in das Handelsregister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Welche der folgenden Aussagen zur GmbH ist zutreffend?</text:p>
            <text:p>Tragen Sie die Ziffer vor der zutreffenden Aussage in das Kästchen ein.</text:p>
            <text:p>1. Das Stammkapital muss mindestens 50.000 EUR betragen.</text:p>
            <text:p>2. Ein Gesellschafter kann gleichzeitig Geschäftsführer sein.</text:p>
            <text:p>3. Die GmbH hat keine Firma.</text:p>
            <text:p>4. Die Geschäftsführung der GmbH obliegt dem Vorstand.</text:p>
            <text:p>5. Die neu gegründete GmbH ist eine juristische Person des öffentlichen Rechts.</text:p>
          </table:table-cell>
          <table:table-cell office:value-type="string" table:style-name="ce3">
            <text:p>2. Ein Gesellschafter kann gleichzeitig Geschäftsführer sei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Das Verhalten von Konsumenten hängt von verschiedenen Faktoren ab.</text:p>
            <text:p>Welche der folgenden Aussagen ist zutreffend?</text:p>
            <text:p>Tragen Sie die Ziffer vor der zutreffenden Aussage in das Kästchen ein.</text:p>
            <text:p>1. Der Bedarf der Konsumenten ist unabhängig von der Menge ihrer Bedürfnisse.</text:p>
            <text:p>2. Die Kaufkraft der Konsumenten hat keinen Einfluss auf den Bedarf.</text:p>
            <text:p>3. Die Nachfrage der Konsumenten ist abhängig von der Kaufkraft.</text:p>
            <text:p>4. Die Bedürfnisse der Konsumenten entsprechen dem Angebot.</text:p>
            <text:p>5. Die Bedürfnisse der Konsumenten entsprechen deren Nachfrage.</text:p>
          </table:table-cell>
          <table:table-cell office:value-type="string" table:style-name="ce3">
            <text:p>3. Die Nachfrage der Konsumenten ist abhängig von der Kaufkraft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Die GreenByte GmbH bietet ihren Kunden seit zwei Jahren erfolgreich ein</text:p>
            <text:p>Dokumentenmanagementsystem an. Da Dokumentenmanagementsysteme im Markt ein</text:p>
            <text:p>hohes Wachstumspotenzial haben, wurde das Angebot im Markt durch mehrere neue</text:p>
            <text:p>Mitbewerber stark erhöht. Die Nachfrage ist im geringeren Maß als die Erhöhung des</text:p>
            <text:p>Angebots gestiegen.</text:p>
            <text:p>Welche der folgenden Aussagen trifft auf diese Marktsituation zu?</text:p>
            <text:p>Tragen Sie die Ziffer vor der zutreffenden Aussage in das Kästchen ein.</text:p>
            <text:p>1. Es ist ein Verkäufermarkt, weil das gestiegene Angebot Preissteigerungen</text:p>
            <text:p>ermöglicht.</text:p>
            <text:p>2. Es ist ein Käufermarkt, weil das gestiegene Angebot Preissenkungen erwarten lässt.</text:p>
            <text:p>3. Das Angebot der neuen Mitbewerber hat keinen Einfluss auf die Preisbildung.</text:p>
            <text:p>4. Wegen des Nachfrageüberhangs können die Unternehmen Preissteigerungen</text:p>
            <text:p>durchsetzen.</text:p>
            <text:p>5. Bei dem Angebotsüberhang können die Unternehmen bei Lohnsteigerungen leichter</text:p>
            <text:p>die Preise erhöhen.</text:p>
          </table:table-cell>
          <table:table-cell office:value-type="string" table:style-name="ce3">
            <text:p>2. Es ist ein Käufermarkt, weil das gestiegene Angebot Preissenkungen erwarten lässt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3">
            <text:p>In einem vollkommenen Markt beeinflusst der erzielbare Preis eines Produkts die</text:p>
            <text:p>angebotene Menge des Produkts. Welche der folgenden Aussagen über den</text:p>
            <text:p>Zusammenhang von angebotener Menge und Preis eines Produktes trifft zu?</text:p>
            <text:p>Tragen Sie die Ziffer vor der zutreffenden Aussage in das Kästchen ein.</text:p>
            <text:p>1. Je höher die angebotene Menge des Produkts ist, umso niedriger ist der Preis.</text:p>
            <text:p>2. Je höher der Preis des Produkts ist, umso niedriger ist die angebotene Menge.</text:p>
            <text:p>3. Je höher der Preis des Produkts ist, umso höher ist die angebotene Menge.</text:p>
            <text:p>4. Je niedriger die angebotene Menge des Produkts ist, umso höher ist der Preis.</text:p>
            <text:p>5. Der Preis eines Produkts hat keinen Einfluss auf die angebotene Menge.</text:p>
          </table:table-cell>
          <table:table-cell office:value-type="string" table:style-name="ce3">
            <text:p>3. Je höher der Preis des Produkts ist, umso höher ist die angebotene Menge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3">
            <text:p>Die GreenByte GmbH hat mit der Volt GmbH einen Vertrag geschlossen, der vonseiten der</text:p>
            <text:p>Volt GmbH wie folgt unterschrieben wurde.</text:p>
            <text:p>Welche der folgenden Positionen haben Sylvia Heimer und Dr. Karl Pfeffer in der Volt GmbH</text:p>
            <text:p>laut ihrer Unterschriften?</text:p>
            <text:p>Tragen Sie die Ziffer vor der jeweils zutreffenden Position in das Kästchen ein.</text:p>
            <text:p/>
            <text:p>Heimer ppa S. Heimer <text:s text:c="6"/>der pfeffer i.V.DR.</text:p>
            <text:p>Positionen</text:p>
            <text:p>1. Kommanditist/-in</text:p>
            <text:p>2. Prokurist/-in (a)</text:p>
            <text:p>3. Handlungsbevollmächtigte/-r (b)</text:p>
            <text:p>4. Geschäftsführer/-in</text:p>
            <text:p>5. Vorstand</text:p>
            <text:p>6. Sekretär/-in</text:p>
          </table:table-cell>
          <table:table-cell office:value-type="string" table:style-name="ce3">
            <text:p>2. Prokurist/-in (a)</text:p>
            <text:p>3. Handlungsbevollmächtigte/-r (b)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Der Verbraucherschutz ist ein zentrales Element der sozialen Marktwirtschaft. Welche der</text:p>
            <text:p>folgenden Aussagen trifft auf den Verbraucherschutz zu?</text:p>
            <text:p>Tragen Sie die Ziffer vor der zutreffenden Aussage in das Kästchen ein.</text:p>
            <text:p>1. Träger des Verbraucherschutzes sind die Unternehmen, welche die Verbraucher</text:p>
            <text:p>umfassend und objektiv über ihre Produkte und Dienstleistungen informieren</text:p>
            <text:p>müssen.</text:p>
            <text:p>2. Der Verbraucherschutz schließt die Nachteile aus, welche aufgrund mangelnder</text:p>
            <text:p>Fachkenntnis, Informationen und/oder Erfahrung der Konsumenten entstehen.</text:p>
            <text:p>3. Viele dem Verbraucherschutz dienenden Rechtsnormen sind im Bürgerlichen</text:p>
            <text:p>Gesetzbuch (BGB) verankert, z. B. die Vorschriften über Fernabsatzverträge.</text:p>
            <text:p>4. Der Verbraucherschutz bezieht sich allein auf Produkte, welche die Gesundheit der</text:p>
            <text:p>Verbraucher schädigen können, z. B. Lebensmittel, Medikamente, Trinkwasser.</text:p>
            <text:p>5. Der Verbraucherschutz ist ein Zweig der Sozialversicherung zur Absicherung von</text:p>
            <text:p>Risiken aus privatrechtlichen Verträgen wie Kaufverträgen und Mietverträgen.</text:p>
          </table:table-cell>
          <table:table-cell office:value-type="string" table:style-name="ce3">
            <text:p>3. Viele dem Verbraucherschutz dienenden Rechtsnormen sind im Bürgerlichen</text:p>
            <text:p>Gesetzbuch (BGB) verankert, z. B. die Vorschriften über Fernabsatzverträge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Arbeitnehmer können Maßnahmen zur persönlichen Existenzsicherung treffen.</text:p>
            <text:p>Welche der folgenden Maßnahmen ist zur persönlichen Existenzsicherung geeignet?</text:p>
            <text:p>Tragen Sie die Ziffer vor der zutreffenden Maßnahme in das Kästchen ein.</text:p>
            <text:p>1. Abschluss einer Garantieverlängerung für das neue Smartphone</text:p>
            <text:p>2. Abschluss einer Versicherung für den Fall der Berufsunfähigkeit</text:p>
            <text:p>3. Abschluss eines Ratenkaufvertrags aufgrund fehlender Liquidität</text:p>
            <text:p>4. Abschluss einer Risikolebensversicherung zur Absicherung eines Kredites für den</text:p>
            <text:p>Kauf neuer Möbel</text:p>
            <text:p>5. Abschluss einer privaten Zusatzkrankenversicherung</text:p>
          </table:table-cell>
          <table:table-cell office:value-type="string" table:style-name="ce3">
            <text:p>2. Abschluss einer Versicherung für den Fall der Berufsunfähigkei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Herr Scholz will ein Unternehmen gründen, das in einem Onlineshop IT-Zubehör vertreibt.</text:p>
            <text:p>Das Unternehmen erfordert nach Art und Umfang einen kaufmännischen Geschäftsbetrieb.</text:p>
            <text:p>Welche der folgenden Aussagen zur Unternehmensgründung ist zutreffend?</text:p>
            <text:p>Tragen Sie die Ziffer vor der zutreffenden Aussage in das Kästchen ein.</text:p>
            <text:p>1. Zur Absicherung von Krediten muss die Unternehmensform Gesellschaft mit</text:p>
            <text:p>beschränkter Haftung (GmbH) gewählt werden.</text:p>
            <text:p>2. Die Industrie- und Handelskammer verlangt von Herrn Scholz den Nachweis seiner</text:p>
            <text:p>fachlichen Qualifikation zum Betrieb eines kaufmännisch zu führenden</text:p>
            <text:p>Unternehmens.</text:p>
            <text:p>3. Herr Scholz muss als Ist-Kaufmann sein kaufmännisch geführtes Unternehmen im</text:p>
            <text:p>Handelsregister eintragen lassen.</text:p>
            <text:p>4. Herr Scholz ist von der Einkommensteuerpflicht befreit, wenn er Gewerbesteuer</text:p>
            <text:p>zahlt.</text:p>
            <text:p>5. Als selbstständiger Kaufmann benötigt Herr Scholz keine Krankenversicherung</text:p>
          </table:table-cell>
          <table:table-cell office:value-type="string" table:style-name="ce3">
            <text:p>3. Herr Scholz muss als Ist-Kaufmann sein kaufmännisch geführtes Unternehmen im</text:p>
            <text:p>Handelsregister eintragen lass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Die Arbeitsleistung der GreenByte GmbH wird von verschiedenen Wirtschaftseinheiten</text:p>
            <text:p>erbracht.</text:p>
            <text:p>In welchem der folgenden Fälle handelt es sich um eine betriebliche Arbeitsteilung</text:p>
            <text:p>(Arbeitszerlegung).</text:p>
            <text:p>Tragen Sie die Ziffer vor dem zutreffenden Fall in das Kästchen ein.</text:p>
            <text:p>Die GreenByte GmbH ...</text:p>
            <text:p>1. gliedert einen Schritt eines Leistungsprozesses an die OS GmbH aus.</text:p>
            <text:p>2. lässt von einem Mitarbeiter ein Produkt aus Komponenten zusammenbauen, die von</text:p>
            <text:p>verschiedenen externen Unternehmen hergestellt wurden.</text:p>
            <text:p>3. organisiert einen Prozess als Wertschöpfungs- und Lieferkette (Supply Chain), in der</text:p>
            <text:p>Lieferanten, Abteilungen der GreenByte GmbH und Kunden miteinander vernetzt</text:p>
            <text:p>sind.</text:p>
            <text:p>4. betreibt eine Filiale, die in allen Geschäftsfeldern selbstständig operiert.</text:p>
            <text:p>5. produziert ein Produkt in mehreren Arbeitsschritten, die von verschiedenen</text:p>
            <text:p>Arbeitskräften ausgeführt werden.</text:p>
          </table:table-cell>
          <table:table-cell office:value-type="string" table:style-name="ce3">
            <text:p>5. produziert ein Produkt in mehreren Arbeitsschritten, die von verschiedenen</text:p>
            <text:p>Arbeitskräften ausgeführt werde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Die GreenByte GmbH hat sich mit den Auswirkungen der Globalisierung</text:p>
            <text:p>auseinanderzusetzen.</text:p>
            <text:p>Welche der folgenden Auswirkungen trifft auch auf die GreenByte GmbH zu?</text:p>
            <text:p>Tragen Sie die Ziffer vor der zutreffenden Auswirkung in das Kästchen ein.</text:p>
            <text:p>1. Das unternehmerische Risiko sinkt, weil neue Märkte erschlossen werden.</text:p>
            <text:p>2. Da Deutschland ein Niedriglohnland ist, stehen der GreenByte GmbH ausreichend</text:p>
            <text:p>Fachkräfte zur Verfügung.</text:p>
            <text:p>3. Alle Aufträge der GreenByte GmbH werden weltweit in EUR abgewickelt.</text:p>
            <text:p>4. Alle ausländischen Fachkräfte haben jederzeit Zugang zum deutschen Arbeitsmarkt</text:p>
            <text:p>und können von der GreenByte GmbH sofort eingestellt werden.</text:p>
            <text:p>5. Die unternehmerische Risiko steigt, weil durch die notwendigen Warentransporte</text:p>
            <text:p>Lieferketten unterbrochen werden können.</text:p>
          </table:table-cell>
          <table:table-cell office:value-type="string" table:style-name="ce3">
            <text:p>5. Die unternehmerische Risiko steigt, weil durch die notwendigen Warentransporte</text:p>
            <text:p>Lieferketten unterbrochen werden könn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Die Wirtschaftsordnung Deutschlands wird als soziale Marktwirtschaft bezeichnet.</text:p>
            <text:p>Welche der folgenden Aussagen trifft auf die soziale Marktwirtschaft zu?</text:p>
            <text:p>Tragen Sie die Ziffer vor der zutreffenden Aussage in das Kästchen ein.</text:p>
            <text:p>1. Die Produktionsmittel dürfen kein privates Eigentum sein.</text:p>
            <text:p>2. Die Sozialgesetzgebung soll den Einzelnen vor den negativen Auswirkungen des</text:p>
            <text:p>Marktes schützen.</text:p>
            <text:p>3. Die Gewinne dürfen von den Anbietern bis zur Gewinnschwelle frei kalkuliert werden.</text:p>
            <text:p>4. Es dürfen nur die Berufe ausgebildet werden, die auf dem Arbeitsmarkt nachgefragt</text:p>
            <text:p>werden.</text:p>
            <text:p>5. Die staatliche Wettbewerbspolitik soll den Wettbewerb einschränken und Monopole</text:p>
            <text:p>sowie Kartelle zur Stabilisierung der Märkte fördern.</text:p>
          </table:table-cell>
          <table:table-cell office:value-type="string" table:style-name="ce3">
            <text:p>2. Die Sozialgesetzgebung soll den Einzelnen vor den negativen Auswirkungen des</text:p>
            <text:p>Marktes schütze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Situation</text:p>
            <text:p>Sie sind Mitarbeiter/in der Koch-IT GmbH.</text:p>
            <text:p>Die Koch-IT GmbH ist ein Dienstleistungsunternehmen im Bereich der IT-Sicherheit.</text:p>
            <text:p>Die folgenden Aufgaben beziehen sich auf dieses Unternehmen.</text:p>
            <text:p>1. Aufgabe</text:p>
            <text:p>In den Ausbildungsverträgen der Koch-IT GmbH wird auch eine Probezeit vereinbart.</text:p>
            <text:p>Wie viele Monate muss die Probezeit eines Auszubildenden nach dem Gesetz ...</text:p>
            <text:p>a) mindestens dauern - und wie viele Monate darf sie</text:p>
            <text:p>b) maximal betragen?</text:p>
            <text:p>Tragen Sie die zutreffende Anzahl an Monaten in die Kästchen ein.</text:p>
          </table:table-cell>
          <table:table-cell office:value-type="string" table:style-name="ce3">
            <text:p>1a) Gemäß §20 des Berufsbildungsgesetzes muss die Probezeit in der Ausbildung</text:p>
            <text:p>mindestens 1 Monat umfassen.</text:p>
            <text:p>1b) Gemäß §20 des Berufsbildungsgesetzes darf die Probezeit in der Ausbildung maximal 4</text:p>
            <text:p>Monate dauer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Die Auszubildenden bei der Koch-IT GmbH sind verpflichtet, einen Ausbildungsnachweis</text:p>
            <text:p>(Berichtsheft) zu führen. Ein neuer Auszubildender fragt Sie nach dem Sinn und Zweck eines</text:p>
            <text:p>solchen Berichtshefts.</text:p>
            <text:p>Welchem der folgenden Zwecke dient ein solcher Ausbildungsnachweis?</text:p>
            <text:p>Tragen Sie die Ziffer vor dem zutreffenden Zweck in das Kästchen ein.</text:p>
            <text:p>Das Berichtsheft dient...</text:p>
            <text:p>1- der Prüfung der Einhaltung der tariflich vereinbarten Ausbildungszeiten durch die</text:p>
            <text:p>Gewerkschaft.</text:p>
            <text:p>2- als Grundlage für die Benotung der Abschlussprüfung.</text:p>
            <text:p>3- der Information des Ausbilders über den regelmäßigen Berufsschulbesuch des</text:p>
            <text:p>Auszubildenden.</text:p>
            <text:p>4- als Nachweis über die Tätigkeit des Ausbilders im Betrieb.</text:p>
            <text:p>5- der Dokumentation der vermittelten Ausbildungsinhalte.</text:p>
          </table:table-cell>
          <table:table-cell office:value-type="string" table:style-name="ce3">
            <text:p>5- Auszubildende können das Berichtsheft hierdurch u.a. zur Prüfungsvorbereitung nutzen.</text:p>
            <text:p>Es dient auch zu Beweiszwecken, falls das Ausbildungsziel nicht erreicht wird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Die Koch - IT GmbH kann ein Arbeitsverhältnis gegen den Willen eines Arbeitnehmers</text:p>
            <text:p>kündigen. Eine solche Kündigung kann sowohl als ordentliche wie auch als außerordentliche</text:p>
            <text:p>Kündigung erfolgen. Erforderlich ist aber in beiden Fällen ein Kündigungsgrund.</text:p>
            <text:p>Welche der folgenden Kündigungsgründe sind den nachstehenden Beispielen zuzuordnen?</text:p>
            <text:p>Tragen Sie die Ziffer vor dem jeweils zutreffenden Kündigungsgrund in das Kästchen ein.</text:p>
            <text:p>Kündigungsgrunde</text:p>
            <text:p>1- Personenbedingte Kündigung</text:p>
            <text:p>2- Verhaltensbedingte Kündigung</text:p>
            <text:p>3- Betriebsbedingte Kündigung</text:p>
            <text:p>Beispiele</text:p>
            <text:p>a)Wiederholte Nichtbeachtung desAlkoholverbotes während der Arbeitszeit(2)</text:p>
            <text:p>b)Negative Auswirkungen einer Krankheit über langen Zeitraum(1)</text:p>
            <text:p>c)Längerfristige kritische wirtschaftliche Lage im Unternehmen(3)</text:p>
            <text:p>d)Mehrfacher Verstoß gegen das absolute Rauchverbot auf dem Betriebsgelände trotz</text:p>
            <text:p>entsprechender Abmahnung(2)</text:p>
            <text:p>e)Auch nach wiederholter Abmahnung ständige Verspätungen(2)</text:p>
          </table:table-cell>
          <table:table-cell table:style-name="ce3"/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Zwischen der Koch-IT GmbH und deren Betriebsrat wurde bezüglich der betrieblichen</text:p>
            <text:p>Arbeitszeit und Gleitzeit eine Betriebsvereinbarung getroffen.</text:p>
            <text:p>Welche der folgenden Aussagen zu dieser Betriebsvereinbarung ist zutreffend?</text:p>
            <text:p>Tragen Sie die Ziffer vor der zutreffenden Aussage in das Kästchen ein.</text:p>
            <text:p>1- Die getroffene Betriebsvereinbarung ist ein Vertrag zwischen der Koch-IT GmbH und der</text:p>
            <text:p>zuständigen Gewerkschaft.</text:p>
            <text:p>2- Diese Betriebsvereinbarung gilt für die ganze Branche.</text:p>
            <text:p>3- Diese Betriebsvereinbarung ist ein Vertrag zwischen der Koch-IT GmbH und jedem</text:p>
            <text:p>einzelnen ihrer Mitarbeiter, um den der jeweils individuelle Arbeitsvertrag ergänzt wird.</text:p>
            <text:p>4- Die getroffene Betriebsvereinbarung schafft verbindliche Normen für alle in der</text:p>
            <text:p>Vereinbarung genannten Mitarbeitergruppen der Koch-IT GmbH.</text:p>
            <text:p>5- Besteht ein Tarifvertrag, so ist die Regelung weiterer Angelegenheiten durch diese</text:p>
            <text:p>Betriebsvereinbarung ausgeschlossen.</text:p>
          </table:table-cell>
          <table:table-cell office:value-type="string" table:style-name="ce3">
            <text:p>4- Durch die Übereinkunft zwischen Betriebsrat und Arbeitgeber wurde eine verbindliche</text:p>
            <text:p>Gestaltung des Arbeitsverhältnisses der Arbeitnehmer vorgenommen. Sie sind daher</text:p>
            <text:p>betriebsintern genauso wie Gesetze oder Tarifverträge zu behandeln.</text:p>
            <text:p/>
            <text:p>Siehe § 17 Kündigungsverbot MuSchG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Im betrieblichen Unterricht der Koch-IT GmbH werden aufgrund anstehender</text:p>
            <text:p>Tarifverhandlungen die Themenbereiche „Tarifvertrag und Gewerkschaften" besprochen und</text:p>
            <text:p>die folgende Frage thematisiert:</text:p>
            <text:p>Welche der folgenden Wirkungen entfalten Tarifverträge?</text:p>
            <text:p>Tragen Sie die Ziffer vor der zutreffenden Wirkung in das Kästchen ein.</text:p>
            <text:p>1- Die Bestimmungen eines deutschen Tarifvertrages gelten in allen Ländern der</text:p>
            <text:p>Europäischen Union.</text:p>
            <text:p>2- Die Tarifverträge sind rechtlich nicht bindend, sondern stellen lediglich Empfehlungen für</text:p>
            <text:p>die Mitglieder der Tarifparteien dar.</text:p>
            <text:p>3- Allgemeinverbindlich erklärte Tarifverträge gelten für alle Arbeitnehmer dieser Branche,</text:p>
            <text:p>unabhängig von deren Gewerkschaftszugehörigkeit.</text:p>
            <text:p>4- Während der Laufzeit von Tarifverträgen sind Streiks und Aussperrungen erlaubt, wenn</text:p>
            <text:p>sie von der Bundesagentur für Arbeit genehmigt wurden.</text:p>
            <text:p>5- Haustarifverträge gelten jeweils für die gesamte Branche.</text:p>
          </table:table-cell>
          <table:table-cell office:value-type="string" table:style-name="ce3">
            <text:p>3- Allgemeinverbindlich erklärte Tarifverträge gelten für alle Arbeitnehmer dieser Branche,</text:p>
            <text:p>unabhängig von deren Gewerkschaftszugehörigkeit.</text:p>
            <text:p/>
            <text:p>Siehe § 5 Allgemeinverbindlichkeit TVG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Bringen Sie die folgenden Schritte bis zum schlussendlichen Zustandekommen eines neuen</text:p>
            <text:p>Tarifvertrages in die richtige Reihenfolge.</text:p>
            <text:p>Tragen Sie für den ersten Schritt die Ziffer 1 für den zweiten Schritt die Ziffer 2 usw. in die</text:p>
            <text:p>entsprechenden Kästchen ein.</text:p>
            <text:p>a) Spruch eines neutralen Schlichters (4)</text:p>
            <text:p>b)Tarifverhandlungen(1)</text:p>
            <text:p>c)Abschluss des neuen Tarifvertrags (6)</text:p>
            <text:p>d)Annahme der Schlichtung(5)</text:p>
            <text:p>e)Einleitung einer Schlichtung(3)</text:p>
            <text:p>f)Erklärung des Scheiterns der Tarifverhandlung(2)</text:p>
          </table:table-cell>
          <table:table-cell table:style-name="ce3"/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Der Auszubildende Alex Konstantinus spricht mit seinem Ausbilder über die gesetzliche</text:p>
            <text:p>Altersvorsorge. Herr Konstantinus überlegt, ob es notwendig ist, in eine private</text:p>
            <text:p>Altersvorsorge zu investieren.</text:p>
            <text:p>Welche der folgenden Aussagen über die Notwendigkeit einer privaten Altersvorsorge trifft</text:p>
            <text:p>zu?</text:p>
            <text:p>Tragen Sie die Ziffer vor der zutreffenden Aussage in das Kästchen ein.</text:p>
            <text:p>1- Eine private Altersvorsorge ist notwendig, weil die gesetzliche Rentenversicherung</text:p>
            <text:p>voraussichtlich nicht ausreichen wird.</text:p>
            <text:p>2- Der demografische Wandel sorgt auch in Zukunft für genug Beitragszahler, weshalb das</text:p>
            <text:p>Rentenniveau der gesetzlichen Rentenversicherung steigt.</text:p>
            <text:p>3- Eine private Altersvorsorge ist nicht sinnvoll, weil das Rentenniveau der gesetzlichen</text:p>
            <text:p>Rentenversicherung stetig steigt.</text:p>
            <text:p>4- Eine private Altersvorsorge lohnt sich nicht, weil jedem Arbeitnehmer eine Betriebsrente</text:p>
            <text:p>zusteht.</text:p>
            <text:p>5- Eine private Altersvorsorge ist nur notwendig, wenn die Inflationsrate steigt.</text:p>
          </table:table-cell>
          <table:table-cell office:value-type="string" table:style-name="ce3">
            <text:p>1- Eine private Altersvorsorge ist notwendig, weil die gesetzliche Rentenversicherung</text:p>
            <text:p>voraussichtlich nicht ausreichen wird.</text:p>
            <text:p/>
            <text:p>Einer gemeinsamen Finanzschätzung von BMAS und Deutsche Rentenversicherung Bund</text:p>
            <text:p>zufolge wird das Rentenniveau 2030 nur noch 44,3% betragen.</text:p>
            <text:p>Rentenniveau: Relation zwischen der Höhe der Rente und dem durchschnittlichen</text:p>
            <text:p>Einkommen eines Arbeitnehmers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Die vermögenswirksame Leistung (VL) ist eine staatlich geförderte Sparform. Oftmals</text:p>
            <text:p>gewährt der Arbeitgeber, so auch die Koch-IT GmbH, hierfür unabhängig vom Gehalt eine</text:p>
            <text:p>vereinbarte Geldleistung. Der Auszubildende Alex Konstantinus möchte von dieser</text:p>
            <text:p>Möglichkeit Gebrauch machen.</text:p>
            <text:p>Welche der folgenden Anlageformen werden im Rahmen derVL staatlich gefördert?</text:p>
            <text:p>Tragen Sie die Ziffern vor den zwei zutreffenden Anlageformen in die Kästchen ein.</text:p>
            <text:p>1-Sparlose bei einer Bank</text:p>
            <text:p>2- Aktien der Kaufmarkt AG</text:p>
            <text:p>3- Bausparvertrag</text:p>
            <text:p>4- Unfallversicherung</text:p>
            <text:p>5- Sterbegeldversicherung</text:p>
            <text:p>6- Spezieller VL-Sparplan der Bank</text:p>
          </table:table-cell>
          <table:table-cell office:value-type="string" table:style-name="ce3">
            <text:p>3- Bausparvertrag</text:p>
            <text:p>6- Spezieller VL-Sparplan der Bank</text:p>
            <text:p>Gesetzliche Regelungen zu den vermögenswirksamen Leistungen wurden im Fünftes</text:p>
            <text:p>Gesetz zur Förderung der Vermögensbildung der Arbeitnehmer (Fünftes</text:p>
            <text:p>Vermögensbildungsgesetz - 5. VermBG) vorgenomm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Herr Heppner, Auszubildender im ersten Jahr bei Koch-IT GmbH, möchte von Ihnen wissen,</text:p>
            <text:p>welche Bestimmungen in einer Ausbildungsordnung geregelt sind.</text:p>
            <text:p>Welche der folgenden Aussagen beschreibt Regelungen einer Ausbildungsordnung?</text:p>
            <text:p>Tragen Sie die Ziffer vor der zutreffenden Aussage in das Kästchen ein.</text:p>
            <text:p>1- Angaben über die Höhe der Ausbildungsvergütung.</text:p>
            <text:p>2- Planungshilfen in Bezug auf die Urlaubsdauer der Auszubildenden.</text:p>
            <text:p>3- Richtlinien für die Anpassung des Berufsschulunterrichts an den betrieblichen</text:p>
            <text:p>Ausbildungsplan.</text:p>
            <text:p>4- Bestimmungen über die Dauer der überbetrieblichen Ausbildung.</text:p>
            <text:p>5- Bestimmungen über Kenntnisse, Fertigkeiten und Fähigkeiten, die während der</text:p>
            <text:p>Ausbildung zu vermitteln sind.</text:p>
          </table:table-cell>
          <table:table-cell office:value-type="string" table:style-name="ce3">
            <text:p>5- Bestimmungen über Kenntnisse, Fertigkeiten und Fähigkeiten, die während der</text:p>
            <text:p>Ausbildung zu vermitteln sind.</text:p>
            <text:p>Die Ausbildungsordnung ist die rechtsverbindliche Grundlage für die betriebliche</text:p>
            <text:p>Ausbildungsplanung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3">
            <text:p>Die Koch-IT GmbH hat mit der ledigen, kinderlosen Kauffrau für Digitalisierungsmanagement</text:p>
            <text:p>Petra Remmert einen Einzelarbeitsvertrag geschlossen.</text:p>
            <text:p>In welche der folgenden Lohnsteuerklassen wird Frau Remmert eingruppiert?</text:p>
            <text:p>Tragen Sie die Ziffer vor der zutreffenden Lohnsteuerklasse in das Kästchen ein.</text:p>
            <text:p>1- Lohnsteuerklasse 1</text:p>
            <text:p>2- Lohnsteuerklasse 2</text:p>
            <text:p>3- Lohnsteuerklasse 3</text:p>
            <text:p>4- Lohnsteuerklasse 4</text:p>
            <text:p>5- Lohnsteuerklasse 5</text:p>
          </table:table-cell>
          <table:table-cell office:value-type="string" table:style-name="ce3">
            <text:p>1- Lohnsteuerklasse 1</text:p>
            <text:p/>
            <text:p>Siehe § 38b Lohnsteuerklassen EStG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3">
            <text:p>Herr Rögener hat vor einigen Jahren seine Ausbildung zum Informatikkaufmann bei der</text:p>
            <text:p>Koch-IT-GmbH abgeschlossen und dort gearbeitet. Jetzt überlegt er, selbst eine ITDienstleistungs-GmbH zu gründen.</text:p>
            <text:p>Welche der folgenden Aussagen zu einer GmbH ist richtig?</text:p>
            <text:p>Tragen Sie die Ziffer vor der zutreffenden Aussage in das Kästchen ein.</text:p>
            <text:p>1- Die Gesellschafter der GmbH haften auch mit ihrem Privatvermögen.</text:p>
            <text:p>2- Das Stammkapital muss mindestens 25.000 EUR betragen.</text:p>
            <text:p>3- Die GmbH hat einen Kommanditisten und einen Komplementär.</text:p>
            <text:p>4- Der Komplementär der GmbH leitet die GmbH.</text:p>
            <text:p>5- Die GmbH ist eine Personengesellschaft.</text:p>
          </table:table-cell>
          <table:table-cell office:value-type="string" table:style-name="ce3">
            <text:p>2- Das Stammkapital muss mindestens 25.000 EUR betragen.</text:p>
            <text:p/>
            <text:p>Siehe § 5 Stammkapital GmbHG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3">
            <text:p>Die Koch-IT GmbH überlegt, ihre Organisationsstruktur zu vereinfachen.</text:p>
            <text:p>Welche der folgenden Organisationsformen sind den nachstehenden Beschreibungen</text:p>
            <text:p>zuzuordnen?</text:p>
            <text:p>Tragen Sie die Ziffer vor der jeweils zutreffenden Organisationsform in das Kästchen ein.</text:p>
            <text:p>Organisationsformen</text:p>
            <text:p/>
            <text:p>Beschreibungen</text:p>
            <text:p>a) Dem Nachteil einer uneinheitlichen Führung steht der Vorteil der kurzen Wege</text:p>
            <text:p>gegenüber.(3)</text:p>
            <text:p>b)Es werden besonders hohe Ansprüche an die Teamfähigkeit der Mitarbeiter gestellt,</text:p>
            <text:p>darüber hinaus herrscht ein besonders hoher Kommunikationsbedarf.(2)</text:p>
            <text:p>c)Einige Instanzen werden entlastet und die Spezialkenntnisse der Stabstellen werden</text:p>
            <text:p>besser genutzt.(4)</text:p>
            <text:p>3- Es handelt sich um eine Mehrlinienorganisation.</text:p>
            <text:p>2- Es handelt sich um eine Matrixorganisation.</text:p>
            <text:p>4- Es handelt sich um eine Stablinienorganisation.</text:p>
          </table:table-cell>
          <table:table-cell table:style-name="ce3"/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office:value-type="string" table:style-name="ce1">
            <text:p>*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3">
            <text:p>Die Koch-IT GmbH hat als Ausbildungsbetrieb im Rahmen der Berufsausbildung gegenüber</text:p>
            <text:p>der Industrie- und Handelskammer (IHK) Rechte und Pflichten.</text:p>
            <text:p>Welche der folgenden Aussagen dazu ist zutreffend?</text:p>
            <text:p>Tragen Sie die Ziffer vor der zutreffenden Aussage in das Kästchen ein.</text:p>
            <text:p>Die Koch-IT GmbH hat...</text:p>
            <text:p>1- das Recht, Auszubildende ohne Zustimmung der IHK auszubilden.</text:p>
            <text:p>2- die Pflicht, eine Verkürzung der Ausbildung eines Auszubildenden von der IHK</text:p>
            <text:p>genehmigen zu lassen.</text:p>
            <text:p>3- die Pflicht, jede Fehlzeit der Auszubildenden sofort der IHK zu melden.</text:p>
            <text:p>4- die Pflicht, dem Schlichtungsausschuss der IHK jede Unstimmigkeit mit Auszubildenden</text:p>
            <text:p>mitzuteilen.</text:p>
            <text:p>5- das Recht, von der IHK eine Verschiebung des Prüfungstermins zu verlangen, wenn die</text:p>
            <text:p>Auftragslage es erfordert</text:p>
          </table:table-cell>
          <table:table-cell office:value-type="string" table:style-name="ce3">
            <text:p>2- die Pflicht, eine Verkürzung der Ausbildung eines Auszubildenden von der IHK</text:p>
            <text:p>genehmigen zu lassen.</text:p>
            <text:p/>
            <text:p>Siehe § 8 Verkürzung oder Verlängerung der Ausbildungsdauer BBiG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3">
            <text:p>Frau Monion ist seit dem 01.01.2021 in der Koch-IT GmbH beschäftigt. Am 16.04. desselben</text:p>
            <text:p>Jahres wurde sie 18 Jahre alt. Im Mai 2021 wird in dem Betrieb ein neuer Betriebsrat</text:p>
            <text:p>gewählt.</text:p>
            <text:p>Darf Frau Monion bei der Betriebsratswahl ihre Stimme abgeben?</text:p>
            <text:p>Tragen Sie die Ziffer vor der zutreffenden Antwort in das Kästchen ein.</text:p>
            <text:p>1- Nein, weil sie zu Beginn des Jahres noch minderjährig war.</text:p>
            <text:p>2- Nein, weil sie noch nicht lange genug bei der Koch-IT GmbH beschäftigt ist.</text:p>
            <text:p>3- Ja, aber nur, wenn sie Gewerkschaftsmitglied ist.</text:p>
            <text:p>4- Ja, weil sie volljährig ist.</text:p>
            <text:p>5- Ja, wenn die Geschäftsleitung damit einverstanden ist.</text:p>
          </table:table-cell>
          <table:table-cell office:value-type="string" table:style-name="ce3">
            <text:p>4- Ja, weil sie volljährig ist.</text:p>
            <text:p/>
            <text:p>Siehe §7 Wahlberechtigung Betriebsverfassungsgesetz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3">
            <text:p>Der Betriebsrat hat gegenüber dem Arbeitgeber verschiedene Rechte.</text:p>
            <text:p>In welchem der folgenden Fälle hat der Betriebsrat ein Mitbestimmungsrecht?</text:p>
            <text:p>Tragen Sie die Ziffer vor dem zutreffenden Fall in das Kästchen ein.</text:p>
            <text:p>1- Eine neue Mitarbeiterin kündigt innerhalb der Probezeit, um eine besser bezahlte Stelle</text:p>
            <text:p>anzutreten.</text:p>
            <text:p>2- Der Arbeitgeber möchte während der Weihnachtssaison Mehrarbeit anordnen.</text:p>
            <text:p>3- Der gesetzliche Mindeststundenlohn wird von der Bundesregierung um 1,00 EUR/h</text:p>
            <text:p>erhöht.</text:p>
            <text:p>4- Das Unternehmen besetzt die Stelle des Geschäftsführers neu.</text:p>
            <text:p>5- Eine Auszubildende hat die Abschlussprüfung bestanden und möchte zu einem anderen</text:p>
            <text:p>Arbeitgeber wechseln.</text:p>
          </table:table-cell>
          <table:table-cell office:value-type="string" table:style-name="ce3">
            <text:p>2- Der Arbeitgeber möchte während der Weihnachtssaison Mehrarbeit anordnen.</text:p>
            <text:p/>
            <text:p>Siehe § 87 Mitbestimmungsrechte Betriebsverfassungsgesetz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3">
            <text:p>Die Koch-IT GmbH stellt einen neuen Mitarbeiter ein.</text:p>
            <text:p>Wer ist für dessen Unterweisung nach der Unfallverhütungsvorschrift „Grundsätze der</text:p>
            <text:p>Prävention" verantwortlich?</text:p>
            <text:p>Tragen Sie die Ziffer vor der zutreffenden Antwort in das Kästchen ein.</text:p>
            <text:p>1- Die Fachkraft für Arbeitssicherheit</text:p>
            <text:p>2- Der Betriebsrat</text:p>
            <text:p>3- Der Arbeitgeber bzw. die betrieblichen Vorgesetzten</text:p>
            <text:p>4- Der Mitarbeiter in Eigenverantwortung</text:p>
            <text:p>5- Externe, auf Unfallverhütung spezialisierte Unternehmen</text:p>
          </table:table-cell>
          <table:table-cell office:value-type="string" table:style-name="ce3">
            <text:p>3- Der Arbeitgeber bzw. die betrieblichen Vorgesetzten</text:p>
            <text:p/>
            <text:p>Die Grundsätze der Prävention sind ein Regelwerk der deutschen gesetzlichen</text:p>
            <text:p>Unfallversicherung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3">
            <text:p>Die Koch-IT GmbH ist an verschiedene Arbeitsschutzgesetze gebunden.</text:p>
            <text:p>Ordnen Sie die folgenden Arbeitsschutzgesetze den nachstehenden Sachverhalten zu.</text:p>
            <text:p>Tragen Sie die Ziffer vor dem jeweils zutreffenden Arbeitsschutzgesetz in das Kästchen ein.</text:p>
            <text:p>Arbeitsschutzgesetze</text:p>
            <text:p>1- Schwerbehindertengesetz</text:p>
            <text:p>2- Arbeitszeitgesetz</text:p>
            <text:p>3- Bundesurlaubsgesetz</text:p>
            <text:p>4- Entgeltfortzahlungsgesetz</text:p>
            <text:p>5- Elternzeitgesetz</text:p>
            <text:p>Sachverhalte</text:p>
            <text:p>a)Regelung eines besonderen Kündigungsschutzes von Arbeitnehmern, der 36 Monate oder</text:p>
            <text:p>länger betragen kann.(5)</text:p>
            <text:p>b)Regelung des Mindestanspruchs für Arbeitende für 24 Werktage bezahlten Urlaubs.(3)</text:p>
            <text:p>c)Regelung der Zahlung eines Arbeitsentgelts auch bei Arbeitsausfall an gesetzlichen</text:p>
            <text:p>Feiertagen.(4)</text:p>
            <text:p>d)Festschreibung einer täglichen Arbeitszeit von acht Stunden, die im Ausnahmefall</text:p>
            <text:p>verlängert werden kann.(2)</text:p>
            <text:p>e)Regelung des besonderen Kündigungsschutzes von Arbeitenden und deren Anspruch auf</text:p>
            <text:p>einen zusätzlichen Urlaub von fünf Tagen.(1)</text:p>
          </table:table-cell>
          <table:table-cell table:style-name="ce3"/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office:value-type="string" table:style-name="ce1">
            <text:p>*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Bei der Koch-IT GmbH hat der Umweltschutz einen hohen Stellenwert.</text:p>
            <text:p>Welche der folgenden Maßnahmen dient nicht dem Umweltschutz?</text:p>
            <text:p>Tragen Sie die Ziffer vor der entsprechenden Maßnahme in das Kästchen ein.</text:p>
            <text:p>1- Es werden nur noch nachfüllbare Textmarker verwendet.</text:p>
            <text:p>2- Bei Kopiervorgängen wird Recyclingpapier verwendet.</text:p>
            <text:p>3- Bei verkauften Produkten soll (Plastik-)Verpackungsmüll vermieden werden.</text:p>
            <text:p>4- Bei Werbemaßnahmen sollen künftig nur noch Hochglanzkataloge verwendet werden.</text:p>
            <text:p>5- Häufige Bestellungen von Kleinpackungen sollen möglichst nicht mehr durchgeführt</text:p>
            <text:p>werden.</text:p>
          </table:table-cell>
          <table:table-cell office:value-type="string" table:style-name="ce3">
            <text:p>4- Bei Werbemaßnahmen sollen künftig nur noch Hochglanzkataloge verwendet werden.</text:p>
            <text:p/>
            <text:p>Glänzende Lacke, die mittels Chemikalien erzeugt werden, tragen nicht zum Umweltschutz</text:p>
            <text:p>bei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Auf der Umverpackung eines Elektronikgeräts finden Sie das abgebildete Zeichen.</text:p>
            <text:p>Welche der folgenden Aussagen zu mit dem Umweltzeichen „Blauer Engel" ausgezeichneter</text:p>
            <text:p>Ware ist zutreffend? ------------------ Blauer Engel .. Dssd Umweltzeichen ----------</text:p>
            <text:p/>
            <text:p>Tragen Sie die Ziffer vor der zutreffenden Aussage in das Kästchen ein.</text:p>
            <text:p>Diese Ware...</text:p>
            <text:p>1- ist besonders haltbar.</text:p>
            <text:p>2- ist besonders sicher in der Handhabung.</text:p>
            <text:p>3- ist umweltschonend produziert worden.</text:p>
            <text:p>4- hat bereits mehrere Umweltpreise gewonnen.</text:p>
            <text:p>5- ist nach ihrer Benutzung ausschließlich über das Duale System zu entsorgen</text:p>
          </table:table-cell>
          <table:table-cell office:value-type="string" table:style-name="ce3">
            <text:p>3- ist umweltschonend produziert worden.</text:p>
            <text:p/>
            <text:p>Der Blaue Engel ist seit über 40 Jahren das Umweltzeichen der Bundesregierung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office:value-type="string" table:style-name="ce1">
            <text:p>*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3">
            <text:p>In der Koch-IT GmbH ereignet sich ein Arbeitsunfall, eine Mitarbeiterin verbrennt sich dabei.</text:p>
            <text:p>Welche der folgenden Verhaltensweisen eines Ersthelfers ist in diesem Fall richtig?</text:p>
            <text:p>Tragen Sie die Ziffer vor der zutreffenden Verhaltensweise in das Kästchen ein.</text:p>
            <text:p>1- Als Erstmaßnahme die betroffene Stelle erwärmen.</text:p>
            <text:p>2- Brandwunden mit speziellen, keimfreien Verbandpäckchen für Brandwunden bedecken.</text:p>
            <text:p>3- Brandwunden mit Öl, Salben, Talk oder Ähnlichem bedecken.</text:p>
            <text:p>4- Brandwunden auswaschen und Brandblasen öffnen.</text:p>
            <text:p>5- Den Unfallhergang mit dem Handy fotografieren und die Bilder unverzüglich der</text:p>
            <text:p>Geschäftsleitung zukommen lassen.</text:p>
          </table:table-cell>
          <table:table-cell office:value-type="string" table:style-name="ce3">
            <text:p>2- Brandwunden mit speziellen, keimfreien Verbandpäckchen für Brandwunden bedecken.</text:p>
            <text:p/>
            <text:p>Alle übrigen Antwortmöglichkeiten tragen nicht dazu bei, dass die Verbrennungen bzw. die</text:p>
            <text:p>Schmerzen der Mitarbeiterin gemildert werd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Ulli Mayer, 26 Jahre, will sich nach Abschluss seiner Ausbildung als Fachinformatiker für</text:p>
            <text:p>Daten- und Prozessanalyse auf die folgende Stellenanzeige bewerben:</text:p>
            <text:p>Koch-IT GmbH</text:p>
            <text:p>Zur Verstärkung unseres Teams stellen wir Sie zum 01.01.2022 ein als</text:p>
            <text:p>1 Fach Informatiker für Daten- und Prozessanalyse.</text:p>
            <text:p>2 Sie sind jung, belastbar und haben ein angenehmes äußeres Erscheinungsbild.</text:p>
            <text:p>3 Wir bieten Ihnen einen gesicherten Arbeitsplatz mit einem attraktiven Gehalt.</text:p>
            <text:p>4 Wir bieten Ihnen Weiterbildungsmöglichkeiten in unserem Unternehmen.</text:p>
            <text:p>5 Wir bieten Ihnen viele Gestaltungsmöglichkeiten in unserem Unternehmen.</text:p>
            <text:p>6 Wir bieten Ihnen diverse Aufstiegsmöglichkeiten in einem hochmotivierten Team.</text:p>
            <text:p>Wenn Sie die Anforderungen erfüllen, dann senden Sie Ihre aussagekräftigen</text:p>
            <text:p>Bewerbungsunterlagen zur:</text:p>
            <text:p>Koch-IT GmbH, Herr Klaus Peters, Am Designer Platz8, 22088 Hamburg</text:p>
            <text:p>E-Mail: k-peters@koch-it.de</text:p>
            <text:p>Welche in der Stellenanzeige bezifferten Positionen verstoßen gegen das Allgemeine</text:p>
            <text:p>Gleichbehandlungsgesetz?</text:p>
            <text:p>Tragen Sie die Ziffern vor den zwei zutreffenden Positionen in die Kästchen ein.</text:p>
          </table:table-cell>
          <table:table-cell office:value-type="string" table:style-name="ce3">
            <text:p>1 Fach Informatiker für Daten- und Prozessanalyse.</text:p>
            <text:p>2 Sie sind jung, belastbar und haben ein angenehmes äußeres Erscheinungsbild</text:p>
            <text:p/>
            <text:p>1: Stellenanzeigen dürfen nicht geschlechtsspezifisch sein</text:p>
            <text:p>2: Die Formulierung ist altersdiskriminierend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office:value-type="string" table:style-name="ce1">
            <text:p>*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Als Mitarbeiter/-in in Festanstellung bei der Koch-IT GmbH haben Sie ein Programm</text:p>
            <text:p>entwickelt, das mit großem Erfolg verkauft wird. Welche der folgenden Aussagen ist richtig?</text:p>
            <text:p>Tragen Sie die Ziffer vor der zutreffenden Aussage In das Kästchen ein.</text:p>
            <text:p>1- Sofern vertraglich nicht anders geregelt, besitzen Sie das Urheberrecht an dem Programm</text:p>
            <text:p>und die Koch-IT GmbH die Verwertungsrechte.</text:p>
            <text:p>2- Als Urheber/-in haben Sie das Recht, die weitere Nutzung Ihres Programmes zu</text:p>
            <text:p>verbieten.</text:p>
            <text:p>3- Sie haben einen Anspruch auf Beteiligung am Erlös aus allen Verkäufen des</text:p>
            <text:p>Programmes.</text:p>
            <text:p>4- Sie als Autor/-in sind persönlich haftend für entstehende Schäden bei den Anwendern bei</text:p>
            <text:p>eventuellen Fehlern des Programmes.</text:p>
            <text:p>5- Als Autor/-in des Programmes können Sie gegenüber der Koch-IT GmbH die Herausgabe</text:p>
            <text:p>des Quelltextes verweigern.</text:p>
            <text:p>Das Urheberrecht ist immer an den Schöpfer gebunden, hierbei darf es sich nur um</text:p>
            <text:p>natürliche Personen handeln.</text:p>
          </table:table-cell>
          <table:table-cell office:value-type="string" table:style-name="ce3">
            <text:p>1- Sofern vertraglich nicht anders geregelt, besitzen Sie das Urheberrecht an dem Programm</text:p>
            <text:p>und die Koch-IT GmbH die Verwertungsrechte.</text:p>
            <text:p/>
            <text:p>Das Urheberrecht ist immer an den Schöpfer gebunden, hierbei darf es sich nur um</text:p>
            <text:p>natürliche Personen handel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Frau Mevis, Auszubildende bei der Koch-IT GmbH, möchte acht Wochen Ihrer</text:p>
            <text:p>Berufsausbildung Im Ausland durchführen.</text:p>
            <text:p>In diesem Zusammenhang wurde sie auf den Europass hingewiesen.</text:p>
            <text:p>Zu welchem der folgenden Zwecke wurde der Europass geschaffen?</text:p>
            <text:p>Tragen Sie die Ziffer vor dem zutreffenden Zweck in das Kästchen ein.</text:p>
            <text:p>1- Der Europass ersetzt die Reisepässe der EU-Mitgliedstaaten bei Auszubildenden.</text:p>
            <text:p>2- Der Europass ist ein vereinheitlichtes Dokument, das Qualifikationen und Kompetenzen</text:p>
            <text:p>europaweit verständlich und transparent darstellt.</text:p>
            <text:p>3- Mit dem Europass kann man innerhalb der EU kostenlos Bahn fahren und verreisen, ohne</text:p>
            <text:p>Wartezeiten an den Grenzen zu haben.</text:p>
            <text:p>4- Mit dem Europass kann man innerhalb der EU formlos Unternehmen gründen und</text:p>
            <text:p>Mitarbeiter aus der gesamten EU einstellen.</text:p>
            <text:p>5- Der Europass garantiert die kostenlose medizinische Versorgung innerhalb der EU für</text:p>
            <text:p>Staatsbürger der EU-Mitgliedsstaaten.</text:p>
          </table:table-cell>
          <table:table-cell office:value-type="string" table:style-name="ce3">
            <text:p>2- Der Europass ist ein vereinheitlichtes Dokument, das Qualifikationen und Kompetenzen</text:p>
            <text:p>europaweit verständlich und transparent darstellt.</text:p>
            <text:p/>
            <text:p>Europass ist eine Website der EU. Durch die hier erzeugten einheitlichen Dokumente soll</text:p>
            <text:p>das länderübergreifende Verständnis von Qualifikationen erhöht werd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Bei der Koch-IT GmbH gab es in den letzten Monaten ein erhöhtes Aufkommen an</text:p>
            <text:p>sogenannten Phishing-Mails.</text:p>
            <text:p>Anhand welchem der folgenden Merkmale erkennen Sie Phishing-Mails?</text:p>
            <text:p>Tragen Sie die Ziffer vor dem zutreffenden Merkmal in das Kästchen ein.</text:p>
            <text:p>1- Phishing-Mails werden immer mit Signatur und persönlicher Anrede verschickt.</text:p>
            <text:p>2- Phishing-Mails zielen darauf ab, Zugangsdaten zu erbeuten. Deshalb erhalten sie meist</text:p>
            <text:p>einen Link, über den Sie diese eingeben sollen.</text:p>
            <text:p>3- Der wirkliche Absender der Mail stimmt allgemein mit dem Anzeigenamen des Absenders</text:p>
            <text:p>überein.</text:p>
            <text:p>4- Phishing-Mails haben nie Anhänge.</text:p>
            <text:p>5- Die Mail wird immer mit den gesicherten Kommunikationsprotokoll HTTPS übermittelt.</text:p>
          </table:table-cell>
          <table:table-cell office:value-type="string" table:style-name="ce3">
            <text:p>2- Phishing-Mails zielen darauf ab, Zugangsdaten zu erbeuten. Deshalb erhalten sie meist</text:p>
            <text:p>einen Link, über den Sie diese eingeben sollen.</text:p>
            <text:p/>
            <text:p>Durch Phishing sollen Menschen dazu verleitet werden, auf einen Betrug hereinzufall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Sie erhalten eine E-Mail, mit folgendem Inhalt:</text:p>
            <text:p>„Hallo, wir mussten mit großem Bedauern feststellen, dass wir einige Probleme mit unserem</text:p>
            <text:p>System hatten. Aus gegebenem Grund müssen wir Sie bitten, Ihre Mitgliedschaft im Account</text:p>
            <text:p>mit Ihrem Login sowie Ihren Kreditkarten-Daten zu bestätigen. Bitte folgen Sie dem</text:p>
            <text:p>nachfolgenden Link, und füllen Sie die Felder korrekt aus: http://payment.account.com/ Somit</text:p>
            <text:p>sichern Sie sich weiterhin einen uneingeschränkten Zugriff auf Ihr Konto."</text:p>
            <text:p>Welche der folgenden Verhaltensweisen zum Umgang mit dieser Nachricht ist zutreffend?</text:p>
            <text:p>Tragen Sie die Ziffer vor der zutreffenden Verhaltensweise in das Kästchen ein.</text:p>
            <text:p>1- Den angegebenen Link öffnen und die geforderten Daten zu dem Account und den</text:p>
            <text:p>Zahlungsdaten eingeben.</text:p>
            <text:p>2- Das Mailprogramm sofort beenden und den Rechner neu booten.</text:p>
            <text:p>3- Die E-Mail an alle Kontakte weiterleiten, um auf die Probleme mit dem genannten Account</text:p>
            <text:p>aufmerksam zu machen.</text:p>
            <text:p>4- Die E-Mail löschen und die IT-Abteilung oder zuständige Stelle benachrichtigen, falls</text:p>
            <text:p>weitere Schritte notwendig sind.</text:p>
            <text:p>5- Die E-Mail ausdrucken und archivieren, falls deren Inhalt später noch gebraucht wird.</text:p>
            <text:p>Die IT-Abteilung kann anhand von automatischen Regeln diese E-Mail in Zukunft</text:p>
            <text:p>unterbinden</text:p>
          </table:table-cell>
          <table:table-cell office:value-type="string" table:style-name="ce3">
            <text:p>4- Die E-Mail löschen und die IT-Abteilung oder zuständige Stelle benachrichtigen, falls</text:p>
            <text:p>weitere Schritte notwendig sind.</text:p>
            <text:p/>
            <text:p>Die IT-Abteilung kann anhand von automatischen Regeln diese E-Mail in Zukunft</text:p>
            <text:p>unterbind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Sie besuchen häufig die Webseiten eines Geschäftspartners.</text:p>
            <text:p>Welche der folgenden Einschätzungen zur Sicherheit in dieser Situation ist zutreffend?</text:p>
            <text:p>Tragen Sie die Ziffer vor der zutreffenden Einschätzung in das Kästchen ein.</text:p>
            <text:p>1- Sie besuchen diese Seite sehr häufig und deshalb müssen Sie sich hier keine Sorgen</text:p>
            <text:p>machen.</text:p>
            <text:p>2- Da Ihnen die Seite bekannt ist und seriösen Inhalt hat, kann hier beim Surfen nichts</text:p>
            <text:p>passieren.</text:p>
            <text:p>3- Auch bei bekannten und vertrauenswürdigen Webseiten müssen die</text:p>
            <text:p>Standardsicherheitsmaßnahmen beachtet werden.</text:p>
            <text:p>4- Nur bei Webseiten mit Animationen oder anderen aktiven Inhalten besteht eine Gefahr.</text:p>
            <text:p>5- Nur Webseiten, die Werbung nachladen, sind unsicher.</text:p>
          </table:table-cell>
          <table:table-cell office:value-type="string" table:style-name="ce3">
            <text:p>3- Auch bei bekannten und vertrauenswürdigen Webseiten müssen die</text:p>
            <text:p>Standardsicherheitsmaßnahmen beachtet werden.</text:p>
            <text:p/>
            <text:p>Inhalte jeglicher Webseiten könnten manipuliert sein, Standardsicherheitsmaßnahmen gelten</text:p>
            <text:p>daher immer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Im Rahmen einer Geschäftsreise überlegen Sie, ein öffentliches unverschlüsseltes WLAN</text:p>
            <text:p>geschäftlich zu nutzen. Welche der folgenden Aussagen zur Nutzung öffentlicher WLANZugänge ist richtig?</text:p>
            <text:p>Tragen Sie die Ziffer vor der zutreffenden Aussage in das Kästchen ein.</text:p>
            <text:p>1- Das E-Mail-Programm kann in jedem Fall benutzt werden, da alle E-Mail-Programme</text:p>
            <text:p>automatisch verschlüsseln.</text:p>
            <text:p>2- Im öffentlichen WLAN kann kein Computernutzer die Daten mitlesen.</text:p>
            <text:p>3- Wird ein WLAN-Zugang z. B. in einem Café zur Verfügung gestellt, kann man davon</text:p>
            <text:p>ausgehen, dass die Betreiber sich ausreichend um die Sicherheit des Netzes kümmern.</text:p>
            <text:p>4- Mithilfe einer VPN-Lösung können alle Dinge in einem offenen WLAN wie im</text:p>
            <text:p>abgesicherten Unternehmensnetz genutzt werden.</text:p>
            <text:p>5- Ein öffentliches WLAN ist nur sicher, wenn zum Einloggen die E-Mail-Adresse angeben</text:p>
            <text:p>werden muss.</text:p>
          </table:table-cell>
          <table:table-cell office:value-type="string" table:style-name="ce3">
            <text:p>4- Mithilfe einer VPN-Lösung können alle Dinge in einem offenen WLAN wie im</text:p>
            <text:p>abgesicherten Unternehmensnetz genutzt werden.</text:p>
            <text:p/>
            <text:p>Durch ein virtuelles privates Netzwerk (VPN) wird eine geschützte und verschlüsselte</text:p>
            <text:p>Verbindung innerhalb des öffentlichen Netzwerkes hergestellt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Bei einer Datenübertragung wird die aus den Ausgangsdaten errechnete Kontrollsumme</text:p>
            <text:p>immer mit übertragen. Der Empfänger berechnet nach dem vollständigen Empfang aus den</text:p>
            <text:p>Daten eine weitere Kontrollsumme und vergleicht die beiden Kontrollsummen.</text:p>
            <text:p>Welchen der folgenden Zwecke erfüllt dieses Verfahren?</text:p>
            <text:p>Tragen Sie die Ziffer vor dem zutreffenden Zweck in das Kästchen ein.</text:p>
            <text:p>Gewährleistung der Daten-...</text:p>
            <text:p>1- Verfügbarkeit</text:p>
            <text:p>2- Integrität</text:p>
            <text:p>3- Vertraulichkeit</text:p>
            <text:p>4- Lesbarkeit</text:p>
            <text:p>5- Verständlichkeit</text:p>
          </table:table-cell>
          <table:table-cell office:value-type="string" table:style-name="ce3">
            <text:p>2- Integrität</text:p>
            <text:p/>
            <text:p>Durch die Integrität wird gewährleistet, dass die Datenübertragung nicht beeinflusst wurde</text:p>
            <text:p>und die Daten unverändert sind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Die Medien berichten regelmäßig über Vorfälle, bei denen Unternehmen gegen allgemeine</text:p>
            <text:p>und selbst gesetzte Regelungen verstoßen. Ein Verstoß liegt vor, wenn Geschäftspartner</text:p>
            <text:p>durch persönliche Zuwendungen beeinflusst werden sollen.</text:p>
            <text:p>Welchem der folgenden Felder werden derartige Verstöße zugerechnet?</text:p>
            <text:p>Tragen Sie die Ziffer vor dem zutreffenden Feld in das Kästchen ein.</text:p>
            <text:p>1- Datenschutz</text:p>
            <text:p>2- Compliance</text:p>
            <text:p>3- Incidence</text:p>
            <text:p>4- Consilience</text:p>
            <text:p>5- Disruption</text:p>
          </table:table-cell>
          <table:table-cell office:value-type="string" table:style-name="ce3">
            <text:p>2- Compliance</text:p>
            <text:p/>
            <text:p>Durch die Compliance werden rechtliche, unternehmensinterne und vertragliche Regelungen</text:p>
            <text:p>vorgeschrieben und deren Einhaltung eingefordert. Der Verstoß der Bestechlichkeit ist der</text:p>
            <text:p>Compliance zuzuschreiben.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2022W AP</text:p>
          </table:table-cell>
          <table:table-cell table:number-columns-repeated="16379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Situation</text:p>
            <text:p>Sie sind Mitarbeiter/-in der Gramberg GmbH.</text:p>
            <text:p>Die Gramberg GmbH ist ein Dienstleistungsunternehmen im Bereich der IT-Sicherheit.</text:p>
            <text:p>Die folgenden Aufgaben beziehen sich auf dieses Unternehmen.</text:p>
            <text:p>1. Aufgabe</text:p>
            <text:p>Die Gramberg GmbH hat viele Kunden aus unterschiedlichen Wirtschaftssektoren.</text:p>
            <text:p>Ordnen Sie die folgenden Unternehmen den daneben stehenden Wirtschaftssektoren zu.</text:p>
            <text:p>Tragen Sie die Ziffern vor den zwei jeweils zutreffenden Unternehmen in die Kästchen ein.</text:p>
            <text:p>Unternehmen</text:p>
            <text:p>1- Elektrokaufhaus Meier e. K.</text:p>
            <text:p>2- Baumschule Holthaus GmbH</text:p>
            <text:p>3- Metallbau Steinemann GmbH</text:p>
            <text:p>4- Rechtsanwälte Kook &amp; Partner</text:p>
            <text:p>5- Krieger GmbH, Hoch- und Tiefbau</text:p>
            <text:p>6- Biohof Landwirtschaft Dröse GmbH</text:p>
            <text:p>Wirtschaftssektoren</text:p>
            <text:p>a) Primärer Sektor (2,6)</text:p>
            <text:p>b) Sekundärer Sektor (3,5)</text:p>
            <text:p>c) Tertiärer Sektor(1,4)</text:p>
          </table:table-cell>
          <table:table-cell table:style-name="ce3"/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*</text:p>
          </table:table-cell>
          <table:table-cell table:number-columns-repeated="1637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3">
            <text:p>Das folgende Schema zeigt das Leitungssystem der Gramberg GmbH:</text:p>
            <text:p>Nach welchem der folgenden Leitungssysteme arbeitet die Gramberg GmbH?</text:p>
            <text:p>Tragen Sie die Ziffer vor dem zutreffenden Leitungssystem in das Kästchen ein.</text:p>
            <text:p>1- Einliniensystem</text:p>
            <text:p>2- Stabsystem</text:p>
            <text:p>3- Mehrliniensystem</text:p>
            <text:p>4- Stabliniensystem</text:p>
            <text:p>5- Matrixsy</text:p>
          </table:table-cell>
          <table:table-cell table:style-name="ce3"/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Die Gramberg GmbH hat mit Stefan Brüning einen Einzelarbeitsvertrag geschlossen.</text:p>
            <text:p>Welche der folgenden Aussagen ist in diesem Zusammenhang zutreffend?</text:p>
            <text:p>Tragen Sie die Ziffer vor der zutreffenden Aussage in das Kästchen ein.</text:p>
            <text:p>Ein Einzelarbeitsvertrag ...</text:p>
            <text:p>1- ist gültig, wenn das vereinbarte Arbeitsentgelt über dem tarifvertraglich geregelten liegt.</text:p>
            <text:p>2- kann nur geschlossen werden, wenn für die Gramberg GmbH kein gültiger Tarifvertrag</text:p>
            <text:p>vorliegt.</text:p>
            <text:p>3- kann nur mit Zustimmung der Gewerkschaft geschlossen werden.</text:p>
            <text:p>4- darf für höchstens zwei Jahre geschlossen werden.</text:p>
            <text:p>5- ist ohne Urlaubsregelung ungültig.</text:p>
          </table:table-cell>
          <table:table-cell office:value-type="string" table:style-name="ce5">
            <text:p>1- ist gültig, wenn das vereinbarte Arbeitsentgelt über dem tarifvertraglich geregelten lieg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Hans Baumgart, 38 Jahre, Vater von zwei Kindern, erhält aus betriebsbedingten Gründen die</text:p>
            <text:p>Kündigung. Da er diese für sozial ungerechtfertigt hält, wendet er sich an den Betriebsrat.</text:p>
            <text:p>Prüfen Sie, welche der folgenden Aussagen zu den Kündigungsmodalitäten richtig ist.</text:p>
            <text:p>Tragen Sie die Ziffer vor der zutreffenden Aussage in das Kästchen ein.</text:p>
            <text:p>1- Der Betriebsrat muss angehört werden. Hält der Betriebsrat die Kündigung für</text:p>
            <text:p>ungerechtfertigt, dann darf der Arbeitgeber nicht kündigen.</text:p>
            <text:p>2- Der Betriebsrat muss angehört werden. Herr Baumgart kann innerhalb von drei Wochen</text:p>
            <text:p>nach Zugang der Kündigung Klage beim zuständigen Arbeitsgericht einreichen.</text:p>
            <text:p>3- Der Betriebsrat muss in Kündigungsfragen nicht angehört werden.</text:p>
            <text:p>4- Mit Zustimmung des Betriebsrats kann die Kündigungsfrist kürzer ausfallen.</text:p>
            <text:p>5- Betriebsbedingte Kündigungen sind immer gültig. Hier braucht der Betriebsrat nicht</text:p>
            <text:p>angehört werden.</text:p>
          </table:table-cell>
          <table:table-cell office:value-type="string" table:style-name="ce3">
            <text:p>2- Der Betriebsrat muss angehört werden. Herr Baumgart kann innerhalb von drei Wochen</text:p>
            <text:p>nach Zugang der Kündigung Klage beim zuständigen Arbeitsgericht einreich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Michael Kuper, ein Mitarbeiter der Gramberg GmbH, ist erkrankt und muss operiert werden.</text:p>
            <text:p>Er wird insgesamt fünf Wochen nicht im Betrieb arbeiten können.</text:p>
            <text:p>Welche der folgenden Aussagen trifft auf die geschilderte Situation zu?</text:p>
            <text:p>Tragen Sie die Ziffer vor der zutreffenden Aussage in das Kästchen ein.</text:p>
            <text:p>Herr Kuper erhält von ...</text:p>
            <text:p>1- der Gramberg GmbH weiterhin sein Bruttoentgelt.</text:p>
            <text:p>2- der gesetzlichen Krankenkasse Krankengeld.</text:p>
            <text:p>3- der Berufsgenossenschaft ein Übergangsgeld.</text:p>
            <text:p>4- der Bundesagentur für Arbeit eine Entgeltersatzleistung.</text:p>
            <text:p>5- seiner privaten Berufsunfähigkeitsversicherung eine Versicherungsleistung.</text:p>
          </table:table-cell>
          <table:table-cell office:value-type="string" table:style-name="ce3">
            <text:p>1- der Gramberg GmbH weiterhin sein Bruttoentgelt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Michael Butt hat mit der Gramberg GmbH einen schriftlichen Arbeitsvertrag geschlossen.</text:p>
            <text:p>Welcher der folgenden Bestandteile seines Arbeitsvertrags bindet die Gramberg GmbH an</text:p>
            <text:p>kollektives Arbeitsrecht?</text:p>
            <text:p>Tragen Sie die Ziffer vor dem zutreffenden Bestandteil in das Kästchen ein.</text:p>
            <text:p>1- Herr Butt bekommt einen Dienstwagen gestellt.</text:p>
            <text:p>2- Er arbeitet als Sachbearbeiter im Kundenservice.</text:p>
            <text:p>3- Das Arbeitsverhältnis beginnt am 2. Mai 2020.</text:p>
            <text:p>4- Die reguläre wöchentliche Arbeitszeit beträgt gemäß Tarifvertrag 38,5 Stunden.</text:p>
            <text:p>5- Die Gramberg GmbH gewährt einen monatlichen Fahrtkostenzuschuss von 100,00 EUR.</text:p>
          </table:table-cell>
          <table:table-cell office:value-type="string" table:style-name="ce3">
            <text:p>4- Die reguläre wöchentliche Arbeitszeit beträgt gemäß Tarifvertrag 38,5 Stund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In der Gramberg GmbH sind Regelungen aus dem Arbeitsrecht zu beachten.</text:p>
            <text:p>In welchen der folgenden Gesetze werden die daneben stehenden Sachverhalte geregelt?</text:p>
            <text:p>Tragen Sie die Ziffer vor dem jeweils zutreffenden Gesetz in das Kästchen ein.</text:p>
            <text:p>Gesetze</text:p>
            <text:p>1- Kündigungsschutzgesetz</text:p>
            <text:p>2- Allgemeines Gleichbehandlungsgesetz</text:p>
            <text:p>3- Betriebsverfassungsgesetz</text:p>
            <text:p>4- Arbeitszeitgesetz</text:p>
            <text:p>Sachverhalte</text:p>
            <text:p>a)In einer Stellenanzeige der Gramberg GmbH steht, dass eine IT-Kauffrau gesucht wird.(2)</text:p>
            <text:p>b)Die werktägliche Arbeitszeit der Arbeitnehmer darf acht Stunden nicht überschreiten.(4)</text:p>
            <text:p>c)Eine betriebsbedingte Kündigung ist rechtsunwirksam, wenn eine Schwerbehinderung</text:p>
            <text:p>nicht ausreichend berücksichtigt wurde.(1)</text:p>
            <text:p>d)Bei der Gramberg GmbH werden Bewerber mit Behinderungen bei gleicher Eignung</text:p>
            <text:p>bevorzugt.(2)</text:p>
            <text:p>e)Die Gramberg GmbH informiert den Betriebsrat über die geplante Schließung einer</text:p>
            <text:p>Filiale.(3)</text:p>
          </table:table-cell>
          <table:table-cell table:style-name="ce3"/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Die Gramberg GmbH will eine neue Mitarbeiterin zunächst befristet für ein Jahr einstellen.</text:p>
            <text:p>Welche der folgenden Aussagen über befristete Arbeitsverträge trifft zu?</text:p>
            <text:p>Tragen Sie die Ziffer vor der zutreffenden Aussage in das Kästchen ein.</text:p>
            <text:p>1- Befristete Arbeitsverträge können vom Arbeitgeber während der Laufzeit nicht gekündigt</text:p>
            <text:p>werden.</text:p>
            <text:p>2- Der befristete Arbeitsvertrag endet mit Ablauf der Frist, ohne dass es einer Kündigung</text:p>
            <text:p>bedarf.</text:p>
            <text:p>3- Für befristete Arbeitsverträge gelten die tarifvertraglichen Vereinbarungen nicht.</text:p>
            <text:p>4- Bei befristeten Arbeitsverträgen gibt es keine Lohnfortzahlung im Krankheitsfall.</text:p>
            <text:p>5- Befristete Arbeitsverträge dürfen nur mit arbeitslosen Bewerbern abgeschlossen werden.</text:p>
          </table:table-cell>
          <table:table-cell office:value-type="string" table:style-name="ce3">
            <text:p>Der befristete Arbeitsvertrag endet mit Ablauf der Frist, ohne dass es einer Kündigung</text:p>
            <text:p>bedarf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Die Gramberg GmbH nimmt an einer Messe teil. Beim Aufbau des Messestandes fällt eine</text:p>
            <text:p>Mitarbeiterin von der Leiter und bricht sich das rechte Bein. Welche der folgenden</text:p>
            <text:p>Institutionen muss für die Heilbehandlungskosten aufkommen, wenn die</text:p>
            <text:p>Unfallverhütungsvorschriften eingehalten wurden?</text:p>
            <text:p>Tragen Sie die Ziffer vor der zutreffenden Institution in das Kästchen ein.</text:p>
            <text:p>1- Die Krankenkasse, bei der die Mitarbeiterin versichert ist.</text:p>
            <text:p>2- Die private Unfallversicherung der Mitarbeiterin.</text:p>
            <text:p>3- Die Haftpflichtversicherung der Messegesellschaft.</text:p>
            <text:p>4- Die Messegesellschaft, weil sich der Unfall in deren Hallen ereignete.</text:p>
            <text:p>5- Die Berufsgenossenschaft, der die Gramberg GmbH angehört.</text:p>
          </table:table-cell>
          <table:table-cell office:value-type="string" table:style-name="ce3">
            <text:p>5- Die Berufsgenossenschaft, der die Gramberg GmbH angehört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Die Gramberg GmbH musste den Betrieb auf behördliche Anordnung vorübergehend</text:p>
            <text:p>schließen. Der Geschäftsbetrieb ruht. Die Mitarbeiter dürfen die Geschäftsräume für die</text:p>
            <text:p>Dauer der Schließung nicht mehr betreten. Die Dauer der Schließung ist noch nicht</text:p>
            <text:p>absehbar.</text:p>
            <text:p>Welche der folgenden Aussagen ist in diesem Zusammenhang zutreffend?</text:p>
            <text:p>Tragen Sie die Ziffer vor der zutreffenden Aussage in das Kästchen ein</text:p>
            <text:p>1- Die Gramberg GmbH kann für die Dauer der Schließung bei der Bundesagentur für Arbeit</text:p>
            <text:p>Kurzarbeitergeld beantragen.</text:p>
            <text:p>2- Die Gehaltszahlungen für die Mitarbeiter muss die Behörde übernehmen, die die</text:p>
            <text:p>Schließung angeordnet hat.</text:p>
            <text:p>3- Die Gramberg GmbH muss allen Mitarbeitern kündigen.</text:p>
            <text:p>4- Die Gramberg GmbH hat für die Dauer der Schließung einen unbegrenzten</text:p>
            <text:p>Kreditanspruch an die Landesregierung.</text:p>
            <text:p>5- Die Gramberg GmbH muss die Schließung der Kreditanstalt für Wiederaufbau melden, die</text:p>
            <text:p>gesetzlich alle Kosten der Betriebsschließung übernehmen muss.</text:p>
          </table:table-cell>
          <table:table-cell office:value-type="string" table:style-name="ce3">
            <text:p>1- Die Gramberg GmbH kann für die Dauer der Schließung bei der Bundesagentur für Arbeit</text:p>
            <text:p>Kurzarbeitergeld beantrag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3">
            <text:p>Die Gramberg GmbH ist Mitglied eines Arbeitgeberverbandes.</text:p>
            <text:p>Welche der folgenden Verpflichtungen ergibt sich unter anderem daraus?</text:p>
            <text:p>Tragen Sie die Ziffer vor der zutreffenden Verpflichtung in das Kästchen ein.</text:p>
            <text:p>Die Gramberg GmbH ...</text:p>
            <text:p>1- muss Lohnabrechnungen beim Verband prüfen lassen.</text:p>
            <text:p>2- darf höchstens Tariflöhne zahlen.</text:p>
            <text:p>3- nimmt direkt an Tarifverhandlungen teil.</text:p>
            <text:p>4- muss mindestens Tariflöhne zahlen.</text:p>
            <text:p>5- darf sich nicht an Aussperrungen beteiligen.</text:p>
          </table:table-cell>
          <table:table-cell office:value-type="string" table:style-name="ce3">
            <text:p>4- muss mindestens Tariflöhne zahl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In der Gramberg GmbH wurde ein Betriebsrat gewählt.</text:p>
            <text:p>In welchen der folgenden Angelegenheiten hat der Betriebsrat der Gramberg GmbH ein</text:p>
            <text:p>zwingendes Mitbestimmungsrecht?</text:p>
            <text:p>Tragen Sie die Ziffern vor den zwei zutreffenden Angelegenheiten in die Kästchen ein.</text:p>
            <text:p>1- Rationalisierungsmaßnahme</text:p>
            <text:p>2- Kündigung</text:p>
            <text:p>3- Stellenausschreibung</text:p>
            <text:p>4- Beginn und Ende der täglichen Arbeitszeit</text:p>
            <text:p>5- Einführung von Arbeitszeiterfassungsgeräten</text:p>
            <text:p>6- Einstellung leitender Angestellter</text:p>
          </table:table-cell>
          <table:table-cell office:value-type="string" table:style-name="ce3">
            <text:p>4- Beginn und Ende der täglichen Arbeitszeit</text:p>
            <text:p>5- Einführung von Arbeitszeiterfassungsgeräten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Im Rahmen eines Arbeitskampfes fällt der Begriff „Aussperrung".</text:p>
            <text:p>Welche der folgenden Aussagen trifft auf die Arbeitskampfmaßnahme „Aussperrung" zu?</text:p>
            <text:p>Tragen Sie die Ziffer vor der zutreffenden Aussage in das Kästchen ein.</text:p>
            <text:p>Aussperrung bedeutet (,) ...</text:p>
            <text:p>1- eine planmäßig organisierte Arbeitsniederlegung aller Mitarbeitereines Betriebes.</text:p>
            <text:p>2- eine planmäßig organisierte Arbeitsniederlegung aller gewerkschaftlich organisierten</text:p>
            <text:p>Mitarbeitereines Betriebes.</text:p>
            <text:p>3- die vorübergehende Freistellung von Arbeitnehmern für den Zeitraum des Arbeitskampfes.</text:p>
            <text:p>4- die ordentliche Kündigung des Arbeitsverhältnisses in den betroffenen Betrieben.</text:p>
            <text:p>5- dass im Rahmen eines Insolvenzverfahrens der Insolvenzverwalterden Betrieb zusperrt.</text:p>
          </table:table-cell>
          <table:table-cell office:value-type="string" table:style-name="ce3">
            <text:p>3- die vorübergehende Freistellung von Arbeitnehmern für den Zeitraum des Arbeitskampfes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Im Rahmen der Tarifverhandlungen wird zwischen Lohn- und Gehaltstarif und dem</text:p>
            <text:p>normalerweise längerfristig geltenden Manteltarif unterschieden. Welcher der folgenden</text:p>
            <text:p>Inhalte wird typischerweise in einem Lohn- und Gehaltstarif geregelt?</text:p>
            <text:p>Tragen Sie die Ziffer vor dem zutreffenden Inhalt in das Kästchen ein.</text:p>
            <text:p>1- Kündigungsfristen</text:p>
            <text:p>2- Tägliche und wöchentliche Arbeitszeit</text:p>
            <text:p>3- Mindesturlaubstage</text:p>
            <text:p>4- Gehaltssätze für die einzelnen Gehaltsgruppen</text:p>
            <text:p>5- Arbeitsbefreiung für Prüfertätigkeit bei IHK-Prüfungen</text:p>
          </table:table-cell>
          <table:table-cell office:value-type="string" table:style-name="ce3">
            <text:p>4- Gehaltssätze für die einzelnen Gehaltsgruppen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Eine Auszubildende der Gramberg GmbH will einen Teil ihrer Berufsausbildung im Ausland</text:p>
            <text:p>durchführen. In diesem Zusammenhang wurde sie auf den Dienst Europass hingewiesen.</text:p>
            <text:p>Sie bittet Sie um weitere Erläuterungen.</text:p>
            <text:p>Welche der folgenden Aussagen zum Dienst Europass ist zutreffend?</text:p>
            <text:p>Tragen Sie die Ziffer vor der zutreffenden Aussage in das Kästchen ein.</text:p>
            <text:p>1- Europass ist ein kostenpflichtiger Dienst.</text:p>
            <text:p>2- Der Dienst Europass unterstützt Auszubildende, erworbene Qualifikationen, Fähigkeiten</text:p>
            <text:p>und Kompetenzen bei Bewerbungen europaweit verständlich darzustellen.</text:p>
            <text:p>3- Der Dienst Europass beglaubigt Ausbildungsabschnitte von Auszubildenden, die im</text:p>
            <text:p>europäischen Ausland durchgeführt wurden, im „Europass-Mobilität".</text:p>
            <text:p>4- Der vom Dienst Europass ausgestellte „Europass-Mobilität" ist für eine Berufsausbildung</text:p>
            <text:p>im europäischen Ausland verpflichtend.</text:p>
            <text:p>5- Der Dienst Europass zertifiziert Fremdsprachenkenntnisse im „EuropassSprachkenntnisse".</text:p>
          </table:table-cell>
          <table:table-cell office:value-type="string" table:style-name="ce3">
            <text:p>2- Der Dienst Europass unterstützt Auszubildende, erworbene Qualifikationen, Fähigkeiten</text:p>
            <text:p>und Kompetenzen bei Bewerbungen europaweit verständlich darzustell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3">
            <text:p>Nach der letzten Gehaltserhöhung übersteigt das Bruttogehalt von Dagmar Fitschen die</text:p>
            <text:p>Beitragsbemessungsgrenze für die gesetzliche Rentenversicherung.</text:p>
            <text:p>Welche der folgenden Konsequenzen ergibt sich aus der Gehaltserhöhung für Frau</text:p>
            <text:p>Fitschen?</text:p>
            <text:p>Tragen Sie die Ziffer vor der zutreffenden Konsequenz in das Kästchen ein.</text:p>
            <text:p>Frau Fitschen ...</text:p>
            <text:p>1- ist von der gesetzlichen Rentenversicherungspflicht befreit.</text:p>
            <text:p>2- muss sich nun privat rentenversichern.</text:p>
            <text:p>3- erhält für die Rentenversicherung keinen Arbeitgeberanteil mehr.</text:p>
            <text:p>4- muss nur noch für einen Teil ihres Gehaltes einen Beitrag zur gesetzlichen</text:p>
            <text:p>Rentenversicherung leisten.</text:p>
            <text:p>5- kann die Beiträge an die Rentenversicherung gegen Selbstbehalt reduzieren.</text:p>
          </table:table-cell>
          <table:table-cell office:value-type="string" table:style-name="ce3">
            <text:p>4- muss nur noch für einen Teil ihres Gehaltes einen Beitrag zur gesetzlichen</text:p>
            <text:p>Rentenversicherung leist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Tom Sauer, ein Mitarbeiter der Gramberg GmbH, erkrankt während seines Urlaubs.</text:p>
            <text:p>Welche der folgenden Aussagen trifft auf diesen Sachverhalt zu?</text:p>
            <text:p>Tragen Sie die Ziffer vor der zutreffenden Aussage in das Kästchen ein.</text:p>
            <text:p>1- Die Tage der Arbeitsunfähigkeit werden voll auf den Jahresurlaub angerechnet.</text:p>
            <text:p>2- Die ärztlich nachgewiesenen Tage der Arbeitsunfähigkeit werden nicht auf den</text:p>
            <text:p>Jahresurlaub angerechnet.</text:p>
            <text:p>3- Die Arbeitsunfähigkeit wird nur dann angerechnet, wenn die Erkrankung im Ausland</text:p>
            <text:p>auftrat.</text:p>
            <text:p>4- Die Tage der Arbeitsunfähigkeit werden nur bei Krankenhausaufenthalt nicht angerechnet.</text:p>
            <text:p>5- Die Tage der Arbeitsunfähigkeit werden zur Hälfte auf den Jahresurlaub angerechnet.</text:p>
          </table:table-cell>
          <table:table-cell office:value-type="string" table:style-name="ce3">
            <text:p>2- Die ärztlich nachgewiesenen Tage der Arbeitsunfähigkeit werden nicht auf den</text:p>
            <text:p>Jahresurlaub angerechnet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3">
            <text:p>Die Auszubildende Maren Wiehern möchte wissen, welche Sachverhalte von der</text:p>
            <text:p>gesetzlichen Sozialversicherung gedeckt werden.</text:p>
            <text:p>Ordnen Sie die folgenden Fälle den nachstehenden Sozialversicherungszweigen zu.</text:p>
            <text:p>Tragen Sie die Ziffer vor dem jeweils zutreffenden Fall in das Kästchen ein.</text:p>
            <text:p>Fälle</text:p>
            <text:p>1- Der Mitarbeiter Jan Lange geht wegen einer Grippeerkrankung zu seinem Arzt.</text:p>
            <text:p>2- Dem Mitarbeiter Filip Bajovic wurde wegen Auftragsmangel zum 1. Juli 2020 gekündigt</text:p>
            <text:p>und er findet im Anschluss keine neue Beschäftigung.</text:p>
            <text:p>3- Die Mitarbeiterin Verena Mehrkens rutscht auf direktem Weg zur Arbeitsstelle aus und</text:p>
            <text:p>verstaucht sich den Fuß.</text:p>
            <text:p>4- Die Assistentin der Geschäftsleitung scheidet zum 1. Juli 2020 mit Vollendung des 65.</text:p>
            <text:p>Lebensjahres aus dem Berufsleben aus.</text:p>
            <text:p>5- Die an Demenz erkrankte Großmutter einer Mitarbeiterin benötigt eine häusliche</text:p>
            <text:p>Pflegekraft.</text:p>
            <text:p>Sozialversicherungszweige</text:p>
            <text:p>a)Rentenversicherung(4)</text:p>
            <text:p>b)Krankenversicherung(1)</text:p>
            <text:p>c)Arbeitslosenversicherung(2)</text:p>
            <text:p>d)Pflegeversicherung(5)</text:p>
            <text:p>e) Gesetzliche Unfallversicherung(3)</text:p>
          </table:table-cell>
          <table:table-cell table:style-name="ce3"/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3">
            <text:p>Solidarität ist ein gesellschaftspolitisches Prinzip, welches in der Bundesrepublik</text:p>
            <text:p>Deutschland angewendet wird. Welcher der folgenden Sachverhalte entspricht dem Prinzip</text:p>
            <text:p>der Solidarität?</text:p>
            <text:p>Tragen Sie die Ziffer vor dem zutreffenden Sachverhalt in das Kästchen ein.</text:p>
            <text:p>1- Der Staat erhöht die Erbschaftssteuer zur Umverteilung großer Vermögen.</text:p>
            <text:p>2- Die Kommune senkt die Zuschüsse für Kindertagesstätten.</text:p>
            <text:p>3- Die Erbschaftssteuer wird gesenkt.</text:p>
            <text:p>4- Der Beitrag zur gesetzlichen Krankenversicherung steigt mit individuellem Krankheitsrisiko</text:p>
            <text:p>des Versicherten.</text:p>
            <text:p>5- Kindergartenbeiträge sind für alle Eltern, unabhängig vom Einkommen, gleich hoch.</text:p>
          </table:table-cell>
          <table:table-cell office:value-type="string" table:style-name="ce3">
            <text:p>1- Der Staat erhöht die Erbschaftssteuer zur Umverteilung großer Vermög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Nach der Abschlussprüfung informieren Sie sich über Möglichkeiten der beruflichen</text:p>
            <text:p>Fortbildung.</text:p>
            <text:p>Welcher der folgenden Sachverhalte ist ein Beispiel für eine berufliche Fortbildung?</text:p>
            <text:p>Tragen Sie die Ziffer vor dem zutreffenden Sachverhalt in das Kästchen ein.</text:p>
            <text:p>1- Mustafa Akil beginnt nach dem mittleren Schulabschluss (MSA) die Ausbildung zum</text:p>
            <text:p>Kaufmann für Büromanagement.</text:p>
            <text:p>2- Ein Auszubildender der Gramberg GmbH nimmt in einer überbetrieblichen</text:p>
            <text:p>Ausbildungsstätte an einem Lehrgang zum Thema IT-Sicherheit teil.</text:p>
            <text:p>3- Sie besuchen an der Volkshochschule einen Segelkurs.</text:p>
            <text:p>4- Ein Auszubildender mit Abitur will nach Abschluss der Ausbildung studieren.</text:p>
            <text:p>5- Die Mitarbeiterin Claudia Langer nimmt nach der Ausbildung zur IT-System-Kauffrau an</text:p>
            <text:p>einem Fernlehrgang „Business English" teil.</text:p>
          </table:table-cell>
          <table:table-cell office:value-type="string" table:style-name="ce3">
            <text:p>5- Die Mitarbeiterin Claudia Langer nimmt nach der Ausbildung zur IT-System-Kauffrau an</text:p>
            <text:p>einem Fernlehrgang „Business English" teil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Die Gramberg GmbH verfolgt unterschiedliche Zielsetzungen. Einige Ziele lassen sich gut</text:p>
            <text:p>miteinander verbinden (komplementäre Ziele). Andere Ziele schließen sich jedoch</text:p>
            <text:p>gegenseitig aus (konkurrierende Ziele).</text:p>
            <text:p>In welcher der folgenden Aussagen handelt es sich um komplementäre Ziele?</text:p>
            <text:p>Tragen Sie die Ziffer vor der zutreffenden Aussage in das Kästchen ein.</text:p>
            <text:p>1- Einrichtung einer Betriebskantine und Erhöhung der Exportquote</text:p>
            <text:p>2- Reduzierung der Kosten und Erhöhung der Löhne</text:p>
            <text:p>3- Umsetzung von Rationalisierungsmaßnahmen und Verbesserung des Firmenimages</text:p>
            <text:p>4- Abbau von Arbeitsplätzen und Outsourcing des Rechnungswesens</text:p>
            <text:p>5- Erhöhung der Sozialleistungen und Senkung der Lohnnebenkosten</text:p>
          </table:table-cell>
          <table:table-cell office:value-type="string" table:style-name="ce3">
            <text:p>4- Abbau von Arbeitsplätzen und Outsourcing des Rechnungswesens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Für die folgenden vier durchgeführten Aufträge der Gramberg GmbH liegen nachstehende</text:p>
            <text:p>Zahlen vor:</text:p>
            <text:p>Auftrag Nr. 1 2 3 4</text:p>
            <text:p>Aufwand (EUR) 300.000 80.000 80.000 100.000</text:p>
            <text:p>Ertrag (EUR) 360.000 100.000 104.000 124.000</text:p>
            <text:p>a) Welcher Auftrag wurde am wirtschaftlichsten abgewickelt?</text:p>
            <text:p>Tragen Sie die Ziffer des wirtschaftlichsten Auftrags in das Kästchen ein.(3)</text:p>
            <text:p>b) Ermitteln Sie die Kennzahl für die Wirtschaftlichkeit dieses Auftrags. Runden Sie das</text:p>
            <text:p>Ergebnis auf zwei Stellen nach dem Komma. Tragen Sie das Ergebnis in die Kästchen</text:p>
            <text:p>ein</text:p>
          </table:table-cell>
          <table:table-cell office:value-type="string" table:style-name="ce3">
            <text:p>(104.000/80.000=1,30)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Die Gramberg GmbH hat die Bätje GmbH gekauft und betreibt diese unter Beibehaltung der</text:p>
            <text:p>Firma „Bätje GmbH" weiter. Um welche der folgenden Formen eines</text:p>
            <text:p>Unternehmenszusammenschlusses handelt es sich?</text:p>
            <text:p>Tragen Sie die Ziffer vor der zutreffenden Form des Unternehmenszusammenschlusses in</text:p>
            <text:p>das Kästchen ein.</text:p>
            <text:p>1- Fusion</text:p>
            <text:p>2- Arbeitsgemeinschaft</text:p>
            <text:p>3- Interessengemeinschaft</text:p>
            <text:p>4- Kartell</text:p>
            <text:p>5- Konzern</text:p>
          </table:table-cell>
          <table:table-cell office:value-type="string" table:style-name="ce3">
            <text:p>5- Konzern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Die Gramberg GmbH will ein Tochterunternehmen in der Rechtsform einer GmbH mit vorerst</text:p>
            <text:p>zwanzig Mitarbeitern gründen. Welche der folgenden Vorschriften sind dabei zu beachten?</text:p>
            <text:p>Tragen Sie die Ziffern vor den zwei zutreffenden Vorschriften in die Kästchen ein.</text:p>
            <text:p>1- Als Firma muss eine Sachfirma gewählt werden.</text:p>
            <text:p>2- Ein Aufsichtsrat muss bestellt werden.</text:p>
            <text:p>3- Das Stammkapital muss mindestens 25.000 EUR betragen.</text:p>
            <text:p>4- Die Gründung bedarf der Genehmigung des Kartellamtes.</text:p>
            <text:p>5- Die Gründung kann allein durch die Gramberg GmbH erfolgen.</text:p>
            <text:p>6- Die Gramberg GmbH haftet solidarisch für das Tochterunternehmen.</text:p>
          </table:table-cell>
          <table:table-cell office:value-type="string" table:style-name="ce3">
            <text:p>3- Das Stammkapital muss mindestens 25.000 EUR betragen.</text:p>
            <text:p>5- Die Gründung kann allein durch die Gramberg GmbH erfolg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3">
            <text:p>Bei der Unternehmensgründung wurde vom Firmengründer Günter Gramberg die</text:p>
            <text:p>Rechtsform der GmbH gewählt.</text:p>
            <text:p>Welche der folgenden Aussagen trifft auf eine GmbH zu?</text:p>
            <text:p>Tragen Sie die Ziffer vor der zutreffenden Aussage in das Kästchen ein.</text:p>
            <text:p>1- Die GmbH hat einen Komplementär und einen Kommanditisten.</text:p>
            <text:p>2- Der Komplementär leitet die GmbH.</text:p>
            <text:p>3- Die Gesellschafter der GmbH haften für Verbindlichkeiten mit ihrem Privatvermögen.</text:p>
            <text:p>4- Nach der gesetzlichen Regelung erfolgt die Gewinnverteilung nach Geschäftsanteilen.</text:p>
            <text:p>5- Alle Gesellschafter der GmbH sind jederzeit zur Geschäftsführung berechtigt.</text:p>
          </table:table-cell>
          <table:table-cell office:value-type="string" table:style-name="ce3">
            <text:p>4- Nach der gesetzlichen Regelung erfolgt die Gewinnverteilung nach Geschäftsanteil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3">
            <text:p>Für die Dienstleistungen der Gramberg GmbH gibt es viele Konkurrenten. Der Kundenkreis</text:p>
            <text:p>ist sehr umfangreich.</text:p>
            <text:p>Welcher der folgenden Begriffe beschreibt diese Marktform?</text:p>
            <text:p>Tragen Sie die Ziffer vor dem zutreffenden Begriff in das Kästchen ein.</text:p>
            <text:p>1- Angebotsmonopol</text:p>
            <text:p>2- Angebotsoligopol</text:p>
            <text:p>3- Polypol</text:p>
            <text:p>4- Nachfragemonopol</text:p>
            <text:p>5- Nachfrageoligopol</text:p>
          </table:table-cell>
          <table:table-cell office:value-type="string" table:style-name="ce3">
            <text:p>3- Polypol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3">
            <text:p>Der 16-jährige Auszubildende Murat Safin kauft ein E-Bike im Wert von 2.799,00 EUR.</text:p>
            <text:p>Welche der folgenden Aussagen trifft auf dieses Rechtsgeschäft zu?</text:p>
            <text:p>Tragen Sie die Ziffer vor der zutreffenden Aussage in das Kästchen ein.</text:p>
            <text:p>1- Das Rechtsgeschäft ist nichtig.</text:p>
            <text:p>2- Das Rechtsgeschäft ist anfechtbar.</text:p>
            <text:p>3- Herr Safin ist nicht rechtsfähig.</text:p>
            <text:p>4- Das Rechtsgeschäft ist gültig, wenn Herr Safin das E-Bike in zwölf Monatsraten bezahlt.</text:p>
            <text:p>5- Das Rechtsgeschäft ist bis zur Zustimmung der gesetzlichen Vertreter schwebend</text:p>
            <text:p>unwirksam.</text:p>
          </table:table-cell>
          <table:table-cell office:value-type="string" table:style-name="ce3">
            <text:p>5- Das Rechtsgeschäft ist bis zur Zustimmung der gesetzlichen Vertreter schwebend</text:p>
            <text:p>unwirksam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3">
            <text:p>Sie wollen sich mit einem Software-Unternehmen selbstständig machen. Bei den</text:p>
            <text:p>Kreditgesprächen mit einer Bank wird die Vorlage eines Business-planes verlangt.</text:p>
            <text:p>An welcher der folgenden Stellen in Ihrem Businessplan erwartet die Bank Aussagen zu</text:p>
            <text:p>anderen Unternehmen, die ähnliche Dienstleistungen anbieten?</text:p>
            <text:p>Tragen Sie die Ziffer vor der zutreffenden Stelle in das Kästchen ein.</text:p>
            <text:p>Bei der...</text:p>
            <text:p>1- Unternehmensbeschreibung</text:p>
            <text:p>2- Standortbeschreibung</text:p>
            <text:p>3- Beschreibung der Produkte und Leistungen</text:p>
            <text:p>4- Markt- und Wettbewerbsanalyse</text:p>
            <text:p>5- Finanzplanung</text:p>
          </table:table-cell>
          <table:table-cell office:value-type="string" table:style-name="ce3">
            <text:p>4- Markt- und Wettbewerbsanalyse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3">
            <text:p>Die Volkswirtschaft der Bundesrepublik Deutschland profitiert von der Globalisierung.</text:p>
            <text:p>Welche der folgenden Maßnahmen fördert die Globalisierung?</text:p>
            <text:p>Tragen Sie die Ziffer vor der zutreffenden Maßnahme in das Kästchen ein.</text:p>
            <text:p>1- Die Erhöhung der Importzölle.</text:p>
            <text:p>2- Die Erhöhung von Steuern für Transportdienstleistungen.</text:p>
            <text:p>3- Die Erhöhung von Exportschranken.</text:p>
            <text:p>4- Ein deutsches Unternehmen eröffnet Niederlassungen in Asien und Amerika.</text:p>
            <text:p>5- Ein deutsches Unternehmen zentralisiert die Fertigung in Deutschland.</text:p>
          </table:table-cell>
          <table:table-cell office:value-type="string" table:style-name="ce3">
            <text:p>4- Ein deutsches Unternehmen eröffnet Niederlassungen in Asien und Amerika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3">
            <text:p>In einer Mittagspause ist vom „magischen Viereck" die Rede.</text:p>
            <text:p>Welche der folgenden wirtschaftspolitischen Ziele sind nicht gemeint, wenn vom „magischen</text:p>
            <text:p>Viereck" gesprochen wird?</text:p>
            <text:p>Tragen Sie die Ziffern vor den zwei wirtschaftspolitischen Zielen, die nicht gemeint sind, in</text:p>
            <text:p>die Kästchen ein.</text:p>
            <text:p>1- Preisstabilität</text:p>
            <text:p>2- Außenwirtschaftliches Gleichgewicht</text:p>
            <text:p>3- Gerechte Einkommens- und Vermögensverteilung</text:p>
            <text:p>4- Vollbeschäftigung</text:p>
            <text:p>5- Angemessenes Wirtschaftswachstum</text:p>
            <text:p>6- Gleichgewicht zwischen Ökonomie und Ökologie</text:p>
          </table:table-cell>
          <table:table-cell office:value-type="string" table:style-name="ce3">
            <text:p>3- Gerechte Einkommens- und Vermögensverteilung</text:p>
            <text:p>6- Gleichgewicht zwischen Ökonomie und Ökologie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3">
            <text:p>Situation</text:p>
            <text:p>Sie sind Mitarbeiterin der Infotec GmbH. Die Infotec GmbH ist ein Unternehmen, welches ITDienstleistungen anbietet. Die folgenden Aufgaben beziehen sich auf dieses Unternehmen.</text:p>
            <text:p>1. Aufgabe</text:p>
            <text:p>Die Infotec GmbH bietet als IT-Dienstleister für klein- und mittelständische Betriebe</text:p>
            <text:p>kundenspezifische Hard- und Softwarelösungen an. Eine Erweiterung des Portfolios um</text:p>
            <text:p>kundenspezifische Angebote von IT-Sicherheitslösungen ist geplant.</text:p>
            <text:p>Welche der folgenden Bezeichnungen treffen auf die Infotec GmbH zu?</text:p>
            <text:p>Tragen Sie die Ziffern von den zwei zutreffenden Bezeichnungen in die Kästchen ein.</text:p>
            <text:p>1. Unternehmen des primären Sektors</text:p>
            <text:p>2. Unternehmen des sekundären Sektors</text:p>
            <text:p>3. Unternehmen des tertiären Sektors</text:p>
            <text:p>4. Gemeinwirtschaftlicher Betrieb</text:p>
            <text:p>5. Einzelunternehmen</text:p>
            <text:p>6. Erwerbswirtschaftlicher Betrieb</text:p>
          </table:table-cell>
          <table:table-cell office:value-type="string" table:style-name="ce3">
            <text:p>3. Unternehmen des tertiären Sektors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3">
            <text:p>Die folgende Grafik zeigt einen vereinfachten Wirtschaftskreislauf.</text:p>
            <text:p>Welche der mit 01 bis 10 gekennzeichneten Geldströme treffen auf die folgenden</text:p>
            <text:p>Zahlungsvorgänge in der Infotec GmbH zu?</text:p>
            <text:p>Tragen Sie die Ziffern des jeweils zutreffenden Geldstroms zweistellig in die Kästchen ein.</text:p>
            <text:p>Zahlungsvorgänge</text:p>
            <text:p>a) Die Infotec GmbH erhält eine Subvention der Kommune für die Anschaffung von zwei</text:p>
            <text:p>Elektrofahrzeugen. (08)</text:p>
            <text:p>b) Die Infotec GmbH überweist die Gewerbesteuer an das Finanzamt. (04)</text:p>
            <text:p>c) Eine Mitarbeiterin der Infotec GmbH bezahlt die Rechnung eines Stockholmer Hotels für</text:p>
            <text:p>ihre private Wochenendreise nach Stockholm. (02)</text:p>
            <text:p>d) Ein Mitarbeiter der Infotec GmbH erhält Kindergeld. (01)</text:p>
            <text:p>e) Die Infotec GmbH überweist den Rechnungsbetrag an ein schwedisches Unternehmen für</text:p>
            <text:p>gelieferte Hardware. (03)</text:p>
          </table:table-cell>
          <table:table-cell table:style-name="ce3"/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3">
            <text:p>Für die Entwicklung des neuen Geschäftsfeldes Clouddienste plant die Infotec GmbH die</text:p>
            <text:p>Einstellung von Mitarbeitern.</text:p>
            <text:p>In den Arbeitsverträgen der neuen Mitarbeiter soll vorübergehend eine tägliche Arbeitszeit</text:p>
            <text:p>von zehn Stunden vereinbart werden. Die Infotec GmbH arbeitet fünf Tage in der Woche von</text:p>
            <text:p>Montag bis Freitag.</text:p>
            <text:p>Welche der folgenden Aussagen zur regelmäßigen täglichen Arbeitszeit trifft zu?</text:p>
            <text:p>Tragen Sie die Ziffer vor der zutreffenden Aussage in das Kästchen ein.</text:p>
            <text:p>Die Vereinbarung ist zulässig,...</text:p>
            <text:p>1. wenn sie tarifvertraglich vereinbart wurde.</text:p>
            <text:p>2. weil die tägliche Arbeitszeit keiner gesetzlichen Beschränkung unterliegt.</text:p>
            <text:p>3. weil in der Infotec GmbH an Wochenenden nicht gearbeitet wird.</text:p>
            <text:p>4. wenn innerhalb von sechs Monaten im Durchschnitt acht Stunden werktäglich nicht</text:p>
            <text:p>überschritten werden.</text:p>
            <text:p>5. wenn der Betriebsrat mit der Geschäftsleitung in einer Betriebsvereinbarung mehr</text:p>
            <text:p>Urlaubstage vereinbart.</text:p>
          </table:table-cell>
          <table:table-cell office:value-type="string" table:style-name="ce3">
            <text:p>4. wenn innerhalb von sechs Monaten im Durchschnitt acht Stunden werktäglich nicht</text:p>
            <text:p>überschritten werd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3">
            <text:p>Für die neuen Mitarbeiter soll in den Arbeitsverträgen eine Probezeit von sechs Monaten</text:p>
            <text:p>vereinbart werden.</text:p>
            <text:p>Welche der folgenden Aussagen trifft auf die vereinbarte Probezeit zu?</text:p>
            <text:p>Tragen Sie die Ziffer vor der zutreffenden Aussage in das Kästchen ein.</text:p>
            <text:p>1. Der Arbeitnehmer kann das Arbeitsverhältnis während der Probezeit nicht kündigen.</text:p>
            <text:p>2. Der Arbeitgeber kann das Arbeitsverhältnis nur aus wichtigem Grund kündigen.</text:p>
            <text:p>3. Das Arbeitsverhältnis kann während der Probezeit mit einer Frist von zwei Wochen</text:p>
            <text:p>gekündigt werden.</text:p>
            <text:p>4. Während der Probezeit kann nur der Arbeitnehmer das Arbeitsverhältnis kündigen.</text:p>
            <text:p>5. Die Probezeit muss mindestens einen Monat und darf maximal vier Monate betragen.</text:p>
          </table:table-cell>
          <table:table-cell office:value-type="string" table:style-name="ce3">
            <text:p>3. Das Arbeitsverhältnis kann während der Probezeit mit einer Frist von zwei Wochen</text:p>
            <text:p>gekündigt werd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3">
            <text:p>Die Infotec GmbH ist Mitglied des Arbeitgeberverbandes.</text:p>
            <text:p>In welchem der folgenden Bestandteile des Arbeitsvertrages ist die Infotec GmbH an</text:p>
            <text:p>kollektives Arbeitsrecht gebunden?</text:p>
            <text:p>Tragen Sie die Ziffer vor dem zutreffenden Bestandteil in das Kästchen ein.</text:p>
            <text:p>1. Das Arbeitsverhältnis beginnt am 1. Juli 2020.</text:p>
            <text:p>2. Die Infotec GmbH bietet den Mitarbeitern ein Job-Ticket für die Fahrt zur Arbeit an.</text:p>
            <text:p>3. Der Mitarbeiter erhält ein monatliches Bruttogehalt von 3.000,00 EUR.</text:p>
            <text:p>4. Der Mitarbeiter arbeitet im IT-Service.</text:p>
            <text:p>5. Die wöchentliche Arbeitszeit beträgt nach Tarifvertrag 38,5 Stunden.</text:p>
          </table:table-cell>
          <table:table-cell office:value-type="string" table:style-name="ce3">
            <text:p>5. Die wöchentliche Arbeitszeit beträgt nach Tarifvertrag 38,5 Stund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3">
            <text:p>Die Fachinformatikerin Claudia Richter hat sich bei der Infotec GmbH beworben.</text:p>
            <text:p>Sie soll zu einem Vorstellungsgespräch eingeladen werden.</text:p>
            <text:p>Welche der folgenden Fragen dürfen in einem Vorstellungsgespräch nicht gestellt werden</text:p>
            <text:p>bzw. müssen von Frau Richter nicht wahrheitsgemäß beantwortet werden.</text:p>
            <text:p>Tragen Sie die Ziffern vor den zwei entsprechenden Fragen in die Kästchen ein.</text:p>
            <text:p>1. Sind Sie bereit, im Ausland zu arbeiten?</text:p>
            <text:p>2. Haben Sie Erfahrungen in Teamarbeit?</text:p>
            <text:p>3. Welcher Religionsgemeinschaft gehören Sie an?</text:p>
            <text:p>4. Wie gut schätzen Sie Ihre Kenntnisse in JAVA ein?</text:p>
            <text:p>5. Sind Sie bereit, gelegentlich Überstunden zu leisten?</text:p>
            <text:p>6. Sind Sie schwanger?</text:p>
          </table:table-cell>
          <table:table-cell office:value-type="string" table:style-name="ce3">
            <text:p>3. Welcher Religionsgemeinschaft gehören Sie an?</text:p>
            <text:p>6. Sind Sie schwanger?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3">
            <text:p>Die Geschäftsleitung der Infotec GmbH arbeitet vertrauensvoll mit dem Betriebsrat</text:p>
            <text:p>zusammen.</text:p>
            <text:p>In welchen der folgenden Angelegenheiten hat der Betriebsrat laut</text:p>
            <text:p>Betriebsverfassungsgesetz ein Mitbestimmungsrecht?</text:p>
            <text:p>Tragen Sie die Ziffern vor den zwei zutreffenden Angelegenheiten in die Kästchen ein.</text:p>
            <text:p>1. Einführung einer neuen Gleitzeitregelung</text:p>
            <text:p>2. Planung des Fortbildungsbedarfs</text:p>
            <text:p>3. Einführung eines Zeiterfassungssystems</text:p>
            <text:p>4. Errichten einer neuen Lagerhalle</text:p>
            <text:p>5. Anschaffung neuer Lagertechnik</text:p>
            <text:p>6. Gründung einer Filiale</text:p>
          </table:table-cell>
          <table:table-cell office:value-type="string" table:style-name="ce3">
            <text:p>1. Einführung einer neuen Gleitzeitregelung</text:p>
            <text:p>3. Einführung eines Zeiterfassungssystems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3">
            <text:p>Der Betriebsrat der Infotec GmbH lädt zur vierteljährlichen Betriebsversammlung ein.</text:p>
            <text:p>Welcher der folgenden Personenkreise ist berechtigt, an der Betriebsversammlung</text:p>
            <text:p>teilzunehmen?</text:p>
            <text:p>Tragen Sie die Ziffer vor dem zutreffenden Personenkreis in das Kästchen ein.</text:p>
            <text:p>1. Alle Arbeitnehmer des Unternehmens</text:p>
            <text:p>2. Nur die Betriebsratsmitglieder und die Gewerkschaftsvertreter</text:p>
            <text:p>3. Nur die gewerkschaftlich organisierten Mitarbeiter</text:p>
            <text:p>4. Nur die Vollzeitmitarbeiter und die Führungskräfte</text:p>
            <text:p>5. Nur die Vollzeitmitarbeiter und die Auszubildenden</text:p>
          </table:table-cell>
          <table:table-cell office:value-type="string" table:style-name="ce3">
            <text:p>1. Alle Arbeitnehmer des Unternehmens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3">
            <text:p>In Tarifverhandlungen wird zwischen dem Entgelttarifvertrag und dem Manteltarifvertrag</text:p>
            <text:p>unterschieden. Welche der folgenden Regelungen wird im Manteltarifvertrag vereinbart?</text:p>
            <text:p>Tragen Sie die Ziffer vor der zutreffenden Regelung in das Kästchen ein.</text:p>
            <text:p>1. Pausenregelung</text:p>
            <text:p>2. Regelmäßige Wochenarbeitszeit</text:p>
            <text:p>3. Gehaltssätze für die einzelnen Gehaltsgruppen</text:p>
            <text:p>4. Ausbildungsvergütung</text:p>
            <text:p>5. Höhe der Überstundenzulage</text:p>
          </table:table-cell>
          <table:table-cell office:value-type="string" table:style-name="ce3">
            <text:p>2. Regelmäßige Wochenarbeitszei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3">
            <text:p>Die Infotec GmbH ist an Vereinbarungen gebunden, die die Sozialpartner miteinander</text:p>
            <text:p>vereinbart haben.</text:p>
            <text:p>Welche der folgenden Einrichtungen wird zu den Sozialpartnern gerechnet?</text:p>
            <text:p>Tragen Sie die Ziffer vor der zutreffenden Einrichtung in das Kästchen ein.</text:p>
            <text:p>1. Bundesministerium für Gesundheit</text:p>
            <text:p>2. Bundesministerium für Arbeit und Soziales</text:p>
            <text:p>3. Bundesagentur für Arbeit</text:p>
            <text:p>4. Arbeitgeberverbände</text:p>
            <text:p>5. Industrie- und Handelskammern</text:p>
          </table:table-cell>
          <table:table-cell office:value-type="string" table:style-name="ce3">
            <text:p>4. Arbeitgeberverbände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3">
            <text:p>Mitarbeiter der Infotec GmbH sind in der gesetzlichen Krankenversicherung (GKV)</text:p>
            <text:p>pflichtversichert.</text:p>
            <text:p>Welche der folgenden Aussagen trifft auf die gesetzliche Krankenversicherung zu?</text:p>
            <text:p>Tragen Sie die Ziffer vor der zutreffenden Aussage in das Kästchen ein.</text:p>
            <text:p>1. Ein Wechsel der Krankenkasse ist nur mit Zustimmung des Arbeitgebers möglich.</text:p>
            <text:p>2. Der Beitragssatz wird vom Bundesministerium für Gesundheit festgelegt.</text:p>
            <text:p>3. Der Beitrag wird vom Nettolohn berechnet.</text:p>
            <text:p>4. Die Beitragsbemessungsgrenze gibt an, bis zu welchem Jahresbruttoentgelt ein</text:p>
            <text:p>Arbeitnehmer in der GKV versichert sein muss.</text:p>
            <text:p>5. Auf den Teil des Bruttolohns, der unterhalb der Beitragsbemessungsgrenze liegt, wird</text:p>
            <text:p>kein Beitrag erhoben.</text:p>
          </table:table-cell>
          <table:table-cell office:value-type="string" table:style-name="ce3">
            <text:p>4. Die Beitragsbemessungsgrenze gibt an, bis zu welchem Jahresbruttoentgelt ein</text:p>
            <text:p>Arbeitnehmer in der GKV versichert sein muss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3">
            <text:p>Die Fachinformatikerin Petra Müller ist seit dem 1. März 2020 bei der Infotec GmbH</text:p>
            <text:p>angestellt. Ihr Bruttogehalt beträgt 3.200,00 EUR. Frau Müller möchte wissen, wie hoch ihr</text:p>
            <text:p>Beitrag zur gesetzlichen Krankenversicherung ist.</text:p>
            <text:p>Allgemeiner Beitragssatz: 14,6 %</text:p>
            <text:p>Zusatzbeitrag: 0,7 %</text:p>
            <text:p>Berechnen Sie den Beitrag Frau Müllers zur gesetzlichen Krankenversicherung.</text:p>
            <text:p>Tragen Sie das Ergebnis in die Kästchen ein.</text:p>
            <text:p/>
          </table:table-cell>
          <table:table-cell office:value-type="float" office:value="244.8" table:style-name="ce3">
            <text:p>244,8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3">
            <text:p>Die Arbeitnehmer der Infotec GmbH sind gesetzlich unfallversichert.</text:p>
            <text:p>Für welche der folgenden Fälle werden von der gesetzlichen Unfallversicherung Leistungen</text:p>
            <text:p>gewährt?</text:p>
            <text:p>Tragen Sie die Ziffern vor den zwei zutreffenden Fällen in die Kästchen ein.</text:p>
            <text:p>1. Die Mitarbeiterin Sophia Kemm stolpert im Büro über ein Kabel und verstaucht sich</text:p>
            <text:p>den Fuß.</text:p>
            <text:p>2. Der Mitarbeiter Tim Schneider stürzt am arbeitsfreien Wochenende bei der Fahrt mit</text:p>
            <text:p>seinem Fahrrad zum heimischen Garten und zieht sich eine Schulterprellung zu.</text:p>
            <text:p>3. Die Auszubildende Paula Schmitz rutscht auf dem direkten Weg zur Arbeit aus und</text:p>
            <text:p>zieht sich eine Bänderdehnung zu.</text:p>
            <text:p>4. Der Mitarbeiter Yannick Weber ist wegen einer Grippeerkrankung arbeitsunfähig.</text:p>
            <text:p>5. Das Kind der Mitarbeiterin Sarah Buchholz ist an Masern erkrankt und muss zu</text:p>
            <text:p>Hause von der Mutter betreut werden.</text:p>
            <text:p>6. Der Mitarbeiter Marco Bode sucht seinen Augenarzt auf, weil seine Sehkraft sich</text:p>
            <text:p>verschlechtert hat.</text:p>
          </table:table-cell>
          <table:table-cell office:value-type="string" table:style-name="ce3">
            <text:p>1. Die Mitarbeiterin Sophia Kemm stolpert im Büro über ein Kabel und verstaucht sich</text:p>
            <text:p>den Fuß</text:p>
            <text:p>3. Die Auszubildende Paula Schmitz rutscht auf dem direkten Weg zur Arbeit aus und</text:p>
            <text:p>zieht sich eine Bänderdehnung zu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3">
            <text:p>Zwei 20-jährige Auszubildende der Infotec GmbH diskutieren in der Mittagspause über die</text:p>
            <text:p>Leistungen der gesetzlichen Rentenversicherung und einer privaten Altersvorsorge.</text:p>
            <text:p>Welches der folgenden Argumente trifft zu?</text:p>
            <text:p>Tragen Sie die Ziffer vor dem zutreffenden Argument in das Kästchen ein.</text:p>
            <text:p>1. Eine private Altersvorsorge ist notwendig, weil die gesetzliche Rentenversicherung</text:p>
            <text:p>voraussichtlich nicht ausreichen wird.</text:p>
            <text:p>2. Der demografische Wandel sorgt auch in Zukunft für genug Beitragszahler, weshalb</text:p>
            <text:p>das Rentenniveau der gesetzlichen Rentenversicherung steigt.</text:p>
            <text:p>3. Eine private Altersvorsorge ist nicht sinnvoll, weil das Rentenniveau in der</text:p>
            <text:p>gesetzlichen Rentenversicherung stetig steigt.</text:p>
            <text:p>4. Eine private Altersvorsorge lohnt sich nicht, weil jedem Arbeitnehmer eine</text:p>
            <text:p>Betriebsrente zusteht.</text:p>
            <text:p>5. Eine private Altersvorsorge ist nur notwendig, wenn die Inflationsrate steigt.</text:p>
          </table:table-cell>
          <table:table-cell office:value-type="string" table:style-name="ce3">
            <text:p>1. Eine private Altersvorsorge ist notwendig, weil die gesetzliche Rentenversicherung</text:p>
            <text:p>voraussichtlich nicht ausreichen wird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3">
            <text:p>Solidarität ist ein gesellschaftspolitisches Prinzip, welches in der Bundesrepublik</text:p>
            <text:p>Deutschland angewendet wird.</text:p>
            <text:p>Welcher der folgenden Sachverhalte entspricht dem Prinzip der Solidarität?</text:p>
            <text:p>Tragen Sie die Ziffer vor dem zutreffenden Sachverhalt in das Kästchen ein.</text:p>
            <text:p>1. Der Staat erhöht die Abschreibungen auf Gewerbeimmobilien.</text:p>
            <text:p>2. Die Freibeträge bei der Erbschaftssteuer werden gesenkt.</text:p>
            <text:p>3. Der Erwerb von Immobilien durch Kapitalgesellschaften wird steuerlich gefördert.</text:p>
            <text:p>4. Der Staat erhöht die Steuersätze für Einkünfte aus Zinsen und Dividenden.</text:p>
            <text:p>5. Die Leistungen der gesetzlichen Krankenversicherungen sind</text:p>
            <text:p>einkommensunabhängig.</text:p>
          </table:table-cell>
          <table:table-cell office:value-type="string" table:style-name="ce3">
            <text:p>5. Die Leistungen der gesetzlichen Krankenversicherungen sind</text:p>
            <text:p>einkommensunabhängig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3">
            <text:p>In Deutschland gibt es neben privaten Betrieben auch öffentlich-rechtliche Betriebe. Welches</text:p>
            <text:p>der folgenden Ziele trifft auf einen öffentlich-rechtlichen Betrieb zu?</text:p>
            <text:p>Tragen Sie die Ziffer vor dem zutreffenden Ziel in das Kästchen ein.</text:p>
            <text:p>Ein öffentlich-rechtlicher Betrieb verfolgt primär das Ziel...</text:p>
            <text:p>1. der Steigerung des Einkommens der Kommune.</text:p>
            <text:p>2. der Kostenvermeidung.</text:p>
            <text:p>3. der optimalen Versorgung der Bevölkerung durch private Investoren.</text:p>
            <text:p>4. der bestmöglichen Versorgung der Bevölkerung mit Dienstleistungen oder</text:p>
            <text:p>Sachgütern.</text:p>
            <text:p>5. der Dividendenausschüttung.</text:p>
          </table:table-cell>
          <table:table-cell office:value-type="string" table:style-name="ce3">
            <text:p>4. der bestmöglichen Versorgung der Bevölkerung mit Dienstleistungen oder</text:p>
            <text:p>Sachgüter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3">
            <text:p>Zu Lieferern der Infotec GmbH zählen unter anderem die folgenden Unternehmungen.</text:p>
            <text:p>Ordnen Sie den folgenden Unternehmungen die nachstehenden Aussagen zu.</text:p>
            <text:p>Tragen Sie die Ziffer vor der jeweils zutreffenden Unternehmung in das Kästchen ein.</text:p>
            <text:p>Unternehmungen</text:p>
            <text:p>1. Bit &amp; Byte e. K.</text:p>
            <text:p>2. lnFoSys AG</text:p>
            <text:p>3. Peters KG</text:p>
            <text:p>4. Wireless GmbH</text:p>
            <text:p>Aussagen</text:p>
            <text:p>a) Die Geschäftsanteile könnten an der Börse gehandelt werden. (2)</text:p>
            <text:p>b) Das Stammkapital muss in das Handelsregister eingetragen werden. (4)</text:p>
            <text:p>c) Nur ein Teil der Gesellschafter haftet unbeschränkt. (3)</text:p>
          </table:table-cell>
          <table:table-cell table:style-name="ce3"/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3">
            <text:p>Die Infotec GmbH analysiert ihr wirtschaftliches Umfeld durch stete Marktbeobachtung.</text:p>
            <text:p>Ordnen Sie die folgenden Unternehmensverbindungen den nachstehenden Sachverhalten</text:p>
            <text:p>zu.</text:p>
            <text:p>Tragen Sie die Ziffer vor der jeweils zutreffenden Unternehmensverbindungen in das</text:p>
            <text:p>Kästchen ein.</text:p>
            <text:p>Hinweis: Eine der folgenden Unternehmensverbindungen kann zwei Sachverhalten</text:p>
            <text:p>zugeordnet werden.</text:p>
            <text:p>Unternehmensverbindungen</text:p>
            <text:p>1. Fusion</text:p>
            <text:p>2. Kartell</text:p>
            <text:p>3. Konzern</text:p>
            <text:p>4. Arbeitsgemeinschaft</text:p>
            <text:p>Sachverhalte</text:p>
            <text:p>a) Die Infotec GmbH führt gemeinsam mit zwei anderen Unternehmen einen Großauftrag</text:p>
            <text:p>aus. (4)</text:p>
            <text:p>b) Zwei Kunden der Infotec GmbH, die Byte GmbH und die IT-Sec GmbH, schließen sich zur</text:p>
            <text:p>Byte-Sec GmbH zusammen. (1)</text:p>
            <text:p>c) Die Infotec GmbH vereinbart mit Wettbewerbern einheitliche Verkaufskonditionen. (2)</text:p>
            <text:p>d) Die Infotec GmbH hat die Mehrheit an der SecureSoft AG übernommen. (3)</text:p>
            <text:p>e) Die SecureSoft AG gründet in Düsseldorf und Stuttgart Tochtergesellschaften. (3)</text:p>
          </table:table-cell>
          <table:table-cell table:style-name="ce3"/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3">
            <text:p>Für ein Produkt, wie es die Infotec GmbH anbietet, wurde für den Gesamtmarkt folgende</text:p>
            <text:p>Angebots- und Nachfragesituation (modellhaft vereinfacht) ermittelt.</text:p>
            <text:p>Angebots- und Nachfragekurve</text:p>
            <text:p>Ermitteln Sie ...</text:p>
            <text:p>a) den Preis je Stück, zu dem ein höchstmöglicher Umsatz erzielt werden kann. (75,00)</text:p>
            <text:p>b) den Umsatz, der maximal erzielt werden kann. (6.750,00)</text:p>
            <text:p>c) den Angebotsüberhang bei einem Preis von 90,00 EUR je Stück. (40)</text:p>
            <text:p>Tragen Sie die Ergebnisse in die Kästchen ein.</text:p>
          </table:table-cell>
          <table:table-cell table:style-name="ce3"/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3">
            <text:p>Für die Infotec GmbH liegen für das Jahr 2019 folgende Quartalszahlen vor:</text:p>
            <text:p>Quartal Umsatz EUR Gewinn EUR</text:p>
            <text:p>1 280.000 11.200</text:p>
            <text:p>2 320.000 19.200</text:p>
            <text:p>3 260.000 13.000</text:p>
            <text:p>4 340.000 23.800</text:p>
            <text:p>Berechnen Sie die Umsatzrentabilität für die vier Quartale 2019.</text:p>
            <text:p>Geben Sie das Quartal an, in dem die Infotec GmbH die höchste Umsatzrentabilität erzielte.</text:p>
            <text:p>Tragen Sie die Ziffer des Quartals und deren Umsatzrentabilität in die Kästchen ein.</text:p>
          </table:table-cell>
          <table:table-cell office:value-type="string" table:style-name="ce6">
            <text:p>4/7-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3">
            <text:p>Die Nachfrage der Kunden (Konsumenten) der Infotec GmbH hängt von verschiedenen</text:p>
            <text:p>Faktoren ab. Welche der folgenden Aussagen trifft zu?</text:p>
            <text:p>Tragen Sie die Ziffer vor der zutreffenden Aussage in das Kästchen ein.</text:p>
            <text:p>1. Die Nachfrage der Konsumenten ist immer unabhängig vom Angebot.</text:p>
            <text:p>2. Die Menge der Bedürfnisse der Konsumenten entsprechen dem Bedarf.</text:p>
            <text:p>3. Der Bedarf der Konsumenten ist abhängig von der Kaufkraft.</text:p>
            <text:p>4. Die Bedürfnisse der Konsumenten entsprechen dem Angebot.</text:p>
            <text:p>5. Die Bedürfnisse der Konsumenten entsprechen deren Nachfrage.</text:p>
          </table:table-cell>
          <table:table-cell office:value-type="string" table:style-name="ce6">
            <text:p>3. Der Bedarf der Konsumenten ist abhängig von der Kaufkraf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3">
            <text:p>Der Verbraucherschutz ist ein zentrales Element der sozialen Marktwirtschaft.</text:p>
            <text:p>Welche der folgenden Aussagen trifft auf den Verbraucherschutz zu?</text:p>
            <text:p>Tragen Sie die Ziffer vor der zutreffenden Aussage in das Kästchen ein.</text:p>
            <text:p>1. Der Verbraucherschutz greift nur bei B2B-Geschäften.</text:p>
            <text:p>2. Träger des Verbraucherschutzes sind u. a. die Verbraucherzentralen.</text:p>
            <text:p>3. Der Verbraucherschutz gilt nur bei Versandgeschäften.</text:p>
            <text:p>4. Der Verbraucherschutz bezieht sich allein auf Produkte, welche die Gesundheit der</text:p>
            <text:p>Verbraucher schädigen können, z. B. Lebensmittel, Medikamente, Trinkwasser.</text:p>
            <text:p>5. Der Verbraucherschutz ist ein Zweig der Sozialversicherung zur Absicherung von</text:p>
            <text:p>Risiken aus privatrechtlichen Verträgen wie Kaufverträgen und Mietverträgen.</text:p>
          </table:table-cell>
          <table:table-cell office:value-type="string" table:style-name="ce3">
            <text:p>2. Träger des Verbraucherschutzes sind u. a. die Verbraucherzentral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3">
            <text:p>Die 18-jährige Auszubildende Laura Peters verfügt über eine monatliche</text:p>
            <text:p>Ausbildungsvergütung von 995,00 EUR. Sie ist leidenschaftliche PC-Gamerin und bestellt</text:p>
            <text:p>bei der Infotec GmbH einen High-End-Gaming-PC zum Preis von 4.999,00 EUR. Da sie</text:p>
            <text:p>noch nicht die gesamte Summe gespart hat, vereinbart sie mit dem Verkäufer, eine</text:p>
            <text:p>Anzahlung von 999,00 EUR zu leisten und die restliche Summe in zehn Monatsraten zu je</text:p>
            <text:p>400,00 EUR pro Monat zu zahlen.</text:p>
            <text:p>Welche der folgenden Aussagen zu diesem Rechtsgeschäft trifft zu?</text:p>
            <text:p>Tragen Sie die Ziffer vor der zutreffenden Aussage in das Kästchen ein.</text:p>
            <text:p>1. Darlehensgeschäfte mit Auszubildenden sind nichtig.</text:p>
            <text:p>2. Das Rechtsgeschäft ist bis zur Zustimmung der gesetzlichen Vertreter schwebend</text:p>
            <text:p>unwirksam.</text:p>
            <text:p>3. Das Rechtsgeschäft ist gültig, weil Frau Peters unbeschränkt geschäftsfähig ist.</text:p>
            <text:p>4. Auszubildende sind generell geschäftsunfähig.</text:p>
            <text:p>5. Darlehensgeschäfte von Auszubildenden bedürfen der Zustimmung des</text:p>
            <text:p>Familiengerichts.</text:p>
          </table:table-cell>
          <table:table-cell office:value-type="string" table:style-name="ce3">
            <text:p>3. Das Rechtsgeschäft ist gültig, weil Frau Peters unbeschränkt geschäftsfähig ist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3">
            <text:p>Die Infotec GmbH hat einen großen Kundenstamm mit privaten als auch gewerblichen</text:p>
            <text:p>Kunden. Welche der folgenden Kunden sind natürliche Personen?</text:p>
            <text:p>Tragen Sie die Ziffern vor den zwei zutreffenden Kunden in die Kästchen ein.</text:p>
            <text:p>1. Städtische Werke Nürnberg GmbH</text:p>
            <text:p>2. Bauingenieurin Sophie Heine</text:p>
            <text:p>3. Consulting Josef Ohlert GmbH</text:p>
            <text:p>4. Interbyte AG</text:p>
            <text:p>5. Steuerberaterin Sophie Kropp</text:p>
            <text:p>6. Staatliche Museen Berlin</text:p>
          </table:table-cell>
          <table:table-cell office:value-type="string" table:style-name="ce3">
            <text:p>2. Bauingenieurin Sophie Heine</text:p>
            <text:p>5. Steuerberaterin Sophie Krop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3">
            <text:p>Die Geschäftsleitung der Infotec GmbH hat der Abteilungsleiterin Petra Fischer Prokura</text:p>
            <text:p>erteilt. Welche der folgenden Aussagen treffen auf die Prokura zu?</text:p>
            <text:p>Tragen Sie die Ziffern vor den zwei zutreffenden Aussagen in die Kästchen ein.</text:p>
            <text:p>Frau Fischer...</text:p>
            <text:p>1. muss zukünftig Geschäftsbriefe mit dem Zusatz pp. oder ppa. unterzeichnen.</text:p>
            <text:p>2. muss als Prokuristin in das Handelsregister eingetragen werden.</text:p>
            <text:p>3. darf das Unternehmen verkaufen.</text:p>
            <text:p>4. muss die Bilanz der Infotec GmbH unterzeichnen.</text:p>
            <text:p>5. darf neue Gesellschafter in die Infotec GmbH aufnehmen.</text:p>
            <text:p>6. darf ohne Weiteres Unternehmensgrundstücke verkaufen.</text:p>
          </table:table-cell>
          <table:table-cell office:value-type="string" table:style-name="ce3">
            <text:p>1. muss zukünftig Geschäftsbriefe mit dem Zusatz pp. oder ppa. unterzeichnen.</text:p>
            <text:p>2. muss als Prokuristin in das Handelsregister eingetragen werd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3">
            <text:p>Die Infotec GmbH überträgt der IT-Systemkauffrau Sophie Schulz als Sachbearbeiterin im</text:p>
            <text:p>Einkauf die Beschaffung von Hardware bis zu einem Auftragswert von 10.000,00 EUR je Auftrag.</text:p>
            <text:p>Mit welcher der folgenden Unterschriften muss Frau Schulz die Geschäftsbriefe unterzeichnen?</text:p>
            <text:p>Tragen Sie die Ziffer vor der zutreffenden Unterschrift in das Kästchen ein.</text:p>
            <text:p>Infotec GmbH ...</text:p>
            <text:p>1. Schulz</text:p>
            <text:p>2. Sophie Schulz</text:p>
            <text:p>3. ppa. Schulz</text:p>
            <text:p>4. i. H. Schulz</text:p>
            <text:p>5. i. A. Schulz</text:p>
          </table:table-cell>
          <table:table-cell office:value-type="string" table:style-name="ce3">
            <text:p>5. i. A. Schulz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3">
            <text:p>Die Arbeitsleistungen der Infotec GmbH werden von verschiedenen Wirtschaftseinheiten</text:p>
            <text:p>erbracht.</text:p>
            <text:p>In welchem der folgenden Fälle handelt es sich um eine betriebliche Arbeitsteilung</text:p>
            <text:p>(Arbeitszerlegung)?</text:p>
            <text:p>Tragen Sie die Ziffer vor dem zutreffenden Fall in das Kästchen ein.</text:p>
            <text:p>Die Infotec GmbH ...</text:p>
            <text:p>1. gliedert einen Schritt des Leistungsprozesses an die Byte GmbH aus.</text:p>
            <text:p>2. lässt von einem Mitarbeiter ein Produkt aus Komponenten zusammenbauen, die</text:p>
            <text:p>von verschiedenen externen Unternehmen hergestellt wurden.</text:p>
            <text:p>3. organisiert mehrere Prozesse als „supply chain", in denen Lieferanten,</text:p>
            <text:p>Abteilungen der Infotec GmbH und Kunden miteinander vernetzt sind,</text:p>
            <text:p>4. schließt eine Filiale in Niedersachsen, deren Kunden zukünftig von der</text:p>
            <text:p>Hamburger Filiale beliefert werden sollen.</text:p>
            <text:p>5. gliedert einen Beschaffungsprozess für Hardware in mehrere Teilprozesse, die</text:p>
            <text:p>von mehreren Arbeitskräften ausgeführt werden.</text:p>
          </table:table-cell>
          <table:table-cell office:value-type="string" table:style-name="ce3">
            <text:p>5. gliedert einen Beschaffungsprozess für Hardware in mehrere Teilprozesse, die</text:p>
            <text:p>von mehreren Arbeitskräften ausgeführt werden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3">
            <text:p>Die Volkswirtschaft der Bundesrepublik Deutschland profitiert von der Globalisierung.</text:p>
            <text:p>Welche der folgenden Maßnahmen fördert die Globalisierung?</text:p>
            <text:p>Tragen Sie die Ziffer vor der zutreffenden Maßnahme in das Kästchen ein.</text:p>
            <text:p>1. Die USA plant, für bestimmte Produkte aus der EU die Zölle zu erhöhen.</text:p>
            <text:p>2. Die Erhöhung der Steuern für Transportdienstleistungen.</text:p>
            <text:p>3. Die EU schließt ein Freihandelsabkommen mit den südamerikanischen Staaten.</text:p>
            <text:p>4. Die Infotec GmbH schließt ihre Niederlassungen in Asien.</text:p>
            <text:p>5. Ein deutsches Unternehmen zentralisiert die Fertigung in Deutschland.</text:p>
          </table:table-cell>
          <table:table-cell office:value-type="string" table:style-name="ce3">
            <text:p>3. Die EU schließt ein Freihandelsabkommen mit den südamerikanischen Staaten.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3">
            <text:p>Ziel der Wirtschaftspolitik der Bundesrepublik Deutschland ist das gesamtwirtschaftliche</text:p>
            <text:p>Gleichgewicht. Im Stabilitätsgesetz werden vier Ziele genannt, deren Zielerreichung an</text:p>
            <text:p>Indikatoren gemessen werden.</text:p>
            <text:p>Ordnen Sie die folgenden Ziele den nachstehenden Indikatoren zu.</text:p>
            <text:p>Tragen Sie die Ziffer vor dem jeweils zutreffenden Ziel in das Kästchen ein.</text:p>
            <text:p>Ziele</text:p>
            <text:p>1. Stabilität des Preisniveaus</text:p>
            <text:p>2. Hoher Beschäftigungsstand</text:p>
            <text:p>3. Außenwirtschaftliches Gleichgewicht</text:p>
            <text:p>4. Stetiges und angemessenes Wirtschaftswachstum</text:p>
            <text:p>Indikatoren</text:p>
            <text:p>a) Arbeitslosenquote (2)</text:p>
            <text:p>b) Preisindex für Lebenshaltung (1)</text:p>
            <text:p>c) Zuwachsrate des realen Bruttoinlandsprodukts (4)</text:p>
            <text:p>d) Außenbeitrag (Saldo von Handels- und Dienstleistungsbilanz) (3)</text:p>
          </table:table-cell>
          <table:table-cell table:style-name="ce3"/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3">
            <text:p>Die Bundesregierung plant Maßnahmen zur Steigerung der Kaufkraft.</text:p>
            <text:p>Welche der folgenden staatlichen Maßnahmen wirkt sich positiv auf die Kaufkraft aus?</text:p>
            <text:p>Tragen Sie die Ziffer vor der zutreffenden Maßnahme in das Kästchen ein.</text:p>
            <text:p>Erhöhung ...</text:p>
            <text:p>1. der Importzölle für bestimmte Produkte aus den USA</text:p>
            <text:p>2. des Beitragssatzes zur gesetzlichen Krankenversicherung</text:p>
            <text:p>3. des Wohngeldes</text:p>
            <text:p>4. der Beitragsbemessungsgrenze in der Sozialversicherung</text:p>
            <text:p>5. des Mehrwertsteuersatzes</text:p>
          </table:table-cell>
          <table:table-cell office:value-type="string" table:style-name="ce3">
            <text:p>3. des Wohngeldes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3">
            <text:p>Sie sind Mitarbeiter/-in der DataSec IT GmbH. Die DataSec IT GmbH ist ein</text:p>
            <text:p>Dienstleistungsunternehmen im Bereich der IT-Sicherheit.</text:p>
            <text:p>Die folgenden Aufgaben beziehen sich auf dieses Unternehmen.</text:p>
            <text:p>1. Aufgabe</text:p>
            <text:p>Zur DataSec IT GmbH liegen folgende Daten vor:</text:p>
            <text:p>IT-Dienstleister</text:p>
            <text:p>45 % Marktanteil in der Region</text:p>
            <text:p>244 Beschäftigte</text:p>
            <text:p>1.610.000 EUR Gewinn im Jahr 2018</text:p>
            <text:p>Welche der folgenden Angaben trifft auf die DataSec IT GmbH zu?</text:p>
            <text:p>Tragen Sie die Ziffer vor der zutreffenden Angabe in das Kästchen ein.</text:p>
            <text:p>1. Genossenschaftlicher Betrieb</text:p>
            <text:p>2. Monopolist</text:p>
            <text:p>3. Unternehmen des tertiären Sektors</text:p>
            <text:p>4. Gemeinwirtschaftliches Unternehmen</text:p>
            <text:p>5. Versorgungsunternehmen</text:p>
          </table:table-cell>
          <table:table-cell office:value-type="string" table:style-name="ce3">
            <text:p>3. Unternehmen des tertiären Sektors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3">
            <text:p>Die DataSec IT GmbH möchte ihre Belegschaft durch Einstellungen vergrößern. Bei der</text:p>
            <text:p>Einstellung von Personal ist das „Allgemeine Gleichbehandlungsgesetz (AGG)" zu</text:p>
            <text:p>berücksichtigten.</text:p>
            <text:p>§ 1 Ziel des Gesetzes</text:p>
            <text:p>Ziel des Gesetzes ist es, Benachteiligungen aus Gründen der Rasse oder der ethnischen</text:p>
            <text:p>Herkunft, des Geschlechts, der Religion oder Weltanschauung, einer Behinderung, des</text:p>
            <text:p>Alters oder der sexuellen Identität zu verhindern oder zu beseitigen.</text:p>
            <text:p>Welcher der folgenden Sachverhalte entspricht dem „Allgemeinen</text:p>
            <text:p>Gleichbehandlungsgesetz"?</text:p>
            <text:p>Tragen Sie die Ziffer vor dem zutreffenden Sachverhalt in das Kästchen ein.</text:p>
            <text:p>1. Vor der Sichtung der Bewerbungsunterlagen werden Name und Alter der</text:p>
            <text:p>Bewerberinnen und Bewerber offengelegt.</text:p>
            <text:p>2. In der Stellenanzeige wird darauf hingewiesen, dass Bewerber aus Italien bevorzugt</text:p>
            <text:p>werden.</text:p>
            <text:p>3. Bei der Auswahl des Personals werden Frauen bevorzugt.</text:p>
            <text:p>4. Bei der Auswahl des Personals werden ausschließlich die Qualifikationen der</text:p>
            <text:p>Bewerberinnen und Bewerber als Auswahlkriterium zugrunde gelegt.</text:p>
            <text:p>5. In den Stellenanzeigen ist folgender Hinweis aufgenommen: „ Wir sind ein junges,</text:p>
            <text:p>dynamisches Team, deshalb werden nur Bewerberinnen berücksichtigt, die unter 35</text:p>
            <text:p>Jahre alt sind.</text:p>
          </table:table-cell>
          <table:table-cell office:value-type="string" table:style-name="ce3">
            <text:p>4. Bei der Auswahl des Personals werden ausschließlich die Qualifikationen der</text:p>
            <text:p>Bewerberinnen und Bewerber als Auswahlkriterium zugrunde gelegt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3">
            <text:p>Die DataSec IT GmbH hat mit der Informatikkauffrau Luise Schnell einen</text:p>
            <text:p>Einzelarbeitsvertrag geschlossen. Im Arbeitsvertrag wurde keine Regelung über den</text:p>
            <text:p>Urlaubsanspruch von Frau Schnell getroffen. Die DataSec IT GmbH ist nicht tarifgebunden.</text:p>
            <text:p>Welche der folgenden Aussagen über den Urlaubsanspruch von Frau Schnell trifft zu?</text:p>
            <text:p>Tragen Sie die Ziffer vor der zutreffenden Aussage in das Kästchen ein.</text:p>
            <text:p>1. Der Arbeitsvertrag ist nichtig.</text:p>
            <text:p>2. Der Mindesturlaubsanspruch gemäß Bundesurlaubsgesetz beträgt 30 Werktage.</text:p>
            <text:p>3. Der Urlaubsanspruch muss zwischen Frau Schnell und der DataSec IT GmbH jedes</text:p>
            <text:p>Jahr neu verhandelt werden.</text:p>
            <text:p>4. Da der Arbeitsvertrag keine Urlaubsregelung enthält, steht ihr der Mindesturlaub nach</text:p>
            <text:p>Bundesurlaubsgesetz zu.</text:p>
            <text:p>5. Es gilt der durchschnittliche Urlaubsanspruch der Tarifverträge der Branche</text:p>
          </table:table-cell>
          <table:table-cell office:value-type="string" table:style-name="ce3">
            <text:p>4. Da der Arbeitsvertrag keine Urlaubsregelung enthält, steht ihr der Mindesturlaub nach</text:p>
            <text:p>Bundesurlaubsgesetz zu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3">
            <text:p>Bei der Überprüfung von Personalunterlagen stellt die Personalleiterin fest, dass bei zwei</text:p>
            <text:p>Personen der nachstehend aufgeführten Mitarbeiter ein besonderer Kündigungsschutz</text:p>
            <text:p>besteht, weil sie zu einer bestimmten Arbeitnehmergruppe gehören.</text:p>
            <text:p>Für welche der folgenden Personen besteht ein besonderer Kündigungsschutz?</text:p>
            <text:p>Tragen Sie die Ziffern vor den zwei zutreffenden Personen in die Kästchen ein.</text:p>
            <text:p>1. Patrick Grün, seit zehn Jahren Geschäftsführer der DataSec IT GmbH.</text:p>
            <text:p>2. Christina Maxin, 21 Jahre, Auszubildende im 2. Ausbildungsjahr.</text:p>
            <text:p>3. Peter Schröder, 58 Jahre, Witwer, drei Jahre Betriebszugehörigkeit.</text:p>
            <text:p>4. Sarah Stüven, 41 Jahre, 3-fache Mutter, alleinerziehend.</text:p>
            <text:p>5. Harald Beckedorf, ehemaliges Betriebsratsmitglied, vor drei Jahren aus dem Amt als</text:p>
            <text:p>Betriebsrat ausgeschieden.</text:p>
            <text:p>6. Martin Böhling, 28 Jahre, fünfjährige Betriebszugehörigkeit, ist schwerbehindert.</text:p>
          </table:table-cell>
          <table:table-cell office:value-type="string" table:style-name="ce3">
            <text:p>2. Christina Maxin, 21 Jahre, Auszubildende im 2. Ausbildungsjahr</text:p>
            <text:p>6. Martin Böhling, 28 Jahre, fünfjährige Betriebszugehörigkeit, ist schwerbehindert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3">
            <text:p>Heinz Meyer, ein Mitarbeiter der DataSec IT GmbH, hat gekündigt.</text:p>
            <text:p>Welche der folgenden Unterlagen muss Heinz Meyer - ggf. auf Verlangen - ausgehändigt</text:p>
            <text:p>werden?</text:p>
            <text:p>Tragen Sie die Ziffer vor der zutreffenden Unterlage in das Kästchen ein.</text:p>
            <text:p>1. Qualifiziertes Arbeitszeugnis</text:p>
            <text:p>2. Lebenslauf</text:p>
            <text:p>3. Arbeitsvertrag</text:p>
            <text:p>4. Zeugniskopien</text:p>
            <text:p>5. Leistungsbeurteilungen aus Mitarbeitergesprächen</text:p>
          </table:table-cell>
          <table:table-cell office:value-type="string" table:style-name="ce3">
            <text:p>1. Qualifiziertes Arbeitszeugnis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3">
            <text:p>Der Auszubildenden Sandra Köpper wird in der DataSec IT GmbH nach Abschluss der</text:p>
            <text:p>Ausbildung eine Stelle angeboten. Der Arbeitsvertrag ist auf ein Jahr befristet.</text:p>
            <text:p>Welche der folgenden Konsequenzen ergibt sich für den Arbeitsvertrag aus der Befristung?</text:p>
            <text:p>Tragen Sie die Ziffer vor der zutreffenden Konsequenz in das Kästchen ein.</text:p>
            <text:p>Die DataSec IT GmbH ...</text:p>
            <text:p>1. muss den Arbeitsvertrag zum Ablauf der Vertragszeit kündigen, da sonst ein</text:p>
            <text:p>unbefristeter Arbeitsvertrag entsteht.</text:p>
            <text:p>2. darf den Arbeitsvertrag nach dem Jahr für ein weiteres Jahr befristet verlängern.</text:p>
            <text:p>3. darf den Arbeitsvertrag nicht verlängern.</text:p>
            <text:p>4. darf den Arbeitsvertrag vor Ablauf des Jahres nicht kündigen.</text:p>
            <text:p>5. ist an keine tariflichen Vereinbarungen gebunden.</text:p>
          </table:table-cell>
          <table:table-cell office:value-type="string" table:style-name="ce3">
            <text:p>2. darf den Arbeitsvertrag nach dem Jahr für ein weiteres Jahr befristet verlängern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3">
            <text:p>Die DataSec IT GmbH und die Arbeitnehmer sind mit Arbeitsverträgen Pflichten</text:p>
            <text:p>eingegangen.</text:p>
            <text:p>In welchem der folgenden Fälle wird in der DataSec IT GmbH gegen die Pflichten aus dem</text:p>
            <text:p>Arbeitsvertrag verstoßen?</text:p>
            <text:p>Tragen Sie die Ziffer vor dem zutreffenden Fall in das Kästchen ein.</text:p>
            <text:p>1. Ein Mitarbeiter der DataSec IT GmbH erhält beim Ausscheiden aus der DataSec IT</text:p>
            <text:p>GmbH ein einfaches Zeugnis.</text:p>
            <text:p>2. Die DataSec IT GmbH meldet einen neuen Arbeitnehmer drei Tage nach</text:p>
            <text:p>Arbeitsbeginn zur Sozialversicherung an.</text:p>
            <text:p>3. Die DataSec IT GmbH hat aus betrieblichen Gründen im Monat Mai eine</text:p>
            <text:p>Urlaubssperre verhängt.</text:p>
            <text:p>4. Ein Mitarbeiter der DataSec IT GmbH übt ohne Kenntnis des Arbeitgebers eine</text:p>
            <text:p>Nebentätigkeit im gleichen Geschäftszweig aus.</text:p>
            <text:p>5. Die DataSec IT GmbH schließt aus Kostengründen die Werkskantine.</text:p>
          </table:table-cell>
          <table:table-cell office:value-type="string" table:style-name="ce3">
            <text:p>4. Ein Mitarbeiter der DataSec IT GmbH übt ohne Kenntnis des Arbeitgebers eine</text:p>
            <text:p>Nebentätigkeit im gleichen Geschäftszweig aus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3">
            <text:p>Die Mitarbeiterin Barbara Meier, seit 16 Jahren im Betrieb, hat sich für eine Stelle in der</text:p>
            <text:p>Verkaufsabteilung beworben. Um ihre Chancen einschätzen zu können, möchte sie Einsicht</text:p>
            <text:p>in ihre Personalakte nehmen.</text:p>
            <text:p>Welche der folgenden Entscheidungen der Personalleiterin ist korrekt?</text:p>
            <text:p>Tragen Sie die Ziffer vor der zutreffenden Entscheidung in das Kästchen ein.</text:p>
            <text:p>1. Sie will Frau Meier die Einsicht in die Personalakte verweigern, da Arbeitnehmer</text:p>
            <text:p>hierauf grundsätzlich keinen Anspruch haben.</text:p>
            <text:p>2. Frau Meier muss ihre Bitte über den Betriebsrat vortragen. Die Einsicht in die</text:p>
            <text:p>Personalakte darf ihr nur im Beisein eines Vertreters des Betriebsrates gewährt</text:p>
            <text:p>werden.</text:p>
            <text:p>3. Sie gewährt Frau Meier keine Einsicht in die Personalakte, da dieses Recht nur dem</text:p>
            <text:p>Geschäftsführer zusteht.</text:p>
            <text:p>4. Sie gewährt Frau Meier Einsicht in die Personalakte, da sie das Recht dazu hat.</text:p>
            <text:p>5. Sie will Frau Meier nur dann Einsicht in die Personalakte gewähren, wenn Frau Meier</text:p>
            <text:p>ein begründetes Interesse nachweist.</text:p>
          </table:table-cell>
          <table:table-cell office:value-type="string" table:style-name="ce3">
            <text:p>4. Sie gewährt Frau Meier Einsicht in die Personalakte, da sie das Recht dazu ha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3">
            <text:p>In der DataSec IT GmbH muss die Arbeitssicherheit gewährleistet sein.</text:p>
            <text:p>Welche der folgenden Aussagen trifft auf die Arbeitssicherheit in Unternehmen zu?</text:p>
            <text:p>Tragen Sie die Ziffer vor der zutreffenden Aussage in das Kästchen ein.</text:p>
            <text:p>1. Eine Mitbestimmung von Arbeitnehmern beim Arbeitsschutz ist ausgeschlossen, da</text:p>
            <text:p>das Arbeitsschutzgesetz die Pflichten der Arbeitgeber im Einzelnen regelt.</text:p>
            <text:p>2. Betriebliche Arbeitsschutzbestimmungen sind kein zwingendes Recht des</text:p>
            <text:p>Arbeitsverhältnisses und Verstöße durch Mitarbeiter führen somit nicht zu</text:p>
            <text:p>arbeitsrechtlichen Konsequenzen.</text:p>
            <text:p>3. Eine Unternehmung mit mehr als 20 Beschäftigten muss einen</text:p>
            <text:p>Arbeitsschutzausschuss einrichten, in dem Themen des Arbeitsschutzes erörtert</text:p>
            <text:p>werden.</text:p>
            <text:p>4. Die Ergonomie von Arbeitsplätzen ist keine Anforderung der Arbeitssicherheit,</text:p>
            <text:p>sondern eine freiwillige Leistung des Arbeitgebers zur Verbesserung der</text:p>
            <text:p>Leistungsfähigkeit von Mitarbeitern.</text:p>
            <text:p>5. Die regelmäßige Unterweisung der Arbeitnehmer zum betrieblichen Arbeitsschutz</text:p>
            <text:p>erfolgt durch externe Berater der Gewerkschaft als die für den Arbeitsschutz</text:p>
            <text:p>zuständige Institution.</text:p>
          </table:table-cell>
          <table:table-cell office:value-type="string" table:style-name="ce3">
            <text:p>3. Eine Unternehmung mit mehr als 20 Beschäftigten muss einen</text:p>
            <text:p>Arbeitsschutzausschuss einrichten, in dem Themen des Arbeitsschutzes erörtert</text:p>
            <text:p>werde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3">
            <text:p>Oliver Schnell, ein Mitarbeiter der DataSec IT GmbH, erkrankt während seines Urlaubs.</text:p>
            <text:p>Welche der folgenden Aussagen ist richtig?</text:p>
            <text:p>Tragen Sie die Ziffer vor der zutreffenden Aussage in das Kästchen ein.</text:p>
            <text:p>1. Die Tage der Arbeitsunfähigkeit werden zur Hälfe auf den Jahresurlaub angerechnet.</text:p>
            <text:p>2. Die Tage der Arbeitsunfähigkeit werden voll auf den Jahresurlaub angerechnet.</text:p>
            <text:p>3. Werden die Tage der Arbeitsunfähigkeit ärztlich nachgewiesen, so erfolgt keine</text:p>
            <text:p>Anrechnung auf den Jahresurlaub.</text:p>
            <text:p>4. Die Arbeitsunfähigkeit wird nur dann angerechnet, wenn die Erkrankung in</text:p>
            <text:p>Deutschland auftrat.</text:p>
            <text:p>5. Die Tage der Arbeitsunfähigkeit werden nur bei Krankenhausaufenthalt nicht</text:p>
            <text:p>angerechnet.</text:p>
          </table:table-cell>
          <table:table-cell office:value-type="string" table:style-name="ce3">
            <text:p>3. Werden die Tage der Arbeitsunfähigkeit ärztlich nachgewiesen, so erfolgt keine</text:p>
            <text:p>Anrechnung auf den Jahresurlaub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3">
            <text:p>In der DataSec IT GmbH soll zum ersten Mal ein Betriebsrat gewählt werden.</text:p>
            <text:p>Derzeit sind von den Mitarbeitern in der DataSec IT GmbH länger als sechs Monate</text:p>
            <text:p>beschäftigt: 70 Kaufmännische Mitarbeiter (alle volljährig)</text:p>
            <text:p>170 Technische Mitarbeiter (6 minderjährig, 164 volljährig)</text:p>
            <text:p>4 Auszubildende (2 minderjährig, 2 volljährig unter 25 Jahre)</text:p>
            <text:p>Ermitteln Sie anhand des abgebildeten Gesetzesauszuges aus dem</text:p>
            <text:p>Betriebsverfassungsgesetz...</text:p>
            <text:p>a) die Anzahl der Personen, die dem Betriebsrat höchstens angehören können.</text:p>
            <text:p>b) die Anzahl der wahlberechtigten Arbeitnehmer.</text:p>
            <text:p>Tragen Sie die Ergebnisse in die Kästchen ein.</text:p>
            <text:p>§ 7 Wahlberechtigung</text:p>
            <text:p>Wahlberechtigt sind alle Arbeitnehmer des Betriebs, die das 18. Lebensjahr vollendet haben.</text:p>
            <text:p>Werden Arbeitnehmer eines anderen Arbeitgebers zur Arbeitsleistung überlassen, so sind</text:p>
            <text:p>diese wahlberechtigt, wenn sie länger als drei Monate im Betrieb eingesetzt werden.</text:p>
            <text:p>§ 8 Wählbarkeit</text:p>
            <text:p>(1) Wählbar sind alle Wahlberechtigten, die sechs Monate dem Betrieb angehören oder als</text:p>
            <text:p>in Heimarbeit Beschäftigte in der Hauptsache für den Betrieb gearbeitet haben.</text:p>
            <text:p>Auf diese sechsmonatige Betriebszugehörigkeit werden Zeiten angerechnet, in denen der</text:p>
            <text:p>Arbeitnehmer unmittelbar vorher einem anderen Betrieb desselben Unternehmens oder</text:p>
            <text:p>Konzerns (§ 18 Abs. 1 des Aktiengesetzes) angehört hat. Nicht wählbar ist, wer infolge</text:p>
            <text:p>strafgerichtlicher Verurteilung die Fähigkeit, Rechte aus öffentlichen Wahlen zu erlangen,</text:p>
            <text:p>nicht besitzt.</text:p>
            <text:p>§ 9 Zahl der Betriebsratsmitglieder</text:p>
            <text:p>Der Betriebsrat besteht in Betrieben mit in der Regel</text:p>
            <text:p>5 bis 20 wahlberechtigten Arbeitnehmern aus einer Person,</text:p>
            <text:p>21 bis 50 wahlberechtigten Arbeitnehmern aus 3 Mitgliedern,</text:p>
            <text:p>51 wahlberechtigten Arbeitnehmern bis 100 Arbeitnehmern aus 5 Mitgliedern,</text:p>
            <text:p>101 bis 200 Arbeitnehmern aus 7 Mitgliedern,</text:p>
            <text:p>201 bis 400 Arbeitnehmern aus 9 Mitgliedern,</text:p>
            <text:p>401 bis 700 Arbeitnehmern aus 11 Mitgliedern,</text:p>
            <text:p>701 bis 1.000 Arbeitnehmern aus 13 Mitgliedern,</text:p>
            <text:p>12. Aufgabe</text:p>
            <text:p>Mitarbeiter der DataSec IT GmbH wollen sich im Rahmen eines Arbeitskampfes an einem</text:p>
            <text:p>Streik beteiligen. In welchem der der folgenden Fälle spricht man von einem „wilden Streik"?</text:p>
            <text:p>Tragen Sie die Ziffer vor dem zutreffenden Fall in das Kästchen ein.</text:p>
            <text:p>1. Die Tarifverhandlungen werden von der Gewerkschaft als gescheitert erklärt.</text:p>
            <text:p>2. Die Arbeitgeber lehnen die Forderung nach einem 13. Monatsgehalt ab.</text:p>
            <text:p>3. Die Geschäftsleitung verweigert die Urlaubszulage; daraufhin wird die Arbeit spontan</text:p>
            <text:p>niedergelegt.</text:p>
            <text:p>4. Schließung der Werkszugänge durch Arbeitgeber.</text:p>
            <text:p>5. Nur einzelne, zu einem Arbeitgeberverband gehörende Arbeitgeber werden bestreikt.</text:p>
          </table:table-cell>
          <table:table-cell office:value-type="string" table:style-name="ce3">
            <text:p>3. Die Geschäftsleitung verweigert die Urlaubszulage; daraufhin wird die Arbeit spontan</text:p>
            <text:p>niedergelegt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3">
            <text:p>Viele Mitarbeiter der DataSec IT GmbH sind Mitglied einer Gewerkschaft.</text:p>
            <text:p>Welche der folgenden Leistungen gewährt die Gewerkschaften ihren Mitgliedern nicht?</text:p>
            <text:p>Tragen Sie die Ziffer vor der entsprechenden Leistung in das Kästchen ein.</text:p>
            <text:p>1. Unterstützungsleistungen bei Streiks</text:p>
            <text:p>2. Rechtsschutz bei Streitigkeiten aus dem Arbeitsverhältnis</text:p>
            <text:p>3. Finanzielle Unterstützung bei Betriebsunfällen</text:p>
            <text:p>4. Bildungsmaßnahmen für Jugendliche</text:p>
            <text:p>5. Rechtsberatung bei arbeitsrechtlichen Auseinandersetzungen</text:p>
          </table:table-cell>
          <table:table-cell office:value-type="string" table:style-name="ce3">
            <text:p>3. Finanzielle Unterstützung bei Betriebsunfälle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3">
            <text:p>In einem Gespräch unter Mitarbeitern der DataSec IT GmbH fällt der Begriff</text:p>
            <text:p>„Tarifautonomie".</text:p>
            <text:p>Welche der folgenden Aussage trifft auf den Begriff „Tarifautonomie" zu?</text:p>
            <text:p>Tragen Sie die Ziffer vor der zutreffenden Aussage in das Kästchen ein.</text:p>
            <text:p>Tarifautonomie bedeutet...</text:p>
            <text:p>1. Mitbestimmung im Betrieb.</text:p>
            <text:p>2. Recht der Tarifpartner, in eigener Verantwortung und unabhängig vom Staat</text:p>
            <text:p>Arbeitsbedingungen zu regeln.</text:p>
            <text:p>3. Selbstständigkeit der Arbeitsagenturen.</text:p>
            <text:p>4. wirtschaftliche Gleichberechtigung von Mann und Frau.</text:p>
            <text:p>5. Handelsbeschränkungen unter zwei Staaten.</text:p>
          </table:table-cell>
          <table:table-cell office:value-type="string" table:style-name="ce3">
            <text:p>2. Recht der Tarifpartner, in eigener Verantwortung und unabhängig vom Staat</text:p>
            <text:p>Arbeitsbedingungen zu regeln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3">
            <text:p>Die Mitarbeiter der DataSec IT GmbH diskutieren über die Möglichkeiten der privaten</text:p>
            <text:p>kapitalgestützten Altersvorsorge, weil die jüngeren Mitarbeiter befürchten, dass die</text:p>
            <text:p>zukünftige Altersrente nicht ausreichen wird.</text:p>
            <text:p>Welcher der folgenden wirtschaftlichen Faktoren gefährdet eine private kapitalgestützte</text:p>
            <text:p>Altersvorsorge?</text:p>
            <text:p>Tragen Sie die Ziffer vor dem zutreffenden wirtschaftlichen Faktor in das Kästchen ein.</text:p>
            <text:p>1. Tariflohnerhöhungen</text:p>
            <text:p>2. Senkung der Beiträge zur gesetzlichen Rentenversicherung</text:p>
            <text:p>3. Hohe Zinsen auf Sparguthaben</text:p>
            <text:p>4. Rückgang der Arbeitslosigkeit</text:p>
            <text:p>5. Hohe Inflationsraten</text:p>
          </table:table-cell>
          <table:table-cell office:value-type="string" table:style-name="ce3">
            <text:p>5. Hohe Inflationsrate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3">
            <text:p>Das Prinzip der gesetzlichen Sozialversicherung ist das sogenannte Solidaritätsprinzip.</text:p>
            <text:p>Welche der folgenden Aussagen trifft auf diesen Grundsatz zu?</text:p>
            <text:p>Tragen Sie die Ziffer vor der zutreffenden Aussage in das Kästchen ein.</text:p>
            <text:p>1. Jeder muss sich zusätzlich selbst versichern.</text:p>
            <text:p>2. Die Beiträge zur gesetzlichen Sozialversicherung bemessen sich nach der</text:p>
            <text:p>wirtschaftlichen Leistungsfähigkeit des Versicherten.</text:p>
            <text:p>3. Arbeitgeber und Arbeitnehmer teilen sich die Beitragsleistungen.</text:p>
            <text:p>4. Die Beiträge zur Sozialversicherung sind für alle Versicherten gleich hoch.</text:p>
            <text:p>5. Eigennutz geht vor Gemeinnutz.</text:p>
          </table:table-cell>
          <table:table-cell office:value-type="string" table:style-name="ce3">
            <text:p>2. Die Beiträge zur gesetzlichen Sozialversicherung bemessen sich nach der</text:p>
            <text:p>wirtschaftlichen Leistungsfähigkeit des Versicherte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3">
            <text:p>Für die Angestellte Anke Heitmann müssen Beiträge zur Sozialversicherung abgeführt</text:p>
            <text:p>werden.</text:p>
            <text:p>In welcher Zeile (1 bis 5) der folgenden Tabelle ist die Aufteilung der</text:p>
            <text:p>Sozialversicherungsbeiträge zwischen der DataSec IT GmbH und Frau Heitmann richtig</text:p>
            <text:p>wiedergegeben? Tragen Sie die Ziffer vor der zutreffenden Zeile in das Kästchen ein.</text:p>
            <text:p>Versicherung DataSec IT GmbH Frau</text:p>
            <text:p>Heitmann</text:p>
            <text:p>1 Krankenversicherung 70% 30%</text:p>
            <text:p>2 Unfallversicherung 50% 50%</text:p>
            <text:p>3 Arbeitslosenversicherung 70% 30%</text:p>
            <text:p>4 Rentenversicherung 50% 50%</text:p>
            <text:p>5 Pflegeversicherung 80% 20%</text:p>
          </table:table-cell>
          <table:table-cell office:value-type="string" table:style-name="ce3">
            <text:p>4 Rentenversicherung 50% 50%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3">
            <text:p>Mitarbeiter der DataSec IT GmbH diskutieren über die Sozialversicherungen in Deutschland.</text:p>
            <text:p>Welche der folgenden Leistungen erbringt die Rentenversicherung?</text:p>
            <text:p>Tragen Sie die Ziffer vor der zutreffenden Leistung in das Kästchen ein.</text:p>
            <text:p>1. Krankengeld</text:p>
            <text:p>2. Erwerbsunfähigkeitsrente</text:p>
            <text:p>3. Sterbegeld</text:p>
            <text:p>4. Kurzarbeitergeld</text:p>
            <text:p>5. Mutterschaftsgeld</text:p>
          </table:table-cell>
          <table:table-cell office:value-type="string" table:style-name="ce3">
            <text:p>2. Erwerbsunfähigkeitsrente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3">
            <text:p>Individualversicherungen unterscheiden sich von Sozialversicherungen am stärksten darin,</text:p>
            <text:p>dass Sozialversicherungen für jeden Arbeitnehmer zwingend vorgeschrieben sind.</text:p>
            <text:p>Welche der folgenden Aussagen trifft auf eine Individualversicherung zu?</text:p>
            <text:p>Tragen Sie die Ziffer vor der zutreffenden Aussage in das Kästchen ein.</text:p>
            <text:p>1. Ihr Beitrag wird zur Hälfte vom Arbeitgeber und zur Hälfte vom Arbeitnehmer bezahlt.</text:p>
            <text:p>2. Die DataSec IT GmbH muss eine Individualversicherung haben, weil dies gesetzlich</text:p>
            <text:p>vorgeschrieben ist.</text:p>
            <text:p>3. Die Prämien einer Individualversicherung richten sich nach den</text:p>
            <text:p>Einkommensverhältnissen.</text:p>
            <text:p>4. Eine Individualversicherung kommt durch freie vertragliche Vereinbarung zustande.</text:p>
            <text:p>5. Die Individualversicherung ist Teil der gesetzlichen Sozialversicherung.</text:p>
          </table:table-cell>
          <table:table-cell office:value-type="string" table:style-name="ce3">
            <text:p>4. Eine Individualversicherung kommt durch freie vertragliche Vereinbarung zustande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3">
            <text:p>Der Geschäftsführer der DataSec IT GmbH, Christian Huf, will die Potenziale der Mitarbeiter</text:p>
            <text:p>analysieren. Welche der folgenden Aussagen zur Potenzialanalyse ist richtig?</text:p>
            <text:p>Tragen Sie die Ziffer vor der zutreffenden Aussage in das Kästchen ein.</text:p>
            <text:p>Die Potenzialanalyse...</text:p>
            <text:p>1. muss regelmäßig durchgeführt werden.</text:p>
            <text:p>2. dient zur Erfassung der finanziellen Möglichkeiten der Mitarbeiter.</text:p>
            <text:p>3. darf nur von einem Sachverständigen der Berufsgenossenschaft durchgeführt</text:p>
            <text:p>werden.</text:p>
            <text:p>4. dient zur Erfassung von Stärken und Schwächen der Mitarbeiter.</text:p>
            <text:p>5. darf nicht in der Probezeit durchgeführt werden.</text:p>
          </table:table-cell>
          <table:table-cell office:value-type="string" table:style-name="ce3">
            <text:p>4. dient zur Erfassung von Stärken und Schwächen der Mitarbeiter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3">
            <text:p>Die DataSec IT GmbH möchte zum Jahresende einige Kennzahlen ermitteln.</text:p>
            <text:p>Welche der folgenden Formeln gibt die</text:p>
            <text:p>a) Eigenkapitalrentabilität (4)</text:p>
            <text:p>b) Wirtschaftlichkeit (2)</text:p>
            <text:p>c) Produktivität (3)</text:p>
            <text:p>wieder?</text:p>
            <text:p>Tragen Sie die Ziffern vor der jeweils zutreffenden Formel in das Kästchen ein.</text:p>
            <text:p>Formeln</text:p>
            <text:p>1. Gewinn x 100 / Umsatzerlöse</text:p>
            <text:p>2. Ertrag / Aufwand</text:p>
            <text:p>3. Ausbringungsmenge / Einsatzmenge</text:p>
            <text:p>4. Gewinn x 100 / eingesetztes Eigenkapital</text:p>
            <text:p>5. Kapital/Gewinn x 100</text:p>
            <text:p>6. Aufwendungen x 100 / Erträge</text:p>
            <text:p>7. Umsatzerlöse x 100 / Gewinn</text:p>
            <text:p>8. Gearbeitete Stundenzahl / erstellte Stückzahl</text:p>
          </table:table-cell>
          <table:table-cell table:style-name="ce3"/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3">
            <text:p>Bei der DataSec IT GmbH werden in Abteilungsleiterbesprechungen viele unterschiedliche</text:p>
            <text:p>Zielsetzungen besprochen. Einige Ziele lassen sich gut miteinander verbinden</text:p>
            <text:p>(komplementäre Ziele). Andere Ziele schließen sich jedoch gegenseitig aus (konkurrierende</text:p>
            <text:p>Ziele).</text:p>
            <text:p>Bei welcher der folgenden Zielpaarungen handelt es sich um konkurrierende Ziele?</text:p>
            <text:p>Tragen Sie die Ziffer vor der zutreffenden Zielpaarung in das Kästchen ein.</text:p>
            <text:p>1. Kostenminimierung und Gewinnmaximierung</text:p>
            <text:p>2. Erhöhung der Produktionsmenge und Vergrößerung der Produktionskapazitäten</text:p>
            <text:p>3. Abbau von Arbeitsplätzen und Outsourcing des Rechnungswesens</text:p>
            <text:p>4. Einführung einer Betriebsrente und Reduzierung der Sozialleistungen</text:p>
            <text:p>5. Umsatzsteigerung und Gewinnmaximierung</text:p>
          </table:table-cell>
          <table:table-cell office:value-type="string" table:style-name="ce3">
            <text:p>4. Einführung einer Betriebsrente und Reduzierung der Sozialleistunge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3">
            <text:p>In der DataSec IT GmbH wird die Zusammenarbeit von Unternehmen in ihrem</text:p>
            <text:p>wirtschaftlichen Umfeld beobachtet, Die jeweilige Art der Zusammenarbeit ist an bestimmten</text:p>
            <text:p>Sachverhalten erkennbar. Ordnen Sie die folgenden Formen der Zusammenarbeit den</text:p>
            <text:p>nachstehenden Sachverhalten zu. Tragen Sie die Ziffer vor der jeweils zutreffenden Form</text:p>
            <text:p>der Zusammenarbeit in das Kästchen ein.</text:p>
            <text:p>Formen der Zusammenarbeit</text:p>
            <text:p>1. Fusion</text:p>
            <text:p>2. Kartell</text:p>
            <text:p>3. Konzern</text:p>
            <text:p>4. Arbeitsgemeinschaft</text:p>
            <text:p>Sachverhalte</text:p>
            <text:p>a) Mehrere Unternehmen führen gemeinsam einen Großauftrag aus. (4)</text:p>
            <text:p>b) Die EPS AG hat die Aktienmehrheit an der Tuxa AG übernommen. (3)</text:p>
            <text:p>c) Die DataSec IT GmbH vereinbart mit Wettbewerbern einheitliche Verkaufskonditionen. (2)</text:p>
            <text:p>d) Zwei Kunden der DataSec IT GmbH, die Schmidt GmbH und die Weber KG, schließen</text:p>
            <text:p>sich zur Schmidt GmbH &amp; Co. KG zusammen. (1)</text:p>
          </table:table-cell>
          <table:table-cell table:style-name="ce3"/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3">
            <text:p>Die DataSec IT GmbH strebt einen Unternehmenszusammenschluss an.</text:p>
            <text:p>In welchem der folgenden Fälle liegt ein horizontaler Unternehmenszusammenschluss vor?</text:p>
            <text:p>Tragen Sie die Ziffer vor dem zutreffenden Fall in das Kästchen ein.</text:p>
            <text:p>Die DataSec IT GmbH ...</text:p>
            <text:p>1. schließt sich mit einem regionalen Konkurrenten zusammen.</text:p>
            <text:p>2. gründet mit zwei weiteren IT-Dienstleistern eine Arbeitsgemeinschaft, um durch</text:p>
            <text:p>Synergieeffekte die Kosten zu senken.</text:p>
            <text:p>3. erwirbt die Kapitalmehrheit an einem Produzenten, um Einfluss auf dessen</text:p>
            <text:p>Produktpolitik nehmen zu können.</text:p>
            <text:p>4. übernimmt vollständig ein Unternehmen aus einem Geschäftsumfeld, in dem die</text:p>
            <text:p>DataSec IT GmbH bisher nicht vertreten ist.</text:p>
            <text:p>5. lässt sich nun auch von der Wischnewski GmbH beliefern</text:p>
          </table:table-cell>
          <table:table-cell office:value-type="string" table:style-name="ce3">
            <text:p>1. schließt sich mit einem regionalen Konkurrenten zusammen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3">
            <text:p>Die DataSec IT GmbH wird im Handelsregister Berlin geführt.</text:p>
            <text:p>Welche der folgenden Aussagen zum Handelsregister ist richtig?</text:p>
            <text:p>Tragen Sie die Ziffer vor der zutreffenden Aussage in das Kästchen ein.</text:p>
            <text:p>Das Handelsregister...</text:p>
            <text:p>1. wird bei der Industrie- und Handelskammer geführt.</text:p>
            <text:p>2. hat verschiedene Abteilungen.</text:p>
            <text:p>3. ertaubt nur den geschäftsführenden Gesellschaftern Einsicht.</text:p>
            <text:p>4. ist ein Verzeichnis für alle Gewerbetreibenden.</text:p>
            <text:p>5. enthält Eintragungen über Personen mit allgemeiner Handlungsvollmacht</text:p>
          </table:table-cell>
          <table:table-cell table:style-name="ce3"/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3">
            <text:p>Für ein auch von der DataSec IT GmbH vertriebenes Produkt liegt folgende Grafik über die</text:p>
            <text:p>Marktsituation vor:</text:p>
            <text:p>Welche der folgenden Aussagen können Sie ohne zusätzliche Informationen aus der Grafik</text:p>
            <text:p>ableiten?</text:p>
            <text:p>Tragen Sie die Ziffer vor der zutreffenden Aussage in das Kästchen ein.</text:p>
            <text:p>Im III. Quartal...</text:p>
            <text:p>1. wurde das Angebot vergrößert.</text:p>
            <text:p>2. wurde kein Marktgleichgewichtspreis erreicht.</text:p>
            <text:p>3. ist die Nachfrage gesunken.</text:p>
            <text:p>4. wirkte sich die höhere Nachfrage nach einem Komplementärprodukt aus.</text:p>
            <text:p>5. wurden die Werbemaßnahmen eingeschränkt.</text:p>
          </table:table-cell>
          <table:table-cell table:style-name="ce3"/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3">
            <text:p>Der Geschäftsführer der DataSec IT GmbH möchte den langjährigen Mitarbeiter Murat</text:p>
            <text:p>Assan zum Prokuristen ernennen. Welche der folgenden Aussagen ist zutreffend?</text:p>
            <text:p>Tragen Sie die Ziffer vor der zutreffenden Aussage in das Kästchen ein.</text:p>
            <text:p>1. Herr Assan darf mit Prokura Bilanzen unterzeichnen.</text:p>
            <text:p>2. Die Prokura von Herrn Assan darf im Innen- und Außenverhältnis beschränkt werden.</text:p>
            <text:p>3. Herr Assan darf mit Prokura im Bedarfsfall Grundstücke veräußern.</text:p>
            <text:p>4. Als Prokurist unterzeichnet Herr Assan: „ppa. Murat Assan“.</text:p>
            <text:p>5. Die Prokura gilt erst mit Eintrag ins Handelsregister.</text:p>
          </table:table-cell>
          <table:table-cell office:value-type="string" table:style-name="ce3">
            <text:p>4. Als Prokurist unterzeichnet Herr Assan: „ppa. Murat Assan“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3">
            <text:p>Einige Handlungen der DataSec IT GmbH müssen notariell beurkundet werden, damit das</text:p>
            <text:p>Rechtsgeschäft gültig wird.</text:p>
            <text:p>Bei welcher der folgenden Handlungen muss eine notarielle Beurkundung erfolgen, damit</text:p>
            <text:p>das Rechtsgeschäft gültig wird?</text:p>
            <text:p>Tragen Sie die Ziffer vor der zutreffenden Handlung in das Kästchen ein.</text:p>
            <text:p>1. Der Geschäftsführer der DataSec IT GmbH übernimmt eine Kreditbürgschaft für</text:p>
            <text:p>einen Geschäftsfreund.</text:p>
            <text:p>2. Die DataSec IT GmbH mietet eine Lagerhalle.</text:p>
            <text:p>3. Die DataSec IT GmbH kauft ein Grundstück.</text:p>
            <text:p>4. Die DataSec IT GmbH least einen neuen Server.</text:p>
            <text:p>5. Zur Finanzierung der neuen IT-Infrastruktur wird ein Darlehen aufgenommen.</text:p>
          </table:table-cell>
          <table:table-cell office:value-type="string" table:style-name="ce3">
            <text:p>3. Die DataSec IT GmbH kauft ein Grundstück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3">
            <text:p>Ein Workshop der DataSec IT GmbH beschäftigt sich mit dem Thema Globalisierung.</text:p>
            <text:p>Welche der folgenden Auswirkungen trifft dabei auf deutsche Unternehmen zu?</text:p>
            <text:p>Tragen Sie die Ziffer vor der zutreffenden Auswirkung in das Kästchen ein.</text:p>
            <text:p>1. Ausländische Fachkräfte haben jederzeit Zugang zum deutschen Arbeitsmarkt und</text:p>
            <text:p>können von jedem Unternehmen sofort eingestellt werden.</text:p>
            <text:p>2. Da Deutschland ein Niedriglohnland ist, stehen jedem deutschen Unternehmen</text:p>
            <text:p>ausreichend Fachkräfte zur Verfügung.</text:p>
            <text:p>3. Alle Aufträge jedes deutschen Unternehmens werden weltweit in EUR abgewickelt.</text:p>
            <text:p>4. Die Produktionskosten können durch Verlagerung der Produktion in Länder mit</text:p>
            <text:p>niedrigeren Löhnen gesenkt werden.</text:p>
            <text:p>5. Durch einen Rückgang der Transporte der deutschen Unternehmen sinkt der Preis</text:p>
            <text:p>für Kraftstoffe.</text:p>
          </table:table-cell>
          <table:table-cell office:value-type="string" table:style-name="ce3">
            <text:p>4. Die Produktionskosten können durch Verlagerung der Produktion in Länder mit</text:p>
            <text:p>niedrigeren Löhnen gesenkt werden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3">
            <text:p>Die DataSec IT GmbH erledigt die Softwareentwicklung in weltweiter Arbeitsteilung mit</text:p>
            <text:p>Programmierern in Deutschland, Schweden und den USA. Welcher der folgenden</text:p>
            <text:p>Sachverhalte ergibt sich aus der weltweiten Arbeitsteilung?</text:p>
            <text:p>Tragen Sie die Ziffer vor dem zutreffenden Sachverhalt in das Kästchen ein.</text:p>
            <text:p>1. Die gegenseitige Abhängigkeit der Arbeitnehmer entfällt.</text:p>
            <text:p>2. Der Gesamtprozess der Leistungserstellung wird für den einzelnen Arbeitnehmer</text:p>
            <text:p>transparenter.</text:p>
            <text:p>3. Die weltweite Arbeitsteilung führt zu einer gerechteren Einkommensverteilung.</text:p>
            <text:p>4. Die weltweite Arbeitsteilung in der Softwareentwicklung erhöht die Anforderungen an</text:p>
            <text:p>die IT-Sicherheit.</text:p>
            <text:p>5. Der Kommunikationsaufwand wird reduziert.</text:p>
          </table:table-cell>
          <table:table-cell office:value-type="string" table:style-name="ce3">
            <text:p>4. Die weltweite Arbeitsteilung in der Softwareentwicklung erhöht die Anforderungen an</text:p>
            <text:p>die IT-Sicherheit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3">
            <text:p>ie sind Mitarbeiterin/Mitarbeiter der Giga IT GmbH.</text:p>
            <text:p>Die Giga IT GmbH ist ein IT-Dienstleister, der IT-Serviceleistungen für kleine und</text:p>
            <text:p>mittelständische Unternehmen bietet.</text:p>
            <text:p>Die folgenden Aufgaben beziehen sich auf dieses Unternehmen.</text:p>
            <text:p>1. Aufgabe</text:p>
            <text:p>Die Giga IT GmbH hat viele Kunden aus unterschiedlichen Wirtschaftssektoren. Ordnen Sie</text:p>
            <text:p>die folgenden Unternehmen den nachstehenden Wirtschaftssektoren zu.</text:p>
            <text:p>Tragen Sie die Ziffern vor den zwei jeweils zutreffenden Unternehmen in die Kästchen ein.</text:p>
            <text:p>Unternehmen</text:p>
            <text:p>1. Elektrokaufhaus Meininger e. K.</text:p>
            <text:p>2. Kieswerke Rühle GmbH</text:p>
            <text:p>3. Metallbau Gesofin GmbH</text:p>
            <text:p>4. Steuerberater Fieler &amp; Partner</text:p>
            <text:p>5. Krieger GmbH, Hoch- und Tiefbau</text:p>
            <text:p>6. Forstbetrieb Heise GmbH</text:p>
            <text:p>Wirtschaftssektoren</text:p>
            <text:p>a) Primärer Sektor (2,6)</text:p>
            <text:p>b) Sekundärer Sektor(3,5)</text:p>
            <text:p>c) Tertiärer Sektor(1,4)</text:p>
          </table:table-cell>
          <table:table-cell table:style-name="ce3"/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3">
            <text:p>Die Giga IT GmbH will eine Stelle neu besetzen. Mit einer Bewerberin soll ein</text:p>
            <text:p>Einstellungsgespräch geführt werden. Nach welcher der folgenden Eigenschaften darf ein</text:p>
            <text:p>Bewerber in einem Einstellungsgespräch nicht gefragt werden?</text:p>
            <text:p>Tragen Sie die Ziffer vor der Eigenschaft, nach der nicht gefragt werden darf, in das</text:p>
            <text:p>Kästchen ein.</text:p>
            <text:p>1. Beruflicher Werdegang</text:p>
            <text:p>2. Familienstand</text:p>
            <text:p>3. Mitgliedschaft in einer Gewerkschaft</text:p>
            <text:p>4. Krankenkassenzugehörigkeit</text:p>
            <text:p>5. Alter</text:p>
          </table:table-cell>
          <table:table-cell office:value-type="string" table:style-name="ce3">
            <text:p>3. Mitgliedschaft in einer Gewerkschaf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3">
            <text:p>Die Giga IT GmbH schließt mit der Bewerberin Silvia Kramer einen unbefristeten</text:p>
            <text:p>Arbeitsvertrag auf der Grundlage des aktuellen Tarifvertrages. Die Giga IT GmbH ist an</text:p>
            <text:p>einen Tarifvertrag gebunden.</text:p>
            <text:p>Welche der folgenden Aussagen trifft auf einen Tarifvertrag zu?</text:p>
            <text:p>Tragen Sie die Ziffer vor der zutreffenden Aussage in das Kästchen ein.</text:p>
            <text:p>1. Im Arbeitsvertrag darf für die Einarbeitungsphase ein Entgelt festgelegt werden, das</text:p>
            <text:p>unter dem Entgelt im Tarifvertrag liegt.</text:p>
            <text:p>2. Der Tarifvertrag darf von keinem Vertragspartner ordentlich gekündigt werden.</text:p>
            <text:p>3. Der Tarifvertrag muss vom Bundesministerium für Arbeit und Soziales bestätigt</text:p>
            <text:p>werden.</text:p>
            <text:p>4. Der Tarifvertrag kommt durch freie Vereinbarung der Tarifvertragspartner zustande.</text:p>
            <text:p>5. Die tarifvertraglichen Regelungen dürfen nur auf gewerkschaftlich organisierte</text:p>
            <text:p>Arbeitnehmer der Giga IT GmbH angewendet werden.</text:p>
          </table:table-cell>
          <table:table-cell office:value-type="string" table:style-name="ce3">
            <text:p>4. Der Tarifvertrag kommt durch freie Vereinbarung der Tarifvertragspartner zustande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3">
            <text:p>Die Mitarbeiterin der Giga IT GmbH, Katharina Wesler, ist erkrankt und vier Wochen</text:p>
            <text:p>arbeitsunfähig.</text:p>
            <text:p>Welche der folgenden Aussagen über die Entgeltfortzahlung im Krankheitsfall trifft zu?</text:p>
            <text:p>Tragen Sie die Ziffer vor der zutreffenden Aussage in das Kästchen ein.</text:p>
            <text:p>1. Frau Wesler muss ab dem ersten Tag der Arbeitsunfähigkeit Krankengeld bei ihrer</text:p>
            <text:p>Krankenkasse beantragen.</text:p>
            <text:p>2. Für die Dauer der Arbeitsunfähigkeit hat Frau Wesler einen Anspruch auf</text:p>
            <text:p>Arbeitslosengeld.</text:p>
            <text:p>3. Für die Entgeltfortzahlung bei Arbeitsunfähigkeit im Krankheitsfall muss Frau Wesler</text:p>
            <text:p>eine private Zusatzversicherung abschließen.</text:p>
            <text:p>4. Frau Wesler muss ab dem ersten Tag der Arbeitsunfähigkeit Rehaleistung bei der</text:p>
            <text:p>Rentenversicherung beantragen.</text:p>
            <text:p>5. Frau Wesler hat während der Arbeitsunfähigkeit einen Anspruch auf</text:p>
            <text:p>Entgeltfortzahlung gegen die Giga IT GmbH.</text:p>
          </table:table-cell>
          <table:table-cell office:value-type="string" table:style-name="ce3">
            <text:p>5. Frau Wesler hat während der Arbeitsunfähigkeit einen Anspruch auf</text:p>
            <text:p>Entgeltfortzahlung gegen die Giga IT GmbH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3">
            <text:p>Im Zuge einer Umstrukturierung will die Giga IT GmbH den Arbeitsvertrag mit einem</text:p>
            <text:p>Mitarbeiter zum 31. Dezember 2019 fristgerecht kündigen. Der Mitarbeiter ist 39 Jahre alt</text:p>
            <text:p>und seit dem 1. Mai 2010 bei der Giga IT GmbH beschäftigt.</text:p>
            <text:p>Ermitteln Sie das Datum, an dem die Kündigung zum 31. Dezember 2019 dem Mitarbeiter</text:p>
            <text:p>spätestens zugegangen sein muss, damit die Kündigung wirksam ist.</text:p>
            <text:p>Tragen Sie das Datum in die Kästchen ein.</text:p>
            <text:p>Auszug aus dem Bürgerlichen Gesetzbuch (BGB)</text:p>
            <text:p>§ 622 Kündigungsfristen bei Arbeitsverhältnissen</text:p>
            <text:p>(1) Das Arbeitsverhältnis eines Arbeiters oder eines Angestellten (Arbeitnehmers) kann mit</text:p>
            <text:p>einer Frist von vier Wochen zum Fünfzehnten oder zum Ende eines Kalendermonats</text:p>
            <text:p>gekündigt werden.</text:p>
            <text:p>(2) Für eine Kündigung durch den Arbeitgeber beträgt die Kündigungsfrist, wenn das</text:p>
            <text:p>Arbeitsverhältnis in dem Betrieb oder Unternehmen</text:p>
            <text:p>1. zwei Jahre bestanden hat, einen Monat zum Ende eines Kalendermonats,</text:p>
            <text:p>2. fünf Jahre bestanden hat, zwei Monate zum Ende eines Kalendermonats,</text:p>
            <text:p>3. acht Jahre bestanden hat, drei Monate zum Ende eines Kalendermonats,</text:p>
            <text:p>4. zehn Jahre bestanden hat, vier Monate zum Ende eines Kalendermonats,</text:p>
            <text:p>5. zwölf Jahre bestanden hat, fünf Monate zum Ende eines Kalendermonats,</text:p>
            <text:p>6. 15 Jahre bestanden hat, sechs Monate zum Ende eines Kalendermonats,</text:p>
            <text:p>7. 20 Jahre bestanden hat, sieben Monate zum Ende eines Kalendermonats.</text:p>
            <text:p>30.09.2019</text:p>
          </table:table-cell>
          <table:table-cell table:style-name="ce3"/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3">
            <text:p>In der Giga IT GmbH wurden verschiedene Sachverhalte durch betriebliche und tarifliche</text:p>
            <text:p>Vereinbarungen geregelt. Welche der folgenden Sachverhalte können durch eine</text:p>
            <text:p>Betriebsvereinbarung geregelt werden?</text:p>
            <text:p>Tragen Sie die Ziffern vor den zwei zutreffenden Sachverhalten in die Kästchen ein.</text:p>
            <text:p>1. Einführung einer neuen Pausenregelung für die Mitarbeiter der Giga IT GmbH</text:p>
            <text:p>2. Die Reduzierung der Urlaubstage gemäß Tarifvertrag</text:p>
            <text:p>3. Die Höhe der Arbeitsentgelte nach Gehaltsgruppen</text:p>
            <text:p>4. Aufstellung des Urlaubsplans</text:p>
            <text:p>5. Erhöhung der regelmäßigen täglichen Arbeitszeit auf zwölf Stunden</text:p>
            <text:p>6. Die Dauer der Entgeltfortzahlung im Krankheitsfall</text:p>
          </table:table-cell>
          <table:table-cell office:value-type="string" table:style-name="ce3">
            <text:p>1. Einführung einer neuen Pausenregelung für die Mitarbeiter der Giga IT GmbH</text:p>
            <text:p>4. Aufstellung des Urlaubsplans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3">
            <text:p>In der IT-Solutions GmbH, einer Kundin der Giga IT GmbH, haben der Arbeitgeber und der</text:p>
            <text:p>Betriebsrat einen Sozialplan ausgearbeitet. In welchem der folgenden Fälle ist ein Sozialplan</text:p>
            <text:p>auszuarbeiten?</text:p>
            <text:p>Tragen Sie die Ziffer vor dem zutreffenden Fall in das Kästchen ein.</text:p>
            <text:p>1. Aussperrung</text:p>
            <text:p>2. Massenentlassungen</text:p>
            <text:p>3. Kurzarbeit</text:p>
            <text:p>4. Einführung von Sozialmaßnahmen</text:p>
            <text:p>5. Betriebserweiterung</text:p>
          </table:table-cell>
          <table:table-cell office:value-type="string" table:style-name="ce3">
            <text:p>2. Massenentlassunge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3">
            <text:p>In der Wirtschaftsordnung der Bundesrepublik Deutschland werden die Arbeitgeber- und die</text:p>
            <text:p>Arbeitnehmerverbände als Sozialpartner bezeichnet. Welches der folgenden Rechte steht</text:p>
            <text:p>den beiden Sozialpartnern zu?</text:p>
            <text:p>Tragen Sie die Ziffer vor dem zutreffenden Recht in das Kästchen ein.</text:p>
            <text:p>1. Festlegung der Beitragsbemessungsgrenzen in der Sozialversicherung</text:p>
            <text:p>2. Erlass von Prüfungsordnungen für anerkannte Ausbildungsberufe</text:p>
            <text:p>3. Vorbereitung der Betriebsratswahlen</text:p>
            <text:p>4. Abschluss von Tarifverträgen</text:p>
            <text:p>5. Entgeltfortzahlung im Krankheitsfall</text:p>
          </table:table-cell>
          <table:table-cell office:value-type="string" table:style-name="ce3">
            <text:p>4. Abschluss von Tarifverträge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3">
            <text:p>Die Interessen der Mitarbeiter werden in der Giga IT GmbH durch den gewählten Betriebsrat</text:p>
            <text:p>vertreten.</text:p>
            <text:p>In welcher der folgenden Angelegenheiten hat der Betriebsrat laut</text:p>
            <text:p>Betriebsverfassungsgesetz ein Mitbestimmungsrecht?</text:p>
            <text:p>Tragen Sie die Ziffer vor der zutreffenden Angelegenheit in das Kästchen ein.</text:p>
            <text:p>1. Einführung einer Gleitzeitregelung</text:p>
            <text:p>2. Eröffnung einer neuen Filiale</text:p>
            <text:p>3. Einführung eines neuen Warenwirtschaftssystems</text:p>
            <text:p>4. Errichten einer neuen Lagerhalle</text:p>
            <text:p>5. Einstellung eines neuen Geschäftsführers</text:p>
          </table:table-cell>
          <table:table-cell office:value-type="string" table:style-name="ce3">
            <text:p>1. Einführung einer Gleitzeitregelung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3">
            <text:p>Die Giga IT GmbH überträgt dem neuen Filialleiter Peter Müller Prokura. Welche der</text:p>
            <text:p>folgenden Aussagen trifft auf die Prokura zu?</text:p>
            <text:p>Tragen Sie die Ziffer vor der zutreffenden Aussage in das Kästchen ein.</text:p>
            <text:p>Der Prokurist...</text:p>
            <text:p>1. unterzeichnet Geschäftsbriefe mit ppa. Peter Müller.</text:p>
            <text:p>2. unterschreibt die Steuererklärung der Giga IT GmbH.</text:p>
            <text:p>3. kann ohne besondere Vollmacht Grundstücke verkaufen.</text:p>
            <text:p>4. kann das Unternehmen veräußern.</text:p>
            <text:p>5. unterschreibt die jährliche Bilanz.</text:p>
          </table:table-cell>
          <table:table-cell office:value-type="string" table:style-name="ce3">
            <text:p>1. unterzeichnet Geschäftsbriefe mit ppa. Peter Müller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3">
            <text:p>Im Rahmen der Tarifverhandlungen wird zwischen Lohn- und Gehaltstarif und dem</text:p>
            <text:p>normalerweise längerfristig geltenden Manteltarif unterschieden. Welcher der folgenden</text:p>
            <text:p>Inhalte wird typischerweise in einem Lohn- und Gehaltstarif geregelt?</text:p>
            <text:p>Tragen Sie die Ziffer vor dem zutreffenden Inhalt in das Kästchen ein.</text:p>
            <text:p>1. Kündigungsfristen</text:p>
            <text:p>2. Tägliche und wöchentliche Arbeitszeit</text:p>
            <text:p>3. Mindesturlaubstage</text:p>
            <text:p>4. Gehaltssätze für die einzelnen Gehaltsgruppen</text:p>
            <text:p>5. Arbeitsbefreiung für Prüfertätigkeit bei IHK-Prüfungen</text:p>
          </table:table-cell>
          <table:table-cell office:value-type="string" table:style-name="ce3">
            <text:p>4. Gehaltssätze für die einzelnen Gehaltsgruppe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3">
            <text:p>Nach der Abschlussprüfung informieren Sie sich über Möglichkeiten der beruflichen</text:p>
            <text:p>Fortbildung.</text:p>
            <text:p>Welcher der folgenden Sachverhalte ist ein Beispiel für eine berufliche Fortbildung?</text:p>
            <text:p>Tragen Sie die Ziffer vor dem zutreffenden Sachverhalt in das Kästchen ein.</text:p>
            <text:p>1. Lars Ruschmeyer besucht nach dem Realschulabschluss (MSA) die</text:p>
            <text:p>Berufsfachschule für Kaufmännische Assistenten.</text:p>
            <text:p>2. Ein Auszubildender der Giga IT GmbH nimmt in einer überbetrieblichen</text:p>
            <text:p>Ausbildungsstätte an einem Lehrgang zum Thema IT-Sicherheit teil.</text:p>
            <text:p>3. Sie besuchen an der Volkshochschule einen Segelkurs.</text:p>
            <text:p>4. Ein Auszubildender mit Abitur will nach Abschluss der Ausbildung studieren.</text:p>
            <text:p>5. Die Mitarbeiterin Lena Hellmers nimmt nach der Ausbildung zur IT-System-Kauffrau</text:p>
            <text:p>an einem Fernlehrgang „Business English" teil</text:p>
          </table:table-cell>
          <table:table-cell office:value-type="string" table:style-name="ce3">
            <text:p>5. Die Mitarbeiterin Lena Hellmers nimmt nach der Ausbildung zur IT-System-Kauffrau</text:p>
            <text:p>an einem Fernlehrgang „Business English" teil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3">
            <text:p>Die Auszubildende Maren Grabau möchte wissen, welche Risiken von der gesetzlichen</text:p>
            <text:p>Sozialversicherung gedeckt werden.</text:p>
            <text:p>Ordnen Sie die folgenden Fälle den nachstehenden Versicherungszweigen zu.</text:p>
            <text:p>Tragen Sie die Ziffer vor dem jeweils zutreffenden Fall in das Kästchen ein.</text:p>
            <text:p>Fälle</text:p>
            <text:p>1. Der Mitarbeiter Josef Müller geht wegen einer Grippeerkrankung zu seinem Arzt.</text:p>
            <text:p>2. Dem Mitarbeiter Heinz Klein wurde wegen Auftragsmangel zum 1. Juli 2019</text:p>
            <text:p>gekündigt.</text:p>
            <text:p>3. Die Mitarbeiterin Claudia Peters rutscht auf direktem Weg zur Arbeitsstelle aus und</text:p>
            <text:p>verstaucht sich den Fuß.</text:p>
            <text:p>4. Die Assistentin der Geschäftsleitung scheidet zum 1. Juli 2019 mit Vollendung des</text:p>
            <text:p>65. Lebensjahres aus dem Berufsleben aus.</text:p>
            <text:p>5. Die an Demenz erkrankte Großmutter der Stefanie Meyer benötigt eine häusliche</text:p>
            <text:p>Pflegekraft.</text:p>
            <text:p>Sozialversicherungszweige</text:p>
            <text:p>a) Rentenversicherung (4)</text:p>
            <text:p>b) Krankenversicherung(1)</text:p>
            <text:p>c) Arbeitslosenversicherung(2)</text:p>
            <text:p>d) Pflegeversicherung(5)</text:p>
            <text:p>e) Gesetzliche Unfallversicherung(3)</text:p>
          </table:table-cell>
          <table:table-cell table:style-name="ce3"/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3">
            <text:p>Die Giga IT GmbH ist gesetzlich verpflichtet, für die Mitarbeiter Einkommensteuer</text:p>
            <text:p>abzuführen. Welche der folgenden Aussagen trifft auf die Einkommensteuer zu?</text:p>
            <text:p>Tragen Sie die Ziffer vor der zutreffenden Aussage in das Kästchen ein.</text:p>
            <text:p>1. Die Einkommensteuer steht ausschließlich dem Bund zu.</text:p>
            <text:p>2. Die Einkommensteuersätze steigen linear zum Einkommen.</text:p>
            <text:p>3. Die Einkommensteuer wird unabhängig vom Familienstand berechnet.</text:p>
            <text:p>4. Verheiratete Mitarbeiter können die Steuerklasse III, IV oder V haben.</text:p>
            <text:p>5. Die Einkommensteuersätze sind in jedem Bundesland unterschiedlich.</text:p>
          </table:table-cell>
          <table:table-cell office:value-type="string" table:style-name="ce3">
            <text:p>4. Verheiratete Mitarbeiter können die Steuerklasse III, IV oder V habe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3">
            <text:p>Ein Mitarbeiter der Giga IT GmbH wird in Kürze Vater.</text:p>
            <text:p>Welche der folgenden Aussagen stimmt mit dem Bundeselterngeld- und Elternzeitgesetz</text:p>
            <text:p>(BEEG) überein?</text:p>
            <text:p>Tragen Sie die Ziffer vor der zutreffenden Aussage in das Kästchen ein.</text:p>
            <text:p>1. Elternzeit kann nur dann in Anspruch genommen werden, wenn der Arbeitgeber</text:p>
            <text:p>zustimmt.</text:p>
            <text:p>2. Elternzeit kann nur von Müttern in Anspruch genommen werden.</text:p>
            <text:p>3. Elternzeit kann entweder nur vom Vater oder nur von der Mutter in Anspruch</text:p>
            <text:p>genommen werden.</text:p>
            <text:p>4. Das Elterngeld ist in der Höhe begrenzt.</text:p>
            <text:p>5. Elterngeld wird einheitlich und einkommensunabhängig gewährt</text:p>
          </table:table-cell>
          <table:table-cell office:value-type="string" table:style-name="ce3">
            <text:p>4. Das Elterngeld ist in der Höhe begrenzt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3">
            <text:p>Kunden der Giga IT GmbH sind sowohl öffentlich-rechtliche Unternehmen, die nach dem</text:p>
            <text:p>Kostendeckungsprinzip arbeiten, als auch erwerbswirtschaftliche Unternehmen, die</text:p>
            <text:p>gewinnorientiert arbeiten.</text:p>
            <text:p>Welches der folgenden Unternehmen arbeitet nach dem Kostendeckungsprinzip?</text:p>
            <text:p>Tragen Sie die Ziffer vor dem zutreffenden Unternehmen in das Kästchen ein.</text:p>
            <text:p>1. Gebhard AG, Berlin</text:p>
            <text:p>2. Software Müller GmbH</text:p>
            <text:p>3. Stadtwerke Lübeck</text:p>
            <text:p>4. Buchhandlung Dehringl GmbH</text:p>
            <text:p>5. Mega Systems GmbH</text:p>
          </table:table-cell>
          <table:table-cell office:value-type="string" table:style-name="ce3">
            <text:p>Die Giga IT GmbH verfolgt unterschiedliche Zielsetzungen. Einige Ziele lassen sich gut</text:p>
            <text:p>miteinander verbinden (komplementäre Ziele). Andere Ziele schließen sich jedoch</text:p>
            <text:p>gegenseitig aus (konkurrierende Ziele).</text:p>
            <text:p>In welcher der folgenden Aussagen handelt es sich um komplementäre Ziele?</text:p>
            <text:p>Tragen Sie die Ziffer vor der zutreffenden Aussage in das Kästchen ein.</text:p>
            <text:p>1. Einrichtung einer Betriebskantine und Erhöhung der Exportquote</text:p>
            <text:p>2. Reduzierung der Kosten und Erhöhung der Löhne</text:p>
            <text:p>3. Umsetzung von Rationalisierungsmaßnahmen und Übernahme von sozialer</text:p>
            <text:p>Verantwortung</text:p>
            <text:p>4. Abbau von Arbeitsplätzen und Outsourcing des Rechnungswesens</text:p>
            <text:p>5. Erhöhung der Sozialleistungen und Senkung der Lohnnebenkosten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3">
            <text:p>Für die Giga IT GmbH liegen zum Geschäftsjahr 2018 folgende Daten vor:</text:p>
            <text:p>Eigenkapital 01.01.2018: 1.250.000 EUR</text:p>
            <text:p>Gewinn: 143.750 EUR</text:p>
            <text:p>Ermitteln Sie die Eigenkapitalrentabilität.</text:p>
            <text:p>Runden Sie das Ergebnis gegebenenfalls kaufmännisch auf eine Stelle nach dem Komma.</text:p>
            <text:p>Tragen Sie das Ergebnis in die Kästchen ein</text:p>
          </table:table-cell>
          <table:table-cell office:value-type="string" table:style-name="ce3">
            <text:p>Gewinn/ Eigenkapital*100= Eigenkapitalrentabilität</text:p>
            <text:p>143750/1250000 *100=11,5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3">
            <text:p>Die Giga IT GmbH will mit der Cashsystems GmbH fusionieren. Die Cashsystems GmbH</text:p>
            <text:p>verliert ihre wirtschaftliche und rechtliche Selbstständigkeit. Welche der folgenden Aussagen</text:p>
            <text:p>trifft auf eine Fusion zu?</text:p>
            <text:p>Tragen Sie die Ziffer vor der zutreffenden Aussage in das Kästchen ein.</text:p>
            <text:p>1. Eine Fusion führt immer zu Preissenkungen.</text:p>
            <text:p>2. Die Giga IT GmbH möchte ihr Produktportfolio erweitern.</text:p>
            <text:p>3. Eine Fusion führt immer zur Sicherung der Arbeitsplätze.</text:p>
            <text:p>4. Durch eine Fusion wird der Wettbewerb gefördert.</text:p>
            <text:p>5. Durch eine Fusion werden alle Standorte g</text:p>
          </table:table-cell>
          <table:table-cell office:value-type="string" table:style-name="ce3">
            <text:p>2. Die Giga IT GmbH möchte ihr Produktportfolio erweitern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3">
            <text:p>Die Giga IT GmbH will ein Tochterunternehmen in der Rechtsform einer GmbH mit vorerst</text:p>
            <text:p>zehn Mitarbeitern gründen. Welche der folgenden Vorschriften sind dabei zu beachten?</text:p>
            <text:p>Tragen Sie die Ziffern vor den zwei zutreffenden Vorschriften in die Kästchen ein.</text:p>
            <text:p>1. Als Firma muss eine Sachfirma gewählt werden.</text:p>
            <text:p>2. Ein Aufsichtsrat muss bestellt werden.</text:p>
            <text:p>3. Das Stammkapital muss mindestens 25.000 EUR betragen.</text:p>
            <text:p>4. Die Gründung bedarf der Genehmigung des Kartellamtes.</text:p>
            <text:p>5. Die Gründung kann allein durch die Giga IT GmbH erfolgen.</text:p>
            <text:p>6. Die Giga IT GmbH haftet solidarisch für das Tochterunternehmen.</text:p>
          </table:table-cell>
          <table:table-cell office:value-type="string" table:style-name="ce3">
            <text:p>3. Das Stammkapital muss mindestens 25.000 EUR betragen</text:p>
            <text:p>5. Die Gründung kann allein durch die Giga IT GmbH erfolgen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3">
            <text:p>In einem Arbeitstreffen analysiert die Leitung der Giga IT GmbH die zukünftige</text:p>
            <text:p>Marktentwicklung. Das Verhalten der Konsumenten hängt von verschiedenen Faktoren ab.</text:p>
            <text:p>Welche der folgenden Aussagen trifft zu?</text:p>
            <text:p>Tragen Sie die Ziffer vor der zutreffenden Aussage in das Kästchen ein.</text:p>
            <text:p>1. Die Bedürfnisse der Konsumenten entsprechen dem Angebot.</text:p>
            <text:p>2. Die Nachfrage der Konsumenten ist anhängig von deren Kaufkraft.</text:p>
            <text:p>3. In der IT-Branche beeinflusst das Konsumverhalten nie das Angebot.</text:p>
            <text:p>4. Eine erhöhte Nachfrage der Konsumenten führt immer zu Preissteigerungen.</text:p>
            <text:p>5. Ein höheres Angebot führt immer zu Preissenkungen.</text:p>
          </table:table-cell>
          <table:table-cell office:value-type="string" table:style-name="ce3">
            <text:p>2. Die Nachfrage der Konsumenten ist anhängig von deren Kaufkraft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3">
            <text:p>Die folgende Grafik zeigt die Marktsituation auf dem Markt für ein von der Giga IT GmbH</text:p>
            <text:p>vertriebenes Kartenlesegerät:</text:p>
            <text:p>Welche der folgenden Aussagen können aus der Grafik abgeleitet werden?</text:p>
            <text:p>Tragen Sie die Ziffern vor den zwei zutreffenden Aussagen in die Kästchen ein.</text:p>
            <text:p>1. Bei einem Preis von 90 EUR beträgt der Nachfrageüberhang 20 Stück.</text:p>
            <text:p>2. Bei einem Preis von 90 EUR beträgt der Angebotsüberhang 20 Stück.</text:p>
            <text:p>3. Bei einem Preis von 55 EUR beträgt die Produzentenrente 20 EUR.</text:p>
            <text:p>4. Bei einem Preis von 45 EUR beträgt der Umsatz 4.050 EUR.</text:p>
            <text:p>5. Der Absatz zum Gleichgewichtspreis beträgt 75 Stück.</text:p>
            <text:p>6. Der Umsatz zum Gleichgewichtspreis beträgt 4.500 EUR</text:p>
          </table:table-cell>
          <table:table-cell table:style-name="ce3"/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3">
            <text:p>In einem Arbeitstreffen analysieren Sie verschiedene Marktsituationen.</text:p>
            <text:p>Welcher der folgenden Indikatoren weist auf einen Verkäufermärkt hin?</text:p>
            <text:p>Tragen Sie die Ziffer vor dem zutreffenden Indikator in das Kästchen ein.</text:p>
            <text:p>1. Auf dem Markt für USB-Sticks gibt es weniger Nachfrager als Anbieter.</text:p>
            <text:p>2. Einem großen Angebot an Laptops steht eine relativ geringe Nachfrage gegenüber.</text:p>
            <text:p>3. In der IT-Branche herrscht starker Wettbewerb.</text:p>
            <text:p>4. Das Angebot an Laptops übersteigt die Nachfrage.</text:p>
            <text:p>5. Die Nachfrage nach USB-Sticks ist größer als das Angebot.</text:p>
          </table:table-cell>
          <table:table-cell office:value-type="string" table:style-name="ce3">
            <text:p>5. Die Nachfrage nach USB-Sticks ist größer als das Angebot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3">
            <text:p>Der Staat möchte durch geeignete wirtschaftspolitische Maßnahmen die Kaufkraft der</text:p>
            <text:p>Verbraucher stärken, um die Konjunktur zu beleben. Welche der folgenden Maßnahmen</text:p>
            <text:p>erhöht die Kaufkraft der Verbraucher?</text:p>
            <text:p>Tragen Sie die Ziffer vor der zutreffenden Maßnahme in das Kästchen ein.</text:p>
            <text:p>1. Der Staat erhöht den steuerfreien Grundbetrag in der Einkommensteuer.</text:p>
            <text:p>2. Die Abschreibungsmöglichkeiten für Unternehmen werden eingeschränkt.</text:p>
            <text:p>3. Die Steuersätze für die Erbschaftssteuer werden erhöht.</text:p>
            <text:p>4. Die Beitragsbemessungsgrenzen in der Sozialversicherung werden erhöht.</text:p>
            <text:p>5. Die Zuschüsse zur Wohnungsbauförderung werden reduziert.</text:p>
          </table:table-cell>
          <table:table-cell office:value-type="string" table:style-name="ce3">
            <text:p>1. Der Staat erhöht den steuerfreien Grundbetrag in der Einkommensteuer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3">
            <text:p>Die Giga IT GmbH hat der Fresh GmbH ein Kassensystem verkauft:</text:p>
            <text:p> Rechnungsbetrag: 24.800,00 EUR</text:p>
            <text:p> Rechnungsdatum: 24.10.2016</text:p>
            <text:p> Zahlungsziel: 14.11.2016</text:p>
            <text:p> Zahlungsbedingung: fällig ohne Abzug</text:p>
            <text:p> Lieferung am: 21. Oktober 2016</text:p>
            <text:p>Die Fresh GmbH hat das Kassensystem bisher nicht bezahlt.</text:p>
            <text:p>Ermitteln Sie, an welchem Tag der Anspruch der Giga IT GmbH auf die Zahlung der Fresh</text:p>
            <text:p>GmbH um 00:00 Uhr verjährt.</text:p>
            <text:p>Tragen Sie das Datum des entsprechenden Tages in die Kästchen ein.</text:p>
            <text:p>§ 195 (BGB) Regelmäßige Verjährungsfrist</text:p>
            <text:p>Die regelmäßige Verjährungsfrist beträgt drei Jahre.</text:p>
            <text:p>§ 199 (BGB) Beginn der regelmäßigen Verjährungsfrist und Verjährungshöchstfristen</text:p>
            <text:p>(1) Die regelmäßige Verjährungsfrist beginnt, soweit nicht ein anderer Verjährungsbeginn</text:p>
            <text:p>bestimmt ist, mit dem Schluss des Jahres, in dem</text:p>
            <text:p>1. der Anspruch entstanden ist und</text:p>
            <text:p>2. der Gläubiger von den den Anspruch begründenden Umständen und der Person des</text:p>
            <text:p>Schuldners Kenntnis erlangt oder ohne grobe Fahrlässigkeit erlangen müsste.</text:p>
          </table:table-cell>
          <table:table-cell office:value-type="date" office:date-value="2020-01-01T00:00:00" table:style-name="ce4">
            <text:p>01.01.2020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3">
            <text:p>Der 16-jährige Auszubildende Peter Müller kauft einen Motorroller im Wert von 2.299,00</text:p>
            <text:p>EUR.</text:p>
            <text:p>Welche der folgenden Aussagen trifft auf dieses Rechtsgeschäft zu?</text:p>
            <text:p>Tragen Sie die Ziffer vor der zutreffenden Aussage in das Kästchen ein.</text:p>
            <text:p>1. Das Rechtsgeschäft ist nichtig.</text:p>
            <text:p>2. Das Rechtsgeschäft ist anfechtbar.</text:p>
            <text:p>3. Herr Müller ist nicht rechtsfähig.</text:p>
            <text:p>4. Das Rechtsgeschäft ist gültig, wenn Herr Müller den Motorroller in zwölf Monatsraten</text:p>
            <text:p>bezahlt.</text:p>
            <text:p>5. Das Rechtsgeschäft ist bis zur Zustimmung der gesetzlichen Vertreter schwebend</text:p>
            <text:p>unwirksam.</text:p>
          </table:table-cell>
          <table:table-cell office:value-type="string" table:style-name="ce3">
            <text:p>5. Das Rechtsgeschäft ist bis zur Zustimmung der gesetzlichen Vertreter schwebend</text:p>
            <text:p>unwirksam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3">
            <text:p>Heinz Müller und Petra Schmitz, die mehrere Jahre in der Giga IT GmbH beschäftigt waren,</text:p>
            <text:p>wollen sich mit einem IT-Unternehmen selbstständig machen.</text:p>
            <text:p>Die finanzierende Bank erwartet von den Existenzgründern die Vorlage eines Businessplans.</text:p>
            <text:p>Welche der folgenden Aussagen über einen Businessplan trifft zu?</text:p>
            <text:p>Tragen Sie die Ziffer vor der zutreffenden Aussage in das Kästchen ein.</text:p>
            <text:p>1. Im Businessplan werden die strategischen Ziele festgelegt.</text:p>
            <text:p>2. Ein Businessplan kann nur nach erfolgreicher Gründung des Unternehmens erstellt</text:p>
            <text:p>werden.</text:p>
            <text:p>3. Der Businessplan wird im Handelsregister hinterlegt.</text:p>
            <text:p>4. Ein Businessplan muss nur bei der Gründung von Kapitalgesellschaften erstellt</text:p>
            <text:p>werden.</text:p>
            <text:p>5. Ein Businessplan ist nur bei der Aufnahme von Darlehen notwendig.</text:p>
          </table:table-cell>
          <table:table-cell office:value-type="string" table:style-name="ce3">
            <text:p>1. Im Businessplan werden die strategischen Ziele festgelegt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3">
            <text:p>Die Giga IT GmbH handelt mit Waren, die in weltweiter Arbeitsteilung hergestellt werden.</text:p>
            <text:p>Welche der folgenden Aussagen trifft auf die weltweite Arbeitsteilung zu?</text:p>
            <text:p>Tragen Sie die Ziffer vor der zutreffenden Aussage in das Kästchen ein.</text:p>
            <text:p>1. Durch die weltweite Arbeitsteilung werden in allen Ländern gleich hohe soziale und</text:p>
            <text:p>ökologische Standards garantiert.</text:p>
            <text:p>2. Die Umweltbelastung durch den Transport der Waren nimmt ab.</text:p>
            <text:p>3. Auf dem weltweiten Arbeitsmarkt herrscht eine allgemeine Arbeitnehmerfreizügigkeit.</text:p>
            <text:p>4. Durch die weltweite Arbeitsteilung nimmt die Menge der transportierten Waren</text:p>
            <text:p>tendenziell zu.</text:p>
            <text:p>5. Die Produktion erfolgt jeweils in den Ländern mit den ökologisch besten Standards.</text:p>
          </table:table-cell>
          <table:table-cell office:value-type="string" table:style-name="ce3">
            <text:p>4. Durch die weltweite Arbeitsteilung nimmt die Menge der transportierten Waren</text:p>
            <text:p>tendenziell zu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3">
            <text:p>Die Volkswirtschaft der Bundesrepublik Deutschland profitiert von der Globalisierung.</text:p>
            <text:p>Welche der folgenden Maßnahmen fördert die Globalisierung?</text:p>
            <text:p>Tragen Sie die Ziffer vor der zutreffenden Maßnahme in das Kästchen ein.</text:p>
            <text:p>1. Die Erhöhung der Importzölle.</text:p>
            <text:p>2. Die Erhöhung von Steuern für Transportdienstleistungen.</text:p>
            <text:p>3. Die Erhöhung von Exportschranken.</text:p>
            <text:p>4. Ein deutsches Unternehmen eröffnet Niederlassungen in Asien und Amerika.</text:p>
            <text:p>5. Ein deutsches Unternehmen zentralisiert die Fertigung in Deutschland.</text:p>
          </table:table-cell>
          <table:table-cell office:value-type="string" table:style-name="ce3">
            <text:p>4. Ein deutsches Unternehmen eröffnet Niederlassungen in Asien und Amerika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3">
            <text:p>Die soziale Marktwirtschaft ist in Deutschland ein gesellschafts- und wirtschaftspolitisches</text:p>
            <text:p>Leitbild. Welche der folgenden Aussagen zur sozialen Marktwirtschaft ist zutreffend?</text:p>
            <text:p>Tragen Sie die Ziffer vor der zutreffenden Aussage in das Kästchen ein.</text:p>
            <text:p>1. Der Staat fördert Monopole und Kartelle, um einen Leistungswettbewerb zu</text:p>
            <text:p>verhindern.</text:p>
            <text:p>2. Der Staat greift regulierend in Märkte ein, indem er für Waren Mindest- und</text:p>
            <text:p>Höchstpreise sowie Angebotsmengen festsetzt.</text:p>
            <text:p>3. Durch sozialen Ausgleich und solidarische Hilfe soll eine Chancengerechtigkeit</text:p>
            <text:p>erreicht werden.</text:p>
            <text:p>4. Durch die Gesetzgebung werden alle Wettbewerbshemmnisse vermieden, sodass</text:p>
            <text:p>auf den Märkten eine vollständige Konkurrenz erreicht wird.</text:p>
            <text:p>5. Alle von Insolvenz bedrohten Unternehmen werden auf Antrag durch staatliche</text:p>
            <text:p>Subventionen gestützt.</text:p>
          </table:table-cell>
          <table:table-cell office:value-type="string" table:style-name="ce3">
            <text:p>3. Durch sozialen Ausgleich und solidarische Hilfe soll eine Chancengerechtigkeit</text:p>
            <text:p>erreicht werden.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string" table:style-name="ce3">
            <text:p>Situation</text:p>
            <text:p>Sie sind Mitarbeiterin/Mitarbeiter der GROTHE AG.</text:p>
            <text:p>Die GROTHE AG ist ein IT-Dienstleister.</text:p>
            <text:p>Die folgenden Aufgaben beziehen sich auf dieses Unternehmen.</text:p>
            <text:p>1. Aufgabe</text:p>
            <text:p>Die GROTHE AG bietet Dienstleistungen für IT-Unternehmen an.</text:p>
            <text:p>Die Aktionäre der GROTHE AG sind Privatpersonen, die Dividenden erwarten.</text:p>
            <text:p>Welche der folgenden Angaben treffen auf die GROTHE AG zu?</text:p>
            <text:p>Tragen Sie die Ziffern vor den zwei zutreffenden Angaben in die Kästchen ein.</text:p>
            <text:p>1. Unternehmen des primären Sektors</text:p>
            <text:p>2. Unternehmen des tertiären Sektors</text:p>
            <text:p>3. Erwerbswirtschaftliches Unternehmen</text:p>
            <text:p>4. Gemeinwirtschaftliches Unternehmen</text:p>
            <text:p>5. Personengesellschaft</text:p>
            <text:p>6. Gesellschaft bürgerlichen Rechts</text:p>
          </table:table-cell>
          <table:table-cell office:value-type="string" table:style-name="ce3">
            <text:p>2. Unternehmen des tertiären Sektors</text:p>
            <text:p>3. Erwerbswirtschaftliches Unternehmen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string" table:style-name="ce3">
            <text:p>*Grafik!</text:p>
            <text:p>Die folgende Grafik zeigt einen vereinfachten Wirtschaftskreislauf</text:p>
            <text:p>Welche der mit 01 bis 10 gekennzeichneten Geldströme treffen auf die folgenden</text:p>
            <text:p>Zahlungsvorgänge in der GROTHE AG zu? Tragen Sie die Ziffer des jeweils zutreffenden</text:p>
            <text:p>Zahlungsvorgangs zweistellig in die Kästchen ein.</text:p>
            <text:p>Zahlungsvorgänge</text:p>
            <text:p>a) Die GROTHE AG kauft bei einem Händler in Irland ein und zahlt per Onlinebanking.(3)</text:p>
            <text:p>b) Privatkunden kaufen bei der GROTHE AG ein und zahlen per Banküberweisung. (10)</text:p>
            <text:p>c) Das Finanzamt zahlt einem Mitarbeiter der GROTHE AG eine Steuerrückerstattung aus.</text:p>
            <text:p>(1)</text:p>
            <text:p>d) Die Stadtverwaltung überweist den Rechnungsbetrag für eine Dienstleistung der</text:p>
            <text:p>GROTHE AG. (8)</text:p>
            <text:p>e) Die GROTHE AG überweist Steuern an das örtliche Finanzamt. (4)</text:p>
          </table:table-cell>
          <table:table-cell table:style-name="ce3"/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string" table:style-name="ce3">
            <text:p>3. Aufgabe</text:p>
            <text:p>Für bestimmte Mitarbeiterinnen und Mitarbeiter der GROTHE AG gelten besondere</text:p>
            <text:p>gesetzliche Kündigungsschutzbestimmungen.</text:p>
            <text:p>Für welche der folgenden Mitarbeitergruppen gilt ein besonderer gesetzlicher</text:p>
            <text:p>Kündigungsschutz?</text:p>
            <text:p>Tragen Sie die Ziffern vor den zwei zutreffenden Mitarbeitergruppen in die Kästchen ein.</text:p>
            <text:p>1. Alle kaufmännischen Angestellten während der Probezeit</text:p>
            <text:p>2. Alle Gewerkschaftsmitglieder</text:p>
            <text:p>3. Alle Handlungsbevollmächtigten</text:p>
            <text:p>4. Alle Teilzeitbeschäftigten</text:p>
            <text:p>5. Alle werdenden Mütter</text:p>
            <text:p>6. Alle Betriebsratsmitglieder</text:p>
          </table:table-cell>
          <table:table-cell office:value-type="string" table:style-name="ce3">
            <text:p>5. Alle werdenden Mütter</text:p>
            <text:p>6. Alle Betriebsratsmitglieder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string" table:style-name="ce3">
            <text:p>4. Aufgabe</text:p>
            <text:p>Die GROTHE AG will eine Stelle neu besetzen. Mit einer Bewerberin soll ein</text:p>
            <text:p>Einstellungsgespräch geführt werden. Welche der folgenden Fragen ist bei einem</text:p>
            <text:p>Einstellungsgespräch zulässig?</text:p>
            <text:p>Tragen Sie die Ziffer vor der zutreffenden Frage in das Kästchen ein.</text:p>
            <text:p>1. Was möchten Sie bei uns verdienen?</text:p>
            <text:p>2. Möchten Sie in den nächsten zwei Jahren heiraten?</text:p>
            <text:p>3. Gehören Sie einer politischen Partei an?</text:p>
            <text:p>4. Wie hoch sind Ihre persönlichen Sparguthaben?</text:p>
            <text:p>5. Welche Krankheiten haben Sie bisher gehabt?</text:p>
          </table:table-cell>
          <table:table-cell office:value-type="string" table:style-name="ce3">
            <text:p>1. Was möchten Sie bei uns verdienen?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string" table:style-name="ce3">
            <text:p>5. Aufgabe</text:p>
            <text:p>Die GROTHE AG schließt mit der Bewerberin Sabine Westendorf einen unbefristeten</text:p>
            <text:p>Arbeitsvertrag. Die GROTHE AG ist an einen Tarifvertrag gebunden.</text:p>
            <text:p>Welche der folgenden Hauptpflichten übernimmt die GROTHE AG beim Abschluss eines</text:p>
            <text:p>Arbeitsvertrages?</text:p>
            <text:p>Tragen Sie die Ziffer vor der zutreffenden Hauptpflicht in das Kästchen ein.</text:p>
            <text:p>Die Pflicht,...</text:p>
            <text:p>1. für die Weiterbildung der Arbeitnehmer zu sorgen.</text:p>
            <text:p>2. die vereinbarte Vergütung fristgerecht zu zahlen.</text:p>
            <text:p>3. die Vergütung immer im Voraus zu zahlen.</text:p>
            <text:p>4. außertarifliche Vereinbarungen zu treffen.</text:p>
            <text:p>5. den Arbeitnehmer angemessen am Gewinn zu beteiligen.</text:p>
          </table:table-cell>
          <table:table-cell office:value-type="string" table:style-name="ce3">
            <text:p>2. die vereinbarte Vergütung fristgerecht zu zahlen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string" table:style-name="ce3">
            <text:p>6. Aufgabe</text:p>
            <text:p>Frau Westendorf hat ihren Bewerbungsunterlagen ein einfaches Arbeitszeugnis ihres</text:p>
            <text:p>früheren Arbeitgebers beigefügt. Welche der folgenden Angaben kann einem einfachen</text:p>
            <text:p>Arbeitszeugnis entnommen werden?</text:p>
            <text:p>Tragen Sie die Ziffer vor der zutreffenden Angabe in das Kästchen ein.</text:p>
            <text:p>Angaben über...</text:p>
            <text:p>1. die Leistung des Arbeitnehmers.</text:p>
            <text:p>2. seine Betriebsratstätigkeit.</text:p>
            <text:p>3. Art und Dauer der Beschäftigung.</text:p>
            <text:p>4. die Führung des Arbeitnehmers.</text:p>
            <text:p>5. das Sozialverhalten des Arbeitnehmers.</text:p>
          </table:table-cell>
          <table:table-cell office:value-type="string" table:style-name="ce3">
            <text:p>3. Art und Dauer der Beschäftigung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3">
            <text:p>* grafik<text:s/></text:p>
            <text:p>7. Aufgabe</text:p>
            <text:p>Die Mitarbeiter der GROTHE AG sollen die Bedeutungen folgender Zeichen kennen. Welche</text:p>
            <text:p>der folgenden Bedeutungen treffen auf die nachstehenden Zeichen zu?</text:p>
            <text:p>Tragen Sie die Ziffer vor der jeweils zutreffenden Bedeutung zweistellig in die Kästchen ein.</text:p>
            <text:p>Bedeutungen</text:p>
            <text:p>1. Tür darf nicht offen stehen</text:p>
            <text:p>2. Verwendung von Infrarot-Fernbedienungen verboten</text:p>
            <text:p>3. Mitführen von magnetischen und elektronischen Datenträgern verboten(d)</text:p>
            <text:p>4. Nicht schalten</text:p>
            <text:p>5. Automatischer Anlauf möglich</text:p>
            <text:p>6. Vor Öffnen Netzstecker ziehen (a)</text:p>
            <text:p>7. Gerät nach Gebrauch vom Netz trennen</text:p>
            <text:p>8. Mobilfunk verboten(b)</text:p>
            <text:p>9. Gefahren durch Batterien(c)</text:p>
            <text:p>10. Starke Magnetfelder</text:p>
            <text:p>11. Säurestand der Batterien prüfen</text:p>
          </table:table-cell>
          <table:table-cell table:style-name="ce3"/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3">
            <text:p>8. Aufgabe</text:p>
            <text:p>Die Geschäftsleitung der GROTHE AG arbeitet mit dem Betriebsrat vertrauensvoll</text:p>
            <text:p>zusammen.</text:p>
            <text:p>In welcher der folgenden Angelegenheiten hat der Betriebsrat laut</text:p>
            <text:p>Betriebsverfassungsgesetz ein Mitbestimmungsrecht?</text:p>
            <text:p>Tragen Sie die Ziffer vor der zutreffenden Angelegenheit in das Kästchen ein.</text:p>
            <text:p>1. Einstellung eines leitenden Angestellten</text:p>
            <text:p>2. Einkauf neuer Kopiergeräte</text:p>
            <text:p>3. Festlegung der Gewinnverteilung</text:p>
            <text:p>4. Durchführung betrieblicher Bildungsmaßnahmen</text:p>
            <text:p>5. Aufnahme eines neuen Artikels ins Sortiment</text:p>
          </table:table-cell>
          <table:table-cell office:value-type="string" table:style-name="ce3">
            <text:p>4. Durchführung betrieblicher Bildungsmaßnahmen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string" table:style-name="ce3">
            <text:p>9. Aufgabe</text:p>
            <text:p>Die neu eingestellte Mitarbeiterin Sabine Westendorf interessiert sich für die betriebliche</text:p>
            <text:p>Interessensvertretung der Arbeitnehmer bei der GROTHE AG. Welche der folgenden</text:p>
            <text:p>Aussagen über den Betriebsrat trifft zu?</text:p>
            <text:p>Tragen Sie die Ziffer vor der zutreffenden Aussage in das Kästchen ein.</text:p>
            <text:p>Ein Betriebsrat...</text:p>
            <text:p>1. muss in jedem Unternehmen gewählt werden, das in das Handelsregister</text:p>
            <text:p>eingetragen wurde.</text:p>
            <text:p>2. muss sich je zur Hälfte aus weiblichen und männlichen Mitgliedern zusammensetzen.</text:p>
            <text:p>3. hat bei der Einführung eines neuen Zeiterfassungssystems ein Mitbestimmungsrecht.</text:p>
            <text:p>4. kann nur mit Zustimmung der Unternehmensleitung gewählt werden.</text:p>
            <text:p>5. kann seine Arbeit erst aufnehmen, wenn die zuständige Gewerkschaft der Wahl</text:p>
            <text:p>zugestimmt hat.</text:p>
          </table:table-cell>
          <table:table-cell office:value-type="string" table:style-name="ce3">
            <text:p>3. hat bei der Einführung eines neuen Zeiterfassungssystems ein Mitbestimmungsrech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3">
            <text:p>10. Aufgabe</text:p>
            <text:p>In einem Tarifkonflikt legen die organisierten Arbeitnehmer der GROTHE AG nach Aufruf der</text:p>
            <text:p>zuständigen Gewerkschaft für eine Stunde die Arbeit nieder.</text:p>
            <text:p>Zu welcher der folgenden Arbeitskampfmaßnahmen hat die Gewerkschaft aufgerufen?</text:p>
            <text:p>Tragen Sie die Ziffer vor der zutreffenden Arbeitskampfmaßnahme in das Kästchen ein.</text:p>
            <text:p>1. Generalstreik</text:p>
            <text:p>2. Schwerpunktstreik</text:p>
            <text:p>3. Wilder Streik</text:p>
            <text:p>4. Warnstreik</text:p>
            <text:p>5. Boykott</text:p>
          </table:table-cell>
          <table:table-cell office:value-type="string" table:style-name="ce3">
            <text:p>4. Warnstreik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3">
            <text:p>11. Aufgabe</text:p>
            <text:p>Zur Verbesserung der Flexibilität und Mobilität auf dem europäischen Arbeitsmarkt wurde</text:p>
            <text:p>von der Europäischen Union der Europass Mobilität eingeführt.</text:p>
            <text:p>Welche der folgenden Angaben trifft auf den Europass Mobilität zu?</text:p>
            <text:p>Tragen Sie die Ziffer vor der zutreffenden Angabe in das Kästchen ein.</text:p>
            <text:p>1. Ausweis zum freien Reisen in der EU</text:p>
            <text:p>2. Europäischer Personalausweis</text:p>
            <text:p>3. Nachweis über im europäischen Ausland gesammelte Lern- und Arbeitserfahrungen</text:p>
            <text:p>4. Europäische Bahncard</text:p>
            <text:p>5. Arbeitserlaubnis und Sozialversicherung für Arbeiten im europäischen Ausland</text:p>
          </table:table-cell>
          <table:table-cell office:value-type="string" table:style-name="ce3">
            <text:p>3. Nachweis über im europäischen Ausland gesammelte Lern- und Arbeitserfahrungen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3">
            <text:p>* düzelt<text:s/></text:p>
            <text:p>12. Aufgabe</text:p>
            <text:p>Arbeitgeber und Arbeitnehmer tragen die Beiträge für die verschiedenen gesetzlichen</text:p>
            <text:p>Sozialversicherungen entweder zu bestimmten Teilen oder aber auch vollständig.</text:p>
            <text:p>Für welche der folgenden gesetzlichen Sozialversicherungen sind die Zahlungen für</text:p>
            <text:p>Arbeitgeber und Arbeitnehmer richtig angegeben?</text:p>
            <text:p>Tragen Sie die Ziffer vor der zutreffenden Sozialversicherung in das Kästchen ein.</text:p>
            <text:p>Zahlung durch</text:p>
            <text:p>Sozialversicherung Arbeitgeber Arbeitnehmer</text:p>
            <text:p>1 Pflegeversicherung 30% 70%</text:p>
            <text:p>2 Krankenversicherung 0% 100%</text:p>
            <text:p>3 Rentenversicherung 0% 100%</text:p>
            <text:p>4 Arbeitslosenversicherung 100% 0%</text:p>
            <text:p>5 Unfallversicherung 100% 0%</text:p>
          </table:table-cell>
          <table:table-cell office:value-type="string" table:style-name="ce3">
            <text:p>5 Unfallversicherung 100% 0%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string" table:style-name="ce3">
            <text:p>13. Aufgabe</text:p>
            <text:p>Der Auszubildende Tim Wedemann möchte wissen, welche Leistungen die gesetzliche</text:p>
            <text:p>Rentenversicherung bietet. Welche der folgenden Aussagen trifft auf die gesetzliche</text:p>
            <text:p>Rentenversicherung zu?</text:p>
            <text:p>Tragen Sie die Ziffer vor der zutreffenden Aussage in das Kästchen ein.</text:p>
            <text:p>1. Ein arbeitsunfähig erkrankter Arbeitnehmer erhält nach sechs Wochen Krankengeld.</text:p>
            <text:p>2. Alle vollzeitbeschäftigten Arbeitnehmer sind in der gesetzlichen Rentenversicherung</text:p>
            <text:p>pflichtversichert.</text:p>
            <text:p>3. Pflegebedürftige Arbeitnehmer beziehen aus der gesetzlichen Rentenversicherung</text:p>
            <text:p>Pflegegeld.</text:p>
            <text:p>4. Im Jahr 2018 können alle Arbeitnehmer mit dem vollendeten 65. Lebensjahr die</text:p>
            <text:p>Regelaltersrente beziehen.</text:p>
            <text:p>5. Die Berechnung der Beiträge zur gesetzlichen Rentenversicherung ist vom Bruttolohn</text:p>
            <text:p>unabhängig.</text:p>
          </table:table-cell>
          <table:table-cell office:value-type="string" table:style-name="ce3">
            <text:p>2. Alle vollzeitbeschäftigten Arbeitnehmer sind in der gesetzlichen Rentenversicherung</text:p>
            <text:p>pflichtversichert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string" table:style-name="ce3">
            <text:p>14. Aufgabe</text:p>
            <text:p>Die GROTHE AG hat einem 35-jährigen Angestellten betriebsbedingt ordentlich gekündigt.</text:p>
            <text:p>Er wird unmittelbar nach der Kündigung arbeitslos und muss Arbeitslosengeld (ALG I)</text:p>
            <text:p>beantragen.</text:p>
            <text:p>Welche der folgenden Aussagen trifft auf das Arbeitslosengeld zu?</text:p>
            <text:p>Tragen Sie die Ziffer vor der zutreffenden Aussage in das Kästchen ein.</text:p>
            <text:p>Das Arbeitslosengeld ist eine Leistung,...</text:p>
            <text:p>1. die vom Staat gezahlt wird, um den Grundbedarf zu decken.</text:p>
            <text:p>2. deren Höhe unabhängig vom letzten Einkommen ist und die sich an den persönlichen</text:p>
            <text:p>Ansprüchen des Arbeitslosen bemisst.</text:p>
            <text:p>3. die bei betriebsbedingter ordentlicher Kündigung durch den Arbeitgeber erst nach</text:p>
            <text:p>einer Sperrzeit von zwölf Wochen ausgezahlt wird.</text:p>
            <text:p>4. die nach einem sozialversicherungspflichtigen Arbeitsverhältnis von mindestens zwölf</text:p>
            <text:p>Monaten für höchstens zwölf Monate gezahlt wird.</text:p>
            <text:p>5. auf die kein Anspruch besteht, wenn der Arbeitslose ein Vermögen besitzt, das dieser</text:p>
            <text:p>zur Finanzierung seines Lebensunterhalts nutzen kann.</text:p>
          </table:table-cell>
          <table:table-cell office:value-type="string" table:style-name="ce3">
            <text:p>4. die nach einem sozialversicherungspflichtigen Arbeitsverhältnis von mindestens zwölf</text:p>
            <text:p>Monaten für höchstens zwölf Monate gezahlt wird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3">
            <text:p>15. Aufgabe</text:p>
            <text:p>Die GROTHE AG ist verpflichtet, für ihre Mitarbeiter die Einkommensteuer zu berechnen und</text:p>
            <text:p>an das Finanzamt abzuführen. Welche der folgenden Aussagen trifft auf die</text:p>
            <text:p>Einkommensteuer zu?</text:p>
            <text:p>Tragen Sie die Ziffer vor der zutreffenden Aussage in das Kästchen ein.</text:p>
            <text:p>Eine Steuer, die ...</text:p>
            <text:p>1. sich nach der Höhe des Nettolohns bemisst.</text:p>
            <text:p>2. ausschließlich dem Bund zufließt.</text:p>
            <text:p>3. progressiv mit dem Einkommen steigt.</text:p>
            <text:p>4. als Pauschale von außertariflichen Löhnen abzuführen ist.</text:p>
            <text:p>5. nur leitende Mitarbeiter der GROTHE AG zahlen müssen</text:p>
          </table:table-cell>
          <table:table-cell office:value-type="string" table:style-name="ce3">
            <text:p>3. progressiv mit dem Einkommen steig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string" table:style-name="ce3">
            <text:p>16. Aufgabe</text:p>
            <text:p>Eine Mitarbeiterin der GROTHE AG ist schwanger und es gelten für sie die Regelungen des</text:p>
            <text:p>Mutterschutzgesetzes.</text:p>
            <text:p>Welche der folgenden Aussagen zum Mutterschutzgesetz ist zutreffend?</text:p>
            <text:p>Tragen Sie die Ziffer vor der zutreffenden Aussage in das Kästchen ein.</text:p>
            <text:p>Eine Arbeitnehmerin ...</text:p>
            <text:p>1. muss dem Arbeitgeber ihre Schwangerschaft nicht mitteilen.</text:p>
            <text:p>2. kann in der Schwangerschaft ihre Arbeitszeiten (Kommen- und Gehenzeiten sowie</text:p>
            <text:p>Dauer) frei wählen.</text:p>
            <text:p>3. muss bei Schwangerschaft mit Lohneinbußen rechnen, da der Mutterschutzlohn</text:p>
            <text:p>höchstens 75 % des letzten Nettolohns betragen darf.</text:p>
            <text:p>4. besitzt während ihrer Schwangerschaft und nach der Entbindung einen besonderen</text:p>
            <text:p>Kündigungsschutz.</text:p>
            <text:p>5. kann vom Arbeitergeber verlangen, in der Schutzfrist nach der Entbindung</text:p>
            <text:p>beschäftigt zu werden.</text:p>
          </table:table-cell>
          <table:table-cell office:value-type="string" table:style-name="ce3">
            <text:p>4. besitzt während ihrer Schwangerschaft und nach der Entbindung einen besonderen</text:p>
            <text:p>Kündigungsschutz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string" table:style-name="ce3">
            <text:p>17. Aufgabe</text:p>
            <text:p>Die GROTHE AG ist ein börsennotiertes Unternehmen.</text:p>
            <text:p>Welches der folgenden Ziele verfolgt die GROTHE AG vorrangig?</text:p>
            <text:p>Tragen Sie die Ziffer vor dem zutreffenden Ziel in das Kästchen ein.</text:p>
            <text:p>Die GROTHE AG verfolgt primär das Ziel...</text:p>
            <text:p>1. der Kundenzufriedenheit.</text:p>
            <text:p>2. der Kostenmaximierung.</text:p>
            <text:p>3. der bestmöglichen Versorgung der Bevölkerung.</text:p>
            <text:p>4. der Gewinnmaximierung.</text:p>
            <text:p>5. der Bilanzerhöhung.</text:p>
          </table:table-cell>
          <table:table-cell office:value-type="string" table:style-name="ce3">
            <text:p>4. der Gewinnmaximierung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string" table:style-name="ce3">
            <text:p>* grafik</text:p>
            <text:p>18. Aufgabe</text:p>
            <text:p>Das folgende Schema zeigt das Leitungssystem der GROTHE AG</text:p>
            <text:p/>
            <text:p>Nach welchem der folgenden Leitungssysteme arbeitet die GROTHE AG?</text:p>
            <text:p>Tragen Sie die Ziffer vor dem zutreffenden Leitungssystem in das Kästchen ein.</text:p>
            <text:p>1. Einliniensystem</text:p>
            <text:p>2. Matrixsystem</text:p>
            <text:p>3. Mehrliniensystem</text:p>
            <text:p>4. Stabliniensystem</text:p>
            <text:p>5. Abteilungssystem</text:p>
          </table:table-cell>
          <table:table-cell office:value-type="string" table:style-name="ce7">
            <text:p>3. Mehrliniensystem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string" table:style-name="ce3">
            <text:p>19.Aufgabe</text:p>
            <text:p>Die GROTHE AG verfolgt unterschiedliche Zielsetzungen. Einige Ziele lassen sich gut</text:p>
            <text:p>miteinander verbinden (komplementäre Ziele). Andere Ziele schließen sich jedoch</text:p>
            <text:p>gegenseitig aus (konkurrierende Ziele).</text:p>
            <text:p>In welcher der folgenden Aussagen konkurrieren die genannten Ziele?</text:p>
            <text:p>Tragen Sie die Ziffer vor der zutreffenden Aussage in das Kästchen ein.</text:p>
            <text:p>1. Steigerung des Umsatzes und Erhöhung des Absatzes</text:p>
            <text:p>2. Reduzierung der Kosten und Erhöhung des Gewinns</text:p>
            <text:p>3. Einführung einer Betriebsrente und Senkung der Lohnkosten</text:p>
            <text:p>4. Erhöhung der Produktionsmenge und Vergrößerung der Produktionskapazität</text:p>
            <text:p>5. Abbau von Arbeitsplätzen und Outsourcing des Rechnungswesens</text:p>
          </table:table-cell>
          <table:table-cell office:value-type="string" table:style-name="ce3">
            <text:p>3. Einführung einer Betriebsrente und Senkung der Lohnkosten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string" table:style-name="ce3">
            <text:p>20. Aufgabe</text:p>
            <text:p>Sie sollen für das abgelaufene Geschäftsjahr der GROTHE AG Kennzahlen ermitteln.</text:p>
            <text:p>Ordnen Sie den nachstehenden Kennzahlen eine der folgenden Formel zu, nach denen</text:p>
            <text:p>diese berechnet werden.</text:p>
            <text:p>Tragen Sie die Ziffer vor der jeweils zutreffenden Formel in das Kästchen ein.</text:p>
            <text:p>Formeln</text:p>
            <text:p>1. Eigenkapital * 100/Anlagevermögen</text:p>
            <text:p>2. Gewinn * 100 / Eigenkapital</text:p>
            <text:p>3. Eigenkapital * 100 / Gesamtkapital</text:p>
            <text:p>4. Gewinn * 100/Umsatzerlöse</text:p>
            <text:p>5. Umsatzerlöse * 100 / Eigenkapital</text:p>
            <text:p>6. Ertrag / Aufwand</text:p>
            <text:p>7. Ausbringungsmenge / Einsatzmenge</text:p>
            <text:p>Kennzahlen</text:p>
            <text:p>a) Eigenkapitalrentabilität (2)</text:p>
            <text:p>b) Wirtschaftlichkeit (6)</text:p>
            <text:p>c) Produktivität (7)</text:p>
          </table:table-cell>
          <table:table-cell table:style-name="ce3"/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string" table:style-name="ce3">
            <text:p>21. Aufgabe</text:p>
            <text:p>Die GROTHE AG und die Mayer&amp;Schulz GmbH wollen gemeinsam einen Auftrag</text:p>
            <text:p>durchführen und haben dazu einen Kooperationsvertrag geschlossen.</text:p>
            <text:p>Welche der folgenden Formen der Kooperation liegt vor?</text:p>
            <text:p>Tragen Sie die Ziffer vor der zutreffenden Form der Kooperation in das Kästchen ein.</text:p>
            <text:p>1. Interessengemeinschaft</text:p>
            <text:p>2. Arbeitsgemeinschaft (Konsortium)</text:p>
            <text:p>3. Konzern</text:p>
            <text:p>4. Kartell</text:p>
            <text:p>5. Franchising</text:p>
          </table:table-cell>
          <table:table-cell office:value-type="string" table:style-name="ce3">
            <text:p>2. Arbeitsgemeinschaft (Konsortium)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string" table:style-name="ce3">
            <text:p>22. Aufgabe</text:p>
            <text:p>Die GROTHE AG hat einen weiten Kundenkreis. Einige Kunden werden hier beispielhaft</text:p>
            <text:p>genannt.</text:p>
            <text:p>Ordnen Sie die folgenden Unternehmen den nachstehenden Aussagen zu.</text:p>
            <text:p>Tragen Sie die Ziffer vor der jeweils zutreffenden Unternehmung in das Kästchen ein.</text:p>
            <text:p>Hinweis: Einer Unternehmung können zwei Aussagen zugeordnet werden.</text:p>
            <text:p>Unternehmungen</text:p>
            <text:p>1. Bätje GmbH</text:p>
            <text:p>2. Von Lente AG</text:p>
            <text:p>3. Grabau OHG</text:p>
            <text:p>4. Bamann eG</text:p>
            <text:p>Aussagen</text:p>
            <text:p>a) Alle Gesellschafter haften mit ihrem Privatvermögen und ihrer Einlage. (3)</text:p>
            <text:p>b) Die Unternehmensanteile können an der Börse gehandelt werden. (2)</text:p>
            <text:p>c) Die Gesellschafter haben Stimmrecht in der Gesellschafterversammlung. (1)</text:p>
            <text:p>d) Dieses Unternehmen ist in das örtliche Genossenschaftsregister eingetragen. (4)</text:p>
            <text:p>e) Das Stammkapitel beträgt mindestens 25.000 EUR. (1)</text:p>
          </table:table-cell>
          <table:table-cell table:style-name="ce3"/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string" table:style-name="ce3">
            <text:p>* grafik</text:p>
            <text:p>23. Aufgabe</text:p>
            <text:p>Der Staat plant, die Einkommensteuer zu senken.</text:p>
            <text:p>Welche der folgenden Wirkungen ergibt sich durch diese Maßnahme auf die modellhaft</text:p>
            <text:p>dargestellte Marktsituation?</text:p>
            <text:p>Tragen Sie die Ziffer vor der zutreffendenWirkung in das Kästchen ein.</text:p>
            <text:p>1. Die Nachfragekurve verschiebt sich nach links.</text:p>
            <text:p>2. Die Nachfragekurve verschiebt sich nach rechts.</text:p>
            <text:p>3. Die Angebotskurve verschiebt sich nach links.</text:p>
            <text:p>4. Die Angebotskurve verschiebt sich nach rechts.</text:p>
            <text:p>5. Es kommt zu keinen Veränderungen der Kurven.</text:p>
          </table:table-cell>
          <table:table-cell office:value-type="string" table:style-name="ce3">
            <text:p>2. Die Nachfragekurve verschiebt sich nach rechts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string" table:style-name="ce3">
            <text:p>24. Aufgabe</text:p>
            <text:p>Auf einem Markt mit vollständiger Konkurrenz besteht für ein gleichartiges Gut folgende</text:p>
            <text:p>Gesamtnachfrage und folgendes Gesamtangebot:</text:p>
            <text:p>Preis je Stück</text:p>
            <text:p>in EUR</text:p>
            <text:p>Gesamte Nachfragemenge</text:p>
            <text:p>in Stück</text:p>
            <text:p>Gesamte Angebotsmenge</text:p>
            <text:p>in Stück</text:p>
            <text:p>50,00 1.000 600</text:p>
            <text:p>55,00 900 700</text:p>
            <text:p>60,00 800 800</text:p>
            <text:p>65,00 700 900</text:p>
            <text:p>70,00 600 1.000</text:p>
            <text:p>Welche der folgenden Aussagen kann durch obiges Zahlenbeispiel bestätigt werden?</text:p>
            <text:p>Tragen Sie die Ziffer vor der zutreffenden Aussage in das Kästchen ein.</text:p>
            <text:p>1. Bei einem Preis von 50 EUR entsteht ein Angebotsüberhang von 400 Stück.</text:p>
            <text:p>2. Bei einem Preis von 55 EUR besteht ein Nachfrageüberhang von 200 Stück.</text:p>
            <text:p>3. Bei einem Preis von 65 EUR ergibt sich eine Gleichgewichtsmenge von 700 Stück.</text:p>
            <text:p>4. Bei einem Preis von 70 EUR besteht ein Nachfrageüberhang von 400 Stück.</text:p>
            <text:p>5. Der Gleichgewichtspreis bildet sich bei einer Nachfragemenge von 900 Stück,</text:p>
          </table:table-cell>
          <table:table-cell office:value-type="string" table:style-name="ce3">
            <text:p>2. Bei einem Preis von 55 EUR besteht ein Nachfrageüberhang von 200 Stück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string" table:style-name="ce3">
            <text:p>25. Aufgabe</text:p>
            <text:p>Rechtsgeschäfte sind die Grundlage für jede rechtliche Verpflichtung.</text:p>
            <text:p>In welchem der folgenden Fälle kommt ein Rechtsgeschäft durch eine einseitige</text:p>
            <text:p>Willenserklärung zustande?</text:p>
            <text:p>Tragen Sie die Ziffer vor dem zutreffenden Fall in das Kästchen ein.</text:p>
            <text:p>1. Die GROTHE AG erhält eine Lieferung bestellter Ersatzteile.</text:p>
            <text:p>2. Die GROTHE AG mietet zusätzliche Büroräume. Der Geschäftsführer unterzeichnet</text:p>
            <text:p>den zugesandten Mietvertrag.</text:p>
            <text:p>3. Aufgrund eines Wartungsvertrages wird eine Inspektion der Kopiergeräte</text:p>
            <text:p>durchgeführt.</text:p>
            <text:p>4. Wegen säumiger Zahlungen schickt die GROTHE AG einem Kunden eine Mahnung.</text:p>
            <text:p>5. Aufgrund betrieblicher Erfordernisse wird dem Mitarbeiter Ullrich Holsten zum</text:p>
            <text:p>31.12.2018 gekündigt</text:p>
          </table:table-cell>
          <table:table-cell office:value-type="string" table:style-name="ce3">
            <text:p>5. Aufgrund betrieblicher Erfordernisse wird dem Mitarbeiter Ullrich Holsten zum</text:p>
            <text:p>31.12.2018 gekündigt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string" table:style-name="ce3">
            <text:p>26. Aufgabe</text:p>
            <text:p>Die Verbraucherzentralen sind Vereine, die im staatlichen Auftrag Verbraucher schützen und</text:p>
            <text:p>beraten sollen. Welche der folgenden Aufgaben hat der Verbraucherschutz?</text:p>
            <text:p>Tragen Sie die Ziffer vor der zutreffenden Aufgabe in das Kästchen ein.</text:p>
            <text:p>1. Bedürfnisse wecken, z. B. durch kommerzielle Werbung für empfehlenswerte Güter</text:p>
            <text:p>2. Preise festlegen, z. B. Mindestpreise für Milchprodukte</text:p>
            <text:p>3. Markttransparenz schaffen, z. B. durch Bereitstellung von Informationsmaterial</text:p>
            <text:p>4. Ladenlokale auf Unfallsicherheit prüfen, z. B. Sicherheit von Rolltreppen prüfen</text:p>
            <text:p>5. Einfuhrzölle erheben, z. B. zur Abwehr von billig produzierten und wenig haltbaren</text:p>
            <text:p>Gütern</text:p>
          </table:table-cell>
          <table:table-cell office:value-type="string" table:style-name="ce3">
            <text:p>3. Markttransparenz schaffen, z. B. durch Bereitstellung von Informationsmaterial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string" table:style-name="ce3">
            <text:p>27. Aufgabe</text:p>
            <text:p>Nachdem Sie mehrere Jahre in der GROTHE AG tätig waren, wollen Sie ein eigenes ITDienstleistungsunternehmen gründen.</text:p>
            <text:p>Welche der folgenden Aussagen trifft auf eine Existenzgründung zu?</text:p>
            <text:p>Tragen Sie die Ziffer vor der zutreffenden Aussage in das Kästchen ein.</text:p>
            <text:p>1. Die Gesellschaftsform, z. B. OHG oder GmbH, kann vom Unternehmensgründer nicht</text:p>
            <text:p>frei gewählt werden, sondern wird von der Industrie- und Handelskammer</text:p>
            <text:p>zugewiesen.</text:p>
            <text:p>2. Selbstständige müssen sich nicht gegen Risiken aus Krankheit und</text:p>
            <text:p>Pflegebedürftigkeit versichern.</text:p>
            <text:p>3. Der für eine Finanzierung erforderliche Businessplan muss bei der zuständigen</text:p>
            <text:p>Industrie- und Handelskammer beantragt werden.</text:p>
            <text:p>4. Die Banken, die das neue Geschäft finanzieren sollen, verlangen in der Regel vom</text:p>
            <text:p>Unternehmensgründer einen Businessplan, der neben den Chancen auch die Risiken</text:p>
            <text:p>des geplanten Geschäfts verdeutlicht.</text:p>
            <text:p>5. Die zuständige Industrie- und Handelskammer prüft, ob durch die Neugründung das</text:p>
            <text:p>Marktgleichgewicht gestört wird und verweigert gegebenenfalls ihre Zustimmung zum</text:p>
            <text:p>Betreiben des Unternehmens im Kammerbezirk.</text:p>
          </table:table-cell>
          <table:table-cell office:value-type="string" table:style-name="ce3">
            <text:p>4. Die Banken, die das neue Geschäft finanzieren sollen, verlangen in der Regel vom</text:p>
            <text:p>Unternehmensgründer einen Businessplan, der neben den Chancen auch die Risiken</text:p>
            <text:p>des geplanten Geschäfts verdeutlicht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3">
            <text:p>28. Aufgabe</text:p>
            <text:p>Die GROTHE AG betreibt innerbetriebliche Arbeitsteilung.</text:p>
            <text:p>Welche der folgenden Aussagen zur innerbetrieblichen Arbeitsteilung ist zutreffend?</text:p>
            <text:p>Tragen Sie die Ziffer vor der zutreffenden Aussage in das Kästchen ein.</text:p>
            <text:p>Innerbetriebliche Arbeitsteilung ...</text:p>
            <text:p>1. steigert in der Regel die Produktivität.</text:p>
            <text:p>2. verhindert eine Spezialisierung der Mitarbeiter.</text:p>
            <text:p>3. führt an den Arbeitsplätzen zu Arbeitserweiterung und Arbeitsbereicherung.</text:p>
            <text:p>4. erfordert eine ständige betriebliche Weiter- und Fortbildung der Stelleninhaber</text:p>
            <text:p>aufgrund der sich häufig ändernden Anforderungen.</text:p>
            <text:p>5. fördert die geistigen und körperlichen Fähigkeiten der Mitarbeiter durch die ständige</text:p>
            <text:p>Wiederholung von wenigen und immer gleichen Detailtätigkeiten.</text:p>
          </table:table-cell>
          <table:table-cell office:value-type="string" table:style-name="ce3">
            <text:p>1. steigert in der Regel die Produktivitä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3">
            <text:p>29. Aufgabe</text:p>
            <text:p>Im Rahmen der sozialen Marktwirtschaft betreibt der Staat Konjunkturpolitik. Dabei sollen im</text:p>
            <text:p>zyklischen Konjunkturverlauf Boom- und Depressionsphasen (Hoch- und Tiefphasen)</text:p>
            <text:p>abgeschwächt werden.</text:p>
            <text:p>Mit welcher der folgenden Maßnahmen kann der Staat in einer Depression die Konjunktur</text:p>
            <text:p>fördern?</text:p>
            <text:p>Tragen Sie die Ziffer vor der zutreffenden Maßnahme in das Kästchen ein.</text:p>
            <text:p>1. Steigerung der Lohn- und Einkommenssteuersätze</text:p>
            <text:p>2. Senkung der staatlichen Ausgaben</text:p>
            <text:p>3. Subventionierung von Unternehmen</text:p>
            <text:p>4. Senkung von Investitionszulagen</text:p>
            <text:p>5. Erhöhung der Erbschaftssteuer</text:p>
          </table:table-cell>
          <table:table-cell office:value-type="string" table:style-name="ce3">
            <text:p>3. Subventionierung von Unternehmen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3">
            <text:p>30. Aufgabe</text:p>
            <text:p>Die Europäische Zentralbank ist zuständig für die Geldpolitik im Euroraum.</text:p>
            <text:p>Welche der folgenden wirtschaftlichen Entwicklungen wird mit der Erhöhung des Leitzinses</text:p>
            <text:p>verbunden?</text:p>
            <text:p>Tragen Sie die Ziffer vor der zutreffenden wirtschaftlichen Entwicklung in das Kästchen ein.</text:p>
            <text:p>1. Höhere private Investitionen</text:p>
            <text:p>2. Erhöhung der Inflationsrate</text:p>
            <text:p>3. Erhöhung der Sparneigung</text:p>
            <text:p>4. Steigende Kreditaufnahme</text:p>
            <text:p>5. Erhöhung der umlaufenden Geldmenge</text:p>
          </table:table-cell>
          <table:table-cell office:value-type="string" table:style-name="ce3">
            <text:p>3. Erhöhung der Sparneigung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3">
            <text:p>Situation</text:p>
            <text:p>Sie sind Mitarbeiter/in der GreenByte GmbH.</text:p>
            <text:p>Die GreenByte GmbH ist ein IT-Dienstleistungsunternehmen mit Sitz in Berlin. Die</text:p>
            <text:p>GreenByte GmbH beschäftigt 95 Mitarbeiter.</text:p>
            <text:p>Die folgenden Aufgaben beziehen sich auf dieses Unternehmen.</text:p>
            <text:p>1. Aufgabe</text:p>
            <text:p>Zur GreenByte GmbH liegen folgende Daten vor:</text:p>
            <text:p>Gesellschaft mit beschränkter Haftung</text:p>
            <text:p>IT-Dienstleister</text:p>
            <text:p>34 % Marktanteil in der Region</text:p>
            <text:p>95 Angestellte</text:p>
            <text:p>1.210.000 EUR Gewinn im Jahr 2017</text:p>
            <text:p>Welche der folgenden Angaben trifft auf die GreenByte GmbH zu?</text:p>
            <text:p>Tragen Sie die Ziffer vor der zutreffenden Angabe in das Kästchen ein.</text:p>
            <text:p>1. Personengesellschaft</text:p>
            <text:p>2. Monopolist in der Region</text:p>
            <text:p>3. Unternehmen des tertiären Sektors</text:p>
            <text:p>4. Großunternehmen</text:p>
            <text:p>5. Öffentliches Versorgungsunternehmen</text:p>
          </table:table-cell>
          <table:table-cell office:value-type="string" table:style-name="ce3">
            <text:p>3. Unternehmen des tertiären Sektors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3">
            <text:p>2. Aufgabe</text:p>
            <text:p>Die GreenByte GmbH plant, zwei Fachinformatiker Anwendungsentwicklung (m/w)</text:p>
            <text:p>einzustellen.</text:p>
            <text:p>Welche der folgenden Formulierungen in einer Stellenanzeige verstößt gegen das</text:p>
            <text:p>Allgemeine Gleichbehandlungsgesetz (AGG).</text:p>
            <text:p>Tragen Sie die Ziffer vor der zutreffenden Formulierung in das Kästchen ein.</text:p>
            <text:p>1. Sie verfügen über hervorragende Kenntnisse in JAVA.</text:p>
            <text:p>2. Sie beherrschen die englische Sprache verhandlungssicher in Wort und Schrift.</text:p>
            <text:p>3. Sie sind mobil und bereit, auch längere Reisen ins Ausland zu unternehmen.</text:p>
            <text:p>4. Sie passen in unser junges dynamisches Team, wenn Baby-Pause und Midlife Crisis</text:p>
            <text:p>für Sie noch in weiter Ferne liegen.</text:p>
            <text:p>5. Sie sind an flexible Arbeitszeiten gewöhnt und können gelegentlich abends länger</text:p>
            <text:p>arbeiten.</text:p>
          </table:table-cell>
          <table:table-cell office:value-type="string" table:style-name="ce3">
            <text:p>4. Sie passen in unser junges dynamisches Team, wenn Baby-Pause und Midlife Crisis</text:p>
            <text:p>für Sie noch in weiter Ferne liegen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3">
            <text:p>3. Aufgabe</text:p>
            <text:p>In der Geschäftsführung der GreenByte GmbH werden Maßnahmen zur Arbeitssicherheit im</text:p>
            <text:p>Unternehmen diskutiert. Welche der folgenden Aussagen trifft auf die Arbeitssicherheit im</text:p>
            <text:p>Unternehmen zu?</text:p>
            <text:p>Tragen Sie die Ziffer vor der zutreffenden Aussage in das Kästchen ein.</text:p>
            <text:p>1. Betrieblicher Arbeitsschutz ist eine freiwillige Leistung des Arbeitgebers.</text:p>
            <text:p>2. Betriebliche Arbeitsschutzbestimmungen gelten nur, wenn der Betriebsrat mit der</text:p>
            <text:p>Geschäftsleitung eine entsprechende Betriebsvereinbarung abschließt.</text:p>
            <text:p>3. Die regelmäßige Unterweisung in Arbeitsschutzbestimmungen erfolgt nur in</text:p>
            <text:p>tarifgebundenen Unternehmen durch externe Berater der Gewerkschaft.</text:p>
            <text:p>4. Der Arbeitgeber muss dafür sorgen, dass alle notwendigen Maßnahmen des</text:p>
            <text:p>Arbeitsschutzes getroffen und diese von den Arbeitnehmern eingehalten werden.</text:p>
            <text:p>5. Die Ergonomie von Arbeitsplätzen ist nicht notwendig, weil die Ergonomie nicht der</text:p>
            <text:p>Arbeitssicherheit dient</text:p>
          </table:table-cell>
          <table:table-cell office:value-type="string" table:style-name="ce3">
            <text:p>4. Der Arbeitgeber muss dafür sorgen, dass alle notwendigen Maßnahmen des</text:p>
            <text:p>Arbeitsschutzes getroffen und diese von den Arbeitnehmern eingehalten werden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3">
            <text:p>4. Aufgabe</text:p>
            <text:p>Die GreenByte GmbH möchte zukünftig in den Arbeitsverträgen eine Probezeit von sechs</text:p>
            <text:p>Monaten vereinbaren. Welche der folgenden Aussagen trifft auf die Probezeit zu?</text:p>
            <text:p>Tragen Sie die Ziffer vor der zutreffenden Aussage in das Kästchen ein.</text:p>
            <text:p>1. Eine Probezeit darf nur bei unbefristeten Arbeitsverträgen vereinbart werden.</text:p>
            <text:p>2. Die Probezeit muss mindestens 12 Monate betragen.</text:p>
            <text:p>3. Der Arbeitgeber kann während der Probezeit das Arbeitsverhältnis nur aus wichtigem</text:p>
            <text:p>Grund kündigen.</text:p>
            <text:p>4. Während der Probezeit kann nur der Arbeitnehmer das Arbeitsverhältnis kündigen.</text:p>
            <text:p>5. Eine Probezeit von sechs Monaten ist gesetzlich zulässig</text:p>
          </table:table-cell>
          <table:table-cell office:value-type="string" table:style-name="ce3">
            <text:p>5. Eine Probezeit von sechs Monaten ist gesetzlich zulässig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3">
            <text:p>5. Aufgabe</text:p>
            <text:p>Die GreenByte GmbH ist Mitglied des Arbeitgeberverbandes.</text:p>
            <text:p>Bei welcher der folgenden Vereinbarungen des Arbeitsvertrags ist die GreenByte GmbH an</text:p>
            <text:p>kollektives Arbeitsrecht gebunden?</text:p>
            <text:p>Tragen Sie die Ziffer vor der zutreffenden Vereinbarung in das Kästchen ein.</text:p>
            <text:p>1. Das Arbeitsverhältnis beginnt am 1. Juni 2018 und ist auf ein Jahr befristet.</text:p>
            <text:p>2. Der Urlaubsanspruch beträgt nach Tarifvertrag 30 Arbeitstage.</text:p>
            <text:p>3. Der Mitarbeiter erhält ein monatliches Bruttogehalt von 2.800,00 EUR.</text:p>
            <text:p>4. Der Mitarbeiter arbeitet im IT-Service.</text:p>
            <text:p>5. Die GreenByte GmbH gewährt einen monatlichen Fahrtkostenzuschuss von 50,00</text:p>
            <text:p>EUR.</text:p>
          </table:table-cell>
          <table:table-cell office:value-type="string" table:style-name="ce3">
            <text:p>2. Der Urlaubsanspruch beträgt nach Tarifvertrag 30 Arbeitstage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3">
            <text:p>6. Aufgabe</text:p>
            <text:p>Die Fachinformatikerin Systemintegration, Sandra Müller, hat sich bei der GreenByte GmbH</text:p>
            <text:p>beworben. Sie soll zu einem Vorstellungsgespräch eingeladen werden.</text:p>
            <text:p>Welche der folgenden Fragen dürfen in einem Vorstellungsgespräch nicht gestellt werden</text:p>
            <text:p>bzw. müssen von Frau Müller nicht wahrheitsgemäß beantwortet werden?</text:p>
            <text:p>Tragen Sie die Ziffern vor den drei entsprechenden Fragen in die Kästchen ein.</text:p>
            <text:p>1. Welche beruflichen Ziele haben Sie?</text:p>
            <text:p>2. Sind Sie schwanger?</text:p>
            <text:p>3. Sind Sie bereit, gelegentlich an Wochenenden zu arbeiten?</text:p>
            <text:p>4. Sind Sie bereit, im Ausland zu arbeiten?</text:p>
            <text:p>5. Welcher Gewerkschaft gehören Sie an?</text:p>
            <text:p>6. Wie lauten Ihre Gehaltsvorstellungen?</text:p>
            <text:p>7. Sind Sie bereit, im Team zu arbeiten?</text:p>
            <text:p>8. Welcher Religionsgemeinschaft gehören Sie an?</text:p>
          </table:table-cell>
          <table:table-cell office:value-type="string" table:style-name="ce3">
            <text:p>2. Sind Sie schwanger?</text:p>
            <text:p>5. Welcher Gewerkschaft gehören Sie an?</text:p>
            <text:p>8. Welcher Religionsgemeinschaft gehören Sie an?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3">
            <text:p>7. Aufgabe</text:p>
            <text:p>In der GreenByte GmbH wurde ein Betriebsrat gewählt.</text:p>
            <text:p>Welche der folgenden Aussagen über den Betriebsrat ist zutreffend?</text:p>
            <text:p>Tragen Sie die Ziffer vor der zutreffenden Aussage in das Kästchen ein.</text:p>
            <text:p>1. Ein Betriebsrat muss alle zwei Jahre neu gewählt werden.</text:p>
            <text:p>2. Ein Betriebsrat muss je zur Hälfte aus Arbeitnehmern und Arbeitnehmerinnen</text:p>
            <text:p>gebildet werden.</text:p>
            <text:p>3. in einen Betriebsrat können nur Arbeitnehmer und Arbeitnehmerinnen gewählt</text:p>
            <text:p>werden, die mindestens eine zweijährige Betriebszugehörigkeit nachweisen können.</text:p>
            <text:p>4. Ein Betriebsrat muss in Kapitalgesellschaften mit mehr als 500 Mitarbeitern gewählt</text:p>
            <text:p>werden.</text:p>
            <text:p>5. Ein Betriebsrat kann von allen Arbeitnehmern und Arbeitnehmerinnen eines Betriebs</text:p>
            <text:p>gewählt werden, die das 18. Lebensjahr vollendet haben</text:p>
          </table:table-cell>
          <table:table-cell office:value-type="string" table:style-name="ce3">
            <text:p>5. Ein Betriebsrat kann von allen Arbeitnehmern und Arbeitnehmerinnen eines Betriebs</text:p>
            <text:p>gewählt werden, die das 18. Lebensjahr vollendet haben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3">
            <text:p>8. Aufgabe</text:p>
            <text:p>Die Geschäftsleitung der GreenByte GmbH arbeitet eng mit dem Betriebsrat zusammen.</text:p>
            <text:p>In welchen der folgenden Angelegenheiten hat der Betriebsrat laut</text:p>
            <text:p>Betriebsverfassungsgesetz ein Mitbestimmungsrecht?</text:p>
            <text:p>Tragen Sie die Ziffern vor den zwei zutreffenden Angelegenheiten in die Kästchen ein.</text:p>
            <text:p>1. Einführung von Überwachungskameras im Warenlager</text:p>
            <text:p>2. Planung des Personalbedarfs</text:p>
            <text:p>3. Festlegung von Beginn und Ende der täglichen Arbeitszeit</text:p>
            <text:p>4. Errichtung einer neuen Lagerhalle</text:p>
            <text:p>5. Gründung einer Filiale</text:p>
            <text:p>6. Umwandlung der Rechtsform</text:p>
          </table:table-cell>
          <table:table-cell office:value-type="string" table:style-name="ce3">
            <text:p>1. Einführung von Überwachungskameras im Warenlager</text:p>
            <text:p>3. Festlegung von Beginn und Ende der täglichen Arbeitszei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3">
            <text:p>9. Aufgabe</text:p>
            <text:p>Für Arbeitgeber und Arbeitnehmer ist die Tarifautonomie gesetzlich festgeschrieben. Welche</text:p>
            <text:p>der folgenden Aussagen treffen auf die Tarifautonomie zu?</text:p>
            <text:p>Tragen Sie die Ziffern vor den zwei zutreffenden Aussagen in die Kästchen ein.</text:p>
            <text:p>Die Tarifautonomie...</text:p>
            <text:p>1. gewährt staatlichen Institutionen die direkte Eingriffsmöglichkeit in</text:p>
            <text:p>Tarifverhandlungen.</text:p>
            <text:p>2. gibt den Vertragsparteien das Recht, unter staatlicher Beteiligung Vereinbarungen zu</text:p>
            <text:p>treffen.</text:p>
            <text:p>3. gibt den Vertragsparteien das Recht, die Arbeits- und Wirtschaftsbedingungen</text:p>
            <text:p>unabhängig von staatlicher Einflussnahme zu regeln.</text:p>
            <text:p>4. ist individuelles Arbeitsrecht zur Regelung der Beziehungen zwischen einem</text:p>
            <text:p>Arbeitgeber und einem Arbeitnehmer.</text:p>
            <text:p>5. gibt den Vertragsparteien das Recht zu Vereinbarungen, die von den</text:p>
            <text:p>Vertragspartnern nicht zu Ungunsten der Arbeitnehmer abgeändert werden dürfen.</text:p>
            <text:p>6. gibt den Vertragsparteien das Recht zu Regelungen, die schlechter sind als die in</text:p>
            <text:p>Gesetzen genannten.</text:p>
          </table:table-cell>
          <table:table-cell office:value-type="string" table:style-name="ce3">
            <text:p>3. gibt den Vertragsparteien das Recht, die Arbeits- und Wirtschaftsbedingungen</text:p>
            <text:p>unabhängig von staatlicher Einflussnahme zu regeln.</text:p>
            <text:p>5. gibt den Vertragsparteien das Recht zu Vereinbarungen, die von den</text:p>
            <text:p>Vertragspartnern nicht zu Ungunsten der Arbeitnehmer abgeändert werden dürfen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3">
            <text:p>10. Aufgabe</text:p>
            <text:p>Die Arbeitnehmer der GreenByte GmbH wollen sich beruflich weiterbilden. Welche der</text:p>
            <text:p>folgenden Aussagen zur beruflichen Weiterbildung ist zutreffend?</text:p>
            <text:p>Tragen Sie die Ziffer vor der zutreffenden Aussage in das Kästchen ein.</text:p>
            <text:p>Die berufliche Weiterbildung ...</text:p>
            <text:p>1. wird nur bis zum 50. Lebensjahr staatlich gefördert, da bei älteren Arbeitnehmern</text:p>
            <text:p>eine Weiterbildung unrentabel ist.</text:p>
            <text:p>2. ist für Arbeitnehmer grundsätzlich kostenfrei, weil entweder das Unternehmen oder</text:p>
            <text:p>der Staat aus einem Bildungsfonds den Lohnausfall und die Weiterbildungskosten</text:p>
            <text:p>erstattet.</text:p>
            <text:p>3. kann nur außerbetrieblich in Einrichtungen zertifizierter Bildungsträger erfolgen.</text:p>
            <text:p>4. muss immer als Aufstiegsfortbildung mit einer Abschlussprüfung vor der Industrieund Handelskammer angelegt sein.</text:p>
            <text:p>5. ist in der IT-Branche zur Vertiefung und Erweiterung von Kenntnissen und</text:p>
            <text:p>Fertigkeiten notwendig.</text:p>
          </table:table-cell>
          <table:table-cell office:value-type="string" table:style-name="ce3">
            <text:p>5. ist in der IT-Branche zur Vertiefung und Erweiterung von Kenntnissen und</text:p>
            <text:p>Fertigkeiten notwendig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3">
            <text:p>11. Aufgabe</text:p>
            <text:p>Eine Mitarbeiterin der GreenByte GmbH ist arbeitsunfähig, weil sie am Vortag auf dem</text:p>
            <text:p>direkten Weg zur Arbeit bei einem Verkehrsunfall schwer verletzt wurde.</text:p>
            <text:p>Welche der folgenden Aussagen ist in diesem Zusammenhang zutreffend?</text:p>
            <text:p>Tragen Sie die Ziffer vor der zutreffenden Aussage in das Kästchen ein.</text:p>
            <text:p>Die Green Byte GmbH ...</text:p>
            <text:p>1. muss den Unfall der Krankenversicherung der Mitarbeiterin melden.</text:p>
            <text:p>2. muss den Unfall der Berufsgenossenschaft melden.</text:p>
            <text:p>3. darf den Urlaubsanspruch der Mitarbeiterin kürzen.</text:p>
            <text:p>4. muss den Unfall der Gewerbeaufsichtsbehörde melden,</text:p>
            <text:p>5. darf die Gehaltszahlung ab dem ersten Krankheitstag einstellen.</text:p>
          </table:table-cell>
          <table:table-cell office:value-type="string" table:style-name="ce3">
            <text:p>2. muss den Unfall der Berufsgenossenschaft melden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3">
            <text:p>12. Aufgabe</text:p>
            <text:p>Nach der letzten Gehaltserhöhung übersteigt das Bruttogehalt von Melanie Fuchs die</text:p>
            <text:p>Beitragsbemessungsgrenze für die gesetzliche Rentenversicherung.</text:p>
            <text:p>Welche der folgenden Konsequenzen ergibt sich aus der Überschreitung der</text:p>
            <text:p>Beitragsbemessungsgrenze für Frau Fuchs?</text:p>
            <text:p>Tragen Sie die Ziffer vor der zutreffenden Konsequenz in das Kästchen ein.</text:p>
            <text:p>Frau Fuchs...</text:p>
            <text:p>1. ist nicht mehr versicherungspflichtig.</text:p>
            <text:p>2. muss sich nun privat versichern.</text:p>
            <text:p>3. erhält für die Sozialversicherung keinen Arbeitgeberanteil mehr.</text:p>
            <text:p>4. muss nun für einen Teil ihres Gehalts keinen Rentenversicherungsbeitrag mehr</text:p>
            <text:p>leisten.</text:p>
            <text:p>5. kann die Beiträge an die Rentenversicherung gegen Selbstbehalt reduzieren.</text:p>
          </table:table-cell>
          <table:table-cell office:value-type="string" table:style-name="ce3">
            <text:p>4. muss nun für einen Teil ihres Gehalts keinen Rentenversicherungsbeitrag mehr</text:p>
            <text:p>leisten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3">
            <text:p>13. Aufgabe</text:p>
            <text:p>Die Solidarität ist ein gesellschaftspolitisches Prinzip, das in der Bundesrepublik Deutschland</text:p>
            <text:p>angewendet wird. Welcher der folgenden Sachverhalte entspricht dem Prinzip der</text:p>
            <text:p>Solidarität?</text:p>
            <text:p>Tragen Sie die Ziffer vor dem zutreffenden Sachverhalt in das Kästchen ein.</text:p>
            <text:p>1. Der Staat senkt die Beitragsbemessungsgrenze für die gesetzliche Krankenkasse.</text:p>
            <text:p>2. Der Staat fordert verstärkt Selbstverantwortung bei der Altersvorsorge.</text:p>
            <text:p>3. Der Einkommenssteuersatz steigt progressiv mit dem Einkommen.</text:p>
            <text:p>4. Kindergartenbeiträge sind für alle Eltern, unabhängig vom Einkommen, gleich hoch.</text:p>
            <text:p>5. Der Beitrag zur Krankenversicherung steigt mit individuellem Krankheitsrisiko des</text:p>
            <text:p>Versicherten</text:p>
          </table:table-cell>
          <table:table-cell office:value-type="string" table:style-name="ce3">
            <text:p>3. Der Einkommenssteuersatz steigt progressiv mit dem Einkommen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3">
            <text:p>14. Aufgabe</text:p>
            <text:p>Die Mitarbeiter der GreenByte GmbH diskutieren über die unterschiedlichen Möglichkeiten</text:p>
            <text:p>einer privaten Altersvorsorge. Welcher der folgenden Sachverhalte gefährdet eine private</text:p>
            <text:p>Altersvorsorge?</text:p>
            <text:p>Tragen Sie die Ziffer vor dem zutreffenden Sachverhalt in das Kästchen ein.</text:p>
            <text:p>1. Niedriges Zinsniveau für Spareinlagen</text:p>
            <text:p>2. Konjunkturaufschwung</text:p>
            <text:p>3. Angebotsüberhang</text:p>
            <text:p>4. Moderate Lohnforderungen</text:p>
            <text:p>5. Senkung der Beiträge für die gesetzliche Rentenversicherung</text:p>
          </table:table-cell>
          <table:table-cell office:value-type="string" table:style-name="ce3">
            <text:p>1. Niedriges Zinsniveau für Spareinlagen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3">
            <text:p>15. Aufgabe</text:p>
            <text:p>Die GreenByte GmbH ist ein erwerbswirtschaftliches Unternehmen.</text:p>
            <text:p>Welche der folgenden Aussagen treffen auf ein erwerbswirtschaftliches Unternehmen zu?</text:p>
            <text:p>Tragen Sie die Ziffern vor den zwei zutreffenden Aussagen in die Kästchen ein.</text:p>
            <text:p>Die GreenByte GmbH ...</text:p>
            <text:p>1. arbeitet zur Deckung des Bedarfs an Gütern.</text:p>
            <text:p>2. darf keine Gewinne erzielen.</text:p>
            <text:p>3. arbeitet auf eigene Rechnung und Verantwortung.</text:p>
            <text:p>4. zahlt ihren Gesellschaftern einen Gewinnanteil als Rendite für ihren Kapitaleinsatz.</text:p>
            <text:p>5. wirtschaftet nach einem öffentlichen Wirtschaftsplan mit dem Ziel der Kostendeckung.</text:p>
            <text:p>6. muss jeden Kunden zu ihren allgemeinen Bedingungen und Preisen beliefern.</text:p>
          </table:table-cell>
          <table:table-cell office:value-type="string" table:style-name="ce3">
            <text:p>3. arbeitet auf eigene Rechnung und Verantwortung.</text:p>
            <text:p>4. zahlt ihren Gesellschaftern einen Gewinnanteil als Rendite für ihren Kapitaleinsatz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3">
            <text:p>16. Aufgabe</text:p>
            <text:p>Der Gesellschafter Peters der GreenByte GmbH hat eine Stammeinlage von 375.000 EUR in</text:p>
            <text:p>die GmbH eingebracht. Laut Beschluss der Gesellschafterversammlung erhielt der</text:p>
            <text:p>Gesellschafter Peters im Geschäftsjahr 2017 einen Gewinnanteil von 28.125 EUR.</text:p>
            <text:p>Ermitteln Sie die Eigenkapitalrentabilität des Gesellschafter Peters im Jahr 2017 in Prozent.</text:p>
            <text:p>Tragen Sie das Ergebnis in die Kästchen ein.</text:p>
            <text:p/>
          </table:table-cell>
          <table:table-cell office:value-type="string" table:style-name="ce3">
            <text:p>Gewinn/Stammeinlage*100= Eigenkapitalrentabilität</text:p>
            <text:p>28.125 EUR /375.000 EUR *100=7,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3">
            <text:p>17. Aufgabe</text:p>
            <text:p>Die Geschäftsführung der GreenByte GmbH möchte überprüfen, ob die Einstellung neuer</text:p>
            <text:p>Mitarbeiter sich positiv auf die Umsatzentwicklung ausgewirkt hat.</text:p>
            <text:p>Folgende Zahlen liegen der Geschäftsführung vor:</text:p>
            <text:p>Anzahl Mitarbeiter im Jahr 2016:39</text:p>
            <text:p>Umsatz pro Mitarbeiter im Jahr 2016:98.000 EUR</text:p>
            <text:p>Geschäftsjahr Anzahl Mitarbeiter Umsatz</text:p>
            <text:p>2017 39 4.127.760 EUR</text:p>
            <text:p>Berechnen Sie...</text:p>
            <text:p>a) den Umsatz pro Mitarbeiter für das Jahr 2017.</text:p>
            <text:p>b) die prozentuale Veränderung des Umsatzes pro Mitarbeiter von 2016 auf 2017.</text:p>
            <text:p>Runden Sie das Ergebnis kaufmännisch auf volle Prozent, falls erforderlich.</text:p>
            <text:p>Tragen Sie die Ergebnisse in die Kästchen ein.</text:p>
          </table:table-cell>
          <table:table-cell office:value-type="string" table:style-name="ce3">
            <text:p>a) 105.840</text:p>
            <text:p>b) 8 oder</text:p>
            <text:p>c) (105.840- 98.000) / 98.000 x 100 (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3">
            <text:p>18. Aufgabe</text:p>
            <text:p>In der GreenByte GmbH wird die Zusammenarbeit von Unternehmen in ihrem</text:p>
            <text:p>wirtschaftlichen Umfeld beobachtet.</text:p>
            <text:p>Bei welchem der folgenden Sachverhalte handelt es sich um eine Fusion?</text:p>
            <text:p>Tragen Sie die Ziffer vor dem zutreffenden Sachverhalt in das Kästchen ein.</text:p>
            <text:p>1. Die Lüders KG und die Felder KG führen gemeinsam einen Großauftrag aus.</text:p>
            <text:p>2. Die HIES AG, ein Lieferer der GreenByte GmbH, hat die Aktienmehrheit an der Veit</text:p>
            <text:p>AG übernommen.</text:p>
            <text:p>3. Die Knebel AG, A-Stadt, vereinbart mit Wettbewerbern einheitliche</text:p>
            <text:p>Verkaufskonditionen.</text:p>
            <text:p>4. Zwei Kunden der GreenByte GmbH, die Schmidt GmbH und die Weber KG,</text:p>
            <text:p>schließen sich zur Schmidt GmbH &amp; Co. KG zusammen.</text:p>
            <text:p>5. Die HIES KG nimmt einen neuen Gesellschafter auf.</text:p>
          </table:table-cell>
          <table:table-cell office:value-type="string" table:style-name="ce3">
            <text:p>4. Zwei Kunden der GreenByte GmbH, die Schmidt GmbH und die Weber KG,</text:p>
            <text:p>schließen sich zur Schmidt GmbH &amp; Co. KG zusammen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3">
            <text:p>Situation zur 19. und 20. Aufgabe</text:p>
            <text:p>Die GreenByte GmbH will ein IT-Servicecenter in der Rechtsform einer GmbH gründen.</text:p>
            <text:p>19. Aufgabe</text:p>
            <text:p>Mit welchem der folgenden Ereignisse wird eine GmbH rechtsfähig?</text:p>
            <text:p>Tragen Sie die Ziffer vor dem zutreffenden Ereignis in das Kästchen ein.</text:p>
            <text:p>Mit...</text:p>
            <text:p>1. der Eintragung in das Handelsregister</text:p>
            <text:p>2. der Anmeldung beim Amtsgericht</text:p>
            <text:p>3. dem Abschluss des ersten Rechtsgeschäfts</text:p>
            <text:p>4. der Einzahlung des Stammkapitals</text:p>
            <text:p>5. der Bestellung des Geschäftsführers</text:p>
          </table:table-cell>
          <table:table-cell office:value-type="string" table:style-name="ce3">
            <text:p>1. der Eintragung in das Handelsregister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3">
            <text:p>20. Aufgabe</text:p>
            <text:p>Welche der folgenden Aussagen zur GmbH ist zutreffend?</text:p>
            <text:p>Tragen Sie die Ziffer vor der zutreffenden Aussage in das Kästchen ein.</text:p>
            <text:p>1. Das Stammkapital muss mindestens 50.000 EUR betragen.</text:p>
            <text:p>2. Die Gesellschaft muss von mindestens zwei Personen gegründet werden.</text:p>
            <text:p>3. Die Firma kann „Gesellschaft für IT-Service mbH" lauten.</text:p>
            <text:p>4. Die Geschäftsführung der GmbH obliegt dem Vorstand.</text:p>
            <text:p>5. Die neu gegründete GmbH ist eine juristische Person des öffentlichen Rechts.</text:p>
          </table:table-cell>
          <table:table-cell office:value-type="string" table:style-name="ce3">
            <text:p>3. Die Firma kann „Gesellschaft für IT-Service mbH" lauten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3">
            <text:p>21 .Aufgabe</text:p>
            <text:p>Das Verhalten von Konsumenten hängt von verschiedenen Faktoren ab.</text:p>
            <text:p>Welche der folgenden Aussagen ist zutreffend?</text:p>
            <text:p>Tragen Sie die Ziffer vor der zutreffenden Aussage in das Kästchen ein.</text:p>
            <text:p>1. Der Bedarf der Konsumenten ist gleich der Menge ihrer Bedürfnisse.</text:p>
            <text:p>2. Der Bedarf der Konsumenten ist abhängig von deren Kaufkraft.</text:p>
            <text:p>3. Die Nachfrage der Konsumenten ist abhängig vom Angebot.</text:p>
            <text:p>4. Die Bedürfnisse der Konsumenten entsprechen dem Angebot.</text:p>
            <text:p>5. Die Bedürfnisse der Konsumenten entsprechen deren Nachfrage.</text:p>
          </table:table-cell>
          <table:table-cell office:value-type="string" table:style-name="ce3">
            <text:p>2. Der Bedarf der Konsumenten ist abhängig von deren Kaufkraft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3">
            <text:p>22. Aufgabe</text:p>
            <text:p>Für ein Produkt, welches die GreenByte GmbH anbietet, wurde für den Gesamtmarkt das</text:p>
            <text:p>Angebot durch mehrere neue Mitbewerber stark erhöht. Die Nachfrage ist konstant</text:p>
            <text:p>geblieben.</text:p>
            <text:p>Welche der folgenden Aussagen trifft auf diese Marktsituation zu?</text:p>
            <text:p>Tragen Sie die Ziffer vor der zutreffenden Aussage in das Kästchen ein.</text:p>
            <text:p>1. Es ist ein Verkäufermarkt entstanden, weil das gestiegene Angebot</text:p>
            <text:p>Preissteigerungen ermöglicht.</text:p>
            <text:p>2. Es ist ein Käufermarkt entstanden, weil das gestiegene Angebot Preissenkungen</text:p>
            <text:p>erwarten lässt.</text:p>
            <text:p>3. Das Angebot der neuen Mitbewerber hat keinen Einfluss auf die Preisbildung.</text:p>
            <text:p>4. Wegen des Nachfrageüberhangs können die Unternehmen Preissteigerungen</text:p>
            <text:p>durchsetzen.</text:p>
            <text:p>5. Bei dem Angebotsüberhang können die Unternehmen bei Lohnsteigerungen leichter</text:p>
            <text:p>die Preise erhöhen.</text:p>
          </table:table-cell>
          <table:table-cell office:value-type="string" table:style-name="ce3">
            <text:p>2. Es ist ein Käufermarkt entstanden, weil das gestiegene Angebot Preissenkungen</text:p>
            <text:p>erwarten lässt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3">
            <text:p>23. Aufgabe</text:p>
            <text:p>In einem vollkommenen Markt beeinflusst der erzielbare Preis eines Produkts die</text:p>
            <text:p>angebotene Menge des Produkts. Welche der folgenden Aussagen über den</text:p>
            <text:p>Zusammenhang von angebotener Menge und Preis eines Produktes trifft zu?</text:p>
            <text:p>Tragen Sie die Ziffer vor der zutreffenden Aussage in das Kästchen ein.</text:p>
            <text:p>1. Je höher der Preis des Produkts ist, umso niedriger ist die angebotene Menge.</text:p>
            <text:p>2. Je höher der Preis des Produkts ist, umso höher ist die angebotene Menge.</text:p>
            <text:p>3. Je höher die angebotene Menge des Produkts ist, umso niedriger ist der Preis.</text:p>
            <text:p>4. Je niedriger die angebotene Menge des Produkts ist, umso höher ist der Preis.</text:p>
            <text:p>5. Der Preis eines Produkts hat keinen Einfluss auf die angebotene Menge.</text:p>
          </table:table-cell>
          <table:table-cell office:value-type="string" table:style-name="ce3">
            <text:p>2. Je höher der Preis des Produkts ist, umso höher ist die angebotene Menge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3">
            <text:p>Die GreenByte GmbH hat mit der Volt GmbH einen Vertrag geschlossen, der vonseiten der</text:p>
            <text:p>Volt GmbH wie folgt unterschrieben wurde.</text:p>
            <text:p>Unterschriften</text:p>
            <text:p>ppa. Sylvia Heimer i. V. Dr. Karl Pfeffer</text:p>
            <text:p>Welche der folgenden Positionen haben Sylvia Heimer und Dr. Karl Pfeffer in der Volt GmbH</text:p>
            <text:p>laut ihrer Unterschriften?</text:p>
            <text:p>Tragen Sie die Ziffer vor der jeweils zutreffenden Position in das Kästchen ein.</text:p>
            <text:p>Positionen</text:p>
            <text:p>1. Sekretärin</text:p>
            <text:p>2. Prokuristin (a)</text:p>
            <text:p>3. Kommanditist/-in</text:p>
            <text:p>4. Geschäftsführerin</text:p>
            <text:p>5. Handlungsbevollmächtigte-/r (b)</text:p>
            <text:p>6. Vorstand</text:p>
          </table:table-cell>
          <table:table-cell table:style-name="ce3"/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3">
            <text:p>25. Aufgabe</text:p>
            <text:p>Der Verbraucherschutz ist ein zentrales Element der sozialen Marktwirtschaft.</text:p>
            <text:p>Welche der folgenden Aussagen trifft auf den Verbraucherschutz zu?</text:p>
            <text:p>Tragen Sie die Ziffer vor der zutreffenden Aussage in das Kästchen ein.</text:p>
            <text:p>1. Viele dem Verbraucherschutz dienenden Rechtsnormen sind im Bürgerlichen</text:p>
            <text:p>Gesetzbuch (BGB) verankert, z. B. die Vorschriften über Fernabsatzverträge.</text:p>
            <text:p>2. Träger des Verbraucherschutzes sind die Unternehmen, welche die Verbraucher</text:p>
            <text:p>umfassend und objektiv über ihre Produkte und Dienstleistungen informieren</text:p>
            <text:p>müssen.</text:p>
            <text:p>3. Der Verbraucherschutz schließt die Nachteile aus, welche aufgrund mangelnder</text:p>
            <text:p>Fachkenntnis, Informationen und/oder Erfahrung der Konsumenten entstehen.</text:p>
            <text:p>4. Der Verbraucherschutz bezieht sich allein auf Produkte, welche die Gesundheit der</text:p>
            <text:p>Verbraucher schädigen können, z. B. Lebensmittel, Medikamente, Trinkwasser.</text:p>
            <text:p>5. Der Verbraucherschutz ist ein Zweig der Sozialversicherung zur Absicherung von</text:p>
            <text:p>Risiken aus privatrechtlichen Verträgen wie Kaufverträgen und Mietverträgen.</text:p>
          </table:table-cell>
          <table:table-cell office:value-type="string" table:style-name="ce3">
            <text:p>1. Viele dem Verbraucherschutz dienenden Rechtsnormen sind im Bürgerlichen</text:p>
            <text:p>Gesetzbuch (BGB) verankert, z. B. die Vorschriften über Fernabsatzverträge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3">
            <text:p>26. Aufgabe</text:p>
            <text:p>Arbeitnehmer können Maßnahmen zur persönlichen Existenzsicherung treffen.</text:p>
            <text:p>Welche der folgenden Maßnahmen ist zur persönlichen Existenzsicherung geeignet?</text:p>
            <text:p>Tragen Sie die Ziffer vor der zutreffenden Maßnahme in das Kästchen ein.</text:p>
            <text:p>1. Abschluss einer Garantieverlängerung für das neue Smartphone</text:p>
            <text:p>2. Abschluss einer Versicherung für den Fall der Berufsunfähigkeit</text:p>
            <text:p>3. Abschluss eines Ratenkaufvertrags aufgrund fehlender Liquidität</text:p>
            <text:p>4. Abschluss einer Risikolebensversicherung zur Absicherung von Krediten für den Kauf</text:p>
            <text:p>einer Motoryacht</text:p>
            <text:p>5. Abschluss einer privaten Zusatzkrankenversicherung</text:p>
          </table:table-cell>
          <table:table-cell office:value-type="string" table:style-name="ce3">
            <text:p>2. Abschluss einer Versicherung für den Fall der Berufsunfähigkei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3">
            <text:p>27. Aufgabe</text:p>
            <text:p>Herr Scholz will ein eigenes Unternehmen gründen, um als Ist Kaufmann einen Onlineshop</text:p>
            <text:p>für IT-Zubehör zu betreiben. Welche der folgenden Aussagen zur Unternehmensgründung ist</text:p>
            <text:p>zutreffend?</text:p>
            <text:p>Tragen Sie die Ziffer vor der zutreffenden Aussage in das Kästchen ein.</text:p>
            <text:p>1. Zur Absicherung von Krediten muss die Unternehmensform Gesellschaft mit</text:p>
            <text:p>beschränkter Haftung (GmbH) gewählt werden.</text:p>
            <text:p>2. Die Industrie- und Handelskammer verlangt von Herrn Scholz den Nachweis seiner</text:p>
            <text:p>fachlichen Qualifikation zum Betrieb eines kaufmännisch zu führenden</text:p>
            <text:p>Unternehmens.</text:p>
            <text:p>3. Herr Scholz muss sein kaufmännisch geführtes Unternehmen im Handelsregister</text:p>
            <text:p>eintragen lassen.</text:p>
            <text:p>4. Herr Scholz ist von der Einkommensteuerpflicht befreit, wenn er Gewerbesteuer</text:p>
            <text:p>zahlt.</text:p>
            <text:p>5. Als selbstständiger Kaufmann benötigt Herr Scholz keine Krankenversicherung.</text:p>
          </table:table-cell>
          <table:table-cell office:value-type="string" table:style-name="ce3">
            <text:p>3. Herr Scholz muss sein kaufmännisch geführtes Unternehmen im Handelsregister</text:p>
            <text:p>eintragen lassen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3">
            <text:p>28. Aufgabe</text:p>
            <text:p>Die Arbeitsleistung der GreenByte GmbH wird von verschiedenen Wirtschaftseinheiten</text:p>
            <text:p>erbracht.</text:p>
            <text:p>In welchem der folgenden Fälle handelt es sich um eine betriebliche Arbeitsteilung</text:p>
            <text:p>(Arbeitszerlegung).</text:p>
            <text:p>Tragen Sie die Ziffer vor dem zutreffenden Fall in das Kästchen ein.</text:p>
            <text:p>Die GreenByte GmbH ...</text:p>
            <text:p>1. gliedert einen Schritt eines Leistungsprozesses an die OS GmbH aus.</text:p>
            <text:p>2. lässt von einem Mitarbeiter ein Produkt aus Komponenten zusammenbauen, die von</text:p>
            <text:p>verschiedenen externen Unternehmen hergestellt wurden.</text:p>
            <text:p>3. organisiert einen Prozess als Wertschöpfungs- und Lieferkette (Supply Chain), in der</text:p>
            <text:p>Lieferanten, Abteilungen der GreenByte GmbH und Kunden miteinander vernetzt</text:p>
            <text:p>sind.</text:p>
            <text:p>4. betreibt eine Filiale, die in allen Geschäftsfeldern selbstständig operiert.</text:p>
            <text:p>5. produziert ein Produkt in mehreren Arbeitsschritten, die von verschiedenen</text:p>
            <text:p>Arbeitskräften ausgeführt werden.</text:p>
          </table:table-cell>
          <table:table-cell office:value-type="string" table:style-name="ce3">
            <text:p>5. produziert ein Produkt in mehreren Arbeitsschritten, die von verschiedenen</text:p>
            <text:p>Arbeitskräften ausgeführt werden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3">
            <text:p>29. Aufgabe</text:p>
            <text:p>Die GreenByte GmbH hat sich mit den Auswirkungen der Globalisierung</text:p>
            <text:p>auseinanderzusetzen. Welche der folgenden Auswirkungen trifft auch auf die GreenByte</text:p>
            <text:p>GmbH zu?</text:p>
            <text:p>Tragen Sie die Ziffer vor der zutreffenden Auswirkung in das Kästchen ein.</text:p>
            <text:p>1. Durch den Zugang zu internationalen Märkten kann die GreenByte GmbH neue</text:p>
            <text:p>Märkte erschließen.</text:p>
            <text:p>2. Da Deutschland ein Niedriglohnland ist, stehen der GreenByte GmbH ausreichend</text:p>
            <text:p>Fachkräfte zur Verfügung.</text:p>
            <text:p>3. Alle Aufträge der GreenByte GmbH werden weltweit in EUR abgewickelt.</text:p>
            <text:p>4. Alle ausländischen Fachkräfte haben jederzeit Zugang zum deutschen Arbeitsmarkt</text:p>
            <text:p>und können von der GreenByte GmbH sofort eingestellt werden.</text:p>
            <text:p>5. Die Umweltbelastung durch Warentransporte sinkt, weil die GreenByte GmbH</text:p>
            <text:p>vermehrt Waren aus dem Ausland beziehen kann.</text:p>
          </table:table-cell>
          <table:table-cell office:value-type="string" table:style-name="ce3">
            <text:p>1. Durch den Zugang zu internationalen Märkten kann die GreenByte GmbH neue</text:p>
            <text:p>Märkte erschließen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3">
            <text:p>30. Aufgabe</text:p>
            <text:p>Die Wirtschaftsordnung Deutschlands wird als soziale Marktwirtschaft bezeichnet.</text:p>
            <text:p>Welche der folgenden Aussagen trifft auf die soziale Marktwirtschaft zu?</text:p>
            <text:p>Tragen Sie die Ziffer vor der zutreffenden Aussage in das Kästchen ein.</text:p>
            <text:p>1. Der Staat mildert Konjunkturschwankungen durch eine Stabilitäts- und</text:p>
            <text:p>Konjunkturpolitik ab.</text:p>
            <text:p>2. Die Produktionsmittel dürfen kein privates Eigentum sein.</text:p>
            <text:p>3. Die Gewinne dürfen von den Anbietern bis zur Gewinnschwelle frei kalkuliert werden.</text:p>
            <text:p>4. Es dürfen nur die Berufe ausgebildet werden, die auf dem Arbeitsmarkt nachgefragt</text:p>
            <text:p>werden.</text:p>
            <text:p>5. Die staatliche Wettbewerbspolitik soll den Wettbewerb einschränken und Monopole</text:p>
            <text:p>sowie Kartelle zur Stabilisierung der Märkte fördern.</text:p>
          </table:table-cell>
          <table:table-cell office:value-type="string" table:style-name="ce3">
            <text:p>1. Der Staat mildert Konjunkturschwankungen durch eine Stabilitäts- und</text:p>
            <text:p>Konjunkturpolitik ab.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3">
            <text:p>Situation</text:p>
            <text:p>Sie sind Mitarbeiter/-in der Moritz GmbH. Die Moritz GmbH ist ein</text:p>
            <text:p>Dienstleistungsunternehmen im Bereich der IT-Sicherheit.</text:p>
            <text:p>Die folgenden Aufgaben beziehen sich auf dieses Unternehmen.</text:p>
            <text:p>1. Aufgabe</text:p>
            <text:p>Volkswirtschaften werden in Wirtschaftssektoren eingeteilt.</text:p>
            <text:p>Ordnen Sie die folgenden Sektoren den nachstehenden Sachverhalten zu.</text:p>
            <text:p>Tragen Sie die Ziffer vor dem jeweils zutreffenden Sektor in das Kästchen ein.</text:p>
            <text:p>Sektoren</text:p>
            <text:p>1. Primärer Sektor</text:p>
            <text:p>2. Sekundärer Sektor</text:p>
            <text:p>3. Tertiärer Sektor</text:p>
            <text:p>Sachverhalte</text:p>
            <text:p>a. Ein Computerhersteller produziert Laptops.(2)</text:p>
            <text:p>b. Für die Smartphone-Fertigung benötigte Rohstoffe werden von der Mining Co. im</text:p>
            <text:p>Tagebau gefördert. (1)</text:p>
            <text:p>c. Die Altintas KG erstellt Sicherheits-Software. (2)</text:p>
            <text:p>d. Die Moritz GmbH kauft Monitore und verkauft diese einem Kunden. (3)</text:p>
            <text:p>e. Die Moritz GmbH berät Kunden bei deren innerbetrieblichen Sicherheitsproblemen. (3)</text:p>
          </table:table-cell>
          <table:table-cell table:style-name="ce3"/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3">
            <text:p>Das folgende Schema zeigt das Leitungssystem der Moritz GmbH:</text:p>
            <text:p>Nach welchem der folgenden Leitungssysteme arbeitet die Moritz GmbH?</text:p>
            <text:p>Tragen Sie die Ziffer vor dem zutreffenden Leitungssystem in das Kästchen ein.</text:p>
            <text:p>1. Einliniensystem</text:p>
            <text:p>2. Matrixsystem</text:p>
            <text:p>3. Mehrliniensystem</text:p>
            <text:p>4. Stabliniensystem</text:p>
            <text:p>5. Abteilungssystem</text:p>
          </table:table-cell>
          <table:table-cell table:style-name="ce3"/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3">
            <text:p>3. Aufgabe</text:p>
            <text:p>Die Moritz GmbH hat mit Ihnen einen Einzelarbeitsvertrag geschlossen.</text:p>
            <text:p>Welche der folgenden Aussagen ist in diesem Zusammenhang zutreffend?</text:p>
            <text:p>Tragen Sie die Ziffer vor der zutreffenden Aussage in das Kästchen ein.</text:p>
            <text:p>Ein Einzelarbeitsvertrag ...</text:p>
            <text:p>1. kann nur geschlossen werden, wenn für die Moritz GmbH kein gültiger Tarifvertrag</text:p>
            <text:p>vorliegt.</text:p>
            <text:p>2. kann nur mit Zustimmung der Gewerkschaft geschlossen werden.</text:p>
            <text:p>3. ist ohne Urlaubsregelung ungültig.</text:p>
            <text:p>4. ist gültig, wenn das vereinbarte Arbeitsentgelt über dem tarifvertraglich geregelten liegt.</text:p>
            <text:p>5. darf für höchstens zwei Jahre geschlossen werden.</text:p>
          </table:table-cell>
          <table:table-cell office:value-type="string" table:style-name="ce3">
            <text:p>4. ist gültig, wenn das vereinbarte Arbeitsentgelt über dem tarifvertraglich geregelten liegt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3">
            <text:p>4. Aufgabe</text:p>
            <text:p>Einem Mitarbeiter der Moritz GmbH wurde ohne Anhörung des Betriebsrates gekündigt.</text:p>
            <text:p>Welche der folgenden Aussagen entspricht dem Betriebsverfassungsgesetz?</text:p>
            <text:p>Tragen Sie die Ziffer vor der zutreffenden Aussage in das Kästchen ein.</text:p>
            <text:p>Die Kündigung ...</text:p>
            <text:p>1. ist wirksam, weil eine Zustimmung des Betriebsrates nicht vorgeschrieben ist.</text:p>
            <text:p>2. ist wirksam, weil eine Anhörung des Betriebsrates nicht vorgeschrieben ist.</text:p>
            <text:p>3. ist unwirksam, weil eine Anhörung des Betriebsrates zwingend vorgeschrieben ist.</text:p>
            <text:p>4. ist durch eine nachträgliche Anhörung des Betriebsrates wirksam.</text:p>
            <text:p>5. ist unwirksam, wenn das Arbeitsgericht nicht beteiligt wurde.</text:p>
          </table:table-cell>
          <table:table-cell office:value-type="string" table:style-name="ce3">
            <text:p>3. ist unwirksam, weil eine Anhörung des Betriebsrates zwingend vorgeschrieben ist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3">
            <text:p>5. Aufgabe</text:p>
            <text:p>Manfred Behrens, ein Mitarbeiter der Moritz GmbH, ist erkrankt und muss operiert werden.</text:p>
            <text:p>Herr Behrens wird insgesamt fünf Wochen nicht im Betrieb arbeiten können.</text:p>
            <text:p>Welche der folgenden Aussagen trifft auf die geschilderte Situation zu?</text:p>
            <text:p>Tragen Sie die Ziffer vor der zutreffenden Aussage in das Kästchen ein.</text:p>
            <text:p>Herr Behrens erhält von ...</text:p>
            <text:p>1. der Moritz GmbH weiterhin sein Bruttoentgelt.</text:p>
            <text:p>2. der gesetzlichen Krankenkasse Krankengeld.</text:p>
            <text:p>3. der Berufsgenossenschaft ein Übergangsgeld.</text:p>
            <text:p>4. der Bundesagentur für Arbeit eine Entgeltersatzleistung.</text:p>
            <text:p>5. seiner privaten Berufsunfähigkeitsversicherung eine Versicherungsleistung.</text:p>
          </table:table-cell>
          <table:table-cell office:value-type="string" table:style-name="ce3">
            <text:p>1. der Moritz GmbH weiterhin sein Bruttoentgelt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3">
            <text:p>6. Aufgabe</text:p>
            <text:p>Einem Mitarbeiter der Moritz GmbH wird nach bestandener Abschlussprüfung ein befristeter</text:p>
            <text:p>Arbeitsvertrag angeboten. Welche der folgenden Aussagen über befristete Arbeitsverträge</text:p>
            <text:p>ist richtig?</text:p>
            <text:p>Tragen Sie die Ziffer vor der zutreffenden Aussage in das Kästchen ein.</text:p>
            <text:p>Befristete Arbeitsverträge ...</text:p>
            <text:p>1. dürfen nur abgeschlossen werden, wenn Jugendliche nach der Ausbildung vom</text:p>
            <text:p>Ausbildungsbetrieb in ein Arbeitsverhältnis übernommen werden sollen.</text:p>
            <text:p>2. enden mit Ablauf der Befristung, ohne dass es einer Kündigung bedarf.</text:p>
            <text:p>3. dürfen nur mit arbeitslosen Bewerbern abgeschlossen werden.</text:p>
            <text:p>4. dürfen nicht in einen unbefristeten Arbeitsvertrag umgewandelt werden.</text:p>
            <text:p>5. mit einer Laufzeit über 12 Monate können ohne Urlaubs- und Lohnfortzahlungsansprüche</text:p>
            <text:p>abgeschlossen werden.</text:p>
          </table:table-cell>
          <table:table-cell office:value-type="string" table:style-name="ce3">
            <text:p>2. enden mit Ablauf der Befristung, ohne dass es einer Kündigung bedarf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3">
            <text:p>7. Aufgabe</text:p>
            <text:p>In der Moritz GmbH sind Regelungen aus dem Arbeitsrecht zu beachten.</text:p>
            <text:p>In welchem der folgenden Gesetze werden die nachstehenden Sachverhalte geregelt?</text:p>
            <text:p>Tragen Sie die Ziffer vor dem jeweils zutreffenden Gesetz in das Kästchen ein.</text:p>
            <text:p>Gesetze</text:p>
            <text:p>1. Kündigungsschutzgesetz</text:p>
            <text:p>2. Allgemeines Gleichbehandlungsgesetz</text:p>
            <text:p>3. Betriebsverfassungsgesetz</text:p>
            <text:p>4. Arbeitszeitgesetz</text:p>
            <text:p>Sachverhalte</text:p>
            <text:p>a) In einer Stellenanzeige der Moritz GmbH steht, dass ein IT-Kaufmann gesucht wird. (2)</text:p>
            <text:p>b) Die werktägliche Arbeitszeit der Arbeitnehmer darf acht Stunden nicht überschreiten. (4)</text:p>
            <text:p>c) Eine betriebsbedingte Kündigung ist rechtsunwirksam, wenn sie sozial ungerechtfertigt</text:p>
            <text:p>ist. (1)</text:p>
            <text:p>d) Bei der Moritz GmbH werden Bewerberinnen und Bewerber mit Behinderungen</text:p>
            <text:p>bevorzugt. (2)</text:p>
            <text:p>e) Die Moritz GmbH informiert den Betriebsrat über die geplante Schließung einer Filiale. (3)</text:p>
          </table:table-cell>
          <table:table-cell table:style-name="ce3"/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3">
            <text:p>8. Aufgabe</text:p>
            <text:p>Die Moritz GmbH will eine neue Mitarbeiterin zunächst befristet für ein Jahr einstellen.</text:p>
            <text:p>Welche der folgenden Aussagen über befristete Arbeitsverträge ist richtig?</text:p>
            <text:p>Tragen Sie die Ziffer vor der zutreffenden Aussage in das Kästchen ein.</text:p>
            <text:p>1. Befristete Arbeitsverträge können vom Arbeitgeber während der Laufzeit nicht gekündigt</text:p>
            <text:p>werden.</text:p>
            <text:p>2. Der befristete Arbeitsvertrag endet mit Ablauf der Frist, ohne dass es einer Kündigung</text:p>
            <text:p>bedarf.</text:p>
            <text:p>3. Für befristete Arbeitsverträge gelten die tarifvertraglichen Vereinbarungen nicht.</text:p>
            <text:p>4. Bei befristeten Arbeitsverträgen gibt es keine Lohnfortzahlung im Krankheitsfall.</text:p>
            <text:p>5. Befristete Arbeitsverträge dürfen nur mit arbeitslosen Bewerbern abgeschlossen werden.</text:p>
          </table:table-cell>
          <table:table-cell office:value-type="string" table:style-name="ce3">
            <text:p>2. Der befristete Arbeitsvertrag endet mit Ablauf der Frist, ohne dass es einer Kündigung</text:p>
            <text:p>bedarf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3">
            <text:p>9. Aufgabe</text:p>
            <text:p>Die Mitarbeiter der Moritz GmbH müssen Unfallverhütungsvorschriften zur Arbeitssicherheit</text:p>
            <text:p>und zum Gesundheitsschutz am Arbeitsplatz einhalten. Daher muss die Moritz GmbH über</text:p>
            <text:p>die Unfallverhütungsvorschriften informieren.</text:p>
            <text:p>Welche der folgenden Aussagen trifft auf die Informationspflicht über</text:p>
            <text:p>Unfallverhütungsvorschriften zu?</text:p>
            <text:p>Tragen Sie die Ziffer vor der zutreffenden Aussage in das Kästchen ein.</text:p>
            <text:p>Die Moritz GmbH ...</text:p>
            <text:p>1. muss ihre Mitarbeiter schriftlich informieren, dass an den Arbeitsplätzen</text:p>
            <text:p>Unfallverhütungsvorschriften einzuhalten sind, die sie bei der zuständigen</text:p>
            <text:p>Berufsgenossenschaft einsehen können.</text:p>
            <text:p>2. muss ihre Mitarbeiter zu Beginn ihrer Tätigkeit einmal mündlich, z. B. im</text:p>
            <text:p>Vorstellungsgespräch, über die einzuhaltenden Unfallverhütungsvorschriften informieren.</text:p>
            <text:p>3. muss die Unfallverhütungsvorschriften im Netzwerk bereitstellen, sodass alle Mitarbeiter</text:p>
            <text:p>diese jederzeit einsehen und downloaden können.</text:p>
            <text:p>4. muss die Unfallverhütungsvorschriften im Betrieb gut sichtbar aushängen.</text:p>
            <text:p>5. muss jeden neuen Mitarbeiter zu einer Informationsveranstaltung über Arbeitssicherheit</text:p>
            <text:p>und Gesundheitsschutz bei der zuständigen Berufsgenossenschaft anmelden</text:p>
          </table:table-cell>
          <table:table-cell office:value-type="string" table:style-name="ce3">
            <text:p>4. muss die Unfallverhütungsvorschriften im Betrieb gut sichtbar aushängen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3">
            <text:p>10. Aufgabe</text:p>
            <text:p>Der Personalabteilung der Moritz GmbH werden nachstehende Unfälle gemeldet.</text:p>
            <text:p>Welche der folgenden Unfälle müssen der Berufsgenossenschaft gemeldet werden?</text:p>
            <text:p>Tragen Sie die Ziffern vor den drei zutreffenden Unfällen in die Kästchen ein.</text:p>
            <text:p>1. Ein Mitarbeiter erhielt in seinem Büro an einer defekten Leitung einen schweren</text:p>
            <text:p>Stromschlag und erlitt Verbrennungen.</text:p>
            <text:p>2. Eine Mitarbeiterin verletzte sich ihren Fuß auf dem Parkplatz der Moritz GmbH an einer</text:p>
            <text:p>vorstehenden Bodenplatte.</text:p>
            <text:p>3. Ein Mitarbeiter brach sich bei einem Fußballspiel seines Vereins ein Bein.</text:p>
            <text:p>4. Ein Mitarbeiter besuchte auf dem Heimweg von seiner Arbeitsstelle eine Gaststätte. Beim</text:p>
            <text:p>Verlassen des Lokals stürzte er und verletzte sich schwer.</text:p>
            <text:p>5. Ein Auszubildender verunglückte mit seinem Fahrrad auf dem Weg zum Schwimmbad,</text:p>
            <text:p>das er besuchen wollte.</text:p>
            <text:p>6. Ein Mitarbeiter verunglückte auf dem direkten Weg zur Arbeit.</text:p>
            <text:p>7. Der Geschäftsführer beschädigt auf dem Firmenparkplatz das Fahrzeug eines</text:p>
            <text:p>Mitarbeiters.</text:p>
          </table:table-cell>
          <table:table-cell office:value-type="string" table:style-name="ce3">
            <text:p>1. Ein Mitarbeiter erhielt in seinem Büro an einer defekten Leitung einen schweren</text:p>
            <text:p>Stromschlag und erlitt Verbrennungen.</text:p>
            <text:p>2. Eine Mitarbeiterin verletzte sich ihren Fuß auf dem Parkplatz der Moritz GmbH an einer</text:p>
            <text:p>vorstehenden Bodenplatte</text:p>
            <text:p>6. Ein Mitarbeiter verunglückte auf dem direkten Weg zur Arbeit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3">
            <text:p>11. Aufgabe</text:p>
            <text:p>Die Moritz GmbH ist Mitglied eines Arbeitgeberverbandes.</text:p>
            <text:p>Welche der folgenden Aussagen trifft auf Arbeitgeberverbände zu?</text:p>
            <text:p>Tragen Sie die Ziffer vor der zutreffenden Aussage in das Kästchen ein.</text:p>
            <text:p>Arbeitgeberverbände...</text:p>
            <text:p>1. können Gesetze im Wirtschaftsrecht erlassen.</text:p>
            <text:p>2. setzen sich für ein stärker regulierendes Arbeitsrecht ein.</text:p>
            <text:p>3. setzen die Einhaltung der Tarifverträge bei allen Unternehmen einer Branche durch.</text:p>
            <text:p>4. vertreten ihre Mitglieder in sozial- und arbeitsrechtlichen Belangen.</text:p>
            <text:p>5. nehmen nur Unternehmen mit Betriebsräten als Mitglieder auf.</text:p>
          </table:table-cell>
          <table:table-cell office:value-type="string" table:style-name="ce3">
            <text:p>4. vertreten ihre Mitglieder in sozial- und arbeitsrechtlichen Belangen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3">
            <text:p>12. Aufgabe</text:p>
            <text:p>In der Moritz GmbH wurde ein Betriebsrat gewählt.</text:p>
            <text:p>Welche der folgenden Aussagen über den Betriebsrat ist zutreffend?</text:p>
            <text:p>Tragen Sie die Ziffer vor der zutreffenden Aussage in das Kästchen ein.</text:p>
            <text:p>Ein Betriebsrat...</text:p>
            <text:p>1. muss in jeder Gesellschaft mit beschränkter Haftung gewählt werden.</text:p>
            <text:p>2. muss paritätisch aus Arbeitnehmern und Arbeitnehmerinnen gebildet werden.</text:p>
            <text:p>3. besitzt umfangreiche Handlungsvollmacht und kann in fast allen Belangen des</text:p>
            <text:p>Unternehmens Rechtsgeschäfte abschließen.</text:p>
            <text:p>4. muss aufgrund der zwingenden Mitbestimmung der Gründung einer Filiale zustimmen.</text:p>
            <text:p>5. besitzt bei der Aufstellung des Urlaubsplans ein Mitbestimmungsrecht.</text:p>
          </table:table-cell>
          <table:table-cell office:value-type="string" table:style-name="ce3">
            <text:p>5. besitzt bei der Aufstellung des Urlaubsplans ein Mitbestimmungsrecht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3">
            <text:p>13. Aufgabe</text:p>
            <text:p>In der Moritz GmbH sind zwei Drittel der Mitarbeiter Mitglied einer Gewerkschaft und an die</text:p>
            <text:p>absolute Friedenspflicht gebunden. Welche der folgenden Angaben trifft auf die im Tarifrecht</text:p>
            <text:p>genannte absolute Friedenspflicht zu?</text:p>
            <text:p>Tragen Sie die Ziffer vor der zutreffenden Angabe in das Kästchen ein.</text:p>
            <text:p>1. Erzeugung eines guten Betriebsklimas</text:p>
            <text:p>2. Verbot eines Arbeitskampfes während eines geltenden Tarifvertrages</text:p>
            <text:p>3. Vermeidung von Auseinandersetzungen vor dem Arbeitsgericht</text:p>
            <text:p>4. Einhaltung des Kündigungsschutzes für Betriebsratsmitglieder</text:p>
            <text:p>5. Konstruktive Zusammenarbeit zwischen Arbeitgebern und Arbeitnehmern</text:p>
          </table:table-cell>
          <table:table-cell office:value-type="string" table:style-name="ce3">
            <text:p>2. Verbot eines Arbeitskampfes während eines geltenden Tarifvertrages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3">
            <text:p>14. Aufgabe</text:p>
            <text:p>Die Moritz GmbH ist tarifgebunden und schließt Arbeitsverträge auf der Grundlage des</text:p>
            <text:p>aktuellen Tarifvertrags. Welche der folgenden Aussagen treffen auf einen Tarifvertrag zu?</text:p>
            <text:p>Tragen Sie die Ziffern vor den zwei zutreffenden Aussagen in die Kästchen ein.</text:p>
            <text:p>Ein Tarifvertrag ...</text:p>
            <text:p>1. kommt durch freie Vereinbarung der Tarifpartner zustande.</text:p>
            <text:p>2. bedarf der Genehmigung eines staatlich bestellten Schlichters.</text:p>
            <text:p>3. schließt günstigere Betriebsvereinbarungen nicht aus.</text:p>
            <text:p>4. darf nur für gewerkschaftlich organisierte Arbeitnehmer angewendet werden.</text:p>
            <text:p>5. darf eine Laufzeit von höchstens drei Jahren haben.</text:p>
            <text:p>6. gibt Höchstgrenzen für Löhne und Gehälter an.</text:p>
          </table:table-cell>
          <table:table-cell office:value-type="string" table:style-name="ce3">
            <text:p>1. kommt durch freie Vereinbarung der Tarifpartner zustande.</text:p>
            <text:p>3. schließt günstigere Betriebsvereinbarungen nicht aus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3">
            <text:p>15. Aufgabe</text:p>
            <text:p>Eine Auszubildende der Moritz GmbH will einen Teil ihrer Berufsausbildung im Ausland</text:p>
            <text:p>durchführen. In diesem Zusammenhang wurde sie auf den Dienst Europass hingewiesen.</text:p>
            <text:p>Welche der folgenden Aussagen zum Dienst Europass ist zutreffend?</text:p>
            <text:p>Tragen Sie die Ziffer vor der zutreffenden Aussage in das Kästchen ein.</text:p>
            <text:p>1. Europass ist ein kostenpflichtiger Dienst.</text:p>
            <text:p>2. Der Dienst Europass unterstützt Auszubildende, erworbene Qualifikationen, Fähigkeiten</text:p>
            <text:p>und Kompetenzen bei Bewerbungen europaweit verständlich darzustellen.</text:p>
            <text:p>3. Der Dienst Europass beglaubigt Ausbildungsabschnitte von Auszubildenden, die im</text:p>
            <text:p>europäischen Ausland durchgeführt wurden, im „ Europass-Mobilität".</text:p>
            <text:p>4. Der vom Dienst Europass ausgestellte „Furopass-Mobilität" ist für eine Berufsausbildung</text:p>
            <text:p>im europäischen Ausland verpflichtend.</text:p>
            <text:p>5. Der Dienst Europass zertifiziert Fremdsprachenkenntnisse im „FuropassSprachkenntnisse".</text:p>
          </table:table-cell>
          <table:table-cell office:value-type="string" table:style-name="ce3">
            <text:p>2. Der Dienst Europass unterstützt Auszubildende, erworbene Qualifikationen, Fähigkeiten</text:p>
            <text:p>und Kompetenzen bei Bewerbungen europaweit verständlich darzustellen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3">
            <text:p>16. Aufgabe</text:p>
            <text:p>Das Prinzip der gesetzlichen Sozialversicherung ist das Solidaritätsprinzip.</text:p>
            <text:p>Welche der folgenden Aussagen trifft auf das Solidaritätsprinzip zu?</text:p>
            <text:p>Tragen Sie die Ziffer vor der zutreffenden Aussage in das Kästchen ein.</text:p>
            <text:p>1. Jeder Arbeitnehmer muss für seine Risikovorsorge im vollen Umfang durch</text:p>
            <text:p>Rücklagenbildung selbst sorgen.</text:p>
            <text:p>2. Die Versicherten finanzieren gemeinsam die Risikovorsorge.</text:p>
            <text:p>3. Arbeitgeber und Arbeitnehmer teilen sich die Beitragsleistungen zu gleichen Anteilen.</text:p>
            <text:p>4. Die Beiträge für die Sozialversicherung sind für alle Versicherten gleich hoch.</text:p>
            <text:p>5. Eigennutz geht vor Gemeinnutz.</text:p>
          </table:table-cell>
          <table:table-cell office:value-type="string" table:style-name="ce3">
            <text:p>2. Die Versicherten finanzieren gemeinsam die Risikovorsorge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3">
            <text:p>17. Aufgabe</text:p>
            <text:p>Ein Mitarbeiter der Moritz GmbH erkrankt während seines Urlaubs.</text:p>
            <text:p>Welche der folgenden Aussagen trifft auf diesen Sachverhalt zu?</text:p>
            <text:p>Tragen Sie die Ziffer vor der zutreffenden Aussage in das Kästchen ein.</text:p>
            <text:p>1. Die Tage der Arbeitsunfähigkeit werden zur Hälfte auf den Jahresurlaub angerechnet.</text:p>
            <text:p>2. Die Tage der Arbeitsunfähigkeit werden voll auf den Jahresurlaub angerechnet.</text:p>
            <text:p>3. Die ärztlich nachgewiesenen Tage der Arbeitsunfähigkeit werden nicht auf den</text:p>
            <text:p>Jahresurlaub angerechnet.</text:p>
            <text:p>4. Die Arbeitsunfähigkeit wird nur dann angerechnet, wenn die Erkrankung in Deutschland</text:p>
            <text:p>auftrat.</text:p>
            <text:p>5. Die Tage der Arbeitsunfähigkeit werden nur bei Krankenhausaufenthalt nicht</text:p>
            <text:p>angerechnet.</text:p>
          </table:table-cell>
          <table:table-cell office:value-type="string" table:style-name="ce3">
            <text:p>3. Die ärztlich nachgewiesenen Tage der Arbeitsunfähigkeit werden nicht auf den</text:p>
            <text:p>Jahresurlaub angerechnet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3">
            <text:p>18. Aufgabe</text:p>
            <text:p>Eine Aushilfskraft bittet in der Personalabteilung der Moritz GmbH um Informationen zur</text:p>
            <text:p>Sozialversicherung.</text:p>
            <text:p>Welche der folgenden Versicherungsbeiträge sind nicht im Beitrag des Arbeitnehmers zur</text:p>
            <text:p>Sozialversicherung enthalten?</text:p>
            <text:p>Tragen Sie die Ziffern vor den zwei zutreffenden Versicherungen in die Kästchen ein.</text:p>
            <text:p>1. Krankenversicherung</text:p>
            <text:p>2. Pflegeversicherung</text:p>
            <text:p>3. Lebensversicherung</text:p>
            <text:p>4. Rentenversicherung</text:p>
            <text:p>5. Arbeitslosenversicherung</text:p>
            <text:p>6. Unfallversicherung</text:p>
          </table:table-cell>
          <table:table-cell office:value-type="string" table:style-name="ce3">
            <text:p>3. Lebensversicherung</text:p>
            <text:p>6. Unfallversicherung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3">
            <text:p>19. Aufgabe</text:p>
            <text:p>Solidarität ist ein gesellschaftspolitisches Prinzip, welches in der Bundesrepublik</text:p>
            <text:p>Deutschland angewendet wird. Welcher der folgenden Sachverhalte entspricht dem Prinzip</text:p>
            <text:p>der Solidarität?</text:p>
            <text:p>Tragen Sie die Ziffer vor dem zutreffenden Sachverhalt in das Kästchen ein.</text:p>
            <text:p>1. Rentnern mit geringem Einkommen kann die Grundsicherung zustehen.</text:p>
            <text:p>2. Die Kommune senkt die Zuschüsse für Kindertagesstätten.</text:p>
            <text:p>3. Die Erbschaftssteuer wird gesenkt.</text:p>
            <text:p>4. Der Staat senkt die Subventionen für die Landwirtschaft.</text:p>
            <text:p>5. Der Staat schafft den Solidaritätszuschlag ab.</text:p>
          </table:table-cell>
          <table:table-cell office:value-type="string" table:style-name="ce3">
            <text:p>1. Rentnern mit geringem Einkommen kann die Grundsicherung zustehen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3">
            <text:p>20. Aufgabe</text:p>
            <text:p>Die Ausbildungsleiterin der Moritz GmbH, Helene Silbereisen, schlägt vor, dass Sie</text:p>
            <text:p>mittelfristig auch als Ausbilder/-in arbeiten sollen. Welche der folgenden Voraussetzungen</text:p>
            <text:p>muss ein Ausbilder nach den gesetzlichen Regelungen u. a. erfüllen?</text:p>
            <text:p>Tragen Sie die Ziffer vor der zutreffenden Voraussetzung in das Kästchen ein.</text:p>
            <text:p>Er/Sie muss...</text:p>
            <text:p>1. Mitglied im zuständigen Prüfungsausschuss sein.</text:p>
            <text:p>2. über eine notwendige persönliche Eignung verfügen.</text:p>
            <text:p>3. jährlich ein Weiterbildungsseminar der IHK besuchen.</text:p>
            <text:p>4. Mitglied der Geschäftsleitung sein.</text:p>
            <text:p>5. Mitglied einer Gewerkschaft sein.</text:p>
          </table:table-cell>
          <table:table-cell office:value-type="string" table:style-name="ce3">
            <text:p>2. über eine notwendige persönliche Eignung verfügen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3">
            <text:p>21. Aufgabe</text:p>
            <text:p>Bei der Gründung des Unternehmens wurde von Günter Moritz die Rechtsform GmbH</text:p>
            <text:p>gewählt. Welche der folgenden Aussagen trifft auf eine GmbH zu?</text:p>
            <text:p>Tragen Sie die Ziffer vor der zutreffenden Aussage in das Kästchen ein.</text:p>
            <text:p>1. GmbH-Anteile werden an der Börse gehandelt.</text:p>
            <text:p>2. Das Stammkapital der GmbH muss bei Gründung mindestens 100.000 EUR betragen.</text:p>
            <text:p>3. Alle Gesellschafter der GmbH sind jederzeit zur Geschäftsführung berechtigt.</text:p>
            <text:p>4. Die Gesellschafter der GmbH haften für Verbindlichkeiten mit ihrem Privatvermögen.</text:p>
            <text:p>5. Nach der gesetzlichen Regelung erfolgt die Gewinnverteilung nach Geschäftsanteilen.</text:p>
          </table:table-cell>
          <table:table-cell office:value-type="string" table:style-name="ce3">
            <text:p>5. Nach der gesetzlichen Regelung erfolgt die Gewinnverteilung nach Geschäftsanteilen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3">
            <text:p>22. Aufgabe</text:p>
            <text:p>Die Moritz GmbH verfolgt ihre Ziele nach dem erwerbswirtschaftlichen Prinzip. Welche der</text:p>
            <text:p>folgenden Zielsetzungen entspricht dem erwerbswirtschaftlichen Prinzip?</text:p>
            <text:p>Tragen Sie die Ziffer vor der zutreffenden Zielsetzung in das Kästchen ein.</text:p>
            <text:p>1. Die Erhöhung der Mitarbeiterzufriedenheit</text:p>
            <text:p>2. Die höchstmögliche Verzinsung des eingesetzten Kapitals</text:p>
            <text:p>3. Die Verwendung von umweltfreundlichen Materialien im Verpackungsbereich</text:p>
            <text:p>4. Die Sicherung und Erhaltung von Arbeitsplätzen</text:p>
            <text:p>5. Die ständige Unterbietung der Mitbewerber durch Niedrigpreise</text:p>
          </table:table-cell>
          <table:table-cell office:value-type="string" table:style-name="ce3">
            <text:p>2. Die höchstmögliche Verzinsung des eingesetzten Kapitals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3">
            <text:p>23. Aufgabe</text:p>
            <text:p>Für die folgenden vier durchgeführten Aufträge der Moritz GmbH liegen folgende Zahlen vor:</text:p>
            <text:p>Auftrag Nr. 1 2 3 4</text:p>
            <text:p>Aufwand (EUR) 150.000 40.000 40.000 50.000</text:p>
            <text:p>Ertrag (EUR) 180.000 50.000 52.000 62.000</text:p>
            <text:p>a) Berechnen Sie, welcher Auftrag am wirtschaftlichsten abgewickelt wurde.</text:p>
            <text:p>Tragen Sie die Auftragsnummer des wirtschaftlichsten Auftrags in das Kästchen ein.</text:p>
            <text:p>b) Berechnen Sie die Kennziffer für die Wirtschaftlichkeit dieses Auftrags. Runden Sie das</text:p>
            <text:p>Ergebnis ggf. auf zwei Stellen nach dem Komma. Tragen Sie das Ergebnis in die Kästchen</text:p>
            <text:p>ein.</text:p>
            <text:p>a) 3</text:p>
            <text:p>b) 1,30 52000-40000=12000 12000/40000*100=30</text:p>
          </table:table-cell>
          <table:table-cell table:style-name="ce3"/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3">
            <text:p>24. Aufgabe</text:p>
            <text:p>Die Moritz GmbH hat die Bätje GmbH gekauft und betreibt diese unter Beibehaltung der</text:p>
            <text:p>Firma Bätje GmbH weiter. Um welche der folgenden Formen eines</text:p>
            <text:p>Unternehmenszusammenschlusses handelt es sich?</text:p>
            <text:p>Tragen Sie die Ziffer vor der zutreffenden Form des Unternehmenszusammenschlusses in</text:p>
            <text:p>das Kästchen ein.</text:p>
            <text:p>1. Fusion</text:p>
            <text:p>2. Arbeitsgemeinschaft</text:p>
            <text:p>3. Interessengemeinschaft</text:p>
            <text:p>4. Kartell</text:p>
            <text:p>5. Konzern</text:p>
          </table:table-cell>
          <table:table-cell office:value-type="string" table:style-name="ce3">
            <text:p>5. Konzern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3">
            <text:p>25. Aufgabe</text:p>
            <text:p>Einige Hersteller von Festplatten haben in letzter Zeit fusioniert, sodass es nur noch wenige</text:p>
            <text:p>Hersteller von Festplatten gibt, denen viele IT-Unternehmen als Nachfrager</text:p>
            <text:p>gegenüberstehen.</text:p>
            <text:p>Welche der folgenden Aussagen beschreibt diese Marktform für Festplatten?</text:p>
            <text:p>Tragen Sie die Ziffer vor der zutreffenden Aussage in das Kästchen ein.</text:p>
            <text:p>1. Angebotsmonopol</text:p>
            <text:p>2. Angebotsoligopol</text:p>
            <text:p>3. Polypol</text:p>
            <text:p>4. Nachfragemonopol</text:p>
            <text:p>5. Nachfrageoligopol</text:p>
          </table:table-cell>
          <table:table-cell office:value-type="string" table:style-name="ce3">
            <text:p>2. Angebotsoligopol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3">
            <text:p>26. Aufgabe</text:p>
            <text:p>Zu den Kunden und Lieferern der Moritz GmbH zählen unter anderem die Köhnken KG,</text:p>
            <text:p>Berlin. Welche der folgenden Aussagen trifft auf die Rechtsform der KG zu?</text:p>
            <text:p>Tragen Sie die Ziffer vor der zutreffenden Aussage in das Kästchen ein.</text:p>
            <text:p>1. Alle Gesellschafter haften unbeschränkt mit ihrem Privatvermögen.</text:p>
            <text:p>2. Die Mindesteinlage der Gesellschafter beträgt 25.000 EUR.</text:p>
            <text:p>3. Komplementäre der KG haften nicht für die Verluste der KG.</text:p>
            <text:p>4. Kommanditisten haften höchstens mit ihrer Einlage.</text:p>
            <text:p>5. Kommanditisten sind zur Geschäftsführung verpflichtet.</text:p>
          </table:table-cell>
          <table:table-cell office:value-type="string" table:style-name="ce3">
            <text:p>4. Kommanditisten haften höchstens mit ihrer Einlage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3">
            <text:p>27. Aufgabe</text:p>
            <text:p>Die Scholz KG soll der Moritz GmbH ein Netzwerk liefern. Der Kaufvertrag wurde</text:p>
            <text:p>geschlossen und wie folgt unterschrieben:</text:p>
            <text:p>Zwischen welchen der folgenden Vertragspartner wurde der Kaufvertrag geschlossen?</text:p>
            <text:p>Tragen Sie die Ziffern vor den zwei zutreffenden Vertragspartnern in die Kästchen ein.</text:p>
            <text:p>1. Prokurist der Scholz KG, Hans Horn</text:p>
            <text:p>2. Einkäufer der Moritz GmbH, Peter Moll</text:p>
            <text:p>3. Kommanditist der Scholz KG, Peter Scholz</text:p>
            <text:p>4. Geschäftsführerin der Moritz GmbH, Frauke Peters</text:p>
            <text:p>5. Scholz KG</text:p>
            <text:p>6. Moritz GmbH</text:p>
          </table:table-cell>
          <table:table-cell table:style-name="ce3"/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3">
            <text:p>28. Aufgabe</text:p>
            <text:p>Sie wollen sich mit einem Software Unternehmen selbstständig machen. Bei den</text:p>
            <text:p>Kreditgesprächen mit einer Bank wird die Vorlage eines Business-Planes verlangt.</text:p>
            <text:p>An welcher der folgenden Stellen in Ihrem Business-Plan erwartet die Bank Aussagen zu</text:p>
            <text:p>anderen Unternehmen, die ähnliche Dienstleistungen anbieten?</text:p>
            <text:p>Tragen Sie die Ziffer vor der zutreffenden Stelle in das Kästchen ein.</text:p>
            <text:p>Bei der...</text:p>
            <text:p>1. Unternehmensbeschreibung</text:p>
            <text:p>2. Standortbeschreibung</text:p>
            <text:p>3. Beschreibung der Produkte und Leistungen</text:p>
            <text:p>4. Markt- und Wettbewerbsanalyse</text:p>
            <text:p>5. Finanzplanung</text:p>
          </table:table-cell>
          <table:table-cell office:value-type="string" table:style-name="ce3">
            <text:p>4. Markt- und Wettbewerbsanalyse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3">
            <text:p>29. Aufgabe</text:p>
            <text:p>Die Moritz GmbH kauft Waren, die in weltweiter Arbeitsteilung hergestellt werden.</text:p>
            <text:p>Welche der folgenden Auswirkungen hat die weltweite Arbeitsteilung?</text:p>
            <text:p>Tragen Sie die Ziffer vor der zutreffenden Auswirkung in das Kästchen ein.</text:p>
            <text:p>1. Die Produktion erfolgt jeweils in den Ländern mit den ökologisch besten Standards.</text:p>
            <text:p>2. Durch Nutzung der jeweils wirtschaftlich günstigsten Rohstoff- und</text:p>
            <text:p>Produktionsbedingungen nimmt die Menge der transportierten Waren weltweit zu.</text:p>
            <text:p>3. Aufgrund internationaler Vereinbarungen müssen die Unternehmen in allen Ländern die</text:p>
            <text:p>gleichen hohen sozialen und ökologischen Standards einhalten.</text:p>
            <text:p>4. Die Volkswirtschaften der Länder spezialisieren sich nicht auf bestimmte Produktionen.</text:p>
            <text:p>5. Auf dem weltweiten Arbeitsmarkt herrscht eine allgemeine Arbeitnehmerfreizügigkeit.</text:p>
          </table:table-cell>
          <table:table-cell office:value-type="string" table:style-name="ce3">
            <text:p>2. Durch Nutzung der jeweils wirtschaftlich günstigsten Rohstoff- und</text:p>
            <text:p>Produktionsbedingungen nimmt die Menge der transportierten Waren weltweit zu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3">
            <text:p>30. Aufgabe</text:p>
            <text:p>Die Moritz GmbH handelt mit Unternehmen in den USA. In einem bestimmten Zeitraum ist</text:p>
            <text:p>der Kurs des EUR von 1,15 USD auf 1,05 USD gefallen. Welche der folgenden</text:p>
            <text:p>Auswirkungen ist aufgrund dieser Entwicklung in der Regel zu erwarten?</text:p>
            <text:p>Tragen Sie die Ziffer vor der zutreffenden Auswirkung in das Kästchen ein.</text:p>
            <text:p>Die Moritz GmbH ...</text:p>
            <text:p>1. kann nun in den USA günstiger einkaufen.</text:p>
            <text:p>2. erhält mehr Aufträge aus den USA.</text:p>
            <text:p>3. erhält weniger Aufträge aus den USA.</text:p>
            <text:p>4. muss ein Produkt zu 1.000,00 EUR in den USA nun 200,00 USD teurer anbieten, um</text:p>
            <text:p>keinen Verlust zu erleiden.</text:p>
            <text:p>5. kann den Verkaufspreis in EUR für ein US-Produkt, dessen Einkaufspreis auf dem Kurs</text:p>
            <text:p>von 1,15 USD kalkuliert wurde, ohne Gewinnverlust um 14,3 % senken.</text:p>
          </table:table-cell>
          <table:table-cell office:value-type="string" table:style-name="ce3">
            <text:p>2. erhält mehr Aufträge aus den USA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3">
            <text:p>Situation</text:p>
            <text:p>Sie sind Mitarbeiter/-in der Ecotec GmbH. Die Ecotec GmbH ist ein ITDienstleistungsunternehmen.</text:p>
            <text:p>Die folgenden Aufgaben beziehen sich auf dieses Unternehmen.</text:p>
            <text:p>1. Aufgabe</text:p>
            <text:p>Die Ecotec GmbH betreut als IT-Dienstleister vor allem klein- und mittelständische Betriebe.</text:p>
            <text:p>Sie sieht großes Marktpotenzial in der Entwicklung eines Angebots von Clouddiensten und</text:p>
            <text:p>Onlineshops für ihre Kunden.</text:p>
            <text:p>Welche der folgenden Bezeichnungen treffen auf die Ecotec GmbH zu?</text:p>
            <text:p>Tragen Sie die Ziffern von den zwei zutreffenden Bezeichnungen in die Kästchen ein.</text:p>
            <text:p>1. Unternehmen des primären Sektors</text:p>
            <text:p>2. Unternehmen des tertiären Sektors</text:p>
            <text:p>3. Erwerbswirtschaftlicher Betrieb</text:p>
            <text:p>4. Gemeinwirtschaftlicher Betrieb</text:p>
            <text:p>5. Personengesellschaft</text:p>
            <text:p>6. Kannkaufmann</text:p>
          </table:table-cell>
          <table:table-cell office:value-type="string" table:style-name="ce3">
            <text:p>2. Unternehmen des tertiären Sektors</text:p>
            <text:p>3. Erwerbswirtschaftlicher Betrieb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3">
            <text:p>2. Aufgabe</text:p>
            <text:p>Die folgende Grafik zeigt einen vereinfachten Wirtschaftskreislauf.</text:p>
            <text:p>Welche der mit 01 bis 10 gekennzeichneten Geldströme treffen auf die folgenden</text:p>
            <text:p>Zahlungsvorgänge in der Ecotec GmbH zu? Tragen Sie die Ziffer des jeweils zutreffenden</text:p>
            <text:p>Zahlungsvorgangs zweistellig in die Kästchen ein.</text:p>
            <text:p>Zahlungsvorgänge</text:p>
            <text:p>a) Die Ecotec GmbH zahlt die Gewerbesteuer an das Finanzamt.(4)</text:p>
            <text:p>b) Die Ecotec GmbH überweist einen Rechnungsbetrag an einen amerikanischen</text:p>
            <text:p>Lieferanten.(3)</text:p>
            <text:p>c) Ein Mitarbeiter der Ecotec GmbH erhält vom Finanzamt eine Steuerrückerstattung.(1)</text:p>
            <text:p>d) Die Ecotec GmbH überweist die Löhne an ihre Mitarbeiter.(9)</text:p>
            <text:p>e) Ein schwedischer Kunde überweist den Rechnungsbetrag für gelieferte Hardware.(7)</text:p>
          </table:table-cell>
          <table:table-cell table:style-name="ce3"/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3">
            <text:p>3. Aufgabe</text:p>
            <text:p>Für die Entwicklung des neuen Geschäftsfeldes Clouddienste plant die Ecotec GmbH die</text:p>
            <text:p>Einstellung von Mitarbeitern.</text:p>
            <text:p>In den Arbeitsverträgen der neuen Mitarbeiter soll eine regelmäßige tägliche Arbeitszeit von</text:p>
            <text:p>zehn Stunden vereinbart werden. Die Ecotec GmbH arbeitet fünf Tage in der Woche von</text:p>
            <text:p>Montag bis Freitag.</text:p>
            <text:p>Welche der folgenden Aussage zur regelmäßigen täglichen Arbeitszeit trifft zu?</text:p>
            <text:p>Tragen Sie die Ziffer vor der zutreffenden Aussage in das Kästchen ein.</text:p>
            <text:p>Die Vereinbarung...</text:p>
            <text:p>1. ist zulässig, wenn sie tarifvertraglich vereinbart wurde.</text:p>
            <text:p>2. ist zulässig, wenn der Betriebsrat mit der Geschäftsleitung eine entsprechende</text:p>
            <text:p>Betriebsvereinbarung abschließt.</text:p>
            <text:p>3. ist zulässig, weil die tägliche Arbeitszeit keiner gesetzlichen Beschränkung unterliegt.</text:p>
            <text:p>4. ist zulässig, weil in der Ecotec GmbH samstags nicht gearbeitet wird.</text:p>
            <text:p>5. ist nicht zulässig, weil laut Arbeitszeitgesetz eine zehnstündige tägliche Arbeitszeit nur in</text:p>
            <text:p>Ausnahmefällen erlaubt ist.</text:p>
          </table:table-cell>
          <table:table-cell office:value-type="string" table:style-name="ce3">
            <text:p>5. ist nicht zulässig, weil laut Arbeitszeitgesetz eine zehnstündige tägliche Arbeitszeit nur in</text:p>
            <text:p>Ausnahmefällen erlaubt ist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3">
            <text:p>4. Aufgabe</text:p>
            <text:p>Für die neuen Mitarbeiter soll in den Arbeitsverträgen eine Probezeit von sechs Monaten</text:p>
            <text:p>vereinbart werden.</text:p>
            <text:p>Welche der folgenden Aussagen trifft auf die vereinbarte Probezeit zu?</text:p>
            <text:p>Tragen Sie die Ziffer vor der zutreffenden Aussage in das Kästchen ein.</text:p>
            <text:p>1. Der Arbeitgeber kann das Arbeitsverhältnis während der Probezeit nicht kündigen.</text:p>
            <text:p>2. Das Arbeitsverhältnis kann während der Probezeit mit einer Frist von zwei Wochen</text:p>
            <text:p>gekündigt werden.</text:p>
            <text:p>3. Der Arbeitgeber kann das Arbeitsverhältnis nur aus wichtigem Grund kündigen.</text:p>
            <text:p>4. Während der Probezeit kann nur der Arbeitnehmer das Arbeitsverhältnis kündigen.</text:p>
            <text:p>5. Die Probezeit darf maximal drei Monate betragen.</text:p>
          </table:table-cell>
          <table:table-cell office:value-type="string" table:style-name="ce3">
            <text:p>2. Das Arbeitsverhältnis kann während der Probezeit mit einer Frist von zwei Wochen</text:p>
            <text:p>gekündigt werden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3">
            <text:p>5. Aufgabe</text:p>
            <text:p>Die Ecotec GmbH ist Mitglied des Arbeitgeberverbandes.</text:p>
            <text:p>In welchem der folgenden Bestandteile des Arbeitsvertrages ist die Ecotec GmbH an</text:p>
            <text:p>kollektives Arbeitsrecht gebunden?</text:p>
            <text:p>Tragen Sie die Ziffer vor dem zutreffenden Bestandteil des Arbeitsvertrages in das Kästchen</text:p>
            <text:p>ein.</text:p>
            <text:p>1. Das Arbeitsverhältnis beginnt am 1. August 2017.</text:p>
            <text:p>2. Der Urlaub beträgt nach Tarifvertrag 30 Tage.</text:p>
            <text:p>3. Der Mitarbeiter erhält ein monatliches Bruttogehalt von 2.500,00 EUR.</text:p>
            <text:p>4. Der Mitarbeiter arbeitet im IT-Service.</text:p>
            <text:p>5. Die Ecotec GmbH gewährt einen monatlichen Fahrkostenzuschuss von 100,00 EUR.</text:p>
          </table:table-cell>
          <table:table-cell office:value-type="string" table:style-name="ce3">
            <text:p>2. Der Urlaub beträgt nach Tarifvertrag 30 Tage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3">
            <text:p>6. Aufgabe</text:p>
            <text:p>Die Fachinformatikerin Systemintegration, Sandra Müller, hat sich bei der Ecotec GmbH</text:p>
            <text:p>beworben.</text:p>
            <text:p>Sie soll zu einem Vorstellungsgespräch eingeladen werden.</text:p>
            <text:p>Welche der folgenden Fragen dürfen in einem Vorstellungsgespräch nicht gestellt werden</text:p>
            <text:p>bzw. müssen von Frau Müller nicht wahrheitsgemäß beantwortet werden.</text:p>
            <text:p>Tragen Sie die Ziffern vor den drei entsprechenden Fragen in die Kästchen ein.</text:p>
            <text:p>1. Welche beruflichen Ziele haben Sie?</text:p>
            <text:p>2. Sind Sie bereit, im Team zu arbeiten?</text:p>
            <text:p>3. Gehören Sie einer Gewerkschaft an?</text:p>
            <text:p>4. Sind Sie bereit, im Ausland zu arbeiten?</text:p>
            <text:p>5. Sind Sie bereit, gelegentlich an Wochenenden zu arbeiten?</text:p>
            <text:p>6. Welcher Religionsgemeinschaft gehören Sie an?</text:p>
            <text:p>7. Sind Sie schwanger?</text:p>
            <text:p>8. Wie lauten Ihre Gehaltsvorstellungen?</text:p>
          </table:table-cell>
          <table:table-cell office:value-type="string" table:style-name="ce3">
            <text:p>3. Gehören Sie einer Gewerkschaft an?</text:p>
            <text:p/>
            <text:p>6. Welcher Religionsgemeinschaft gehören Sie an?</text:p>
            <text:p>7. Sind Sie schwanger?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3">
            <text:p>7. Aufgabe</text:p>
            <text:p>Die Geschäftsleitung der Ecotec GmbH arbeitet vertrauensvoll mit dem Betriebsrat</text:p>
            <text:p>zusammen.</text:p>
            <text:p>In welchen der folgenden Angelegenheiten hat der Betriebsrat laut</text:p>
            <text:p>Betriebsverfassungsgesetz ein Mitbestimmungsrecht?</text:p>
            <text:p>Tragen Sie die Ziffern vor den drei zutreffenden Angelegenheiten in die Kästchen ein.</text:p>
            <text:p>1. Einführung eines Personalbeurteilungssystems</text:p>
            <text:p>2. Planung des Personalbedarfs</text:p>
            <text:p>3. Erstellung eines Sozialplans</text:p>
            <text:p>4. Einführung neuer Arbeitsverfahren</text:p>
            <text:p>5. Errichten einer neuen Lagerhalle</text:p>
            <text:p>6. Gründung einer Filiale</text:p>
            <text:p>7. Umwandlung der Rechtsform</text:p>
            <text:p>8. Erstellung des Urlaubsplans</text:p>
          </table:table-cell>
          <table:table-cell office:value-type="string" table:style-name="ce3">
            <text:p>1. Einführung eines Personalbeurteilungssystems</text:p>
            <text:p/>
            <text:p>3. Erstellung eines Sozialplans</text:p>
            <text:p/>
            <text:p>8. Erstellung des Urlaubsplans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3">
            <text:p>8. Aufgabe</text:p>
            <text:p>Der Betriebsrat der Ecotec GmbH lädt zur vierteljährlichen Betriebsversammlung ein.</text:p>
            <text:p>Welcher der folgenden Personenkreise ist berechtigt, an der Betriebsversammlung</text:p>
            <text:p>teilzunehmen?</text:p>
            <text:p>Tragen Sie die Ziffer vor dem zutreffenden Personenkreis in das Kästchen ein.</text:p>
            <text:p>1. Nur die gewerkschaftlich organisierten Mitarbeiter</text:p>
            <text:p>2. Nur die Betriebsratsmitglieder und die Gewerkschaftsvertreter</text:p>
            <text:p>3. Nur die Vollzeitmitarbeiter und die Führungskräfte</text:p>
            <text:p>4. Nur die Vollzeitmitarbeiter und die Auszubildenden</text:p>
            <text:p>5. Alle Arbeitnehmer des Unternehmens</text:p>
          </table:table-cell>
          <table:table-cell office:value-type="string" table:style-name="ce3">
            <text:p>5. Alle Arbeitnehmer des Unternehmens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3">
            <text:p>9. Aufgabe</text:p>
            <text:p>In Tarifverhandlungen wird zwischen Lohn- und Gehaltstarifvertrag und dem</text:p>
            <text:p>Manteltarifvertrag unterschieden. Welche der folgenden Regelungen wird im</text:p>
            <text:p>Manteltarifvertrag vereinbart?</text:p>
            <text:p>Tragen Sie die Ziffer vor der zutreffenden Regelung in das Kästchen ein.</text:p>
            <text:p>1. Urlaubstage</text:p>
            <text:p>2. Gleitzeitregelung</text:p>
            <text:p>3. Gehaltssätze für die einzelnen Gehaltsgruppen</text:p>
            <text:p>4. Ausbildungsvergütung</text:p>
            <text:p>5. Sonderleistungen</text:p>
          </table:table-cell>
          <table:table-cell office:value-type="string" table:style-name="ce3">
            <text:p>1. Urlaubstage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3">
            <text:p>10. Aufgabe</text:p>
            <text:p>Die Ecotec GmbH ist an Vereinbarungen gebunden, die die Sozialpartner miteinander</text:p>
            <text:p>vereinbart haben. Welche der folgenden Einrichtungen wird zu den Sozialpartnern</text:p>
            <text:p>gerechnet?</text:p>
            <text:p>Tragen Sie die Ziffer vor der zutreffenden Einrichtung in das Kästchen ein.</text:p>
            <text:p>1. Deutsche Sozialversicherung</text:p>
            <text:p>2. Arbeitnehmerverbände</text:p>
            <text:p>3. Bundesagentur für Arbeit</text:p>
            <text:p>4. Bundesministerium für Arbeit und Soziales</text:p>
            <text:p>5. Industrie- und Handelskammern</text:p>
          </table:table-cell>
          <table:table-cell office:value-type="string" table:style-name="ce3">
            <text:p>2. Arbeitnehmerverbände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3">
            <text:p>11. Aufgabe</text:p>
            <text:p>Die Mitarbeiter der Ecotec GmbH sind in der gesetzlichen Krankenversicherung (GKV)</text:p>
            <text:p>pflichtversichert.</text:p>
            <text:p>Welche der folgenden Aussagen trifft auf die gesetzliche Krankenversicherung zu?</text:p>
            <text:p>Tragen Sie die Ziffer vor der zutreffenden Aussage in das Kästchen ein.</text:p>
            <text:p>1. Die Versicherungspflichtgrenze gibt an, ab welchem Jahresbruttoentgelt ein</text:p>
            <text:p>Arbeitnehmer in der GKV versichert sein muss.</text:p>
            <text:p>2. Ein Wechsel der Krankenkasse ist nur mit Zustimmung des Arbeitgebers möglich.</text:p>
            <text:p>3. Der Beitragssatz wird vom Bundesministerium für Gesundheit festgelegt.</text:p>
            <text:p>4. Der Beitrag wird vom Nettolohn berechnet.</text:p>
            <text:p>5. Auf den Teil des Bruttolohns, der die Beitragsbemessungsgrenze übersteigt, wird</text:p>
            <text:p>kein Beitrag erhoben.</text:p>
          </table:table-cell>
          <table:table-cell office:value-type="string" table:style-name="ce3">
            <text:p>5. Auf den Teil des Bruttolohns, der die Beitragsbemessungsgrenze übersteigt, wird</text:p>
            <text:p>kein Beitrag erhoben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3">
            <text:p>12. Aufgabe</text:p>
            <text:p>Die Fachinformatikerin Petra Müller ist seit dem 1. Mai 2017 bei der Ecotec GmbH angestellt.</text:p>
            <text:p>Ihr Bruttogehalt beträgt 2.750,00 EUR. Frau Müller möchte wissen, wie hoch ihr Beitrag zur</text:p>
            <text:p>gesetzlichen Krankenversicherung ist.</text:p>
            <text:p>Allgemeiner Beitragssatz: 14,6 %</text:p>
            <text:p>Zusatzbeitrag: 1,0 %</text:p>
            <text:p>Berechnen Sie den Beitrag Frau Müllers zur gesetzlichen Krankenversicherung.</text:p>
            <text:p>Tragen Sie das Ergebnis in die Kästchen auf dem Lösungsbogen ein.</text:p>
          </table:table-cell>
          <table:table-cell office:value-type="float" office:value="228.25" table:style-name="ce3">
            <text:p>228,25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3">
            <text:p>13. Aufgabe</text:p>
            <text:p>Die Arbeitnehmer der Ecotec GmbH sind gesetzlich unfallversichert.</text:p>
            <text:p>Welche der folgenden Fälle werden von der gesetzlichen Unfallversicherung abgedeckt?</text:p>
            <text:p>Tragen Sie die Ziffern vor den zwei zutreffenden Fällen in die Kästchen ein.</text:p>
            <text:p>1. Die Mitarbeiterin Petra Karst rutscht im Lager aus und verstaucht sich den Fuß.</text:p>
            <text:p>2. Der Mitarbeiter Yannick Weber ist wegen einer Grippeerkrankung arbeitsunfähig.</text:p>
            <text:p>3. Der Mitarbeiter Tim Schneider stürzt im heimischen Garten und bricht sich ein Bein.</text:p>
            <text:p>4. Die Auszubildende Sophie Schmitz rutscht auf dem direkten Weg zur Arbeit aus und</text:p>
            <text:p>zieht sich eine Bänderdehnung zu.</text:p>
            <text:p>5. Das Kind der Mitarbeiterin Sarah Buchholz ist an Masern erkrankt und muss zu Hause</text:p>
            <text:p>von der Mutter betreut werden.</text:p>
            <text:p>6. Der Mitarbeiter Marco Bode sucht seinen Augenarzt auf, weil seine Sehkraft sich</text:p>
            <text:p>verschlechtert hat.</text:p>
          </table:table-cell>
          <table:table-cell office:value-type="string" table:style-name="ce3">
            <text:p>1. Die Mitarbeiterin Petra Karst rutscht im Lager aus und verstaucht sich den Fuß.</text:p>
            <text:p/>
            <text:p>4. Die Auszubildende Sophie Schmitz rutscht auf dem direkten Weg zur Arbeit aus und</text:p>
            <text:p>zieht sich eine Bänderdehnung zu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3">
            <text:p>14. Aufgabe</text:p>
            <text:p>Zwei 25-jährige Mitarbeiter der Ecotec GmbH diskutieren in der Mittagspause über die</text:p>
            <text:p>Möglichkeiten der gesetzlichen Rentenversicherung und die Möglichkeiten der privaten</text:p>
            <text:p>Altersvorsorge.</text:p>
            <text:p>Welches der folgenden Argumente trifft zu?</text:p>
            <text:p>Tragen Sie die Ziffer vor dem zutreffenden Argument in das Kästchen ein.</text:p>
            <text:p>1. Eine private Altersvorsorge ist nicht notwendig, weil die gesetzliche</text:p>
            <text:p>Rentenversicherung auf jeden Fall ausreichen wird.</text:p>
            <text:p>2. Der demografische Wandel sorgt auch in Zukunft für genug Beitragszahler, weshalb</text:p>
            <text:p>das Rentenniveau der gesetzlichen Rentenversicherung steigt.</text:p>
            <text:p>3. Eine private Altersvorsorge ist sinnvoll, weil das Rentenniveau in der gesetzlichen</text:p>
            <text:p>Rentenversicherung sinken wird.</text:p>
            <text:p>4. Eine private Altersvorsorge lohnt sich nicht, weil das Zinsniveau zu niedrig ist.</text:p>
            <text:p>5. Eine private Altersvorsorge ist nur notwendig, wenn die Inflationsrate steigt.</text:p>
          </table:table-cell>
          <table:table-cell office:value-type="string" table:style-name="ce3">
            <text:p>3. Eine private Altersvorsorge ist sinnvoll, weil das Rentenniveau in der gesetzlichen</text:p>
            <text:p>Rentenversicherung sinken wird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3">
            <text:p>15. Aufgabe</text:p>
            <text:p>Subsidiarität und Solidarität sind gesellschaftspolitische Prinzipien, die in der Bundesrepublik</text:p>
            <text:p>Deutschland angewendet werden.</text:p>
            <text:p>Welcher der folgenden Sachverhalte entspricht dem Prinzip der Solidarität?</text:p>
            <text:p>Tragen Sie die Ziffer vor dem zutreffenden Sachverhalt in das Kästchen ein.</text:p>
            <text:p>1. Aufgrund von Gleichbehandlungsgrundsätzen streicht der Staat Transferleistungen.</text:p>
            <text:p>2. Die Steuern auf Kapitalerträge werden gesenkt.</text:p>
            <text:p>3. Die Freibeträge bei der Erbschaftssteuer werden erhöht.</text:p>
            <text:p>4. Eine 18-jährige Berufsfachschülerin ist beitragsfrei bei ihren Eltern in der Krankenund Pflegeversicherung mitversichert.</text:p>
            <text:p>5. Der Staat gestattet Bürgern, die über mehr als das Doppelte des durchschnittlichen</text:p>
            <text:p>Haushaltseinkommens verfügen, einen Teil des Einkommens steuerfrei im Ausland</text:p>
            <text:p>zu hinterlegen.</text:p>
          </table:table-cell>
          <table:table-cell office:value-type="string" table:style-name="ce8">
            <text:p>4. Eine 18-jährige Berufsfachschülerin ist beitragsfrei bei ihren Eltern in der Krankenund Pflegeversicherung mitversichert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3">
            <text:p>16. Aufgabe</text:p>
            <text:p>In Deutschland gibt es neben privaten Betrieben auch öffentlich-rechtliche Betriebe.</text:p>
            <text:p>Welches der folgenden Ziele trifft auf einen öffentlich-rechtlichen Betrieb zu?</text:p>
            <text:p>Tragen Sie die Ziffer vor dem zutreffenden Ziel in das Kästchen ein.</text:p>
            <text:p>Ein öffentlich-rechtlicher Betrieb verfolgt primär das Ziel...</text:p>
            <text:p>1. der Gewinnmaximierung.</text:p>
            <text:p>2. der Kostenminimierung.</text:p>
            <text:p>3. der bestmöglichen Versorgung der Bevölkerung mit bestimmten Dienstleistungen</text:p>
            <text:p>oder Sachgütern (z. B. mit Wasser).</text:p>
            <text:p>4. der Umsatzsteigerung.</text:p>
            <text:p>5. der Dividendenausschüttung.</text:p>
          </table:table-cell>
          <table:table-cell office:value-type="string" table:style-name="ce3">
            <text:p>3. der bestmöglichen Versorgung der Bevölkerung mit bestimmten Dienstleistungen</text:p>
            <text:p>oder Sachgütern (z. B. mit Wasser)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3">
            <text:p>17. Aufgabe</text:p>
            <text:p>Zu Lieferern der Ecotec GmbH zählen unter anderem die folgenden Unternehmungen.</text:p>
            <text:p>Ordnen Sie den nachstehenden Aussagen die entsprechende Unternehmung zu?</text:p>
            <text:p>Tragen Sie die Ziffer vor der jeweils zutreffenden Unternehmung in das Kästchen ein.</text:p>
            <text:p>Unternehmungen</text:p>
            <text:p>1. Elektro AG, Mannheim</text:p>
            <text:p>2. Weber GmbH, Hamm</text:p>
            <text:p>3. Peter Schultz e. K., Berlin</text:p>
            <text:p>4. Müller &amp; Henning KG, Köln</text:p>
            <text:p>Aussagen</text:p>
            <text:p>a) Nur ein Teil der Gesellschafter haftet unbeschränkt. (4)</text:p>
            <text:p>b) Die Geschäftsanteile könnten an der Börse gehandelt werden.(1)</text:p>
            <text:p>c) Das Stammkapital muss in das Handelsregister eingetragen werden.(2)</text:p>
          </table:table-cell>
          <table:table-cell table:style-name="ce3"/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3">
            <text:p>18. Aufgabe</text:p>
            <text:p>Die Ecotec GmbH analysiert ihr wirtschaftliches Umfeld durch stete Marktbeobachtung.</text:p>
            <text:p>Ordnen Sie die folgenden Unternehmensverbindungen den nachstehenden Sachverhalten</text:p>
            <text:p>zu.</text:p>
            <text:p>Tragen Sie die Ziffer vor der jeweils zutreffenden Unternehmensverbindung in das Kästchen</text:p>
            <text:p>ein.</text:p>
            <text:p>Hinweis:</text:p>
            <text:p>Eine der folgenden Unternehmensverbindungen kann zwei Sachverhalten zugeordnet</text:p>
            <text:p>werden.</text:p>
            <text:p>Unternehmensverbindungen</text:p>
            <text:p>1. Fusion</text:p>
            <text:p>2. Kartell</text:p>
            <text:p>3. Konzern</text:p>
            <text:p>4. Arbeitsgemeinschaft</text:p>
            <text:p>5. Sachverhalte</text:p>
            <text:p>a) Mehrere Kunden der Ecotec GmbH führen gemeinsam einen Großauftrag aus. (4)</text:p>
            <text:p>b) Die Gehlert AG, ein Lieferer der Ecotec GmbH, hat die Mehrheit an der TAXA AG</text:p>
            <text:p>übernommen. (3)</text:p>
            <text:p>c) Die Ecotec GmbH vereinbart mit Wettbewerbern einheitliche Verkaufskonditionen. (2)</text:p>
            <text:p>d) Zwei Kunden der Ecotec GmbH, die Weiß KG und die Schwarz GmbH, schließen sich zur</text:p>
            <text:p>Schwarz GmbH &amp; Co. KG zusammen. (1)</text:p>
            <text:p>e) Die Gehlert AG gründet in Niedersachsen und Rheinland-Pfalz Tochtergesellschaften. (3)</text:p>
          </table:table-cell>
          <table:table-cell table:style-name="ce3"/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3">
            <text:p>19. Aufgabe</text:p>
            <text:p>Für ein Produkt, wie es die Ecotec GmbH anbietet, wurde für den Gesamtmarkt folgende</text:p>
            <text:p>Angebots- und Nachfragesituation (modellhaft vereinfacht) ermittelt.</text:p>
            <text:p>Ermitteln Sie</text:p>
            <text:p>a) den Preis je Stück, zu dem ein höchstmöglicher Umsatz erzielt werden kann. (50,00)</text:p>
            <text:p>b) den Umsatz, der maximal erzielt werden kann. (2.500,00)</text:p>
            <text:p>c) den Nachfrageüberhang bei einem Preis von 40,00 EUR je Stück. (20)</text:p>
            <text:p>Tragen Sie die Ergebnisse in die Kästchen auf dem Lösungsbogen ein</text:p>
          </table:table-cell>
          <table:table-cell table:style-name="ce3"/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3">
            <text:p>20. Aufgabe</text:p>
            <text:p>Für die Ecotec GmbH liegen für das Jahr 2016 folgende Quartalszahlen vor:</text:p>
            <text:p>Quartal Umsatz EUR Gewinn EUR Umsatzrentabilität</text:p>
            <text:p>1 280.000 22.400 8</text:p>
            <text:p>2 240.000 16.800 7</text:p>
            <text:p>3 190.000 17.100 9</text:p>
            <text:p>4 320.000 19.200 6</text:p>
            <text:p>Berechnen Sie die Umsatzrentabilität für die vier Quartale 2016.</text:p>
            <text:p>Geben Sie das Quartal an, in dem die Ecotec GmbH die höchste Umsatzrentabilität erzielte.</text:p>
            <text:p>Tragen Sie die Ziffer des Quartals und dessen Umsatzrentabilität in die Kästchen auf dem</text:p>
            <text:p>Lösungsbogen ein.</text:p>
          </table:table-cell>
          <table:table-cell office:value-type="string" table:style-name="ce3">
            <text:p>Gewinn EUR/ Umsatz EUR*100= Umsatzrentabilität</text:p>
            <text:p>17.100/190.000*100=9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3">
            <text:p>21 .Aufgabe</text:p>
            <text:p>Die Nachfrage der Kunden (Konsumenten) der Ecotec GmbH hängt von verschiedenen</text:p>
            <text:p>Faktoren ab. Welche der folgenden Aussagen trifft zu?</text:p>
            <text:p>Tragen Sie die Ziffer vor der zutreffenden Aussage in das Kästchen ein.</text:p>
            <text:p>1. Der Bedarf der Konsumenten ist gleich der Menge der Bedürfnisse.</text:p>
            <text:p>2. Der Bedarf der Konsumenten ist abhängig von der Kaufkraft.</text:p>
            <text:p>3. Die Nachfrage der Konsumenten ist abhängig vom Angebot.</text:p>
            <text:p>4. Die Bedürfnisse der Konsumenten entsprechen dem Angebot.</text:p>
            <text:p>5. Die Bedürfnisse der Konsumenten entsprechen deren Nachfrage.</text:p>
          </table:table-cell>
          <table:table-cell office:value-type="string" table:style-name="ce3">
            <text:p>2. Der Bedarf der Konsumenten ist abhängig von der Kaufkra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3">
            <text:p>22.Aufgabe</text:p>
            <text:p>Der Verbraucherschutz ist ein zentrales Element der sozialen Marktwirtschaft.</text:p>
            <text:p>Welche der folgenden Aussagen trifft auf den Verbraucherschutz zu?</text:p>
            <text:p>Tragen Sie die Ziffer vor der zutreffenden Aussage in das Kästchen ein.</text:p>
            <text:p>1. Viele dem Verbraucherschutz dienenden Rechtsnormen sind im Bürgerlichen</text:p>
            <text:p>Gesetzbuch (BGB) verankert, z. B. die Vorschriften über Fernabsatzverträge.</text:p>
            <text:p>2. Träger des Verbraucherschutzes sind die Unternehmen, die die Verbraucher umfassend</text:p>
            <text:p>und objektiv über ihre Produkte und Dienstleistungen informieren müssen.</text:p>
            <text:p>3. Der Verbraucherschutz gilt nur bei Versandgeschäften.</text:p>
            <text:p>4. Der Verbraucherschutz bezieht sich allein auf Produkte, welche die Gesundheit der</text:p>
            <text:p>Verbraucher schädigen können, z. B. Lebensmittel, Medikamente, Trinkwasser.</text:p>
            <text:p>5. Der Verbraucherschutz ist ein Zweig der Sozialversicherung zur Absicherung von Risiken</text:p>
            <text:p>aus privatrechtlichen Verträgen wie Kaufverträgen und Mietverträgen.</text:p>
          </table:table-cell>
          <table:table-cell office:value-type="string" table:style-name="ce3">
            <text:p>1. Viele dem Verbraucherschutz dienenden Rechtsnormen sind im Bürgerlichen</text:p>
            <text:p>Gesetzbuch (BGB) verankert, z. B. die Vorschriften über Fernabsatzverträge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3">
            <text:p>23. Aufgabe</text:p>
            <text:p>Die 16-jährige Auszubildende Laura Peters verfügt über eine monatliche</text:p>
            <text:p>Ausbildungsvergütung von 695,00 EUR. Sie ist leidenschaftlich PC-Gamerin und bestellt bei</text:p>
            <text:p>der Ecotec GmbH einen High-End-Gaming-PC zum Preis von 4.999,00 EUR.</text:p>
            <text:p>Welche der folgenden Aussagen zu diesem Rechtsgeschäft trifft zu?</text:p>
            <text:p>Tragen Sie die Ziffer vor der zutreffenden Aussage in das Kästchen ein.</text:p>
            <text:p>1. Mit Beginn der Ausbildung ist Frau Peters unbeschränkt geschäftsfähig.</text:p>
            <text:p>2. Das Rechtsgeschäft ist bis zur Zustimmung der gesetzlichen Vertreter schwebend</text:p>
            <text:p>unwirksam.</text:p>
            <text:p>3. Das Rechtsgeschäft ist gültig, weil Frau Peters unbeschränkt rechtsfähig ist.</text:p>
            <text:p>4. Auszubildende sind generell geschäftsunfähig.</text:p>
            <text:p>5. Rechtsgeschäfte beschränkt Geschäftsfähiger über 1.000 EUR bedürfen der</text:p>
            <text:p>Zustimmung des Familiengerichts.</text:p>
          </table:table-cell>
          <table:table-cell office:value-type="string" table:style-name="ce3">
            <text:p>2. Das Rechtsgeschäft ist bis zur Zustimmung der gesetzlichen Vertreter schwebend</text:p>
            <text:p>unwirksam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3">
            <text:p>24. Aufgabe</text:p>
            <text:p>Die Ecotec GmbH hat einen großen Kundenstamm mit privaten als auch gewerblichen</text:p>
            <text:p>Kunden. Welche der folgenden Kunden sind juristische Personen?</text:p>
            <text:p>Tragen Sie die Ziffern vor den zwei zutreffenden Kunden in die Kästchen ein.</text:p>
            <text:p>1. Städtische Werke Nürnberg GmbH</text:p>
            <text:p>2. Prokurist Daniel Kleiber</text:p>
            <text:p>3. Rechtsanwältin Sophie Kropp</text:p>
            <text:p>4. Novobyte AG</text:p>
            <text:p>5. Wirtschaftsprüfer Josef Ohlert</text:p>
            <text:p>6. Fachinformatikerin Carolin Schulz</text:p>
          </table:table-cell>
          <table:table-cell office:value-type="string" table:style-name="ce3">
            <text:p>1. Städtische Werke Nürnberg GmbH</text:p>
            <text:p/>
            <text:p>4. Novobyte AG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3">
            <text:p>25. Aufgabe</text:p>
            <text:p>Die Geschäftsleitung der Ecotec GmbH hat dem Abteilungsleiter Florian Fischer Prokura</text:p>
            <text:p>erteilt. Welche der folgenden Aussagen treffen auf die Prokura zu?</text:p>
            <text:p>Tragen Sie die Ziffern vor den zwei zutreffenden Aussagen in die Kästchen ein.</text:p>
            <text:p>Herr Fischer...</text:p>
            <text:p>1. muss zukünftig Geschäftsbriefe mit dem Zusatz i. A. unterzeichnen.</text:p>
            <text:p>2. muss als Prokurist in das Handelsregister eingetragen werden.</text:p>
            <text:p>3. darf das Unternehmen verkaufen.</text:p>
            <text:p>4. muss die Bilanz der Ecotec GmbH unterzeichnen.</text:p>
            <text:p>5. darf Gerichtsprozesse für die Ecotec GmbH führen.</text:p>
            <text:p>6. darf die Steuererklärung der Ecotec GmbH unterschreiben.</text:p>
          </table:table-cell>
          <table:table-cell office:value-type="string" table:style-name="ce3">
            <text:p>2. muss als Prokurist in das Handelsregister eingetragen werden.</text:p>
            <text:p/>
            <text:p>5. darf Gerichtsprozesse für die Ecotec GmbH führen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3">
            <text:p>26. Aufgabe</text:p>
            <text:p>Die Ecotec GmbH überträgt der Mitarbeiterin Meike Schipp Allgemeine Handlungsvollmacht.</text:p>
            <text:p>Mit welcher der folgenden Unterschriften muss Frau Schipp einen Vertrag unterzeichnen?</text:p>
            <text:p>Tragen Sie die Ziffer vor der zutreffenden Unterschrift in das Kästchen ein.</text:p>
            <text:p>Ecotec GmbH ...</text:p>
            <text:p>1. Schipp</text:p>
            <text:p>2. Meike Schipp</text:p>
            <text:p>3. ppa. Schipp</text:p>
            <text:p>4. i.V. Schipp</text:p>
            <text:p>5. a.H. Schipp</text:p>
          </table:table-cell>
          <table:table-cell office:value-type="string" table:style-name="ce3">
            <text:p>4. i.V. Schipp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3">
            <text:p>27. Aufgabe</text:p>
            <text:p>Die Arbeitsleistungen der Ecotec GmbH werden von verschiedenen Wirtschaftseinheiten</text:p>
            <text:p>erbracht. In welchem der folgenden Fälle handelt es sich um eine betriebliche Arbeitsteilung</text:p>
            <text:p>(Arbeitszerlegung)?</text:p>
            <text:p>Tragen Sie die Ziffer vor dem zutreffenden Fall in das Kästchen ein.</text:p>
            <text:p>Die Ecotec GmbH ...</text:p>
            <text:p>1. gliedert einen Schritt des Leistungsprozesses an die Byte GmbH aus.</text:p>
            <text:p>2. lässt von einem Mitarbeiter ein Produkt aus Komponenten zusammenbauen, die von</text:p>
            <text:p>verschiedenen externen Unternehmen hergestellt wurden.</text:p>
            <text:p>3. organisiert mehrere Prozesse als „supply chain", in denen Lieferanten, Abteilungen der</text:p>
            <text:p>Ecotec GmbH und Kunden miteinander vernetzt sind.</text:p>
            <text:p>4. eröffnet eine Filiale in Niedersachsen, die in allen Geschäftsfeldern selbstständig</text:p>
            <text:p>operieren soll.</text:p>
            <text:p>5. produziert ein Produkt in mehreren Arbeitsschritten, die von mehreren Arbeitskräften</text:p>
            <text:p>ausgeführt werden.</text:p>
          </table:table-cell>
          <table:table-cell office:value-type="string" table:style-name="ce3">
            <text:p>5. produziert ein Produkt in mehreren Arbeitsschritten, die von mehreren Arbeitskräften</text:p>
            <text:p>ausgeführt werden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3">
            <text:p>28. Aufgabe</text:p>
            <text:p>Die Volkswirtschaft der Bundesrepublik Deutschland profitiert von der Globalisierung.</text:p>
            <text:p>Welche der folgenden Maßnahmen fördert die Globalisierung?</text:p>
            <text:p>Tragen Sie die Ziffer vor der zutreffenden Maßnahme in das Kästchen ein.</text:p>
            <text:p>1. Die Senkung der Importzölle.</text:p>
            <text:p>2. Die Erhöhung der Steuern für Transportdienstleistungen.</text:p>
            <text:p>3. Gesetzliches Ausfuhrverbot für bestimmte Waren.</text:p>
            <text:p>4. Die Ecotec GmbH schließt ihre Niederlassungen in Asien.</text:p>
            <text:p>5. Ein deutsches Unternehmen zentralisiert die Fertigung in Deutschland.</text:p>
          </table:table-cell>
          <table:table-cell office:value-type="string" table:style-name="ce3">
            <text:p>1. Die Senkung der Importzölle.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3">
            <text:p>29. Aufgabe</text:p>
            <text:p>Ziel der Wirtschaftspolitik der Bundesrepublik Deutschland ist das gesamtwirtschaftliche</text:p>
            <text:p>Gleichgewicht. Im Stabilitätsgesetz werden die folgenden vier Ziele genannt, deren</text:p>
            <text:p>Zielerreichung an den vier untenstehenden Indikatoren gemessen werden.</text:p>
            <text:p>Ordnen Sie die folgenden Ziele den nachstehenden Indikatoren zu.</text:p>
            <text:p>Tragen Sie die Ziffer vor dem jeweils zutreffenden Ziel in das Kästchen ein.</text:p>
            <text:p>Ziele</text:p>
            <text:p>1. Stabilität des Preisniveaus</text:p>
            <text:p>2. Hoher Beschäftigungsstand</text:p>
            <text:p>3. Außenwirtschaftliches Gleichgewicht</text:p>
            <text:p>4. Stetiges und angemessenes Wirtschaftswachstum</text:p>
            <text:p>Indikatoren</text:p>
            <text:p>a) Zuwachsrate zum realen Bruttoinlandsprodukt (4)</text:p>
            <text:p>b) Arbeitslosenquote (2)</text:p>
            <text:p>c) Preisindex für Lebenshaltung (1)</text:p>
            <text:p>d) Außenbeitrag (Saldo von Handels- und Dienstleistungsbilanz) (3)</text:p>
          </table:table-cell>
          <table:table-cell table:style-name="ce3"/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3">
            <text:p>30. Aufgabe</text:p>
            <text:p>Die Bundesregierung plant Maßnahmen zur Steigerung der Kaufkraft.</text:p>
            <text:p>Welche der folgenden staatlichen Maßnahmen wirkt sich positiv auf die Kaufkraft aus?</text:p>
            <text:p>Tragen Sie die Ziffer vor der zutreffenden Maßnahme in das Kästchen ein.</text:p>
            <text:p>1. Senkung der Steuerfreibeträge</text:p>
            <text:p>2. Erhöhung des Beitragssatzes zur Rentenversicherung</text:p>
            <text:p>3. Senkung des Beitrages zur Arbeitslosenversicherung</text:p>
            <text:p>4. Erhöhung der Beitragsbemessungsgrenze in der Sozialversicherung</text:p>
            <text:p>5. Steigende Inflationsrate</text:p>
          </table:table-cell>
          <table:table-cell office:value-type="string" table:style-name="ce3">
            <text:p>3. Senkung des Beitrages zur Arbeitslosenversicherung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3">
            <text:p>Situation</text:p>
            <text:p>Sie sind Mitarbeiter/-in der Summer IT GmbH. Die Summer IT GmbH ist ein</text:p>
            <text:p>Dienstleistungsunternehmen im Bereich der IT-Sicherheit.</text:p>
            <text:p>Die folgenden Aufgaben beziehen sich auf dieses Unternehmen.</text:p>
            <text:p>1. Aufgabe</text:p>
            <text:p>Zur Summer IT GmbH liegen folgende Daten vor:</text:p>
            <text:p>IT-Dienstleister</text:p>
            <text:p>56 % Marktanteil in der Region</text:p>
            <text:p>58 Mitarbeiter</text:p>
            <text:p>610.000 EUR Gewinn im Jahr 2016</text:p>
            <text:p>Welche der folgenden Angaben trifft auf die Summer IT GmbH zu?</text:p>
            <text:p>Tragen Sie die Ziffer vor der zutreffenden Angabe in das Kästchen ein.</text:p>
            <text:p>1. Großunternehmen</text:p>
            <text:p>2. Monopolist</text:p>
            <text:p>3. Unternehmen des primären Sektors</text:p>
            <text:p>4. Marktführer</text:p>
            <text:p>5. Versorgungsunternehmen</text:p>
          </table:table-cell>
          <table:table-cell office:value-type="string" table:style-name="ce3">
            <text:p>4. Marktführer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3">
            <text:p>2. Aufgabe</text:p>
            <text:p>Die Summer IT GmbH möchte ihre Belegschaft durch Einstellungen vergrößern. Bei der</text:p>
            <text:p>Einstellung von Personal ist das „Allgemeine Gleichbehandlungsgesetz (AGG)" zu</text:p>
            <text:p>berücksichtigten.</text:p>
            <text:p>§ 1 Ziel des Gesetzes</text:p>
            <text:p>Ziel des Gesetzes ist es, Benachteiligungen aus Gründen der Rasse oder der ethnischen</text:p>
            <text:p>Herkunft, des Geschlechts, der Religion oder Weltanschauung, einer Behinderung, des</text:p>
            <text:p>Alters oder der sexuellen Identität zu verhindern oder zu beseitigen.</text:p>
            <text:p>Welche der folgenden Sachverhalte entsprechen dem „Allgemeinen</text:p>
            <text:p>Gleichbehandlungsgesetz"?</text:p>
            <text:p>Tragen Sie die Ziffern vor den zwei zutreffenden Sachverhalten in die Kästchen ein.</text:p>
            <text:p>1. Bei der Auswahl des Personals werden Frauen bevorzugt.</text:p>
            <text:p>2. In der Stellenanzeige wird darauf hingewiesen, dass Bewerber aus Großbritannien</text:p>
            <text:p>bevorzugt werden.</text:p>
            <text:p>3. Vor der Sichtung der Bewerbungsunterlagen werden Name und Alter der</text:p>
            <text:p>Bewerberinnen und Bewerber unkenntlich gemacht.</text:p>
            <text:p>4. Bei der Auswahl des Personals werden ausschließlich die Qualifikationen der</text:p>
            <text:p>Bewerberinnen und Bewerber als Auswahlkriterium zugrunde gelegt.</text:p>
            <text:p>5. Bei der Auswahl des Personals werden Bewerberinnen und Bewerber mit</text:p>
            <text:p>Behinderungen bevorzugt.</text:p>
            <text:p>6. In den Stellenanzeigen ist folgender Hinweis aufgenommen: „Wir sind ein junges,</text:p>
            <text:p>dynamisches Team, deshalb werden nur Bewerber berücksichtigt, die unter 35 Jahre</text:p>
            <text:p>alt sind.</text:p>
          </table:table-cell>
          <table:table-cell office:value-type="string" table:style-name="ce3">
            <text:p>3. Vor der Sichtung der Bewerbungsunterlagen werden Name und Alter der</text:p>
            <text:p>Bewerberinnen und Bewerber unkenntlich gemacht.</text:p>
            <text:p>4. Bei der Auswahl des Personals werden ausschließlich die Qualifikationen der</text:p>
            <text:p>Bewerberinnen und Bewerber als Auswahlkriterium zugrunde gelegt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3">
            <text:p>3. Aufgabe</text:p>
            <text:p>Die Summer IT GmbH hat mit der Informatikkauffrau Petra Müller einen Einzelarbeitsvertrag</text:p>
            <text:p>geschlossen. Im Arbeitsvertrag wurde keine Regelung über den Urlaubsanspruch von Frau</text:p>
            <text:p>Müller getroffen. Die Summer IT GmbH ist nicht tarifgebunden.</text:p>
            <text:p>Welche der folgenden Aussagen über den Urlaubsanspruch von Frau Müller trifft zu?</text:p>
            <text:p>Tragen Sie die Ziffer vor der zutreffenden Aussage in das Kästchen ein.</text:p>
            <text:p>1. Der Arbeitsvertrag ist nichtig.</text:p>
            <text:p>2. Der Mindesturlaubsanspruch gemäß Bundesurlaubsgesetz beträgt 24 Werktage.</text:p>
            <text:p>3. Der Urlaubsanspruch muss zwischen Frau Müller und der Summer IT GmbH jedes</text:p>
            <text:p>Jahr neu verhandelt werden.</text:p>
            <text:p>4. Der Arbeitsvertrag ist nur gültig, wenn Frau Müller mindestens 30 Werktage Urlaub</text:p>
            <text:p>gewährt werden.</text:p>
            <text:p>5. Es gilt der durchschnittliche Urlaubsanspruch der Tarifverträge der Branche.</text:p>
          </table:table-cell>
          <table:table-cell office:value-type="string" table:style-name="ce3">
            <text:p>2. Der Mindesturlaubsanspruch gemäß Bundesurlaubsgesetz beträgt 24 Werktage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3">
            <text:p>4. Aufgabe</text:p>
            <text:p>Bei der Überprüfung von Personalunterlagen stellt die Personalleiterin fest, dass von den</text:p>
            <text:p>nachstehend aufgeführten Mitarbeitern zwei Personen einen besonderen Kündigungsschutz</text:p>
            <text:p>genießen, weil sie zu einer bestimmten Arbeitnehmergruppe gehören.</text:p>
            <text:p>Welche der folgenden Personen genießen einen besonderen Kündigungsschutz?</text:p>
            <text:p>Tragen Sie die Ziffern vor den zwei zutreffenden Personen in die Kästchen ein.</text:p>
            <text:p>1. Claudia Müller, ehemaliges Betriebsratsmitglied, vor zwei Jahren aus dem Amt als</text:p>
            <text:p>Betriebsrat ausgeschieden</text:p>
            <text:p>2. Peter Siebert, 48 Jahre, Witwer, 23 Monate Betriebszugehörigkeit</text:p>
            <text:p>3. Christina Menzel, 29 Jahre, hat heute ihre Schwangerschaft, die ihr seit einer Woche</text:p>
            <text:p>bekannt ist, dem Arbeitgeber angezeigt</text:p>
            <text:p>4. Peter Norder, 28 Jahre, fünfjährige Betriebszugehörigkeit, ist schwerbehindert</text:p>
            <text:p>5. Axel Walter, seit zehn Jahren Geschäftsführer der Summer IT GmbH</text:p>
          </table:table-cell>
          <table:table-cell office:value-type="string" table:style-name="ce3">
            <text:p>3. Christina Menzel, 29 Jahre, hat heute ihre Schwangerschaft, die ihr seit einer Woche</text:p>
            <text:p>bekannt ist, dem Arbeitgeber angezeigt</text:p>
            <text:p>4. Peter Norder, 28 Jahre, fünfjährige Betriebszugehörigkeit, ist schwerbehinder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3">
            <text:p>5. Aufgabe</text:p>
            <text:p>Ein Mitarbeiter der Summer IT GmbH hat gekündigt.</text:p>
            <text:p>Welche der folgenden Unterlagen muss ihm - gegebenenfalls auf Verlangen - ausgehändigt</text:p>
            <text:p>werden? Tragen Sie die Ziffer vor der zutreffenden Unterlage in das Kästchen ein.</text:p>
            <text:p>1. Lebenslauf</text:p>
            <text:p>2. Arbeitsvertrag</text:p>
            <text:p>3. Qualifiziertes Arbeitszeugnis</text:p>
            <text:p>4. Zeugniskopien</text:p>
            <text:p>5. Nachweis über Zahlungen zur Berufsgenossenschaft/betrieblichen</text:p>
            <text:p>Unfallversicherung</text:p>
          </table:table-cell>
          <table:table-cell office:value-type="string" table:style-name="ce3">
            <text:p>3. Qualifiziertes Arbeitszeugni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3">
            <text:p>6. Aufgabe</text:p>
            <text:p>Einem Auszubildenden wird in der Summer IT GmbH nach Abschluss der Ausbildung eine</text:p>
            <text:p>Stelle befristet für ein Jahr angeboten. Welche der folgenden Konsequenzen ergibt sich für</text:p>
            <text:p>den Arbeitsvertrag aus der Befristung?</text:p>
            <text:p>Tragen Sie die Ziffer vor der zutreffenden Konsequenz in das Kästchen ein.</text:p>
            <text:p>Die Summer IT GmbH ...</text:p>
            <text:p>1. muss den Arbeitsvertrag zum Ablauf der Vertragszeit kündigen, da sonst ein</text:p>
            <text:p>unbefristeter Arbeitsvertrag entsteht</text:p>
            <text:p>2. darf den Arbeitsvertrag vor Ablauf des Jahres nicht kündigen.</text:p>
            <text:p>3. darf den Arbeitsvertrag nicht verlängern.</text:p>
            <text:p>4. darf den Arbeitsvertrag nach dem Jahr für ein weiteres Jahr befristet verlängern.</text:p>
            <text:p>5. ist an keine tariflichen Vereinbarungen gebunden.</text:p>
          </table:table-cell>
          <table:table-cell office:value-type="string" table:style-name="ce3">
            <text:p>4. darf den Arbeitsvertrag nach dem Jahr für ein weiteres Jahr befristet verlänger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3">
            <text:p>7. Aufgabe</text:p>
            <text:p>Die Summer IT GmbH und die Arbeitnehmer sind mit Arbeitsverträgen Pflichten</text:p>
            <text:p>eingegangen.</text:p>
            <text:p>In welchem der folgenden Fälle wird in der Summer IT GmbH gegen die Pflichten aus dem</text:p>
            <text:p>Arbeitsvertrag verstoßen?</text:p>
            <text:p>Tragen Sie die Ziffer vor dem zutreffenden Fall in das Kästchen ein.</text:p>
            <text:p>1. Ein Mitarbeiter der Summer IT GmbH erhält beim Ausscheiden aus der Summer IT</text:p>
            <text:p>GmbH ein einfaches Zeugnis.</text:p>
            <text:p>2. Ein Mitarbeiter der Summer IT GmbH übt ohne Kenntnis des Arbeitgebers eine</text:p>
            <text:p>Nebentätigkeit im gleichen Geschäftszweig aus</text:p>
            <text:p>3. Die Summer IT GmbH meldet einen neuen Arbeitnehmer drei Tage nach</text:p>
            <text:p>Arbeitsbeginn zur Sozialversicherung an.</text:p>
            <text:p>4. Die Summer IT GmbH hat aus betrieblichen Gründen im Monat Mai eine</text:p>
            <text:p>Urlaubssperre verhängt.</text:p>
            <text:p>5. Die Summer IT GmbH schließt aus Kostengründen die Werkskantine.</text:p>
          </table:table-cell>
          <table:table-cell office:value-type="string" table:style-name="ce3">
            <text:p>2. Ein Mitarbeiter der Summer IT GmbH übt ohne Kenntnis des Arbeitgebers eine</text:p>
            <text:p>Nebentätigkeit im gleichen Geschäftszweig au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3">
            <text:p>8. Aufgabe</text:p>
            <text:p>Die Mitarbeiterin Christina Meier, seit 16 Jahren im Betrieb, hat sich für eine Stelle in der</text:p>
            <text:p>Verkaufsabteilung beworben. Um ihre Chancen einschätzen zu können, möchte sie Einsicht</text:p>
            <text:p>in ihre Personalakte nehmen.</text:p>
            <text:p>Welche der folgenden Verhaltensweisen der Personalleiterin ist korrekt?</text:p>
            <text:p>Tragen Sie die Ziffer vor der zutreffenden Verhaltensweise in das Kästchen ein.</text:p>
            <text:p>1. Sie will Frau Meier nur dann Einsicht in die Personalakte gewähren, wenn Frau Meier</text:p>
            <text:p>ein begründetes Interesse nachweist.</text:p>
            <text:p>2. Sie will Frau Meier die Einsicht in die Personalakte verweigern, da Arbeitnehmer</text:p>
            <text:p>hierauf grundsätzlich keinen Anspruch haben.</text:p>
            <text:p>3. Frau Meier muss ihre Bitte über den Betriebsrat vortragen. Die Einsicht in die</text:p>
            <text:p>Personalakte darf ihr nur im Beisein eines Vertreters des Betriebsrates gewährt</text:p>
            <text:p>werden.</text:p>
            <text:p>4. Sie gewährt Frau Meier keine Einsicht in die Personalakte, da dieses Recht nur dem</text:p>
            <text:p>Geschäftsführer zusteht.</text:p>
            <text:p>5. Sie gewährt Frau Meier Einsicht in die Personalakte, da sie das Recht dazu hat.</text:p>
          </table:table-cell>
          <table:table-cell office:value-type="string" table:style-name="ce3">
            <text:p>5. Sie gewährt Frau Meier Einsicht in die Personalakte, da sie das Recht dazu hat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3">
            <text:p>9. Aufgabe</text:p>
            <text:p>In der Summer IT GmbH muss die Arbeitssicherheit gewährleistet sein.</text:p>
            <text:p>Welche der folgenden Aussagen trifft auf die Arbeitssicherheit in Unternehmen zu?</text:p>
            <text:p>Tragen Sie die Ziffer vor der zutreffenden Aussage in das Kästchen ein.</text:p>
            <text:p>1. Betriebliche Arbeitsschutzbestimmungen sind kein zwingendes Recht des</text:p>
            <text:p>Arbeitsverhältnisses und Verstöße durch Mitarbeiter führen somit nicht zu</text:p>
            <text:p>arbeitsrechtlichen Konsequenzen.</text:p>
            <text:p>2. Eine Unternehmung mit mehr als 20 Beschäftigten muss einen</text:p>
            <text:p>Arbeitsschutzausschuss einrichten, in dem Themen des Arbeitsschutzes erörtert</text:p>
            <text:p>werden.</text:p>
            <text:p>3. Die Ergonomie von Arbeitsplätzen ist keine Anforderung der Arbeitssicherheit,</text:p>
            <text:p>sondern eine freiwillige Leistung des Arbeitgebers zur Verbesserung der</text:p>
            <text:p>Leistungsfähigkeit von Mitarbeitern.</text:p>
            <text:p>4. Die regelmäßige Unterweisung der Arbeitnehmer zum betrieblichen Arbeitsschutz</text:p>
            <text:p>erfolgt durch externe Berater der Gewerkschaft als die für den Arbeitsschutz</text:p>
            <text:p>zuständige Institution.</text:p>
            <text:p>5. Eine Mitbestimmung von Arbeitnehmern beim Arbeitsschutz ist ausgeschlossen, da</text:p>
            <text:p>das Arbeitsschutzgesetz die Pflichten der Arbeitgeber im Einzelnen regelt</text:p>
          </table:table-cell>
          <table:table-cell office:value-type="string" table:style-name="ce3">
            <text:p>2. Eine Unternehmung mit mehr als 20 Beschäftigten muss einen</text:p>
            <text:p>Arbeitsschutzausschuss einrichten, in dem Themen des Arbeitsschutzes erörtert</text:p>
            <text:p>werde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3">
            <text:p>10. Aufgabe</text:p>
            <text:p>Der Personalabteilung der Summer IT GmbH werden unten stehende Unfälle gemeldet.</text:p>
            <text:p>Welche der folgenden Unfälle müssen der Berufsgenossenschaft gemeldet werden?</text:p>
            <text:p>Tragen Sie die Ziffern vor den drei zutreffenden Unfällen in die Kästchen ein.</text:p>
            <text:p>1. Ein Mitarbeiter erhielt in seinem Büro an einem defekten Kabel einen schweren</text:p>
            <text:p>Stromschlag und erlitt Verbrennungen.</text:p>
            <text:p>2. Eine Mitarbeiterin verletzte sich ihren Fuß auf dem Parkplatz der Summer IT GmbH</text:p>
            <text:p>an einer vorstehenden Bodenplatte.</text:p>
            <text:p>3. Ein Mitarbeiter brach sich im Urlaub beim Skifahren ein Bein.</text:p>
            <text:p>4. Ein Mitarbeiter besuchte auf dem Heimweg von seiner Arbeitsstelle eine Gaststätte.</text:p>
            <text:p>Beim Verlassen des Lokals stürzte er und verletzte sich schwer.</text:p>
            <text:p>5. Ein Auszubildender verunglückte mit seinem Fahrrad auf dem Weg zum</text:p>
            <text:p>Schwimmbad, das er besuchen wollte, weil der Unterricht in der Berufsschule ausfiel.</text:p>
            <text:p>6. Ein Mitarbeiter verunglückte auf dem Weg zur Arbeit.</text:p>
            <text:p>7. Der Geschäftsführer beschädigt auf dem Firmenparkplatz das Fahrzeug eines</text:p>
            <text:p>Mitarbeiters.</text:p>
          </table:table-cell>
          <table:table-cell office:value-type="string" table:style-name="ce3">
            <text:p>1. Ein Mitarbeiter erhielt in seinem Büro an einem defekten Kabel einen schweren</text:p>
            <text:p>Stromschlag und erlitt Verbrennungen.</text:p>
            <text:p>2. Eine Mitarbeiterin verletzte sich ihren Fuß auf dem Parkplatz der Summer IT GmbH</text:p>
            <text:p>an einer vorstehenden Bodenplatte.</text:p>
            <text:p/>
            <text:p>6. Ein Mitarbeiter verunglückte auf dem Weg zur Arbeit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3">
            <text:p>11. Aufgabe</text:p>
            <text:p>In der Summer IT GmbH soll zum ersten Mal ein Betriebsrat gewählt werden.</text:p>
            <text:p>Derzeit sind in der Summer IT GmbH länger als sechs Monate beschäftigt:</text:p>
            <text:p>35 Kaufmännische Mitarbeiter (alle volljährig)</text:p>
            <text:p>85 Technische Mitarbeiter (3 minderjährig, 82 volljährig)</text:p>
            <text:p>2 Auszubildende (1 minderjährig, 1 volljährig unter 25 Jahre)</text:p>
            <text:p>Ermitteln Sie anhand des abgebildeten Gesetzesauszuges aus dem</text:p>
            <text:p>Betriebsverfassungsgesetz...</text:p>
            <text:p>a) die Anzahl der Personen, die dem Betriebsrat höchstens angehören können</text:p>
            <text:p>b) die Anzahl der wahlberechtigten Arbeitnehmer.</text:p>
            <text:p>Tragen Sie die Ergebnisse in die Kästchen ein.</text:p>
            <text:p>§ 7 Wahlberechtigung</text:p>
            <text:p>Wahlberechtigt sind alle Arbeitnehmer des Betriebs, die das 18. Lebensjahr vollendet haben.</text:p>
            <text:p>Werden Arbeitnehmer eines anderen Arbeitgebers zur Arbeitsleistung überlassen, so sind</text:p>
            <text:p>diese wahlberechtigt, wenn sie länger als drei Monate im Betrieb eingesetzt werden.</text:p>
            <text:p>§ 8 Wählbarkeit</text:p>
            <text:p>(1) Wählbar sind alle Wahlberechtigten, die sechs Monate dem Betrieb angehören oder als</text:p>
            <text:p>in Heimarbeit Beschäftigte in der Hauptsache für den Betrieb gearbeitet haben.</text:p>
            <text:p>Auf diese sechsmonatige Betriebszugehörigkeit werden Zeiten angerechnet, in denen der</text:p>
            <text:p>Arbeitnehmer unmittelbar vorher einem anderen Betrieb desselben Unternehmens oder</text:p>
            <text:p>Konzerns (§ 18 Abs. 1 des Aktiengesetzes) angehört hat. Nicht wählbar ist, wer infolge</text:p>
            <text:p>strafgerichtlicher Verurteilung die Fähigkeit, Rechte aus öffentlichen Wahlen zu erlangen,</text:p>
            <text:p>nicht besitzt.</text:p>
            <text:p>§ 9 Zahl der Betriebsratsmitglieder</text:p>
            <text:p>Der Betriebsrat besteht in Betrieben mit in der Regel</text:p>
            <text:p>5 bis 20 wahlberechtigten Arbeitnehmern aus einer Person,</text:p>
            <text:p>21 bis 50 wahlberechtigten Arbeitnehmern aus 3 Mitgliedern,</text:p>
            <text:p>51 wahlberechtigten Arbeitnehmern bis 100 Arbeitnehmern aus 5 Mitgliedern,</text:p>
            <text:p>101 bis 200 Arbeitnehmern aus 7 Mitgliedern,</text:p>
            <text:p>201 bis 400 Arbeitnehmern aus 9 Mitgliedern,</text:p>
            <text:p>401 bis 700 Arbeitnehmern aus 11 Mitgliedern,</text:p>
            <text:p>701 bis 1.000 Arbeitnehmern aus 13 Mitgliedern,</text:p>
          </table:table-cell>
          <table:table-cell office:value-type="string" table:style-name="ce3">
            <text:p>a) 7</text:p>
            <text:p>b) 118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3">
            <text:p>12. Aufgabe</text:p>
            <text:p>In der Summer IT GmbH sind folgende Sachverhalte durch betriebliche und tarifliche</text:p>
            <text:p>Vereinbarungen geregelt. Welcher der folgenden Sachverhalte wird durch eine</text:p>
            <text:p>Betriebsvereinbarung geregelt?</text:p>
            <text:p>Tragen Sie die Ziffer vor dem zutreffenden Sachverhalt in das Kästchen ein.</text:p>
            <text:p>1. Höhe des Urlaubsgeldes</text:p>
            <text:p>2. Höhe der Ausbildungsvergütung</text:p>
            <text:p>3. Beginn und Ende der täglichen Arbeitszeit</text:p>
            <text:p>4. Anzahl der Urlaubstage</text:p>
            <text:p>5. Höhe der Arbeitsentgelte nach Gehaltsgruppen</text:p>
          </table:table-cell>
          <table:table-cell office:value-type="string" table:style-name="ce3">
            <text:p>3. Beginn und Ende der täglichen Arbeitszei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3">
            <text:p>13. Aufgabe</text:p>
            <text:p>Die Summer IT GmbH prüft verschiedene Möglichkeiten zur Erhöhung der Flexibilität und</text:p>
            <text:p>Verbesserung der Wettbewerbsfähigkeit. Welche der folgenden Maßnahmen kann die</text:p>
            <text:p>Summer IT GmbH ohne Beteiligung des Betriebsrates umsetzen?</text:p>
            <text:p>Tragen Sie die Ziffer vor der zutreffenden Maßnahme in das Kästchen ein.</text:p>
            <text:p>1. Stilllegung einiger Produktionszweige und entsprechende Reduzierung der</text:p>
            <text:p>Belegschaft</text:p>
            <text:p>2. Bessere Auslastung der Maschinen durch flexiblere Arbeitszeitregelungen</text:p>
            <text:p>3. Betriebsbedingte Kündigungen</text:p>
            <text:p>4. Einführung von Schichtarbeit</text:p>
            <text:p>5. Gehaltserhöhung des Geschäftsführers</text:p>
          </table:table-cell>
          <table:table-cell office:value-type="string" table:style-name="ce3">
            <text:p>5. Gehaltserhöhung des Geschäftsführer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3">
            <text:p>14. Aufgabe</text:p>
            <text:p>Die Summer IT GmbH ist tarifgebunden und schließt Arbeitsverträge auf der Grundlage des</text:p>
            <text:p>aktuellen Tarifvertrags. Welche der folgenden Aussagen treffen auf einen Tarifvertrag zu?</text:p>
            <text:p>Tragen Sie die Ziffern vor den zwei zutreffenden Aussagen in die Kästchen ein.</text:p>
            <text:p>Ein Tarifvertrag ...</text:p>
            <text:p>1. kommt durch freie Vereinbarung der Tarifpartner zustande.</text:p>
            <text:p>2. bedarf der Genehmigung eines staatlich bestellten Schlichters.</text:p>
            <text:p>3. gibt Höchstgrenzen für Löhne und Gehälter an.</text:p>
            <text:p>4. darf nur für gewerkschaftlich organisierte Arbeitnehmer angewendet werden.</text:p>
            <text:p>5. darf nicht gekündigt werden.</text:p>
            <text:p>6. kann durch Betriebsvereinbarungen ergänzt werden.</text:p>
          </table:table-cell>
          <table:table-cell office:value-type="string" table:style-name="ce3">
            <text:p>1. kommt durch freie Vereinbarung der Tarifpartner zustande.</text:p>
            <text:p/>
            <text:p>6. kann durch Betriebsvereinbarungen ergänzt werden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3">
            <text:p>15. Aufgabe</text:p>
            <text:p>Der 22-jährige Mitarbeiter der Summer IT GmbH, Christoph Brunkhorst, wird nach</text:p>
            <text:p>Ausbildung und einem befristeten Arbeitsvertrag von einem Jahr arbeitslos.</text:p>
            <text:p>Welche der folgenden Aussagen trifft auf diesen Sachverhalt zu?</text:p>
            <text:p>Tragen Sie die Ziffer vor der zutreffenden Aussage in das Kästchen ein.</text:p>
            <text:p>1. kann kein Arbeitslosengeld beziehen, da für junge Erwachsene unter 25 Jahre noch</text:p>
            <text:p>Transferleistungen (z. B. Kindergeld) gezahlt werden und daher die Eltern für die</text:p>
            <text:p>Versorgung des Kindes aufkommen müssen.</text:p>
            <text:p>2. hat einen Anspruch auf Arbeitslosengeld I, weil bereits während seiner Ausbildung</text:p>
            <text:p>und in der befristeten Beschäftigung Beiträge zur Arbeitslosenversicherung geleistet</text:p>
            <text:p>wurden.</text:p>
            <text:p>3. kann wählen, ob er Arbeitslosengeld I oder Arbeitslosengeld II beziehen möchte.</text:p>
            <text:p>4. muss zunächst Arbeitslosengeld II beantragen, solange die Vermittlungsbemühungen</text:p>
            <text:p>der Arbeitsagentur erfolglos bleiben.</text:p>
            <text:p>5. kann maximal 511 EUR Arbeitslosengeld I beantragen, weil er nur ein Jahr</text:p>
            <text:p>beschäftigt war.</text:p>
          </table:table-cell>
          <table:table-cell office:value-type="string" table:style-name="ce3">
            <text:p>2. hat einen Anspruch auf Arbeitslosengeld I, weil bereits während seiner Ausbildung</text:p>
            <text:p>und in der befristeten Beschäftigung Beiträge zur Arbeitslosenversicherung geleistet</text:p>
            <text:p>wurde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3">
            <text:p>16. Aufgabe</text:p>
            <text:p>Für die Angestellte Helga Müller müssen Beiträge zur Sozialversicherung abgeführt werden.</text:p>
            <text:p>In welcher der folgenden Zeilen (1 bis 5) der nachstehenden Tabelle ist die Aufteilung der</text:p>
            <text:p>Sozialversicherungsbeiträge zwischen der Summer IT GmbH und Frau Müller richtig</text:p>
            <text:p>wiedergegeben?</text:p>
            <text:p>Tragen Sie die Ziffer vor der zutreffenden Zeile in das Kästchen ein.</text:p>
            <text:p>Versicherung Summer IT GmbH Frau Müller</text:p>
            <text:p>1 Pflegeversicherung 100% -</text:p>
            <text:p>2 Krankenversicherung 30% 70%</text:p>
            <text:p>3 Arbeitslosenversicherung 70% 30%</text:p>
            <text:p>4 Rentenversicherung - 100%</text:p>
            <text:p>5 Unfallversicherung 100% -</text:p>
          </table:table-cell>
          <table:table-cell table:style-name="ce3"/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3">
            <text:p>17. Aufgabe</text:p>
            <text:p>Einige Lebensrisiken werden über die deutsche Sozialversicherung finanziell abgesichert.</text:p>
            <text:p>Welche der folgenden Risiken werden von einer gesetzlichen Sozialversicherung gedeckt?</text:p>
            <text:p>Tragen Sie die Ziffern vor den zwei zutreffenden Risiken in die Kästchen ein.</text:p>
            <text:p>1. Privatinsolvenz</text:p>
            <text:p>2. Diebstahl</text:p>
            <text:p>3. Wegeunfall</text:p>
            <text:p>4. Arbeitslosigkeit</text:p>
            <text:p>5. Anklage</text:p>
            <text:p>6. Unfallschaden des PKW</text:p>
          </table:table-cell>
          <table:table-cell office:value-type="string" table:style-name="ce3">
            <text:p>3. Wegeunfall</text:p>
            <text:p>4. Arbeitslosigkei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3">
            <text:p>18. Aufgabe</text:p>
            <text:p>Private Versicherungen werden zusätzlich zur gesetzlichen Sozialversicherung oder anstatt</text:p>
            <text:p>der gesetzlichen Sozialversicherung abgeschlossen. Welche der folgenden Aussagen trifft</text:p>
            <text:p>auf die private Krankenversicherung zu?</text:p>
            <text:p>Tragen Sie die Ziffer vor der zutreffenden Aussage in das Kästchen ein.</text:p>
            <text:p>Die private Krankenversicherung ...</text:p>
            <text:p>1. ist für Arbeitnehmer gesetzlich vorgeschrieben, deren Gehalt oberhalb einer</text:p>
            <text:p>Bemessungsgrenze liegt.</text:p>
            <text:p>2. muss laut Gesetz vom Arbeitgeber für die Mitarbeiter abgeschlossen und bezahlt</text:p>
            <text:p>werden.</text:p>
            <text:p>3. zahlt die Versicherungsleistung in vielen Fällen erst nach Vertragsablauf an den</text:p>
            <text:p>Versicherungsnehmer aus</text:p>
            <text:p>4. kann von Arbeitnehmern mit einem Gehalt oberhalb der Versicherungspflichtgrenze</text:p>
            <text:p>anstatt der entsprechenden gesetzlichen Versicherung abgeschlossen werden.</text:p>
            <text:p>5. ist für Arbeitnehmer mit langen Anfahrtswegen zur Arbeit gesetzlich vorgeschrieben.</text:p>
          </table:table-cell>
          <table:table-cell office:value-type="string" table:style-name="ce3">
            <text:p>4. kann von Arbeitnehmern mit einem Gehalt oberhalb der Versicherungspflichtgrenze</text:p>
            <text:p>anstatt der entsprechenden gesetzlichen Versicherung abgeschlossen werde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3">
            <text:p>19. Aufgabe</text:p>
            <text:p>Der Geschäftsführer der Summer IT GmbH, Christian Schmidt, will die Potenziale der</text:p>
            <text:p>Mitarbeiter analysieren. Welche der folgenden Aussagen zur Potenzialanalyse ist richtig?</text:p>
            <text:p>Tragen Sie die Ziffer vor der zutreffenden Aussage in das Kästchen ein.</text:p>
            <text:p>Die Potenzialanalyse...</text:p>
            <text:p>1. darf nicht in der Probezeit durchgeführt werden.</text:p>
            <text:p>2. muss regelmäßig durchgeführt werden.</text:p>
            <text:p>3. dient zur Erfassung der finanziellen Möglichkeiten der Mitarbeiter.</text:p>
            <text:p>4. darf nur von einem Sachverständigen der Berufsgenossenschaft durchgeführt</text:p>
            <text:p>werden.</text:p>
            <text:p>5. dient zur Erfassung von Stärken und Schwächen der Mitarbeiter</text:p>
          </table:table-cell>
          <table:table-cell office:value-type="string" table:style-name="ce3">
            <text:p>5. dient zur Erfassung von Stärken und Schwächen der Mitarbeiter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3">
            <text:p>20. Aufgabe</text:p>
            <text:p>Für die drei Filialen der Summer IT GmbH liegen für das Jahr 2016 folgende</text:p>
            <text:p>Geschäftsergebnisse vor:</text:p>
            <text:p>Filiale Nr. Kosten EUR Leistungen EUR</text:p>
            <text:p>1 200.000 350.000</text:p>
            <text:p>2 80.000 120.000</text:p>
            <text:p>3 40.000 56.000</text:p>
            <text:p>Ermitteln Sie die wirtschaftlichste Filiale und deren Wirtschaftlichkeit.</text:p>
            <text:p>Tragen Sie die Nummer der wirtschaftlichsten Filiale und deren Wirtschaftlichkeit in die</text:p>
            <text:p>Kästchen ein.</text:p>
          </table:table-cell>
          <table:table-cell office:value-type="string" table:style-name="ce3">
            <text:p>Leistungen EUR/ Kosten EUR= Wirtschaftlichkeit</text:p>
            <text:p>350.000/200.000=1,75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3">
            <text:p>21. Aufgabe</text:p>
            <text:p>Bei der Summer IT GmbH werden in Abteilungsleiterbesprechungen viele unterschiedliche</text:p>
            <text:p>Zielsetzungen besprochen. Einige Ziele lassen sich gut miteinander verbinden</text:p>
            <text:p>(komplementäre Ziele). Andere Ziele schließen sich jedoch gegenseitig aus (konkurrierende</text:p>
            <text:p>Ziele).</text:p>
            <text:p>Bei welcher der folgenden Zielpaarungen handelt es sich um konkurrierende Ziele?</text:p>
            <text:p>Tragen Sie die Ziffer vor der zutreffenden Zielpaarung in das Kästchen ein.</text:p>
            <text:p>1. Umsatzsteigerung und Gewinnmaximierung</text:p>
            <text:p>2. Kostenminimierung und Gewinnmaximierung</text:p>
            <text:p>3. Einführung einer Betriebsrente und Reduzierung der Sozialleistungen</text:p>
            <text:p>4. Erhöhung der Produktionsmenge und Vergrößerung der Produktionskapazitäten</text:p>
            <text:p>5. Abbau von Arbeitsplätzen und Outsourcing des Rechnungswesens</text:p>
          </table:table-cell>
          <table:table-cell office:value-type="string" table:style-name="ce3">
            <text:p>3. Einführung einer Betriebsrente und Reduzierung der Sozialleistungen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3">
            <text:p>22. Aufgabe</text:p>
            <text:p>Die Summer IT GmbH beobachtet die Zusammenarbeit von Unternehmen in ihrem</text:p>
            <text:p>wirtschaftlichen Umfeld. Die jeweilige Art der Zusammenarbeit ist an bestimmten</text:p>
            <text:p>Sachverhalten erkennbar.</text:p>
            <text:p>Ordnen Sie die folgenden Formen der Zusammenarbeit den nachstehenden Sachverhalten</text:p>
            <text:p>zu.</text:p>
            <text:p>Tragen Sie die Ziffer vor der jeweils zutreffenden Form der Zusammenarbeit in das Kästchen</text:p>
            <text:p>ein.</text:p>
            <text:p>Formen der Zusammenarbeit</text:p>
            <text:p>1. Fusion</text:p>
            <text:p>2. Kartell</text:p>
            <text:p>3. Konzern</text:p>
            <text:p>4. Arbeitsgemeinschaft</text:p>
            <text:p>Sachverhalte</text:p>
            <text:p>a) Mehrere Unternehmen führen gemeinsam einen Großauftrag aus. (4)</text:p>
            <text:p>b) Die EPS AG hat die Aktienmehrheit an derTuxa AG übernommen.(3)</text:p>
            <text:p>c) Die Summer IT GmbH vereinbart mit Wettbewerbern einheitliche Verkaufskonditionen. (2)</text:p>
            <text:p>d) Zwei Kunden der Summer IT GmbH, die Schmidt GmbH und die Weber KG, schließen</text:p>
            <text:p>sich zur Schmidt GmbH &amp; Co. KG zusammen. (1)</text:p>
          </table:table-cell>
          <table:table-cell table:style-name="ce3"/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3">
            <text:p>23. Aufgabe</text:p>
            <text:p>Die Summer IT GmbH strebt eine horizontale Unternehmenskooperation an.</text:p>
            <text:p>In welchem der folgenden Fälle liegt eine horizontale Unternehmenskooperation vor?</text:p>
            <text:p>Tragen Sie die Ziffer vor der dem zutreffenden Fall in das Kästchen ein.</text:p>
            <text:p>Die Summer IT GmbH ...</text:p>
            <text:p>1. übernimmt sämtliche Geschäftsanteile eines anderen IT-Dienstleisters, um etwaige</text:p>
            <text:p>Umsatzrückgänge im Kerngeschäft ausgleichen zu können.</text:p>
            <text:p>2. gründet mit zwei weiteren IT-Dienstleistern einen Verbund, um durch Synergieeffekte</text:p>
            <text:p>die Kosten zu senken.</text:p>
            <text:p>3. erwirbt die Kapitalmehrheit an einem Produzenten, um Einfluss auf dessen</text:p>
            <text:p>Produktpolitik nehmen zu können.</text:p>
            <text:p>4. übernimmt vollständig ein Unternehmen aus einem Geschäftsumfeld, in dem die</text:p>
            <text:p>Summer IT GmbH bisher nicht vertreten ist.</text:p>
            <text:p>5. lässt sich nun auch von der Hayer GmbH beliefern.</text:p>
          </table:table-cell>
          <table:table-cell office:value-type="string" table:style-name="ce3">
            <text:p>2. gründet mit zwei weiteren IT-Dienstleistern einen Verbund, um durch Synergieeffekte</text:p>
            <text:p>die Kosten zu senke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3">
            <text:p>24. Aufgabe</text:p>
            <text:p>In der Summer IT GmbH soll ein neuer Geschäftsführer seine Arbeit aufnehmen.</text:p>
            <text:p>Welche der folgenden Aussagen zur Geschäftsführung und Vertretung trifft auf die Summer</text:p>
            <text:p>IT GmbH zu?</text:p>
            <text:p>Tragen Sie die Ziffer vor der zutreffenden Aussage in das Kästchen ein.</text:p>
            <text:p>1. Die Gesellschafter können keine andere Person als Geschäftsführer bestellen</text:p>
            <text:p>2. Im Gesellschaftsvertrag kann bestimmt werden, dass alle Gesellschafter zur</text:p>
            <text:p>Geschäftsführung berechtigt sind</text:p>
            <text:p>3. Die GmbH darf maximal einen Geschäftsführer haben.</text:p>
            <text:p>4. Der Geschäftsführer darf keine Mitarbeiter einstellen.</text:p>
            <text:p>5. Der Geschäftsführer darf nur gemeinsam mit einem Prokuristen die Geschäfte führen.</text:p>
          </table:table-cell>
          <table:table-cell office:value-type="string" table:style-name="ce3">
            <text:p>2. Im Gesellschaftsvertrag kann bestimmt werden, dass alle Gesellschafter zur</text:p>
            <text:p>Geschäftsführung berechtigt sind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3">
            <text:p>25. Aufgabe</text:p>
            <text:p>Für ein auch von der Summer IT GmbH vertriebenes Produkt liegt folgende Grafik über die</text:p>
            <text:p>Marktsituation vor:</text:p>
            <text:p>Welche der folgenden Aussagen können Sie ohne zusätzliche Informationen aus der Grafik</text:p>
            <text:p>ableiten? Tragen Sie die Ziffer vor der zutreffenden Aussage in das Kästchen ein.</text:p>
            <text:p>Im III. Quartal...</text:p>
            <text:p>1. wurden die Werbemaßnahmen eingeschränkt.</text:p>
            <text:p>2. wurde das Angebot vergrößert.</text:p>
            <text:p>3. wurde kein Marktgleichgewichtspreis erreicht.</text:p>
            <text:p>4. ist die Nachfrage gesunken.</text:p>
            <text:p>5. wirkte sich die höhere Nachfrage nach einem Komplementärprodukt aus.</text:p>
          </table:table-cell>
          <table:table-cell table:style-name="ce3"/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3">
            <text:p>26. Aufgabe</text:p>
            <text:p>Der Geschäftsführer der Summer IT GmbH möchte zwei Prokuristen ernennen, welche die</text:p>
            <text:p>Unternehmensleitung entlasten sollen. Zu welcher der folgenden Rechtshandlungen ist ein</text:p>
            <text:p>Prokurist nur mit besonderer Ermächtigung befugt?</text:p>
            <text:p>Tragen Sie die Ziffer vor der zutreffenden Rechtshandlung in das Kästchen ein.</text:p>
            <text:p>1. Kauf eines Betriebsgrundstücks</text:p>
            <text:p>2. Aufnahme eines Darlehens</text:p>
            <text:p>3. Prozessführung</text:p>
            <text:p>4. Kündigung von Arbeitsverträgen</text:p>
            <text:p>5. Veräußerung von Grundstücken</text:p>
          </table:table-cell>
          <table:table-cell office:value-type="string" table:style-name="ce3">
            <text:p>5. Veräußerung von Grundstücken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3">
            <text:p>27. Aufgabe</text:p>
            <text:p>Sie wollen ein Unternehmen gründen. Für die Startfinanzierung benötigen Sie einen Kredit.</text:p>
            <text:p>In welchem der folgenden Teile des Businessplanes erwartet die Bank Angaben zu</text:p>
            <text:p>Umsatzerlösen und zur Liquidität?</text:p>
            <text:p>Tragen Sie die Ziffer vor dem zutreffenden Teil des Businessplans in das Kästchen ein.</text:p>
            <text:p>1. Unternehmensbeschreibung</text:p>
            <text:p>2. Standortbeschreibung</text:p>
            <text:p>3. Beschreibung der Produkte und Leistungen</text:p>
            <text:p>4. Markt- und Wettbewerbsanalyse</text:p>
            <text:p>5. Finanzplanung</text:p>
          </table:table-cell>
          <table:table-cell office:value-type="string" table:style-name="ce3">
            <text:p>5. Finanzplanung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3">
            <text:p>28. Aufgabe</text:p>
            <text:p>Ein Workshop der Summer IT GmbH beschäftigt sich mit dem Thema Globalisierung.</text:p>
            <text:p>Welche der folgenden Aussagen trifft auf deutsche Unternehmen in einer globalisierten</text:p>
            <text:p>Wirtschaft zu?</text:p>
            <text:p>Tragen Sie die Ziffer vor der zutreffenden Aussage in das Kästchen ein.</text:p>
            <text:p>1. Die Produktionskosten können durch Verlagerung der Produktion in Länder mit</text:p>
            <text:p>niedrigeren Löhnen gesenkt werden.</text:p>
            <text:p>2. Da Deutschland ein Niedriglohnland ist, stehen jedem deutschen Unternehmen</text:p>
            <text:p>ausreichend Fachkräfte zur Verfügung.</text:p>
            <text:p>3. Alle deutschen Unternehmen wickeln ihre Geschäfte weltweit in EUR ab.</text:p>
            <text:p>4. Ausländische Fachkräfte haben jederzeit Zugang zum deutschen Arbeitsmarkt und</text:p>
            <text:p>können von jedem Unternehmen sofort eingestellt werden.</text:p>
            <text:p>5. Durch einen Rückgang der Transporte der deutschen Unternehmen sinkt der Preis</text:p>
            <text:p>für Kraftstoffe.</text:p>
          </table:table-cell>
          <table:table-cell office:value-type="string" table:style-name="ce3">
            <text:p>1. Die Produktionskosten können durch Verlagerung der Produktion in Länder mit</text:p>
            <text:p>niedrigeren Löhnen gesenkt werde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3">
            <text:p>29. Aufgabe</text:p>
            <text:p>Die Summer IT GmbH erledigt die Softwareentwicklung in weltweiter Arbeitsteilung mit</text:p>
            <text:p>Programmierern in Deutschland, Indien und den USA. Welcher der folgenden Sachverhalte</text:p>
            <text:p>ist die Folge einer weltweiten Arbeitsteilung?</text:p>
            <text:p>Tragen Sie die Ziffer vor dem zutreffenden Sachverhalt in das Kästchen ein.</text:p>
            <text:p>1. Die gegenseitige Abhängigkeit der Arbeitnehmer entfällt.</text:p>
            <text:p>2. Der Gesamtprozess der Leistungserstellung wird für den einzelnen Arbeitnehmer</text:p>
            <text:p>transparenter.</text:p>
            <text:p>3. Der organisatorische Aufwand erhöht sich, weil die Arbeitsabläufe aufeinander</text:p>
            <text:p>abgestimmt werden müssen.</text:p>
            <text:p>4. Die Arbeit wird abwechslungsreicher für die Arbeitnehmer.</text:p>
            <text:p>5. Der Kommunikationsaufwand wird reduziert.</text:p>
          </table:table-cell>
          <table:table-cell office:value-type="string" table:style-name="ce3">
            <text:p>3. Der organisatorische Aufwand erhöht sich, weil die Arbeitsabläufe aufeinander</text:p>
            <text:p>abgestimmt werden müsse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3">
            <text:p>Situation</text:p>
            <text:p>Sie sind Mitarbeiterin/Mitarbeiter der Easter GmbH.</text:p>
            <text:p>Die Easter GmbH ist ein IT-Dienstleister, der u. a. auch ein Online-Bezahlsystem vertreibt.</text:p>
            <text:p>Die folgenden Aufgaben beziehen sich auf dieses Unternehmen</text:p>
            <text:p>1. Aufgabe</text:p>
            <text:p>Die Easter GmbH hat viele Kunden aus unterschiedlichen Wirtschaftssektoren.</text:p>
            <text:p>Ordnen Sie die folgenden Unternehmen den daneben stehenden Wirtschaftssektoren zu.</text:p>
            <text:p>Tragen Sie die Ziffern vor den zwei jeweils zutreffenden Unternehmen in die Kästchen ein.</text:p>
            <text:p>Unternehmen</text:p>
            <text:p>1. Vermehr GmbH, Viehzuchtbetrieb</text:p>
            <text:p>2. Stadtwerke A-Stadt, Energie- und Wasserversorgung</text:p>
            <text:p>3. IT-Systemhaus Gesofin GmbH</text:p>
            <text:p>4. Rechtsanwälte Schulte und Schön</text:p>
            <text:p>5. Niedrig &amp; Flach AG, Bau von Halbleiterelementen</text:p>
            <text:p>6. Schaufel KG, Abbau und Verkauf von Kies und Sand</text:p>
            <text:p>Wirtschaftssektoren</text:p>
            <text:p>a) Primärer Sektor (1,6)</text:p>
            <text:p>b) Sekundärer Sektor (2,5)</text:p>
            <text:p>c) Tertiärer Sektor (3,4)</text:p>
          </table:table-cell>
          <table:table-cell table:style-name="ce3"/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3">
            <text:p>2. Aufgabe</text:p>
            <text:p>Die Easter GmbH will eine Stelle neu besetzen. Mit einer Bewerberin soll ein</text:p>
            <text:p>Einstellungsgespräch geführt werden. Nach welcher der folgenden Eigenschaften darf eine</text:p>
            <text:p>Bewerberin in einem Einstellungsgespräch nicht gefragt werden?</text:p>
            <text:p>Tragen Sie die Ziffer vor der zutreffenden Eigenschaft in das Kästchen ein.</text:p>
            <text:p>1. Beruflicher Werdegang</text:p>
            <text:p>2. Familienstand</text:p>
            <text:p>3. Mitgliedschaft in einer Gewerkschaft</text:p>
            <text:p>4. Krankenkassenzugehörigkeit</text:p>
            <text:p>5. Alter</text:p>
          </table:table-cell>
          <table:table-cell office:value-type="string" table:style-name="ce3">
            <text:p>3. Mitgliedschaft in einer Gewerkschaf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3">
            <text:p>3. Aufgabe</text:p>
            <text:p>Die Easter GmbH schließt mit der Bewerberin Miriam Runnebaum einen unbefristeten</text:p>
            <text:p>Arbeitsvertrag auf der Grundlage des aktuellen Tarifvertrages. Die Easter GmbH ist an einen</text:p>
            <text:p>Tarifvertrag gebunden.</text:p>
            <text:p>Welche der folgenden Aussagen trifft auf einen Tarifvertrag zu?</text:p>
            <text:p>Tragen Sie die Ziffer vor der zutreffenden Aussage in das Kästchen ein.</text:p>
            <text:p>1. Im Arbeitsvertrag darf für die Einarbeitungsphase ein Entgelt festgelegt werden, das</text:p>
            <text:p>unter dem Entgelt im Tarifvertrag liegt.</text:p>
            <text:p>2. Der Tarifvertrag muss vom Bundesministerium für Arbeit und Soziales bestätigt</text:p>
            <text:p>werden.</text:p>
            <text:p>3. Der Tarifvertrag kommt durch freie Vereinbarung der Tarifvertragspartner zustande.</text:p>
            <text:p>4. Der Tarifvertrag darf von keinem Vertragspartner ordentlich gekündigt werden.</text:p>
            <text:p>5. Die tarifvertraglichen Regelungen dürfen nur auf gewerkschaftlich organisierte</text:p>
            <text:p>Arbeitnehmer der Easter GmbH angewendet werden.</text:p>
          </table:table-cell>
          <table:table-cell office:value-type="string" table:style-name="ce8">
            <text:p>3. Der Tarifvertrag kommt durch freie Vereinbarung der Tarifvertragspartner zustande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3">
            <text:p>4. Aufgabe</text:p>
            <text:p>Die Mitarbeiterin der Easter GmbH, Marina Meußling, ist erstmalig erkrankt und langfristig</text:p>
            <text:p>arbeitsunfähig. Wie viele Wochen muss die Easter GmbH den Lohn gemäß dem</text:p>
            <text:p>Entgeltfortzahlungsgesetz weiterzahlen.</text:p>
            <text:p>Tragen Sie die Anzahl der Wochen in das Kästchen ein.</text:p>
          </table:table-cell>
          <table:table-cell office:value-type="float" office:value="6" table:style-name="ce3">
            <text:p>6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3">
            <text:p>5. Aufgabe</text:p>
            <text:p>Im Zuge einer Umstrukturierung will die Easter GmbH den Arbeitsvertrag mit einem</text:p>
            <text:p>Mitarbeiter zum 31.01.2017 fristgerecht kündigen Der Mitarbeiter ist 45 Jahre alt und seit</text:p>
            <text:p>dem 1. Februar 2010 bei der Easter GmbH beschäftigt.</text:p>
            <text:p>Ermitteln Sie das Datum, an dem die Kündigung zum 31. Januar 2017 2017 dem Mitarbeiter</text:p>
            <text:p>spätestens zugegangen sein muss, damit die Kündigung wirksam ist.</text:p>
            <text:p>Tragen Sie das ermittelte Datum in die Kästchen ein.</text:p>
            <text:p>Auszug aus dem Bürgerlichen Gesetzbuch (BGB)</text:p>
            <text:p>§ 622 Kündigungsfristen bei Arbeitsverhältnissen</text:p>
            <text:p>(1) Das Arbeitsverhältnis eines Arbeiters oder eines Angestellten (Arbeitnehmers) kann</text:p>
            <text:p>mit einer Frist von vier Wochen zum Fünfzehnten oder zum Ende eines Kalendermonats</text:p>
            <text:p>gekündigt werden.</text:p>
            <text:p>(2) Für eine Kündigung durch den Arbeitgeber beträgt die Kündigungsfrist, wenn das</text:p>
            <text:p>Arbeitsverhältnis in dem Betrieb oder Unternehmen</text:p>
            <text:p>1. zwei Jahre bestanden hat, einen Monat zum Ende eines Kalendermonats,</text:p>
            <text:p>2. fünf Jahre bestanden hat, zwei Monate zum Ende eines Kalendermonats,'</text:p>
            <text:p>3. acht Jahre bestanden hat, drei Monate zum Ende eines Kalendermonats,</text:p>
            <text:p>4. zehn Jahre bestanden hat, vier Monate zum Ende eines Kalendermonats,</text:p>
            <text:p>5. zwölf Jahre bestanden hat, fünf Monate zum Ende eines Kalendermonats,</text:p>
            <text:p>6. 15 Jahre bestanden hat, sechs Monate zum Ende eines Kalendermonats,</text:p>
            <text:p>7. 20 Jahre bestanden hat, sieben Monate zum Ende eines Kalendermonats.</text:p>
            <text:p>30.11.2016</text:p>
          </table:table-cell>
          <table:table-cell table:style-name="ce3"/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3">
            <text:p>6. Aufgabe</text:p>
            <text:p>In der Easter GmbH wurden verschiedene Sachverhalte durch betriebliche und tarifliche</text:p>
            <text:p>Vereinbarungen geregelt. Welche der folgenden Sachverhalte können durch eine</text:p>
            <text:p>Betriebsvereinbarung geregelt werden?</text:p>
            <text:p>Tragen Sie die Ziffern vor den zwei zutreffenden Sachverhalten in die Kästchen ein.</text:p>
            <text:p>1. Einführung einer Gleitzeitregelung für die Mitarbeiter der Easter GmbH</text:p>
            <text:p>2. Die Anzahl der Urlaubstage</text:p>
            <text:p>3. Die Höhe der Arbeitsentgelte nach Gehaltsgruppen</text:p>
            <text:p>4. Aufstellung des Urlaubsplans</text:p>
            <text:p>5. Erhöhung der regelmäßigen täglichen Arbeitszeit auf 12 Stunden</text:p>
            <text:p>6. Die Dauer der Entgeltfortzahlung im Krankheitsfall</text:p>
          </table:table-cell>
          <table:table-cell office:value-type="string" table:style-name="ce3">
            <text:p>1. Einführung einer Gleitzeitregelung für die Mitarbeiter der Easter GmbH</text:p>
            <text:p/>
            <text:p>4. Aufstellung des Urlaubsplan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3">
            <text:p>7. Aufgabe</text:p>
            <text:p>In der IT-Solutions GmbH, einer Kundin der Easter GmbH, haben der Arbeitgeber und der</text:p>
            <text:p>Betriebsrat einen Sozialplan ausgearbeitet.</text:p>
            <text:p>In welchem der folgenden Fälle ist ein Sozialplan auszuarbeiten?</text:p>
            <text:p>Tragen Sie die Ziffer vor dem zutreffenden Fall in das Kästchen ein.</text:p>
            <text:p>1. Aussperrung</text:p>
            <text:p>2. Betriebserweiterung</text:p>
            <text:p>3. Massenentlassungen</text:p>
            <text:p>4. Einführung von Sozialmaßnahmen</text:p>
            <text:p>5. Kurzarbeit</text:p>
          </table:table-cell>
          <table:table-cell office:value-type="string" table:style-name="ce3">
            <text:p>3. Massenentlassungen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3">
            <text:p>8. Aufgabe</text:p>
            <text:p>In der Wirtschaftsordnung der Bundesrepublik Deutschland werden die Arbeitgeber- und die</text:p>
            <text:p>Arbeitnehmerverbände als Sozialpartner bezeichnet. Welches der folgenden Rechte steht</text:p>
            <text:p>den beiden Sozialpartnern zu?</text:p>
            <text:p>Tragen Sie die Ziffer vor dem zutreffenden Recht in das Kästchen ein.</text:p>
            <text:p>1. Festlegung der Beitragsbemessungsgrenzen in der Sozialversicherung</text:p>
            <text:p>2. Abschluss von Tarifverträgen</text:p>
            <text:p>3. Verkürzung der Kündigungsfristen bei Arbeitsverhältnissen</text:p>
            <text:p>4. Verkürzung des Mindesturlaubes</text:p>
            <text:p>5. Erlass von Prüfungsordnungen für anerkannte Ausbildungsberufe</text:p>
          </table:table-cell>
          <table:table-cell office:value-type="string" table:style-name="ce3">
            <text:p>2. Abschluss von Tarifverträgen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3">
            <text:p>9. Aufgabe</text:p>
            <text:p>Die Interessen der Mitarbeiter werden in der Easter GmbH durch den gewählten Betriebsrat</text:p>
            <text:p>vertreten.</text:p>
            <text:p>In welcher der folgenden Angelegenheiten hat der Betriebsrat laut</text:p>
            <text:p>Betriebsverfassungsgesetz ein Mitbestimmungsrecht?</text:p>
            <text:p>Tragen Sie die Ziffer vor der zutreffenden Angelegenheit in das Kästchen ein.</text:p>
            <text:p>1. Einführung einer Arbeitszeiterfassung</text:p>
            <text:p>2. Eröffnung einer neuen Filiale</text:p>
            <text:p>3. Einführung eines neuen Warenwirtschaftssystems</text:p>
            <text:p>4. Errichten einer neuen Lagerhalle</text:p>
            <text:p>5. Einstellung eines neuen Geschäftsführers</text:p>
          </table:table-cell>
          <table:table-cell office:value-type="string" table:style-name="ce3">
            <text:p>1. Einführung einer Arbeitszeiterfassung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3">
            <text:p>10. Aufgabe</text:p>
            <text:p>Die Easter GmbH überträgt dem neuen Filialleiter Peter Müller Prokura. Welche der</text:p>
            <text:p>folgenden Aussagen trifft auf die Prokura zu?</text:p>
            <text:p>Tragen Sie die Ziffer vor der zutreffenden Aussage in das Kästchen ein.</text:p>
            <text:p>1. Der Prokurist unterzeichnet Geschäftsbriefe mit i. V. Peter Müller.</text:p>
            <text:p>2. Die Erteilung der Prokura wird in das Handelsregister eingetragen.</text:p>
            <text:p>3. Der Prokurist kann ohne besondere Vollmacht Grundstücke verkaufen.</text:p>
            <text:p>4. Der Prokurist kann das Unternehmen veräußern.</text:p>
            <text:p>5. Der Prokurist unterschreibt die jährliche Bilanz</text:p>
          </table:table-cell>
          <table:table-cell office:value-type="string" table:style-name="ce3">
            <text:p>2. Die Erteilung der Prokura wird in das Handelsregister eingetrage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3">
            <text:p>11. Aufgabe</text:p>
            <text:p>Im Rahmen der Tarifverhandlungen wird zwischen Lohn- und Gehaltstarif und dem</text:p>
            <text:p>normalerweise längerfristig geltenden Manteltarif unterschieden. Welcher der folgenden</text:p>
            <text:p>Inhalte wird typischerweise in einem Lohn- und Gehaltstarif geregelt?</text:p>
            <text:p>Tragen Sie die Ziffer vor dem zutreffenden Inhalt in das Kästchen ein.</text:p>
            <text:p>1. Kündigungsfristen</text:p>
            <text:p>2. Tägliche und wöchentliche Arbeitszeit</text:p>
            <text:p>3. Urlaubstage</text:p>
            <text:p>4. Gehaltssätze für die einzelnen Gehaltsgruppen</text:p>
            <text:p>5. Sonderleistungen</text:p>
          </table:table-cell>
          <table:table-cell office:value-type="string" table:style-name="ce8">
            <text:p>4. Gehaltssätze für die einzelnen Gehaltsgruppen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3">
            <text:p>12. Aufgabe</text:p>
            <text:p>Nach der Abschlussprüfung informieren Sie sich über Möglichkeiten der beruflichen</text:p>
            <text:p>Fortbildung. Welcher der folgenden Sachverhalte ist ein Beispiel für eine berufliche</text:p>
            <text:p>Fortbildung?</text:p>
            <text:p>Tragen Sie die Ziffer vor dem zutreffenden Sachverhalt in das Kästchen ein.</text:p>
            <text:p>1. Lars Ruschmeyer besucht nach dem Realschulabschluss (MSA) die</text:p>
            <text:p>Berufsfachschule für Kaufmännische Assistenten</text:p>
            <text:p>2. Ein Auszubildender der Easter GmbH nimmt in einer überbetrieblichen</text:p>
            <text:p>Ausbildungsstätte an einem Lehrgang zum Thema IT-Sicherheit teil.</text:p>
            <text:p>3. Sie besuchen an der Volkshochschule einen Segelkurs.</text:p>
            <text:p>4. Ein Auszubildender mit Abitur will nach Abschluss der Ausbildung studieren</text:p>
            <text:p>5. Die Mitarbeiterin Lena Hellmers nimmt nach der Ausbildung zur IT-System-Kauffrau</text:p>
            <text:p>an einem Fernlehrgang „Business English“ teil.</text:p>
          </table:table-cell>
          <table:table-cell office:value-type="string" table:style-name="ce3">
            <text:p>5. Die Mitarbeiterin Lena Hellmers nimmt nach der Ausbildung zur IT-System-Kauffrau</text:p>
            <text:p>an einem Fernlehrgang „Business English“ teil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3">
            <text:p>13. Aufgabe</text:p>
            <text:p>Die Auszubildende Maren Grabau möchte wissen, welche Risiken von der gesetzlichen</text:p>
            <text:p>Sozialversicherung gedeckt werden. Ordnen Sie die folgenden Fälle den nachstehenden</text:p>
            <text:p>Sozialversicherungszweigen zu.</text:p>
            <text:p>Tragen Sie die Ziffer vor dem jeweils zutreffenden Fall in das Kästchen ein.</text:p>
            <text:p>Fälle</text:p>
            <text:p>1. Die Mitarbeiterin Claudia Peters rutscht im Lager aus und verstaucht sich den Fuß.</text:p>
            <text:p>2. Der Mitarbeiter Josef Müller geht wegen einer Grippeerkrankung zu seinem Arzt.</text:p>
            <text:p>3. Dem Mitarbeiter Heinz Klein wurde wegen Auftragsmangel zum 1. Juli 2016</text:p>
            <text:p>gekündigt</text:p>
            <text:p>4. Die Assistentin der Geschäftsleitung scheidet zum 1. Juli 2016 mit Vollendung des</text:p>
            <text:p>65. Lebensjahres aus dem Berufsleben aus</text:p>
            <text:p>5. Die an Demenz erkrankte Großmutter der Stefanie Meyer benötigt eine häusliche</text:p>
            <text:p>Pflegekraft.</text:p>
            <text:p>Sozialversicherungszweige</text:p>
            <text:p>a) Rentenversicherung (4)</text:p>
            <text:p>b) Krankenversicherung (2)</text:p>
            <text:p>c) Arbeitslosenversicherung (3)</text:p>
            <text:p>d) Pflegeversicherung (5)</text:p>
            <text:p>e) Gesetzliche Unfallversicherung (1)</text:p>
          </table:table-cell>
          <table:table-cell table:style-name="ce3"/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3">
            <text:p>14. Aufgabe</text:p>
            <text:p>Die Easter GmbH ist gesetzlich verpflichtet, für die Mitarbeiter Einkommensteuer abzuführen.</text:p>
            <text:p>Welche der folgenden Aussagen trifft auf die Einkommensteuer zu?</text:p>
            <text:p>Tragen Sie die Ziffer vor der zutreffenden Aussage in das Kästchen ein.</text:p>
            <text:p>1. Die Einkommensteuer steht ausschließlich dem Bund zu.</text:p>
            <text:p>2. Die Einkommenssteuersätze steigen linear zum Einkommen.</text:p>
            <text:p>3. Die Einkommensteuer wird unabhängig vom Familienstand berechnet.</text:p>
            <text:p>4. Verheiratete Mitarbeiter können die Steuerklasse III, IV oder V haben.</text:p>
            <text:p>5. Die Einkommensteuersätze sind in jedem Bundesland unterschiedlich.</text:p>
          </table:table-cell>
          <table:table-cell office:value-type="string" table:style-name="ce3">
            <text:p>4. Verheiratete Mitarbeiter können die Steuerklasse III, IV oder V habe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3">
            <text:p>15. Aufgabe</text:p>
            <text:p>Ein Mitarbeiter der Easter GmbH wird in Kürze Vater.</text:p>
            <text:p>Welche der folgenden Aussagen stimmt mit dem Bundeselterngeld- und Elternzeitgesetz</text:p>
            <text:p>(BEEG) überein?</text:p>
            <text:p>Tragen Sie die Ziffer vor der zutreffenden Aussage in das Kästchen ein.</text:p>
            <text:p>1. Elternzeit kann nur dann in Anspruch genommen werden, wenn der Arbeitgeber</text:p>
            <text:p>zustimmt.</text:p>
            <text:p>2. Elternzeit kann nur von Müttern in Anspruch genommen werden.</text:p>
            <text:p>3. Elternzeit kann entweder nur vom Vater oder nur von der Mutter in Anspruch</text:p>
            <text:p>genommen werden.</text:p>
            <text:p>4. Das Elterngeld ist in der Höhe begrenzt.</text:p>
            <text:p>5. Elterngeld wird einheitlich und einkommensunabhängig gewährt.</text:p>
          </table:table-cell>
          <table:table-cell office:value-type="string" table:style-name="ce3">
            <text:p>4. Das Elterngeld ist in der Höhe begrenzt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3">
            <text:p>16. Aufgabe</text:p>
            <text:p>Kunden der Easter GmbH sind sowohl öffentlich-rechtliche Unternehmen, die nach dem</text:p>
            <text:p>Kostendeckungsprinzip arbeiten, als auch erwerbswirtschaftliche Unternehmen, die</text:p>
            <text:p>gewinnorientiert arbeiten.</text:p>
            <text:p>Welches der folgenden Unternehmen arbeitet nach dem Kostendeckungsprinzip?</text:p>
            <text:p>Tragen Sie die Ziffer vor dem zutreffenden Unternehmen in das Kästchen ein.</text:p>
            <text:p>1. SAP AG, Berlin</text:p>
            <text:p>2. Microsoft GmbH</text:p>
            <text:p>3. Stadtwerke Lübeck</text:p>
            <text:p>4. Buchhandlung Hugendubel GmbH</text:p>
            <text:p>5. Adobe Systems GmbH</text:p>
          </table:table-cell>
          <table:table-cell office:value-type="string" table:style-name="ce3">
            <text:p>3. Stadtwerke Lübeck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3">
            <text:p>17. Aufgabe</text:p>
            <text:p>Die Easter GmbH verfolgt unterschiedliche Zielsetzungen. Einige Ziele lassen sich gut</text:p>
            <text:p>miteinander verbinden (komplementäre Ziele). Andere Ziele schließen sich jedoch</text:p>
            <text:p>gegenseitig aus (konkurrierende Ziele).</text:p>
            <text:p>In welcher der folgenden Aussagen handelt es sich um komplementäre Ziele?</text:p>
            <text:p>Tragen Sie die Ziffer vor der zutreffenden Aussage in das Kästchen ein.</text:p>
            <text:p>1. Verringerung von Risiken durch Währungsschwankungen und Erhöhung der Exporte</text:p>
            <text:p>in Nicht-EU-Länder.</text:p>
            <text:p>2. Reduzierung der Kosten und Erhöhung der Löhne</text:p>
            <text:p>3. Entlassung von Mitarbeitern und Reduzierung der Überstunden</text:p>
            <text:p>4. Abbau von Arbeitsplätzen und Outsourcing des Rechnungswesens</text:p>
            <text:p>5. Erhöhung der Sozialleistungen und Senkung der Lohnnebenkosten</text:p>
          </table:table-cell>
          <table:table-cell office:value-type="string" table:style-name="ce3">
            <text:p>4. Abbau von Arbeitsplätzen und Outsourcing des Rechnungswesens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3">
            <text:p>18. Aufgabe</text:p>
            <text:p>Für die Easter GmbH liegen zum Geschäftsjahr 2015 folgende Daten vor:</text:p>
            <text:p>Eigenkapital: 625.000 EUR</text:p>
            <text:p>Gewinn: 50.000 EUR</text:p>
            <text:p>Ermitteln Sie die Eigenkapitalrentabilität.</text:p>
            <text:p>Runden Sie das Ergebnis gegebenenfalls kaufmännisch auf eine Stelle nach dem Komma.</text:p>
            <text:p>Tragen Sie das Ergebnis in die Kästchen ein.</text:p>
          </table:table-cell>
          <table:table-cell office:value-type="string" table:style-name="ce3">
            <text:p>Gewinn / Eigenkapital *100= Eigenkapitalrentabilität</text:p>
            <text:p>50.000 EUR / 625.000 EUR *100=8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3">
            <text:p>19. Aufgabe</text:p>
            <text:p>Die Easter GmbH will mit der Cashsystems GmbH fusionieren. Die Cashsystems GmbH</text:p>
            <text:p>verliert ihre wirtschaftliche und rechtliche Selbstständigkeit. Welche der folgenden Aussagen</text:p>
            <text:p>trifft auf eine Fusion zu?</text:p>
            <text:p>Tragen Sie die Ziffer vor der zutreffenden Aussage in das Kästchen ein.</text:p>
            <text:p>1. Eine Fusion führt immer zu Preissenkungen.</text:p>
            <text:p>2. Die Easter GmbH möchte ihre Marktanteile ausweiten.</text:p>
            <text:p>3. Eine Fusion führt immer zur Sicherung der Arbeitsplätze.</text:p>
            <text:p>4. Durch eine Fusion wird der Wettbewerb gefördert.</text:p>
            <text:p>5. Durch eine Fusion werden alle Standorte gesichert.</text:p>
          </table:table-cell>
          <table:table-cell office:value-type="string" table:style-name="ce3">
            <text:p>2. Die Easter GmbH möchte ihre Marktanteile ausweite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3">
            <text:p>20. Aufgabe</text:p>
            <text:p>Die Easter GmbH will ein Tochterunternehmen in der Rechtsform einer GmbH mit vorerst</text:p>
            <text:p>zehn Mitarbeitern gründen. Welche der folgenden Vorschriften sind dabei zu beachten?</text:p>
            <text:p>Tragen Sie die Ziffern vor den zwei zutreffenden Vorschriften in die Kästchen ein.</text:p>
            <text:p>1. Als Firma muss eine Sachfirma gewählt werden.</text:p>
            <text:p>2. Die Gründung kann allein durch die Easter GmbH erfolgen.</text:p>
            <text:p>3. Das Stammkapital muss mindestens 25.000 EUR betragen.</text:p>
            <text:p>4. Es muss ein Aufsichtsrat bestellt werden.</text:p>
            <text:p>5. Die Easter GmbH haftet solidarisch für das Tochterunternehmen.</text:p>
            <text:p>6. Die Gründung bedarf der Genehmigung des Kartellamtes.</text:p>
          </table:table-cell>
          <table:table-cell office:value-type="string" table:style-name="ce3">
            <text:p>2. Die Gründung kann allein durch die Easter GmbH erfolgen.</text:p>
            <text:p>3. Das Stammkapital muss mindestens 25.000 EUR betrage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3">
            <text:p>21. Aufgabe</text:p>
            <text:p>Die folgende Grafik zeigt die Marktsituation auf dem Markt für ein von der Easter GmbH</text:p>
            <text:p>vertriebenes Online-Bezahlsystem:</text:p>
            <text:p>Welche der folgenden Aussagen können aus der Grafik abgeleitet werden?</text:p>
            <text:p>Tragen Sie die Ziffern vor den zwei zutreffenden Aussagen in die Kästchen ein.</text:p>
            <text:p>1. Bei einem Preis von 250 EUR beträgt der Angebotsüberhang 400 Stück.</text:p>
            <text:p>2. Bei einem Preis von 250 EUR beträgt der Nachfrageüberhang 400 Stück.</text:p>
            <text:p>3. Bei einem Preis von 150 EUR beträgt der Angebotsüberhang 200 Stück</text:p>
            <text:p>4. Bei einem Preis von 150 EUR beträgt der Nachfrageüberhang 200 Stück.</text:p>
            <text:p>5. Der Umsatz zum Gleichgewichtspreis beträgt 100.000 EUR.</text:p>
            <text:p>6. Der Absatz zum Gleichgewichtspreis beträgt 1.000 Stück.</text:p>
          </table:table-cell>
          <table:table-cell table:style-name="ce3"/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3">
            <text:p>22. Aufgabe</text:p>
            <text:p>In einem Arbeitstreffen analysieren Sie verschiedene Marktsituationen.</text:p>
            <text:p>Welcher der folgenden Indikatoren weist auf einen Verkäufermarkt hin?</text:p>
            <text:p>Tragen Sie die Ziffer vor dem zutreffenden Indikator in das Kästchen ein.</text:p>
            <text:p>1. Auf dem Markt für USB-Sticks gibt es weniger Nachfrager als Anbieter.</text:p>
            <text:p>2. Einem großen Angebot an Laptops steht eine relativ geringe Nachfrage gegenüber.</text:p>
            <text:p>3. In der IT-Branche herrscht starker Wettbewerb.</text:p>
            <text:p>4. Das Angebot an Laptops übersteigt die Nachfrage.</text:p>
            <text:p>5. Die Nachfrage nach USB-Sticks ist größer als das Angebot.</text:p>
          </table:table-cell>
          <table:table-cell office:value-type="string" table:style-name="ce3">
            <text:p>5. Die Nachfrage nach USB-Sticks ist größer als das Angebot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3">
            <text:p>23. Aufgabe</text:p>
            <text:p>Die Easter GmbH hat der Fresh GmbH ein Kassensystem verkauft:</text:p>
            <text:p> Rechnungsbetrag: 13.550,00 EUR</text:p>
            <text:p> Rechnungsdatum: 24.10.2013</text:p>
            <text:p> Zahlungsziel: 08.11.2013</text:p>
            <text:p> Zahlungsbedingung: fällig ohne Abzug</text:p>
            <text:p> Lieferung am: 23. Oktober 2013</text:p>
            <text:p>Die Fresh GmbH erhielt die Rechnung, zahlt aber nicht.</text:p>
            <text:p>Ermitteln Sie, an welchem Tag der Anspruch der Easter GmbH auf die Zahlung der Fresh</text:p>
            <text:p>GmbH um 00:00 Uhr verjährt.</text:p>
            <text:p>Tragen Sie das ermittelte Datum in die Kästchen ein.</text:p>
            <text:p>§ 195 (BGB) Regelmäßige Verjährungsfrist</text:p>
            <text:p>Die regelmäßige Verjährungsfrist beträgt drei Jahre.</text:p>
            <text:p>§ 199 (BGB) Beginn der regelmäßigen Verjährungsfrist und Verjährungshöchstfristen</text:p>
            <text:p>(1) Die regelmäßige Verjährungsfrist beginnt, soweit nicht ein anderer Verjährungsbeginn</text:p>
            <text:p>bestimmt ist, mit dem Schluss des Jahres, in dem der Anspruch entstanden ist.</text:p>
          </table:table-cell>
          <table:table-cell office:value-type="date" office:date-value="2017-01-01T00:00:00" table:style-name="ce9">
            <text:p>01.01.2017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3">
            <text:p>24. Aufgabe</text:p>
            <text:p>Der 16-jährige Auszubildende Peter Müller kauft einen Motorroller im Wert von 2.299,00</text:p>
            <text:p>EUR.</text:p>
            <text:p>Welche der folgenden Aussagen trifft auf dieses Rechtsgeschäft zu?</text:p>
            <text:p>Tragen Sie die Ziffer vor der zutreffenden Aussage in das Kästchen ein.</text:p>
            <text:p>1. Das Rechtsgeschäft ist nichtig.</text:p>
            <text:p>2. Das Rechtsgeschäft ist anfechtbar.</text:p>
            <text:p>3. Das Rechtsgeschäft ist bis zur Zustimmung der gesetzlichen Vertreter schwebend</text:p>
            <text:p>unwirksam.</text:p>
            <text:p>4. Das Rechtsgeschäft ist uneingeschränkt gültig.</text:p>
            <text:p>5. Peter Müller ist nicht rechtsfähig.</text:p>
          </table:table-cell>
          <table:table-cell office:value-type="string" table:style-name="ce3">
            <text:p>3. Das Rechtsgeschäft ist bis zur Zustimmung der gesetzlichen Vertreter schwebend</text:p>
            <text:p>unwirksam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3">
            <text:p>25. Aufgabe</text:p>
            <text:p>Heinz Müller und Petra Schmitz, die mehrere Jahre in der Easter GmbH beschäftigt waren,</text:p>
            <text:p>wollen sich mit einem IT-Unternehmen selbstständig machen.</text:p>
            <text:p>Die finanzierende Bank erwartet von den Existenzgründern die Vorlage eines Businessplans.</text:p>
            <text:p>Welche der folgenden Aussagen über einen Businessplan trifft zu?</text:p>
            <text:p>Tragen Sie die Ziffer vor der zutreffenden Aussage in das Kästchen ein.</text:p>
            <text:p>1. Im Businessplan werden die strategischen Ziele der geplanten Unternehmung</text:p>
            <text:p>festgelegt.</text:p>
            <text:p>2. Der Businessplan wird von der IHK des Kammerbezirks ausgestellt, in dem das</text:p>
            <text:p>Unternehmen gegründet wird.</text:p>
            <text:p>3. Der Businessplan wird im Handelsregister hinterlegt.</text:p>
            <text:p>4. Ein Businessplan muss nur bei der Gründung von Kapitalgesellschaften erstellt</text:p>
            <text:p>werden.</text:p>
            <text:p>5. Ein Businessplan ist nur bei der Aufnahme von Darlehen notwendig.</text:p>
          </table:table-cell>
          <table:table-cell office:value-type="string" table:style-name="ce3">
            <text:p>1. Im Businessplan werden die strategischen Ziele der geplanten Unternehmung</text:p>
            <text:p>festgelegt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3">
            <text:p>26. Aufgabe</text:p>
            <text:p>Die Easter GmbH handelt mit Waren, die in weltweiter Arbeitsteilung hergestellt werden.</text:p>
            <text:p>Welche der folgenden Aussagen trifft auf die weltweite Arbeitsteilung zu?</text:p>
            <text:p>Tragen Sie die Ziffer vor der zutreffenden Aussage in das Kästchen ein.</text:p>
            <text:p>1. Durch die weltweite Arbeitsteilung werden in allen Ländern gleich hohe soziale und</text:p>
            <text:p>ökologische Standards garantiert.</text:p>
            <text:p>2. Die Umweltbelastung durch den Transport der Waren nimmt ab.</text:p>
            <text:p>3. Auf dem weltweiten Arbeitsmarkt herrscht eine allgemeine Arbeitnehmerfreizügigkeit.</text:p>
            <text:p>4. Durch die weltweite Arbeitsteilung nimmt die Menge der transportierten Waren stetig</text:p>
            <text:p>zu.</text:p>
            <text:p>5. Die Produktion erfolgt jeweils in den Ländern mit den ökologisch besten Standards.</text:p>
          </table:table-cell>
          <table:table-cell office:value-type="string" table:style-name="ce3">
            <text:p>4. Durch die weltweite Arbeitsteilung nimmt die Menge der transportierten Waren stetig</text:p>
            <text:p>zu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3">
            <text:p>27. Aufgabe</text:p>
            <text:p>Die Volkswirtschaft der Bundesrepublik Deutschland profitiert von der Globalisierung.</text:p>
            <text:p>Welche der folgenden Maßnahmen fördert die Globalisierung?</text:p>
            <text:p>Tragen Sie die Ziffer vor der zutreffenden Maßnahme in das Kästchen ein.</text:p>
            <text:p>1. Die Erhöhung der Importzölle.</text:p>
            <text:p>2. Die Erhöhung von Steuern für Transportdienstleistungen.</text:p>
            <text:p>3. Die Erhöhung von Exportschranken.</text:p>
            <text:p>4. Ein deutsches Unternehmen eröffnet Niederlassungen in Asien und Amerika.</text:p>
            <text:p>5. Ein deutsches Unternehmen zentralisiert die Fertigung in Deutschland.</text:p>
          </table:table-cell>
          <table:table-cell office:value-type="string" table:style-name="ce3">
            <text:p>4. Ein deutsches Unternehmen eröffnet Niederlassungen in Asien und Amerika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3">
            <text:p>28. Aufgabe</text:p>
            <text:p>Die soziale Marktwirtschaft ist in Deutschland ein gesellschafts- und wirtschaftspolitisches</text:p>
            <text:p>Leitbild.</text:p>
            <text:p>Welche der folgenden Aussagen zur sozialen Marktwirtschaft ist zutreffend?</text:p>
            <text:p>Tragen Sie die Ziffer vor der zutreffenden Aussage in das Kästchen ein.</text:p>
            <text:p>1. Der Staat fördert Monopole und Kartelle, um einen Leistungswettbewerb zu</text:p>
            <text:p>verhindern.</text:p>
            <text:p>2. Der Staat greift regulierend in Märkte ein, indem er für Waren Mindest- und</text:p>
            <text:p>Höchstpreise sowie Angebotsmengen festsetzt.</text:p>
            <text:p>3. Durch sozialen Ausgleich und solidarische Hilfe soll eine Chancengerechtigkeit</text:p>
            <text:p>erreicht werden.</text:p>
            <text:p>4. Durch die Gesetzgebung werden alle Wettbewerbshemmnisse vermieden, sodass</text:p>
            <text:p>auf den Märkten eine vollständige Konkurrenz erreicht wird.</text:p>
            <text:p>5. Alle von Insolvenz bedrohten Unternehmen werden auf Antrag durch staatliche</text:p>
            <text:p>Subventionen gestützt.</text:p>
          </table:table-cell>
          <table:table-cell office:value-type="string" table:style-name="ce3">
            <text:p>3. Durch sozialen Ausgleich und solidarische Hilfe soll eine Chancengerechtigkeit</text:p>
            <text:p>erreicht werden.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3">
            <text:p>Situation</text:p>
            <text:p>Sie sind Mitarbeiterin/Mitarbeiter der SmartCash AG.</text:p>
            <text:p>Die SmartCash AG ist ein IT-Dienstleister, der u. a. auch ein Online-Bezahlsystem betreibt.</text:p>
            <text:p>Die folgenden Aufgaben beziehen sich auf dieses Unternehmen.</text:p>
            <text:p>1. Aufgabe</text:p>
            <text:p>Die SmartCash AG bietet Schulungen zu Online-Bezahlsystemen an.</text:p>
            <text:p>Die Aktionäre der SmartCash AG sind Privatpersonen, die Dividenden erwarten.</text:p>
            <text:p>Welche der folgenden Angaben treffen auf die SmartCash AG zu?</text:p>
            <text:p>Tragen Sie die Ziffern vor den zwei zutreffenden Angaben in die Kästchen ein.</text:p>
            <text:p>1. Unternehmen des sekundären Sektors</text:p>
            <text:p>2. Unternehmen des tertiären Sektors</text:p>
            <text:p>3. Erwerbswirtschaftliches Unternehmen</text:p>
            <text:p>4. Gemeinwirtschaftliches Unternehmen</text:p>
            <text:p>5. Personengesellschaft</text:p>
            <text:p>6. Gesellschaft bürgerlichen Rechts</text:p>
          </table:table-cell>
          <table:table-cell office:value-type="string" table:style-name="ce3">
            <text:p>2. Unternehmen des tertiären Sektors</text:p>
            <text:p>3. Erwerbswirtschaftliches Unternehmen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3">
            <text:p>2. Aufgabe</text:p>
            <text:p>Die folgende Grafik zeigt einen vereinfachten Wirtschaftskreislauf.</text:p>
            <text:p>Ordnen Sie den mit 01 bis 10 gekennzeichneten Geldströmen die folgenden</text:p>
            <text:p>Zahlungsvorgänge in der SmartCash AG zu. Tragen Sie die Ziffer des jeweils zutreffenden</text:p>
            <text:p>Geldstroms zweistellig in die Kästchen ein.</text:p>
            <text:p>Zahlungsvorgänge</text:p>
            <text:p>a) Die SmartCash AG zahlt Löhne und Gehälter an die Mitarbeiter.(9)</text:p>
            <text:p>b) Ein Privatkunde bezahlt ein gekauftes Handy bar. (10)</text:p>
            <text:p>c) Die Stadtverwaltung überweist den Rechnungsbetrag für eine Schulung zu OnlineBezahlsystemen. (8)</text:p>
            <text:p>d) Die SmartCash AG bezahlt in Dänemark gekaufte Büromöbel per Onlinebanking. (3)</text:p>
            <text:p>e) Die SmartCash AG zahlt Umsatzsteuer. (4)</text:p>
          </table:table-cell>
          <table:table-cell table:style-name="ce3"/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3">
            <text:p>3. Aufgabe</text:p>
            <text:p>Im Zuge einer Umstrukturierung der SmartCash AG sollen Mitarbeiter entlassen werden.</text:p>
            <text:p>Für welche der folgenden Mitarbeiter gilt ein besonderer gesetzlicher Kündigungsschutz?</text:p>
            <text:p>Tragen Sie die Ziffern vor den drei zutreffenden Mitarbeitern in die Kästchen ein.</text:p>
            <text:p>1. Handlungsbevollmächtigte</text:p>
            <text:p>2. Personen über 45 Jahre</text:p>
            <text:p>3. Ausbilder</text:p>
            <text:p>4. Schwangere</text:p>
            <text:p>5. Verheiratete</text:p>
            <text:p>6. Betriebsratsmitglieder</text:p>
            <text:p>7. Qualitätsmanagementbeauftragte</text:p>
            <text:p>8. Gewerkschaftsmitglieder</text:p>
            <text:p>9. Schwerbehinderte</text:p>
          </table:table-cell>
          <table:table-cell office:value-type="string" table:style-name="ce3">
            <text:p>4. Schwangere</text:p>
            <text:p/>
            <text:p>6. Betriebsratsmitglieder</text:p>
            <text:p>9. Schwerbehinderte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3">
            <text:p>4. Aufgabe</text:p>
            <text:p>Die SmartCash AG will eine Stelle neu besetzen. Mit einer Bewerberin soll ein</text:p>
            <text:p>Einstellungsgespräch geführt werden.</text:p>
            <text:p>Welche der folgenden Fragen sollten im Bewerbungsgespräch nicht gestellt werden bzw.</text:p>
            <text:p>müssen von der Bewerberin nicht wahrheitsgemäß beantwortet werden?</text:p>
            <text:p>Tragen Sie die Ziffern vor den drei entsprechenden Fragen in die Kästchen ein.</text:p>
            <text:p>1. Wie lauten Ihre Gehaltsvorstellungen?</text:p>
            <text:p>2. Sind Sie Mitglied einer Gewerkschaft?</text:p>
            <text:p>3. Sind Sie bereit im Team zu arbeiten?</text:p>
            <text:p>4. Welcher Religionsgemeinschaft gehören Sie an?</text:p>
            <text:p>5. Sind Sie bereit im Ausland zu arbeiten?</text:p>
            <text:p>6. Sind Sie bereit auch an Wochenenden zu arbeiten?</text:p>
            <text:p>7. Sind Sie schwanger?</text:p>
            <text:p>8. Welche berufliche Entwicklung haben Sie für sich geplant?</text:p>
          </table:table-cell>
          <table:table-cell office:value-type="string" table:style-name="ce3">
            <text:p>2. Sind Sie Mitglied einer Gewerkschaft?</text:p>
            <text:p/>
            <text:p>4. Welcher Religionsgemeinschaft gehören Sie an?</text:p>
            <text:p/>
            <text:p>7. Sind Sie schwanger?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3">
            <text:p>5. Aufgabe</text:p>
            <text:p>Die SmartCash AG schließt mit der Bewerberin Anja Bertsch einen unbefristeten</text:p>
            <text:p>Arbeitsvertrag.</text:p>
            <text:p>Die SmartCash AG ist an einen Tarifvertrag gebunden.</text:p>
            <text:p>Welche der folgenden Aussagen trifft auf einen unbefristeten Arbeitsvertrag zu?</text:p>
            <text:p>Tragen Sie die Ziffer vor der zutreffenden Aussage in das Kästchen ein.</text:p>
            <text:p>1. Es darf keine Probezeit vereinbart werden.</text:p>
            <text:p>2. Es dürfen mehr Urlaubstage vereinbart werden, als im Tarifvertrag festgelegt sind.</text:p>
            <text:p>3. Es darf keine Teilzeitbeschäftigung vereinbart werden.</text:p>
            <text:p>4. Es darf von keinem Vertragspartner ordentlich gekündigt werden.</text:p>
            <text:p>5. Es darf für die Einarbeitungsphase ein Entgelt vereinbart werden, das unter dem</text:p>
            <text:p>Tarifentgelt liegt.</text:p>
          </table:table-cell>
          <table:table-cell office:value-type="string" table:style-name="ce3">
            <text:p>2. Es dürfen mehr Urlaubstage vereinbart werden, als im Tarifvertrag festgelegt sind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3">
            <text:p>6. Aufgabe</text:p>
            <text:p>Die SmartCash AG ist an Vereinbarungen gebunden, die die Sozialpartner miteinander</text:p>
            <text:p>vertraglich vereinbart haben. Welche der folgenden Einrichtungen wird zu den Sozialpartnern</text:p>
            <text:p>gerechnet?</text:p>
            <text:p>Tragen Sie die Ziffer vor der zutreffenden Einrichtung in das Kästchen ein.</text:p>
            <text:p>1. Deutsche Sozialversicherung</text:p>
            <text:p>2. Verbände der Arbeitnehmer</text:p>
            <text:p>3. Bundesagentur für Arbeit</text:p>
            <text:p>4. Bundesministerium für Arbeit und Soziales</text:p>
            <text:p>5. Industrie- und Handelskammern</text:p>
          </table:table-cell>
          <table:table-cell office:value-type="string" table:style-name="ce3">
            <text:p>2. Verbände der Arbeitnehmer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3">
            <text:p>7. Aufgabe</text:p>
            <text:p>Die Geschäftsleitung der SmartCash AG arbeitet mit dem Betriebsrat vertrauensvoll</text:p>
            <text:p>zusammen.</text:p>
            <text:p>In welchen der folgenden Angelegenheiten hat der Betriebsrat laut</text:p>
            <text:p>Betriebsverfassungsgesetz ein Mitbestimmungsrecht?</text:p>
            <text:p>Tragen Sie die Ziffern vor den drei zutreffenden Angelegenheiten in die Kästchen ein.</text:p>
            <text:p>1. Einführung eines Personalbeurteilungssystems</text:p>
            <text:p>2. Planung des Personalbedarfs</text:p>
            <text:p>3. Erstellung eines Sozialplans</text:p>
            <text:p>4. Einführung neuer Arbeitsverfahren</text:p>
            <text:p>5. Errichten einer neuen Lagerhalle</text:p>
            <text:p>6. Gründung einer Filiale</text:p>
            <text:p>7. Umwandlung der Rechtsform</text:p>
            <text:p>8. Erstellung des Urlaubsplans</text:p>
          </table:table-cell>
          <table:table-cell office:value-type="string" table:style-name="ce3">
            <text:p>gen Sie die Ziffern vor den drei zutreffenden Angelegenheiten in die Kästchen ein.</text:p>
            <text:p>1. Einführung eines Personalbeurteilungssystems</text:p>
            <text:p/>
            <text:p>3. Erstellung eines Sozialplans</text:p>
            <text:p/>
            <text:p>8. Erstellung des Urlaubsplan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3">
            <text:p>8. Aufgabe</text:p>
            <text:p>Die Interessen der Mitarbeiter werden in der SmartCash AG durch den gewählten Betriebsrat</text:p>
            <text:p>vertreten.</text:p>
            <text:p>Welche der folgenden Aussagen über den Betriebsrat trifft zu?</text:p>
            <text:p>Tragen Sie die Ziffer vor der zutreffenden Aussage in das Kästchen ein.</text:p>
            <text:p>1. Ein Betriebsrat muss in jedem Unternehmen gewählt werden, das in das</text:p>
            <text:p>Handelsregister eingetragen wurde.</text:p>
            <text:p>2. Ein Betriebsrat muss sich je zur Hälfte aus weiblichen und männlichen Mitgliedern</text:p>
            <text:p>zusammensetzen.</text:p>
            <text:p>3. Wählbar sind alle Wahlberechtigten, die dem Betrieb mindestens sechs Monate</text:p>
            <text:p>angehören.</text:p>
            <text:p>4. Ein Betriebsrat kann nur mit Zustimmung der Unternehmensleitung gewählt werden.</text:p>
            <text:p>5. Ein Betriebsrat kann seine Arbeit erst aufnehmen, wenn die zuständige Gewerkschaft</text:p>
            <text:p>der Wahl zugestimmt hat.</text:p>
          </table:table-cell>
          <table:table-cell office:value-type="string" table:style-name="ce3">
            <text:p>3. Wählbar sind alle Wahlberechtigten, die dem Betrieb mindestens sechs Monate</text:p>
            <text:p>angehör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3">
            <text:p>9. Aufgabe</text:p>
            <text:p>Sie sollen anhand eines Beispiels eine Tarifverhandlung erläutern. Dazu liegen Ihnen</text:p>
            <text:p>Zeitungsartikel mit folgenden Überschriften vor. Ordnen Sie die in den Überschriften</text:p>
            <text:p>genannten Ereignisse in zeitlicher Reihenfolge.</text:p>
            <text:p>Tragen Sie für das erste Ereignis die Ziffer 1 für das zweite Ereignis die Ziffer 2 usw. in die</text:p>
            <text:p>entsprechenden Kästchen ein.</text:p>
            <text:p>a) Nach zähen Verhandlungen 2,5 Prozent Lohnerhöhung (6)</text:p>
            <text:p>b) Urabstimmung: Ab Montag Streik! (4)</text:p>
            <text:p>c) Gewerkschaft kündigt den Gehaltstarifvertrag (1)</text:p>
            <text:p>d) Es kommt zur Schlichtung. (5)</text:p>
            <text:p>e) Erste Tarifverhandlungen (2)</text:p>
            <text:p>f) Gewerkschaft erklärt Tarifverhandlungen für gescheitert (3)</text:p>
          </table:table-cell>
          <table:table-cell table:style-name="ce3"/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3">
            <text:p>10. Aufgabe</text:p>
            <text:p>Nach der Abschlussprüfung informieren Sie sich über Möglichkeiten der beruflichen</text:p>
            <text:p>Fortbildung.</text:p>
            <text:p>Weiches der folgenden Beispiele zur beruflichen Fortbildung trifft zu?</text:p>
            <text:p>Tragen Sie die Ziffer vor dem zutreffenden Beispiel in das Kästchen ein.</text:p>
            <text:p>1. Julian Oster besucht nach dem Realschulabschluss (MSA) die Berufsfachschule für</text:p>
            <text:p>Kaufmännische Assistenten.</text:p>
            <text:p>2. Ein Auszubildender der SmartCash AG nimmt in einer überbetrieblichen</text:p>
            <text:p>Ausbildungsstätte an einem Lehrgang zum Thema IT-Sicherheit teil.</text:p>
            <text:p>3. Sie besuchen an der Volkshochschule einen Segelkurs.</text:p>
            <text:p>4. Ein Auszubildender mit Abitur will nach Abschluss der Ausbildung studieren.</text:p>
            <text:p>5. Die Mitarbeiterin Anja Bertsch nimmt nach der Ausbildung zur IT-System-Kauffrau an</text:p>
            <text:p>einem Fernlehrgang „Business English" teil.</text:p>
          </table:table-cell>
          <table:table-cell office:value-type="string" table:style-name="ce3">
            <text:p>5. Die Mitarbeiterin Anja Bertsch nimmt nach der Ausbildung zur IT-System-Kauffrau an</text:p>
            <text:p>einem Fernlehrgang „Business English" teil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3">
            <text:p>11. Aufgabe</text:p>
            <text:p>Einige Lebensrisiken werden über die gesetzliche Sozialversicherung finanziell abgesichert.</text:p>
            <text:p>Welche der folgenden Risiken werden von der gesetzlichen Sozialversicherung gedeckt?</text:p>
            <text:p>Tragen Sie die Ziffern vor den zwei zutreffenden Risiken in die Kästchen ein.</text:p>
            <text:p>1. Privatinsolvenz</text:p>
            <text:p>2. Mietrechtsprozess</text:p>
            <text:p>3. Arbeitswegeunfall</text:p>
            <text:p>4. Kündigung</text:p>
            <text:p>5. Diebstahl</text:p>
            <text:p>6. Pflegebedürftigkeit</text:p>
          </table:table-cell>
          <table:table-cell office:value-type="string" table:style-name="ce3">
            <text:p>3. Arbeitswegeunfall</text:p>
            <text:p/>
            <text:p>6. Pflegebedürftigkeit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3">
            <text:p>12. Aufgabe</text:p>
            <text:p>Die Mitarbeiterin Marina Meußling möchte wissen, wie hoch ihr Beitrag zur</text:p>
            <text:p>Krankenversicherung ist. Folgende Daten liegen vor: Monatliches Bruttogehalt: 3.000,00</text:p>
            <text:p>EUR</text:p>
            <text:p>Allgemeiner Beitragssatz zur gesetzlichen Krankenkasse: 14,6 %</text:p>
            <text:p>Zusatzbeitrag der gesetzlichen Krankenkasse: 0,9 %</text:p>
            <text:p>Berechnen Sie den Arbeitnehmerbeitrag zur Krankenversicherung in EUR.</text:p>
            <text:p>Tragen Sie das Ergebnis in die Kästchen ein</text:p>
          </table:table-cell>
          <table:table-cell office:value-type="float" office:value="246" table:style-name="ce3">
            <text:p>246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3">
            <text:p>13. Aufgabe</text:p>
            <text:p>Die SmartCash AG ist gesetzlich verpflichtet, für die Mitarbeiter Einkommensteuer</text:p>
            <text:p>abzuführen. Welche der folgenden Aussagen trifft auf die Einkommensteuer zu?</text:p>
            <text:p>Tragen Sie die Ziffer vor der zutreffenden Aussage in das Kästchen ein.</text:p>
            <text:p>1. Ledige Mitarbeiter werden der Steuerklasse I zugeordnet.</text:p>
            <text:p>2. Die Einkommensteuer wird unabhängig vom Familienstand berechnet.</text:p>
            <text:p>3. Auszubildende sind nicht einkommensteuerpflichtig.</text:p>
            <text:p>4. Die Einkommensteuersätze sind in jedem Bundesland unterschiedlich.</text:p>
            <text:p>5. Die Einkommensteuer steht ausschließlich den Kommunen zu.</text:p>
          </table:table-cell>
          <table:table-cell office:value-type="string" table:style-name="ce3">
            <text:p>1. Ledige Mitarbeiter werden der Steuerklasse I zugeordnet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3">
            <text:p>14. Aufgabe</text:p>
            <text:p>Eine Mitarbeiterin der SmartCash AG wird in Kürze Mutter.</text:p>
            <text:p>Welcher der folgenden Sachverhalte stimmt mit dem Bundeselterngeld- und Elternzeitgesetz</text:p>
            <text:p>(BEEG) überein?</text:p>
            <text:p>Tragen Sie die Ziffer vor dem zutreffenden Sachverhalt in das Kästchen ein.</text:p>
            <text:p>1. Elternzeit kann nur dann in Anspruch genommen werden, wenn der Arbeitgeber</text:p>
            <text:p>zustimmt.</text:p>
            <text:p>2. Elternzeit kann nur von Müttern in Anspruch genommen werden.</text:p>
            <text:p>3. Elternzeit kann entweder nur vom Vater oder nur von der Mutter in Anspruch</text:p>
            <text:p>genommen werden.</text:p>
            <text:p>4. Das Elterngeld ist in der Höhe begrenzt.</text:p>
            <text:p>5. Elterngeld wird einheitlich und einkommensunabhängig gewährt.</text:p>
          </table:table-cell>
          <table:table-cell office:value-type="string" table:style-name="ce3">
            <text:p>4. Das Elterngeld ist in der Höhe begrenzt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3">
            <text:p>15. Aufgabe</text:p>
            <text:p>Ein Kunde der SmartCash AG sind die Stadtwerke Hamburg, ein öffentlich-rechtlicher</text:p>
            <text:p>Betrieb. Welches der folgenden Ziele trifft auf einen öffentlich-rechtlichen Betrieb zu?</text:p>
            <text:p>Tragen Sie die Ziffer vor dem zutreffenden Ziel in das Kästchen ein.</text:p>
            <text:p>Ein öffentlich-rechtlicher Betrieb verfolgt primär das Ziel...</text:p>
            <text:p>1. der Gewinnmaximierung.</text:p>
            <text:p>2. der Kostenmaximierung.</text:p>
            <text:p>3. der bestmöglichen Versorgung der Bevölkerung, z. B. mit Wasser.</text:p>
            <text:p>4. der Umsatzsteigerung.</text:p>
            <text:p>5. der Dividendenausschüttung.</text:p>
          </table:table-cell>
          <table:table-cell office:value-type="string" table:style-name="ce3">
            <text:p>3. der bestmöglichen Versorgung der Bevölkerung, z. B. mit Wasser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3">
            <text:p>16. Aufgabe</text:p>
            <text:p>Die SmartCash AG verfolgt unterschiedliche Zielsetzungen. Einige Ziele lassen sich gut</text:p>
            <text:p>miteinander verbinden (komplementäre Ziele). Andere Ziele schließen sich jedoch</text:p>
            <text:p>gegenseitig aus (konkurrierende Ziele).</text:p>
            <text:p>In welcher der folgenden Aussagen konkurrieren die genannten Ziele?</text:p>
            <text:p>Tragen Sie die Ziffer vor der zutreffenden Aussage in das Kästchen ein.</text:p>
            <text:p>1. Steigerung des Umsatzes und Erhöhung des Absatzes</text:p>
            <text:p>2. Reduzierung der Kosten und Erhöhung des Gewinns</text:p>
            <text:p>3. Erhöhung der Produktionsmenge und Vergrößerung der Produktionskapazität</text:p>
            <text:p>4. Abbau von Arbeitsplätzen und Outsourcing des Rechnungswesens</text:p>
            <text:p>5. Einführung einer Betriebsrente und Senkung der Lohnkosten</text:p>
          </table:table-cell>
          <table:table-cell office:value-type="string" table:style-name="ce3">
            <text:p>5. Einführung einer Betriebsrente und Senkung der Lohnkosten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3">
            <text:p>17. Aufgabe</text:p>
            <text:p>Sie sollen für das abgelaufene Geschäftsjahr die Eigenkapitalrentabilität der SmartCash AG</text:p>
            <text:p>ermitteln.</text:p>
            <text:p>Mit welcher der folgenden Formeln wird die Eigenkapitalrentabilität in Prozent berechnet?</text:p>
            <text:p>Tragen Sie die Ziffer vor der zutreffenden Formel in das Kästchen ein.</text:p>
            <text:p>1. Eigenkapital * 100/Anlagevermögen</text:p>
            <text:p>2. Gewinn * 100 / Eigenkapital</text:p>
            <text:p>3. Eigenkapital * 100 / Gesamtkapital</text:p>
            <text:p>4. Gewinn * 100 / Umsatzerlöse</text:p>
            <text:p>5. Umsatzerlöse * 100 / Eigenkapital</text:p>
          </table:table-cell>
          <table:table-cell office:value-type="string" table:style-name="ce3">
            <text:p>2. Gewinn * 100 / Eigenkapital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3">
            <text:p>18. Aufgabe</text:p>
            <text:p>Die Geschäftsleitung der SmartCash AG erwägt die Fusion mit einem Wettbewerber, der</text:p>
            <text:p>Scholl AG.</text:p>
            <text:p>Welche der folgenden Aussagen treffen auf eine Fusion zu?</text:p>
            <text:p>Tragen Sie die Ziffern vor den zwei zutreffenden Aussagen in die Kästchen ein.</text:p>
            <text:p>Eine Fusion ...</text:p>
            <text:p>1. kann zu Rationalisierungen und Einsparungen führen.</text:p>
            <text:p>2. kann zu einer breiteren Kapitalbasis und zu günstigeren Finanzierungsmöglichkeiten</text:p>
            <text:p>führen.</text:p>
            <text:p>3. wird von der EU durch Marktbereinigungsprämien zur Stärkung des Wettbewerbs</text:p>
            <text:p>gefördert.</text:p>
            <text:p>4. erfolgt auf Basis eines Kooperationsvertrags, in dem die Zusammenarbeit der</text:p>
            <text:p>Unternehmen geregelt wird.</text:p>
            <text:p>5. kann nur unter Beibehaltung der rechtlichen und wirtschaftlichen Unabhängigkeit der</text:p>
            <text:p>Unternehmen erfolgen.</text:p>
            <text:p>6. muss immer vom Bundesministerium für Wirtschaft und Energie genehmigt werden.</text:p>
          </table:table-cell>
          <table:table-cell office:value-type="string" table:style-name="ce3">
            <text:p>1. kann zu Rationalisierungen und Einsparungen führen.</text:p>
            <text:p>2. kann zu einer breiteren Kapitalbasis und zu günstigeren Finanzierungsmöglichkeiten</text:p>
            <text:p>führ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3">
            <text:p>19. Aufgabe</text:p>
            <text:p>Die Smart Cash AG wird mit der Maximilian OHG fusionieren.</text:p>
            <text:p>Welche der folgenden Aussagen trifft auf die Rechtsform der OHG zu?</text:p>
            <text:p>Tragen Sie die Ziffer vor der zutreffenden Aussage in das Kästchen ein.</text:p>
            <text:p>1. Die Gesellschafter der OHG haften höchstens mit ihren Kapitalanteilen.</text:p>
            <text:p>2. Die OHG ist eine Kapitalgesellschaft.</text:p>
            <text:p>3. Die Haftung der OHG ist auf das Gesellschaftsvermögen beschränkt.</text:p>
            <text:p>4. Die gesetzliche Regelung zur Gewinnverteilung lautet 4 % vom Kapitalanteil, der</text:p>
            <text:p>Rest nach Köpfen.</text:p>
            <text:p>5. Das Mindestkapital der OHG beträgt bei Gründung 25.000 EUR.</text:p>
          </table:table-cell>
          <table:table-cell office:value-type="string" table:style-name="ce3">
            <text:p>4. Die gesetzliche Regelung zur Gewinnverteilung lautet 4 % vom Kapitalanteil, der</text:p>
            <text:p>Rest nach Köpf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3">
            <text:p>20. Aufgabe</text:p>
            <text:p>Die Mitarbeiter der SmartCash AG müssen die Bedeutung der abgebildeten Zeichen kennen.</text:p>
            <text:p>Welche der folgenden Bedeutungen treffen auf die nachstehenden Zeichen zu?</text:p>
            <text:p>Tragen Sie die Ziffer vor der jeweils zutreffenden Bedeutung zweistellig in die Kästchen ein.</text:p>
            <text:p>Bedeutungen</text:p>
            <text:p>1. Tür darf nicht offen stehen</text:p>
            <text:p>2. Verwendung von Infrarot-Fernbedienungen verboten</text:p>
            <text:p>3. Mitführen von magnetischen und elektronischen Datenträgern verboten (d)</text:p>
            <text:p>4. Nicht schalten</text:p>
            <text:p>5. Automatischer Anlauf möglich</text:p>
            <text:p>6. Vor Öffnen Netzstecker ziehen (a)</text:p>
            <text:p>7. Gerät nach Gebrauch vom Netz trennen</text:p>
            <text:p>8. Mobilfunk verboten (b)</text:p>
            <text:p>9. Gefahren durch Batterien (c)</text:p>
            <text:p>10. Starke Magnetfelder</text:p>
            <text:p>11. Säurestand der Batterien prüfen</text:p>
          </table:table-cell>
          <table:table-cell table:style-name="ce3"/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3">
            <text:p>21.Aufgabe</text:p>
            <text:p>Für ein von der SmartCash AG vertriebenes Online-Bezahlsystem stellt sich die</text:p>
            <text:p>Marktsituation wie in der Abbildung dar.</text:p>
            <text:p>Welche der folgenden Aussagen kann aus der Grafik abgeleitet werden?</text:p>
            <text:p>Tragen Sie die Ziffer vor der zutreffenden Aussage in das Kästchen ein.</text:p>
            <text:p>1. Wegen Verstärkter Werbung stieg die Nachfrage im III. Quartal.</text:p>
            <text:p>2. Mit dem größeren Angebot im III. Quartal wurde eine höhere Nachfrage erzielt.</text:p>
            <text:p>3. Nach dem Nachfragerückgang besteht kein Marktgleichgewicht mehr.</text:p>
            <text:p>4. Abgesetzte Menge und Preise sind zurückgegangen.</text:p>
            <text:p>5. Trotz gesunkenen Preises besteht ein Nachfrageüberhang</text:p>
          </table:table-cell>
          <table:table-cell table:style-name="ce3"/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3">
            <text:p>22. Aufgabe</text:p>
            <text:p>In einem Arbeitstreffen analysieren Sie verschiedene Marktsituationen.</text:p>
            <text:p>Welcher der folgenden Indikatoren weist auf einen Käufermarkt hin?</text:p>
            <text:p>Tragen Sie die Ziffer vor dem zutreffenden Indikator in das Kästchen ein.</text:p>
            <text:p>Die Anbieter...</text:p>
            <text:p>1. bieten gratis Zusatzleistungen an.</text:p>
            <text:p>2. können die hohe Nachfrage nicht vollständig decken.</text:p>
            <text:p>3. gewähren keine Preisnachlässe.</text:p>
            <text:p>4. können höhere Preise durchsetzen.</text:p>
            <text:p>5. führen keinen Preiswettbewerb.</text:p>
          </table:table-cell>
          <table:table-cell office:value-type="string" table:style-name="ce3">
            <text:p>1. bieten gratis Zusatzleistungen a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3">
            <text:p>23. Aufgabe</text:p>
            <text:p>Die SmartCash AG schließt Kaufverträge mit Geschäftskunden ab.</text:p>
            <text:p>Welche der folgenden Aussagen trifft auf einen Kaufvertrag unter Geschäftsleuten zu?</text:p>
            <text:p>Tragen Sie die Ziffer vor der zutreffenden Aussage in das Kästchen ein.</text:p>
            <text:p>1. Der Käufer muss die Warenlieferung unverzüglich prüfen und ggf. rügen.</text:p>
            <text:p>2. Verkäufer und Käufer streben allein einen Besitzwechsel an.</text:p>
            <text:p>3. Der Käufer ist auch bei vertragsgerechter Lieferung einer mangelfreien Ware nicht zu</text:p>
            <text:p>deren Abnahme verpflichtet.</text:p>
            <text:p>4. Zum Vertragsschluss ist die Willenserklärung nur eines Vertragspartners erforderlich.</text:p>
            <text:p>5. Ein Kaufvertrag unter Geschäftsleuten ist kein privatrechtlicher, sondern ein</text:p>
            <text:p>öffentlich-rechtlicher Vertrag</text:p>
          </table:table-cell>
          <table:table-cell office:value-type="string" table:style-name="ce3">
            <text:p>1. Der Käufer muss die Warenlieferung unverzüglich prüfen und ggf. rüg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3">
            <text:p>24. Aufgabe</text:p>
            <text:p>Die SmartCash AG verkauft Smartphones über einen Webshop an Privatkunden.</text:p>
            <text:p>Welche der folgenden Aussagen zum Verkauf an Privatkunden trifft zu?</text:p>
            <text:p>Tragen Sie die Ziffer vor der zutreffenden Aussage in das Kästchen ein.</text:p>
            <text:p>1. Hat ein Kunde die Allgemeinen Geschäftsbedingungen akzeptiert, sind auch</text:p>
            <text:p>sogenannte „überraschende und mehrdeutige Klauseln" wirksam.</text:p>
            <text:p>2. Bei einem über das Internet geschlossenen Kaufvertrag besitzt der Verkäufer ein</text:p>
            <text:p>uneingeschränktes Widerrufsrecht und kann die Ware gegen Erstattung des vollen</text:p>
            <text:p>Kaufpreises vom Kunden zurückverlangen.</text:p>
            <text:p>3. Der Kunde kann seine Willenserklärung bei einem über das Internet zustande</text:p>
            <text:p>gekommenen Kaufvertrag nicht mehr widerrufen.</text:p>
            <text:p>4. Der Kunde muss die Ware unmittelbar nach der Annahme auch auf versteckte</text:p>
            <text:p>Mängel hin untersuchen, wenn er seine Gewährleistungsansprüche wahren will.</text:p>
            <text:p>5. Der Kunde hat ein vierzehntägiges Widerrufsrecht.</text:p>
          </table:table-cell>
          <table:table-cell office:value-type="string" table:style-name="ce3">
            <text:p>5. Der Kunde hat ein vierzehntägiges Widerrufsrecht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3">
            <text:p>25. Aufgabe</text:p>
            <text:p>Nachdem Sie mehrere Jahre in der SmartCash AG tätig waren, wollen Sie sich mit einem ITDienstleistungsunternehmen selbstständig machen. Welche der folgenden Aussagen trifft</text:p>
            <text:p>auf eine Existenzgründung zu?</text:p>
            <text:p>Tragen Sie die Ziffer vor der zutreffenden Aussage in das Kästchen ein.</text:p>
            <text:p>1. Die Gesellschaftsform, z. B. OHG, GmbH, kann vom Unternehmensgründer nicht frei</text:p>
            <text:p>gewählt werden, sondern wird von der Industrie- und Handelskammer zugewiesen.</text:p>
            <text:p>2. Selbstständige müssen sich nicht gegen Risiken aus Krankheit und</text:p>
            <text:p>Pflegebedürftigkeit absichern.</text:p>
            <text:p>3. Der für eine Finanzierung erforderliche Businessplan muss bei der zuständigen</text:p>
            <text:p>Industrie- und Handelskammer beantragt werden.</text:p>
            <text:p>4. Die Banken, die das neue Geschäft finanzieren sollen, verlangen in der Regel vom</text:p>
            <text:p>Unternehmensgründer einen Businessplan, der neben den Chancen auch die Risiken</text:p>
            <text:p>des geplanten Geschäfts verdeutlicht.</text:p>
            <text:p>5. Die zuständige Industrie- und Handelskammer prüft, ob durch die Neugründung das</text:p>
            <text:p>Marktgleichgewicht gestört wird und verweigert gegebenenfalls ihre Zustimmung zum</text:p>
            <text:p>Betreiben des Unternehmens im Kammerbezirk.</text:p>
          </table:table-cell>
          <table:table-cell office:value-type="string" table:style-name="ce3">
            <text:p>4. Die Banken, die das neue Geschäft finanzieren sollen, verlangen in der Regel vom</text:p>
            <text:p>Unternehmensgründer einen Businessplan, der neben den Chancen auch die Risiken</text:p>
            <text:p>des geplanten Geschäfts verdeutlicht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3">
            <text:p>26. Aufgabe</text:p>
            <text:p>Die BHI GmbH, ein Partnerunternehmen der SmartCash AG, betreibt in vielerlei Hinsicht</text:p>
            <text:p>Arbeitsteilung.</text:p>
            <text:p>In welchem der folgenden Fälle handelt es sich um innerbetriebliche Arbeitsteilung?</text:p>
            <text:p>Tragen Sie die Ziffer vor dem zutreffenden Fall in das Kästchen ein.</text:p>
            <text:p>Die BHI GmbH ...</text:p>
            <text:p>1. stellt drei Informatiker ein, einen für die Programmierung von Apps, einen für die</text:p>
            <text:p>Wartung der Software für Smartphones und einen für die Schulung von Neukunden.</text:p>
            <text:p>2. bezieht Bildschirme eines chinesischen Anbieters.</text:p>
            <text:p>3. bietet Software, aber keine Smartphones an.</text:p>
            <text:p>4. lässt Selfie-Sticks für Kunden in München mit dem Firmenlogo versehen.</text:p>
            <text:p>5. führt eine Frauenquote ein.</text:p>
          </table:table-cell>
          <table:table-cell office:value-type="string" table:style-name="ce3">
            <text:p>1. stellt drei Informatiker ein, einen für die Programmierung von Apps, einen für die</text:p>
            <text:p>Wartung der Software für Smartphones und einen für die Schulung von Neukund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3">
            <text:p>27. Aufgabe</text:p>
            <text:p>Die Volkswirtschaft der Bundesrepublik Deutschland profitiert von der Globalisierung.</text:p>
            <text:p>Welche der folgenden Maßnahmen fördert die Globalisierung?</text:p>
            <text:p>Tragen Sie die Ziffer vor der zutreffenden Maßnahme in das Kästchen ein.</text:p>
            <text:p>1. Erhöhung von Importzöllen zur Absicherung von Gewinnen in der Binnenwirtschaft</text:p>
            <text:p>2. Einschränkung des Technologietransfers zur Absicherung des technologischen</text:p>
            <text:p>Vorsprungs</text:p>
            <text:p>3. Subventionierung niedriger Preise zur Bereinigung der Märkte von Mitbewerbern</text:p>
            <text:p>4. Förderung von Investitionen ausländischer Unternehmen im Inland sowie von</text:p>
            <text:p>Investitionen deutscher Unternehmen im Ausland</text:p>
            <text:p>5. Erhöhung der Produktionstiefe an Industriestandorten weltweit</text:p>
          </table:table-cell>
          <table:table-cell office:value-type="string" table:style-name="ce3">
            <text:p>4. Förderung von Investitionen ausländischer Unternehmen im Inland sowie von</text:p>
            <text:p>Investitionen deutscher Unternehmen im Ausland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3">
            <text:p>28. Aufgabe</text:p>
            <text:p>Die soziale Marktwirtschaft ist in Deutschland ein gesellschafts- und wirtschaftspolitisches</text:p>
            <text:p>Leitbild.</text:p>
            <text:p>Welche der folgenden Aussagen zur sozialen Marktwirtschaft ist zutreffend?</text:p>
            <text:p>Tragen Sie die Ziffer vor der zutreffenden Aussage in das Kästchen ein.</text:p>
            <text:p>1. Der Staat fördert Monopole und Kartelle, um einen Leistungswettbewerb zu</text:p>
            <text:p>verhindern.</text:p>
            <text:p>2. Der Staat greift regulierend in Märkte ein, indem er für Waren Mindest- und</text:p>
            <text:p>Höchstpreise sowie Angebotsmengen festsetzt.</text:p>
            <text:p>3. Durch sozialen Ausgleich und solidarische Hilfe soll eine Chancengerechtigkeit</text:p>
            <text:p>erreicht werden.</text:p>
            <text:p>4. Durch die Gesetzgebung werden alle Wettbewerbshemmnisse vermieden, sodass</text:p>
            <text:p>auf den Märkten eine vollständige Konkurrenz erreicht wird.</text:p>
            <text:p>5. Alle von Insolvenz bedrohten Unternehmen werden auf Antrag durch staatliche</text:p>
            <text:p>Subventionen gestützt.</text:p>
          </table:table-cell>
          <table:table-cell office:value-type="string" table:style-name="ce3">
            <text:p>3. Durch sozialen Ausgleich und solidarische Hilfe soll eine Chancengerechtigkeit</text:p>
            <text:p>erreicht werd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Winter</text:p>
          </table:table-cell>
          <table:table-cell table:number-columns-repeated="1637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3">
            <text:p>Situation</text:p>
            <text:p>Sie sind Mitarbeiterin/Mitarbeiter der Krypto-Control GmbH.</text:p>
            <text:p>Die Krypto-Control GmbH ist ein IT-Dienstleister.</text:p>
            <text:p>Die folgenden Aufgaben beziehen sich auf dieses Unternehmen.</text:p>
            <text:p>1. Aufgabe</text:p>
            <text:p>Zur Krypto-Control GmbH liegen folgende Daten vor:</text:p>
            <text:p>IT-Dienstleister</text:p>
            <text:p>56 % Marktanteil in der Region</text:p>
            <text:p>58 Mitarbeiter</text:p>
            <text:p>610.000 EUR Gewinn im Jahr 2014</text:p>
            <text:p>Welche der folgenden Angaben trifft auf die Krypto-Control GmbH zu?</text:p>
            <text:p>Tragen Sie die Ziffer vor der zutreffenden Angabe in das Kästchen ein.</text:p>
            <text:p>1. Großunternehmen</text:p>
            <text:p>2. Marktführer</text:p>
            <text:p>3. Monopolist</text:p>
            <text:p>4. Unternehmen des primären Sektors</text:p>
            <text:p>5. Versorgungsunternehmen</text:p>
          </table:table-cell>
          <table:table-cell office:value-type="string" table:style-name="ce3">
            <text:p>2. Marktführer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3">
            <text:p>2. Aufgabe</text:p>
            <text:p>In der Krypto-Control GmbH muss das Allgemeine Gleichbehandlungsgesetz (AGG)</text:p>
            <text:p>beachtet werden.</text:p>
            <text:p>In welchem der folgenden Fälle erfolgt eine Diskriminierung im Sinne des AGG?</text:p>
            <text:p>Tragen Sie die Ziffer vor dem zutreffenden Fall in das Kästchen ein.</text:p>
            <text:p>Die Krypto-Control GmbH...</text:p>
            <text:p>1. führt Englisch als Unternehmenssprache ein.</text:p>
            <text:p>2. will den Anteil von Frauen in Führungspositionen erhöhen und ermutigt in</text:p>
            <text:p>Stellenanzeigen besonders Frauen, sich auf die entsprechenden Stellen zu</text:p>
            <text:p>bewerben.</text:p>
            <text:p>3. richtet einen Aufzug in die erste Etage des Bürogebäudes ein, der nur von körperlich</text:p>
            <text:p>behinderten Mitarbeitern benutzt werden darf. Die übrigen Mitarbeiter müssen die</text:p>
            <text:p>Treppe benutzen.</text:p>
            <text:p>4. bietet älteren Mitarbeitern ab dem 55. Lebensjahr Altersteilzeitverträge an.</text:p>
            <text:p>5. will einen guten Personalmix erreichen und fordert daher in Stellenausschreibungen</text:p>
            <text:p>von den Bewerbern bestimmte Merkmale wie Geschlecht oder Alter ein.</text:p>
          </table:table-cell>
          <table:table-cell office:value-type="string" table:style-name="ce3">
            <text:p>5. will einen guten Personalmix erreichen und fordert daher in Stellenausschreibungen</text:p>
            <text:p>von den Bewerbern bestimmte Merkmale wie Geschlecht oder Alter ei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3">
            <text:p>3. Aufgabe</text:p>
            <text:p>In der Krypto-Control GmbH muss die Arbeitssicherheit gewährleistet sein.</text:p>
            <text:p>Welche der folgenden Aussagen trifft auf die Arbeitssicherheit in Unternehmen zu?</text:p>
            <text:p>Tragen Sie die Ziffer vor der zutreffenden Aussage in das Kästchen ein.</text:p>
            <text:p>1. Betriebliche Arbeitsschutzbestimmungen sind kein zwingendes Recht des</text:p>
            <text:p>Arbeitsverhältnisses und Verstöße durch Mitarbeiter führen somit nicht zu</text:p>
            <text:p>arbeitsrechtlichen Konsequenzen.</text:p>
            <text:p>2. Eine Unternehmung mit mehr als 20 Beschäftigten muss einen</text:p>
            <text:p>Arbeitsschutzausschuss einrichten, in dem Themen des Arbeitsschutzes erörtert</text:p>
            <text:p>werden.</text:p>
            <text:p>3. Die Ergonomie von Arbeitsplätzen ist keine Anforderung der Arbeitssicherheit,</text:p>
            <text:p>sondern ist eine freiwillige Leistung des Arbeitgebers zur Verbesserung der</text:p>
            <text:p>Leistungsfähigkeit von Mitarbeitern.</text:p>
            <text:p>4. Die regelmäßige Unterweisung der Arbeitnehmer zum betrieblichen Arbeitsschutz</text:p>
            <text:p>erfolgt durch externe Berater der Gewerkschaft als die für den Arbeitsschutz</text:p>
            <text:p>zuständige Institution.</text:p>
            <text:p>5. Eine Mitbestimmung von Arbeitnehmern beim Arbeitsschutz ist ausgeschlossen, da</text:p>
            <text:p>das Arbeitsschutzgesetz die Pflichten der Arbeitgeber im Einzelnen regelt.</text:p>
          </table:table-cell>
          <table:table-cell office:value-type="string" table:style-name="ce3">
            <text:p>2. Eine Unternehmung mit mehr als 20 Beschäftigten muss einen</text:p>
            <text:p>Arbeitsschutzausschuss einrichten, in dem Themen des Arbeitsschutzes erörtert</text:p>
            <text:p>werden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3">
            <text:p>4. Aufgabe</text:p>
            <text:p>Das Arbeitsverhältnis einer neuen Mitarbeiterin mit der Krypto-Control GmbH ist in einem</text:p>
            <text:p>schriftlichen Arbeitsvertrag geregelt. Bei welchem der folgenden Bestandteile des</text:p>
            <text:p>Arbeitsvertrags ist der Arbeitgeber an kollektives Arbeitsrecht gebunden?</text:p>
            <text:p>Tragen Sie die Ziffer vor dem zutreffenden Bestandteil des Arbeitsvertrags in das Kästchen</text:p>
            <text:p>ein.</text:p>
            <text:p>1. Das monatliche Bruttogehalt beträgt 2.000,00 EUR.</text:p>
            <text:p>2. Die Angestellte arbeitet als Sachbearbeiterin im Kundenservice.</text:p>
            <text:p>3. Das Arbeitsverhältnis beginnt am 1. April 2015.</text:p>
            <text:p>4. Die reguläre wöchentliche Arbeitszeit beträgt gemäß Betriebsvereinbarung 38,5</text:p>
            <text:p>Stunden.</text:p>
            <text:p>5. Die Krypto-Control GmbH gewährt einen monatlichen Fahrtkostenzuschuss von</text:p>
            <text:p>100,00 EUR.</text:p>
          </table:table-cell>
          <table:table-cell office:value-type="string" table:style-name="ce3">
            <text:p>4. Die reguläre wöchentliche Arbeitszeit beträgt gemäß Betriebsvereinbarung 38,5</text:p>
            <text:p>Stund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3">
            <text:p>5. Aufgabe</text:p>
            <text:p>Die Krypto-Control GmbH ist Mitglied eines Arbeitgeberverbandes.</text:p>
            <text:p>Welche der folgenden Aussagen trifft auf Arbeitgeberverbände zu?</text:p>
            <text:p>Tragen Sie die Ziffer vor der zutreffenden Aussage in das Kästchen ein.</text:p>
            <text:p>Arbeitgeberverbände...</text:p>
            <text:p>1. können Gesetze im Wirtschaftsrecht erlassen.</text:p>
            <text:p>2. setzen sich für ein stärker regulierendes Arbeitsrecht ein.</text:p>
            <text:p>3. setzen die Einhaltung der Tarifverträge bei allen Unternehmen einer Branche durch.</text:p>
            <text:p>4. vertreten ihre Mitglieder in sozial- und arbeitsrechtlichen Belangen.</text:p>
            <text:p>5. nehmen nur Unternehmen mit Betriebsräten als Mitglieder auf.</text:p>
          </table:table-cell>
          <table:table-cell office:value-type="string" table:style-name="ce3">
            <text:p>4. vertreten ihre Mitglieder in sozial- und arbeitsrechtlichen Belang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3">
            <text:p>6. Aufgabe</text:p>
            <text:p>Viele Mitarbeiter der Krypto-Control GmbH sind Mitglied einer Gewerkschaft.</text:p>
            <text:p>Welche der folgenden Aussagen trifft auf Gewerkschaften zu?</text:p>
            <text:p>Tragen Sie die Ziffer vor der zutreffenden Aussage in das Kästchen ein.</text:p>
            <text:p>Die Gewerkschaften...</text:p>
            <text:p>1. sind dem Bundesministerium für Arbeit und Soziales unterstellt.</text:p>
            <text:p>2. stellen für die Betriebsräte in Mitgliedsunternehmen eigenes Personal ab.</text:p>
            <text:p>3. besitzen das Recht, Arbeitsbedingungen in einem Tarifvertrag zu regeln.</text:p>
            <text:p>4. setzen sich für eine Liberalisierung des Arbeitsrechts ein.</text:p>
            <text:p>5. dürfen nur dann Arbeitskampfmaßnahmen durchführen, wenn sie den zu</text:p>
            <text:p>erwartenden Lohnausfall und Gewinnverlust aus ihren Streikfonds (Streikkassen)</text:p>
            <text:p>ausgleichen können</text:p>
          </table:table-cell>
          <table:table-cell office:value-type="string" table:style-name="ce3">
            <text:p>3. besitzen das Recht, Arbeitsbedingungen in einem Tarifvertrag zu regel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3">
            <text:p>7. Aufgabe</text:p>
            <text:p>In der Krypto-Control GmbH wurde ein Betriebsrat gewählt.</text:p>
            <text:p>Welche der folgenden Aussagen über den Betriebsrat ist zutreffend?</text:p>
            <text:p>Tragen Sie die Ziffer vor der zutreffenden Aussage in das Kästchen ein.</text:p>
            <text:p>1. Ein Betriebsrat muss in jedem Betrieb gewählt werden.</text:p>
            <text:p>2. Ein Betriebsrat muss je zur Hälfte aus Arbeitnehmern und Arbeitnehmerinnen</text:p>
            <text:p>gebildet werden.</text:p>
            <text:p>3. In einen Betriebsrat können nur Arbeitnehmer und Arbeitnehmerinnen gewählt</text:p>
            <text:p>werden, die dem Betrieb mindestens ein Jahr angehören.</text:p>
            <text:p>4. Ein Betriebsrat kann von allen Arbeitnehmern und Arbeitnehmerinnen eines Betriebs</text:p>
            <text:p>gewählt werden, die das 18. Lebensjahr vollendet haben.</text:p>
            <text:p>5. Ein Betriebsrat muss alle zwei Jahre neu gewählt werden.</text:p>
          </table:table-cell>
          <table:table-cell office:value-type="string" table:style-name="ce3">
            <text:p>4. Ein Betriebsrat kann von allen Arbeitnehmern und Arbeitnehmerinnen eines Betriebs</text:p>
            <text:p>gewählt werden, die das 18. Lebensjahr vollendet hab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3">
            <text:p>8. Aufgabe</text:p>
            <text:p>Die Geschäftsleitung der Krypto-Control GmbH arbeitet eng mit dem Betriebsrat zusammen.</text:p>
            <text:p>In welchen der folgenden Angelegenheiten hat der Betriebsrat laut</text:p>
            <text:p>Betriebsverfassungsgesetz ein Mitbestimmungsrecht?</text:p>
            <text:p>Tragen Sie die Ziffern vor den zwei zutreffenden Angelegenheiten in die Kästchen ein.</text:p>
            <text:p>1. Einführung eines Personalbeurteilungssystems</text:p>
            <text:p>2. Planung des Personalbedarfs</text:p>
            <text:p>3. Festlegung von Beginn und Ende der täglichen Arbeitszeit</text:p>
            <text:p>4. Errichtung einer neuen Lagerhalle</text:p>
            <text:p>5. Gründung einer Filiale</text:p>
            <text:p>6. Umwandlung der Rechtsform</text:p>
          </table:table-cell>
          <table:table-cell office:value-type="string" table:style-name="ce3">
            <text:p>1. Einführung eines Personalbeurteilungssystems</text:p>
            <text:p/>
            <text:p>3. Festlegung von Beginn und Ende der täglichen Arbeitszeit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3">
            <text:p>9. Aufgabe</text:p>
            <text:p>Für Arbeitgeber und Arbeitnehmer ist die Tarifautonomie gesetzlich festgeschrieben.</text:p>
            <text:p>Welche der folgenden Aussagen treffen auf die Tarifautonomie zu?</text:p>
            <text:p>Tragen Sie die Ziffern vor den zwei zutreffenden Aussagen in die Kästchen ein.</text:p>
            <text:p>Die Tarifautonomie...</text:p>
            <text:p>1. ist ein im Betriebsverfassungsgesetz (BetrVG) verankertes Recht.</text:p>
            <text:p>2. gibt den Vertragsparteien das Recht, unabhängig von staatlicher Einflussnahme die</text:p>
            <text:p>Arbeits- und Wirtschaftsbedingungen zu regeln.</text:p>
            <text:p>3. gibt den Vertragsparteien das Recht, unter staatlicher Beteiligung Vereinbarungen zu</text:p>
            <text:p>treffen.</text:p>
            <text:p>4. ist individuelles Arbeitsrecht zur Regelung der Beziehungen zwischen einem</text:p>
            <text:p>Arbeitgeber und einem Arbeitnehmer.</text:p>
            <text:p>5. gibt den Vertragsparteien das Recht zu Vereinbarungen, die von den</text:p>
            <text:p>Vertragspartnern nicht zu Ungunsten der Arbeitnehmer abgeändert werden dürfen.</text:p>
            <text:p>6. gibt den Vertragsparteien das Recht zu Regelungen, die schlechter sind als die in</text:p>
            <text:p>Gesetzen genannten.</text:p>
          </table:table-cell>
          <table:table-cell office:value-type="string" table:style-name="ce3">
            <text:p>2. gibt den Vertragsparteien das Recht, unabhängig von staatlicher Einflussnahme die</text:p>
            <text:p>Arbeits- und Wirtschaftsbedingungen zu regeln.</text:p>
            <text:p/>
            <text:p>5. gibt den Vertragsparteien das Recht zu Vereinbarungen, die von den</text:p>
            <text:p>Vertragspartnern nicht zu Ungunsten der Arbeitnehmer abgeändert werden dürf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3">
            <text:p>10. Aufgabe</text:p>
            <text:p>Die Arbeitnehmer der Krypto-Control GmbH wollen sich weiterbilden.</text:p>
            <text:p>Welche der folgenden Aussagen zur Weiterbildung ist zutreffend?</text:p>
            <text:p>Tragen Sie die Ziffer vor der zutreffenden Aussage in das Kästchen ein.</text:p>
            <text:p>1. Sie wird nur bis zum fünfundfünfzigsten Lebensjahr staatlich gefördert, da bei älteren</text:p>
            <text:p>Arbeitnehmern eine Weiterbildung unrentabel ist.</text:p>
            <text:p>2. Sie ist für Arbeitnehmer grundsätzlich kostenfrei, weil entweder das Unternehmen</text:p>
            <text:p>oder der Staat aus einem Bildungsfonds den Lohnausfall und die</text:p>
            <text:p>Weiterbildungskosten erstattet.</text:p>
            <text:p>3. Sie kann nur außerbetrieblich in Einrichtungen zertifizierter Bildungsträger erfolgen.</text:p>
            <text:p>4. Sie muss immer als Aufstiegsfortbildung mit einer Abschlussprüfung vor der Industrieund Handelskammer angelegt sein.</text:p>
            <text:p>5. Sie erfolgt zur Vertiefung und Erweiterung von Kenntnissen und Fertigkeiten.</text:p>
          </table:table-cell>
          <table:table-cell office:value-type="string" table:style-name="ce3">
            <text:p>5. Sie erfolgt zur Vertiefung und Erweiterung von Kenntnissen und Fertigkeit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3">
            <text:p>11. Aufgabe</text:p>
            <text:p>Eine Mitarbeiterin der Krypto-Control GmbH ist arbeitsunfähig, weil sie am Vortag auf dem</text:p>
            <text:p>direkten Weg zur Arbeit bei einem Verkehrsunfall schwer verletzt wurde.</text:p>
            <text:p>Welche der folgenden Aussagen ist in diesem Zusammenhang zutreffend?</text:p>
            <text:p>Tragen Sie die Ziffer vor der zutreffenden Aussage in das Kästchen ein.</text:p>
            <text:p>Die Krypto-Control GmbH...</text:p>
            <text:p>1. muss den Unfall der Krankenversicherung der Mitarbeiterin melden.</text:p>
            <text:p>2. darf die Gehaltszahlung ab dem ersten Krankheitstag einstellen.</text:p>
            <text:p>3. darf den Urlaubsanspruch der Mitarbeiterin kürzen.</text:p>
            <text:p>4. muss den Unfall der Gewerbeaufsichtsbehörde melden.</text:p>
            <text:p>5. muss den Unfall der Berufsgenossenschaft melden.</text:p>
          </table:table-cell>
          <table:table-cell office:value-type="string" table:style-name="ce3">
            <text:p>5. muss den Unfall der Berufsg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3">
            <text:p>12. Aufgabe</text:p>
            <text:p>Nach der letzten Gehaltserhöhung übersteigt das Bruttogehalt von Dagmar Fuchs die</text:p>
            <text:p>Beitragsbemessungsgrenze für die gesetzliche Rentenversicherung. Welche der folgenden</text:p>
            <text:p>Konsequenzen ergibt sich aus der Gehaltserhöhung für Frau Fuchs?</text:p>
            <text:p>Tragen Sie die Ziffer vor der zutreffenden Konsequenz in das Kästchen ein.</text:p>
            <text:p>Frau Fuchs...</text:p>
            <text:p>1. ist nicht mehr versicherungspflichtig.</text:p>
            <text:p>2. muss sich nun privat versichern.</text:p>
            <text:p>3. erhält für die Sozialversicherung keinen Arbeitgeberanteil mehr.</text:p>
            <text:p>4. muss nun für einen Teil ihres Gehalts keinen Rentenversicherungsbeitrag mehr</text:p>
            <text:p>leisten.</text:p>
            <text:p>5. kann die Beiträge an die Rentenversicherung gegen Selbstbehalt reduzieren.</text:p>
          </table:table-cell>
          <table:table-cell office:value-type="string" table:style-name="ce3">
            <text:p>4. muss nun für einen Teil ihres Gehalts keinen Rentenversicherungsbeitrag mehr</text:p>
            <text:p>leist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3">
            <text:p>13. Aufgabe</text:p>
            <text:p>Die Solidarität ist ein gesellschaftspolitisches Prinzip, das in der Bundesrepublik Deutschland</text:p>
            <text:p>angewendet wird. Welcher der folgenden Sachverhalte entspricht dem Prinzip der</text:p>
            <text:p>Solidarität?</text:p>
            <text:p>Tragen Sie die Ziffer vor dem zutreffenden Sachverhalt in das Kästchen ein.</text:p>
            <text:p>1. Der Staat senkt die Beitragsbemessungsgrenze für die gesetzliche Krankenkasse.</text:p>
            <text:p>2. Der Staat fordert verstärkt Selbstverantwortung bei der Altersvorsorge.</text:p>
            <text:p>3. Der Staat erhöht die Erbschaftssteuer zur Umverteilung großer Vermögen.</text:p>
            <text:p>4. Kindergartenbeiträge sind für alle Eltern, unabhängig vom Einkommen, gleich hoch.</text:p>
            <text:p>5. Der Beitrag zur Krankenversicherung steigt mit individuellem Krankheitsrisiko des</text:p>
            <text:p>Versicherten.</text:p>
          </table:table-cell>
          <table:table-cell office:value-type="string" table:style-name="ce3">
            <text:p>3. Der Staat erhöht die Erbschaftssteuer zur Umverteilung großer Vermög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3">
            <text:p>14. Aufgabe</text:p>
            <text:p>Die Mitarbeiter der Krypto-Control GmbH diskutieren in der Mittagspause über die</text:p>
            <text:p>unterschiedlichen Möglichkeiten einer privaten Altersvorsorge. Welche der folgenden</text:p>
            <text:p>wirtschaftlichen Entwicklungen gefährdet eine private Altersvorsorge?</text:p>
            <text:p>Tragen Sie die Ziffer vor der zutreffenden Entwicklung in das Kästchen ein.</text:p>
            <text:p>1. Hohe Inflation</text:p>
            <text:p>2. Konjunkturaufschwung</text:p>
            <text:p>3. Nachfrageüberhang</text:p>
            <text:p>4. Moderate Lohnforderungen</text:p>
            <text:p>5. Senkung der Beiträge für die gesetzliche Arbeitslosenversicherung</text:p>
          </table:table-cell>
          <table:table-cell office:value-type="string" table:style-name="ce3">
            <text:p>1. Hohe Inflation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3">
            <text:p>15. Aufgabe</text:p>
            <text:p>Die Krypto-Control GmbH ist ein erwerbswirtschaftliches Unternehmen.</text:p>
            <text:p>Welche der folgenden Aussagen treffen auf ein erwerbswirtschaftliches Unternehmen zu?</text:p>
            <text:p>Tragen Sie die Ziffern vor den zwei zutreffenden Aussagen in die Kästchen ein.</text:p>
            <text:p>1. Arbeitet zur Deckung des Bedarfs an Gütern</text:p>
            <text:p>2. Strebt einen Gewinn an</text:p>
            <text:p>3. Arbeitet auf eigene Rechnung und Verantwortung</text:p>
            <text:p>4. Betreibt öffentliche Daseinsvorsorge</text:p>
            <text:p>5. Wirtschaftet nach einem öffentlichen Wirtschaftsplan mit dem Ziel der Kostendeckung</text:p>
            <text:p>6. Muss jeden Kunden zu seinen allgemeinen Bedingungen und Preisen beliefern</text:p>
            <text:p>7. Wird in seinen Entscheidungen nicht von Wettbewerbern eingeschränkt</text:p>
          </table:table-cell>
          <table:table-cell office:value-type="string" table:style-name="ce3">
            <text:p>2. Strebt einen Gewinn an</text:p>
            <text:p>3. Arbeitet auf eigene Rechnung und Verantwortung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3">
            <text:p>16. Aufgabe</text:p>
            <text:p>Für die drei Geschäftsbereiche der Krypto-Control GmbH liegen für das Jahr 2014 folgende</text:p>
            <text:p>Geschäftsergebnisse vor:</text:p>
            <text:p>Geschäftsbereich Nr. Aufwand EUR Ertrag EUR</text:p>
            <text:p>1 250.000 325.000</text:p>
            <text:p>2 85.000 119.000</text:p>
            <text:p>3 40.000 60.000</text:p>
            <text:p>Ermitteln Sie den wirtschaftlichsten Geschäftsbereich.</text:p>
            <text:p>Tragen Sie die Nummer des wirtschaftlichsten Geschäftsbereichs und dessen</text:p>
            <text:p>Wirtschaftlichkeit in die Kästchen ein.</text:p>
            <text:p>325.000/250.000=1,3</text:p>
            <text:p>119.000/85.000=1,4</text:p>
            <text:p>60.000/40.000=1,5</text:p>
          </table:table-cell>
          <table:table-cell table:style-name="ce3"/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3">
            <text:p>17. Aufgabe</text:p>
            <text:p>Ein Zulieferer der Krypto-Control GmbH hat bislang 720 Teile in 48 Arbeitsstunden</text:p>
            <text:p>hergestellt. Durch den Einsatz eines Fertigungsautomaten können nun 960 Teile in 16</text:p>
            <text:p>Arbeitsstunden hergestellt werden.</text:p>
            <text:p>Arbeitsproduktivität = Ausbringungsmenge / Arbeitseinsatzmenge</text:p>
            <text:p>Ermitteln Sie, um wie viel Prozent die Arbeitsproduktivität gestiegen ist.</text:p>
            <text:p>Tragen Sie das Ergebnis in die Kästchen ein.</text:p>
          </table:table-cell>
          <table:table-cell office:value-type="float" office:value="300" table:style-name="ce3">
            <text:p>300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3">
            <text:p>18. Aufgabe</text:p>
            <text:p>In der Krypto-Control GmbH wird die Zusammenarbeit von Unternehmen in ihrem</text:p>
            <text:p>wirtschaftlichen Umfeld beobachtet.</text:p>
            <text:p>In welchen der nachstehenden Sachverhalte handelt es sich um</text:p>
            <text:p>1. eine Fusion?</text:p>
            <text:p>2. ein Kartell?</text:p>
            <text:p>3. einen Konzern?</text:p>
            <text:p>4. eine Arbeitsgemeinschaft?</text:p>
            <text:p>Tragen Sie die Ziffer vor der jeweils zutreffenden Antwort in das Kästchen ein.</text:p>
            <text:p>Hinweis: Auf eine wirtschaftliche Verflechtung treffen zwei Sachverhalte zu.</text:p>
            <text:p>Sachverhalte</text:p>
            <text:p>a) Mehrere Kunden der Krypto-Control GmbH führen gemeinsam einen Großauftrag aus. (4)</text:p>
            <text:p>b) Die HAES AG, ein Lieferer der Krypto-Control GmbH, hat die Aktienmehrheit an der Tuxa</text:p>
            <text:p>AG übernommen. (3)</text:p>
            <text:p>c) Die Krypto-Control GmbH vereinbart mit Wettbewerbern einheitliche Verkaufskonditionen.</text:p>
            <text:p>(2)</text:p>
            <text:p>d) Zwei Kunden der Krypto-Control GmbH, die Schmidt GmbH und die Weber KG, schließen</text:p>
            <text:p>sich zur Schmidt GmbH &amp; Co. KG zusammen. (1)</text:p>
            <text:p>e) Die HAES AG gründet in Nordrhein-Westfalen mehrere Tochtergesellschaften. (3)</text:p>
          </table:table-cell>
          <table:table-cell table:style-name="ce3"/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3">
            <text:p>19. Aufgabe</text:p>
            <text:p>Sie erfahren von der Gründung der Volt GmbH, einem neuen Mitbewerber. Mit welchem der</text:p>
            <text:p>folgenden Ereignisse wird eine GmbH rechtsfähig?</text:p>
            <text:p>Tragen Sie die Ziffer vor dem zutreffenden Ereignis in das Kästchen ein.</text:p>
            <text:p>Mit...</text:p>
            <text:p>1. Eintragung in das Handelsregister</text:p>
            <text:p>2. Anmeldung beim Amtsgericht</text:p>
            <text:p>3. Abschluss des ersten Rechtsgeschäfts</text:p>
            <text:p>4. Einzahlung des Stammkapitals</text:p>
            <text:p>5. Bestellung des Geschäftsführers</text:p>
          </table:table-cell>
          <table:table-cell office:value-type="string" table:style-name="ce3">
            <text:p>1. Eintragung in das Handelsregister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3">
            <text:p>20. Aufgabe</text:p>
            <text:p>Die Krypto-Control GmbH will ein IT-Servicecenter in der Rechtsform einer GmbH gründen.</text:p>
            <text:p>Welche der folgenden Aussagen zur GmbH ist zutreffend?</text:p>
            <text:p>Tragen Sie die Ziffer vor der zutreffenden Aussage in das Kästchen ein.</text:p>
            <text:p>1. Das Stammkapital muss mindestens 50.000 EUR betragen.</text:p>
            <text:p>2. Die Gesellschaft muss von mindestens zwei Personen gegründet werden.</text:p>
            <text:p>3. Die Firma kann „Gesellschaft für IT-Service mbH" lauten.</text:p>
            <text:p>4. Die Geschäftsführung der GmbH obliegt dem Vorstand.</text:p>
            <text:p>5. Die neu gegründete GmbH ist eine natürliche Person des privaten Rechts</text:p>
          </table:table-cell>
          <table:table-cell office:value-type="string" table:style-name="ce3">
            <text:p>3. Die Firma kann „Gesellschaft für IT-Service mbH" lauten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3">
            <text:p>21. Aufgabe</text:p>
            <text:p>Das Verhalten von Konsumenten hängt von verschiedenen Faktoren ab. Welche der</text:p>
            <text:p>folgenden Aussagen ist zutreffend?</text:p>
            <text:p>Tragen Sie die Ziffer vor der zutreffenden Aussage in das Kästchen ein.</text:p>
            <text:p>1. Der Bedarf der Konsumenten ist gleich der Menge ihrer Bedürfnisse.</text:p>
            <text:p>2. Der Bedarf der Konsumenten ist abhängig von deren Kaufkraft.</text:p>
            <text:p>3. Die Nachfrage der Konsumenten ist abhängig vom Angebot.</text:p>
            <text:p>4. Die Bedürfnisse der Konsumenten entsprechen dem Angebot.</text:p>
            <text:p>5. Die Bedürfnisse der Konsumenten entsprechen deren Nachfrage.</text:p>
          </table:table-cell>
          <table:table-cell office:value-type="string" table:style-name="ce3">
            <text:p>2. Der Bedarf der Konsumenten ist abhängig von deren Kaufkraft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3">
            <text:p>22. Aufgabe</text:p>
            <text:p>Für ein Produkt, wie es die Krypto-Control GmbH anbietet, wurde für den Gesamtmarkt</text:p>
            <text:p>folgende Angebots- und Nachfragesituation (modellhaft vereinfacht) ermittelt.</text:p>
            <text:p>Ermitteln Sie</text:p>
            <text:p>a) den Preis je Stück, zu dem ein höchstmöglicher Umsatz erzielt werden kann.</text:p>
            <text:p>b) den Umsatz, der maximal erzielt werden kann.</text:p>
            <text:p>c) den Angebotsüberhang bei einem Preis von 70,00 EUR je Stück.</text:p>
            <text:p>Tragen Sie die Ergebnisse in die Kästchen ein.</text:p>
            <text:p>a) 50,00</text:p>
            <text:p>b) 50*500=25.000,00</text:p>
            <text:p>c) 400</text:p>
          </table:table-cell>
          <table:table-cell table:style-name="ce3"/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3">
            <text:p>23. Aufgabe</text:p>
            <text:p>Die Krypto-Control GmbH hat mit der Volt GmbH einen Vertrag geschlossen, der vonseiten</text:p>
            <text:p>der Volt GmbH wie folgt unterschrieben wurde.</text:p>
            <text:p>Welche der folgenden Stellungen haben Martina Schipp und Dr. Karl Pfeffer in der Volt</text:p>
            <text:p>GmbH laut ihrer Unterschriften?</text:p>
            <text:p>Tragen Sie die Ziffer vor der jeweils zutreffenden Stellung in das Kästchen ein.</text:p>
            <text:p>Stellungen</text:p>
            <text:p>1. Sekretär/-in</text:p>
            <text:p>2. Prokurist/-in</text:p>
            <text:p>3. Kommanditist/-in</text:p>
            <text:p>4. Geschäftsführer/-in (4)</text:p>
            <text:p>5. Handlungsbevollmächtigte/-r (5)</text:p>
            <text:p>6. Vorstand</text:p>
          </table:table-cell>
          <table:table-cell table:style-name="ce3"/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3">
            <text:p>24. Aufgabe</text:p>
            <text:p>Der Verbraucherschutz ist ein zentrales Element der sozialen Marktwirtschaft.</text:p>
            <text:p>Welche der folgenden Aussagen trifft auf den Verbraucherschutz zu?</text:p>
            <text:p>Tragen Sie die Ziffer vor der zutreffenden Aussage in das Kästchen ein.</text:p>
            <text:p>1. Viele dem Verbraucherschutz dienenden Rechtsnormen sind im Bürgerlichen</text:p>
            <text:p>Gesetzbuch (BGB) verankert, z. B. die Vorschriften über Fernabsatzverträge.</text:p>
            <text:p>2. Träger des Verbraucherschutzes sind die Unternehmen, welche die Verbraucher</text:p>
            <text:p>umfassend und objektiv über ihre Produkte und Dienstleistungen informieren müssen.</text:p>
            <text:p>3. Der Verbraucherschutz schließt die Nachteile aus, welche aufgrund mangelnder</text:p>
            <text:p>Fachkenntnis, Informationen und/oder Erfahrung der Konsumenten entstehen.</text:p>
            <text:p>4. Der Verbraucherschutz bezieht sich allein auf Produkte, welche die Gesundheit der</text:p>
            <text:p>Verbraucher schädigen können, z. B. Lebensmittel, Medikamente, Trinkwasser.</text:p>
            <text:p>5. Der Verbraucherschutz ist ein Zweig der Sozialversicherung zur Absicherung von Risiken</text:p>
            <text:p>aus privatrechtlichen Verträgen wie Kaufverträgen und Mietverträgen.</text:p>
          </table:table-cell>
          <table:table-cell office:value-type="string" table:style-name="ce3">
            <text:p>1. Viele dem Verbraucherschutz dienenden Rechtsnormen sind im Bürgerlichen</text:p>
            <text:p>Gesetzbuch (BGB) verankert, z. B. die Vorschriften über Fernabsatzverträge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3">
            <text:p>25. Aufgabe</text:p>
            <text:p>Arbeitnehmer treffen Maßnahmen zur persönlichen Existenzsicherung.</text:p>
            <text:p>Welche der folgenden Maßnahmen ist zur persönlichen Existenzsicherung geeignet?</text:p>
            <text:p>Tragen Sie die Ziffer vor der zutreffenden Maßnahme in das Kästchen ein.</text:p>
            <text:p>1. Kauf eines Sportwagens auf Kredit zur eigenen Nutzung</text:p>
            <text:p>2. Abschluss einer Versicherung für den Fall der Berufsunfähigkeit</text:p>
            <text:p>3. Abschluss eines Ratenkaufvertrags aufgrund fehlender Liquidität</text:p>
            <text:p>4. Abschluss einer Risikolebensversicherung zur Absicherung von Krediten</text:p>
            <text:p>5. Abschluss einer privaten Zusatzkrankenversicherung</text:p>
          </table:table-cell>
          <table:table-cell table:style-name="ce3"/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3">
            <text:p>26. Aufgabe</text:p>
            <text:p>Herr Scholz, ein 21-jähriger Mitarbeiter der Krypto-Control GmbH, will kündigen und ein</text:p>
            <text:p>eigenes Unternehmen gründen, um als Vollkaufmann einen Onlineshop für IT-Zubehör zu</text:p>
            <text:p>betreiben.</text:p>
            <text:p>Welche der folgenden Aussagen zur Unternehmensgründung ist zutreffend?</text:p>
            <text:p>Tragen Sie die Ziffer vor der zutreffenden Aussage in das Kästchen ein.</text:p>
            <text:p>1. Zur Absicherung von Krediten muss die Unternehmensform Gesellschaft mit</text:p>
            <text:p>beschränkter Haftung (GmbH) gewählt werden.</text:p>
            <text:p>2. Die Industrie- und Handelskammer verlangt von Herrn Scholz den Nachweis seiner</text:p>
            <text:p>fachlichen Qualifikation zum Betrieb eines kaufmännisch zu führenden</text:p>
            <text:p>Unternehmens.</text:p>
            <text:p>3. Herr Scholz muss sein vollkaufmännisch geführtes Unternehmen im Handelsregister</text:p>
            <text:p>eintragen lassen.</text:p>
            <text:p>4. Als selbstständig Erwerbstätiger ist Herr Scholz von der Einkommensteuerpflicht</text:p>
            <text:p>befreit, wenn er Gewerbesteuer zahlt.</text:p>
            <text:p>5. Als selbstständig Erwerbstätiger ist Herr Scholz von der Krankenversicherungspflicht</text:p>
            <text:p>befreit.</text:p>
          </table:table-cell>
          <table:table-cell office:value-type="string" table:style-name="ce3">
            <text:p>3. Herr Scholz muss sein vollkaufmännisch geführtes Unternehmen im Handelsregister</text:p>
            <text:p>eintragen lass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3">
            <text:p>27. Aufgabe</text:p>
            <text:p>Die Arbeitsleistung der Krypto-Control GmbH wird von verschiedenen Wirtschaftseinheiten</text:p>
            <text:p>erbracht.</text:p>
            <text:p>In welchem der folgenden Fälle handelt es sich um eine betriebliche Arbeitsteilung</text:p>
            <text:p>(Arbeitszerlegung)?</text:p>
            <text:p>Tragen Sie die Ziffer vor dem zutreffenden Fall in das Kästchen ein.</text:p>
            <text:p>Die Krypto-Control GmbH...</text:p>
            <text:p>1. gliedert einen Schritt eines Leistungsprozesses an die OS GmbH aus.</text:p>
            <text:p>2. lässt von einem Mitarbeiter ein Produkt aus Komponenten zusammenbauen, die von</text:p>
            <text:p>verschiedenen externen Unternehmen hergestellt wurden.</text:p>
            <text:p>3. organisiert mehrere Prozesse als Supply Chain, in denen Lieferanten, Abteilungen</text:p>
            <text:p>der Krypto-Control GmbH und Kunden miteinander vernetzt sind.</text:p>
            <text:p>4. eröffnet eine Filiale in einem anderen Bundesland, die in allen Geschäftsfeldern</text:p>
            <text:p>selbstständig operieren soll.</text:p>
            <text:p>5. produziert ein Produkt in mehreren Arbeitsschritten, die von verschiedenen</text:p>
            <text:p>Arbeitskräften ausgeführt werden</text:p>
          </table:table-cell>
          <table:table-cell office:value-type="string" table:style-name="ce3">
            <text:p>5. produziert ein Produkt in mehreren Arbeitsschritten, die von verschiedenen</text:p>
            <text:p>Arbeitskräften ausgeführt werd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3">
            <text:p>28. Aufgabe</text:p>
            <text:p>Die Krypto-Control GmbH hat sich mit den Auswirkungen der Globalisierung</text:p>
            <text:p>auseinanderzusetzen.</text:p>
            <text:p>Welche der folgenden Auswirkungen trifft auch auf die Krypto-Control GmbH zu?</text:p>
            <text:p>Tragen Sie die Ziffer vor der zutreffenden Auswirkung in das Kästchen ein.</text:p>
            <text:p>1. Durch den Zugang zu internationalen Märkten kann die Krypto-Control GmbH neue</text:p>
            <text:p>Märkte erschließen.</text:p>
            <text:p>2. Da Deutschland ein Niedriglohnland ist, stehen der Krypto-Control GmbH</text:p>
            <text:p>ausreichend Fachkräfte zur Verfügung.</text:p>
            <text:p>3. Alle Aufträge der Krypto-Control GmbH werden weltweit in EUR abgewickelt.</text:p>
            <text:p>4. Ausländische Fachkräfte haben jederzeit Zugang zum deutschen Arbeitsmarkt und</text:p>
            <text:p>können von der Krypto-Control GmbH sofort eingestellt werden.</text:p>
            <text:p>5. Durch einen Rückgang der Transporte der Krypto-Control GmbH sinkt der Preis für</text:p>
            <text:p>Kraftstoffe.</text:p>
          </table:table-cell>
          <table:table-cell office:value-type="string" table:style-name="ce3">
            <text:p>1. Durch den Zugang zu internationalen Märkten kann die Krypto-Control GmbH neue</text:p>
            <text:p>Märkte erschließ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3">
            <text:p>29. Aufgabe</text:p>
            <text:p>Die Wirtschaftsordnung Deutschlands wird als soziale Marktwirtschaft bezeichnet.</text:p>
            <text:p>Welche der folgenden Aussagen trifft auf die soziale Marktwirtschaft zu?</text:p>
            <text:p>Tragen Sie die Ziffer vor der zutreffenden Aussage in das Kästchen ein.</text:p>
            <text:p>1. Der Staat greift aktiv in das Wirtschaftsgeschehen ein, um unsoziale Auswirkungen</text:p>
            <text:p>von Marktprozessen zu vermeiden.</text:p>
            <text:p>2. Die Produktionsmittel dürfen kein privates Eigentum sein.</text:p>
            <text:p>3. Die Gewinne dürfen von den Anbietern bis zur Gewinnschwelle frei kalkuliert werden.</text:p>
            <text:p>4. Es dürfen nur die Berufe ausgebildet werden, die auf dem Arbeitsmarkt nachgefragt</text:p>
            <text:p>werden.</text:p>
            <text:p>5. Die staatliche Wettbewerbspolitik soll den Wettbewerb einschränken und Monopole</text:p>
            <text:p>sowie Kartelle zur Stabilisierung der Märkte fördern</text:p>
          </table:table-cell>
          <table:table-cell office:value-type="string" table:style-name="ce3">
            <text:p>1. Der Staat greift aktiv in das Wirtschaftsgeschehen ein, um unsoziale Auswirkungen</text:p>
            <text:p>von Marktprozessen zu vermeiden.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ommer</text:p>
          </table:table-cell>
          <table:table-cell table:number-columns-repeated="16379"/>
        </table:table-row>
        <table:table-row table:number-rows-repeated="10480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 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Student</meta:initial-creator>
    <dc:creator>Student</dc:creator>
    <meta:creation-date>2015-06-05T18:19:34Z</meta:creation-date>
    <dc:date>2022-12-31T22:42:14Z</dc:date>
    <meta:editing-cycles>3</meta:editing-cycles>
    <meta:editing-duration>PT0S</meta:editing-duration>
    <meta:user-defined meta:name="AppVersion">16.0300</meta:user-defined>
  </office:meta>
</office:document-meta>
</file>